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13.44pt"/>
    </style:style>
    <style:style style:name="co2" style:family="table-column">
      <style:table-column-properties fo:break-before="auto" style:column-width="1028.49pt"/>
    </style:style>
    <style:style style:name="co3" style:family="table-column">
      <style:table-column-properties fo:break-before="auto" style:column-width="294.35pt"/>
    </style:style>
    <style:style style:name="co4" style:family="table-column">
      <style:table-column-properties fo:break-before="auto" style:column-width="415.45pt"/>
    </style:style>
    <style:style style:name="co5" style:family="table-column">
      <style:table-column-properties fo:break-before="auto" style:column-width="888.49pt"/>
    </style:style>
    <style:style style:name="co6" style:family="table-column">
      <style:table-column-properties fo:break-before="auto" style:column-width="331.03pt"/>
    </style:style>
    <style:style style:name="co7" style:family="table-column">
      <style:table-column-properties fo:break-before="auto" style:column-width="32.66pt"/>
    </style:style>
    <style:style style:name="co8" style:family="table-column">
      <style:table-column-properties fo:break-before="auto" style:column-width="432.54pt"/>
    </style:style>
    <style:style style:name="co9"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68.66pt" fo:break-before="auto" style:use-optimal-row-height="true"/>
    </style:style>
    <style:style style:name="ro3" style:family="table-row">
      <style:table-row-properties style:row-height="46.26pt" fo:break-before="auto" style:use-optimal-row-height="true"/>
    </style:style>
    <style:style style:name="ro4" style:family="table-row">
      <style:table-row-properties style:row-height="35.04pt" fo:break-before="auto" style:use-optimal-row-height="true"/>
    </style:style>
    <style:style style:name="ro5" style:family="table-row">
      <style:table-row-properties style:row-height="57.46pt" fo:break-before="auto" style:use-optimal-row-height="true"/>
    </style:style>
    <style:style style:name="ro6" style:family="table-row">
      <style:table-row-properties style:row-height="79.85pt" fo:break-before="auto" style:use-optimal-row-height="true"/>
    </style:style>
    <style:style style:name="ro7" style:family="table-row">
      <style:table-row-properties style:row-height="292.51pt" fo:break-before="auto" style:use-optimal-row-height="true"/>
    </style:style>
    <style:style style:name="ro8" style:family="table-row">
      <style:table-row-properties style:row-height="90.99pt" fo:break-before="auto" style:use-optimal-row-height="true"/>
    </style:style>
    <style:style style:name="ro9" style:family="table-row">
      <style:table-row-properties style:row-height="180.54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decision_ids_between_parenthesis" table:style-name="ta1">
        <table:table-column table:style-name="co1" table:default-cell-style-name="Default"/>
        <table:table-column table:style-name="co2" table:visibility="collapse" table:default-cell-style-name="Default"/>
        <table:table-column table:style-name="co3" table:visibility="collapse" table:default-cell-style-name="Default"/>
        <table:table-column table:style-name="co4" table:visibility="collapse"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acordaoId</text:p>
          </table:table-cell>
          <table:table-cell office:value-type="string" calcext:value-type="string">
            <text:p>publicacao</text:p>
          </table:table-cell>
          <table:table-cell office:value-type="string" calcext:value-type="string">
            <text:p>citacoes_revistas</text:p>
          </table:table-cell>
          <table:table-cell office:value-type="string" calcext:value-type="string">
            <text:p>partesTexto</text:p>
          </table:table-cell>
          <table:table-cell office:value-type="string" calcext:value-type="string">
            <text:p>observacao</text:p>
          </table:table-cell>
          <table:table-cell office:value-type="string" calcext:value-type="string">
            <text:p>citacoesObs</text:p>
          </table:table-cell>
          <table:table-cell office:value-type="string" calcext:value-type="string">
            <text:p>index</text:p>
          </table:table-cell>
          <table:table-cell office:value-type="string" calcext:value-type="string">
            <text:p>observacao_lab</text:p>
          </table:table-cell>
          <table:table-cell office:value-type="string" calcext:value-type="string">
            <text:p>hahaha</text:p>
          </table:table-cell>
        </table:table-row>
        <table:table-row table:style-name="ro2" table:visibility="filter">
          <table:table-cell office:value-type="string" calcext:value-type="string">
            <text:p>QO HC 81184</text:p>
          </table:table-cell>
          <table:table-cell office:value-type="string" calcext:value-type="string">
            <text:p>DJ 05-10-2001 PP-00041 <text:s/>EMENT VOL-02046-03 PP-00470</text:p>
          </table:table-cell>
          <table:table-cell office:value-type="string" calcext:value-type="string">
            <text:p>[]</text:p>
          </table:table-cell>
          <table:table-cell office:value-type="string" calcext:value-type="string">
            <text:p>PACTE. : OSMAR APARECIDO GOMES DA SILVA </text:p>
            <text:p>PACTE. : NELSON PERES GARCIA </text:p>
            <text:p>PACTE. : ADILSON NESSO </text:p>
            <text:p>IMPTES. : RAFAEL GOMES DOS SANTOS E OUTRO </text:p>
            <text:p>COATOR : RELATOR DO HABEAS CORPUS Nº 17454 DO SUPERIOR TRIBUNAL </text:p>
            <text:p> DE JUSTIÇA</text:p>
          </table:table-cell>
          <table:table-cell office:value-type="string" calcext:value-type="string">
            <text:p>- Acórdãos citados: HC 76347, HC 79238, HC 79748 (RTJ 174/233), HC 79775 (Informativo 178 do STF), HC 79776, HC 80288 (Informativo 196 do STF), HC 80550, HC 80726 AgR. - Veja HC 17454 (STJ) Número de páginas: (05). Análise:(FLO). Revisão:(RMO/JOY). Inclusão: 06/03/02, (MLR). Alteração: 03/03/06, (RMO). Alteração: 03/04/2018, PDR.</text:p>
          </table:table-cell>
          <table:table-cell office:value-type="string" calcext:value-type="string">
            <text:p>['HC 76347', 'HC 79238', 'HC 79748', 'HC 79775', 'HC 79776', 'HC 80288', 'HC 80550', 'AGR HC 80726', 'HC VEJA 17454']</text:p>
          </table:table-cell>
          <table:table-cell office:value-type="float" office:value="1718" calcext:value-type="float">
            <text:p>1718</text:p>
          </table:table-cell>
          <table:table-cell/>
          <table:table-cell table:formula="of:=MATCH(&quot;.*(SÚMULA|Informativo).*&quot;;[.E2];0)" office:value-type="float" office:value="1" calcext:value-type="float">
            <text:p>1</text:p>
          </table:table-cell>
        </table:table-row>
        <table:table-row table:style-name="ro2" table:visibility="filter">
          <table:table-cell office:value-type="string" calcext:value-type="string">
            <text:p>RE 298372</text:p>
          </table:table-cell>
          <table:table-cell office:value-type="string" calcext:value-type="string">
            <text:p>DJ 08-03-2002 PP-00069 <text:s/>EMENT VOL-02060-06 PP-01096</text:p>
          </table:table-cell>
          <table:table-cell office:value-type="string" calcext:value-type="string">
            <text:p>[]</text:p>
          </table:table-cell>
          <table:table-cell office:value-type="string" calcext:value-type="string">
            <text:p>RECTE. : TIPOGRAFIA CENTENÁRIO DE TIMBÓ LTDA </text:p>
            <text:p>ADVDOS. : EDSON LUIZ FAVERO E OUTRO </text:p>
            <text:p>RECDO. : FUNDO NACIONAL DE DESENVOLVIMENTO DA EDUCAÇÃO - FNDE </text:p>
            <text:p>ADVDO. : NILO CÉSAR BAHIA CARDOSO </text:p>
            <text:p>RECDO. : INSTITUTO NACIONAL DO SEGURO SOCIAL - INSS </text:p>
            <text:p>ADVDA. : NEUSA MOURÃO LEITE</text:p>
          </table:table-cell>
          <table:table-cell office:value-type="string" calcext:value-type="string">
            <text:p>Acórdãos citados: RE 83662 (RTJ-83/444), RE 214206 (RTJ 167/705), RE 290079 (Informativo 246 do STF) (RTJ 184/1126), MS 22278, MS 22302, HC 70389. Número de páginas: (8). Análise: (FLO). Revisão: (RCO/AAF). Inclusão: 10/09/02, (SVF). Alteração: 19/02/2009, NRT. Alteração: 24/04/2018, PDR.</text:p>
          </table:table-cell>
          <table:table-cell office:value-type="string" calcext:value-type="string">
            <text:p>['RE 83662', 'RE 214206', 'RE 290079', 'MS 22278', 'MS 22302', 'HC 70389']</text:p>
          </table:table-cell>
          <table:table-cell office:value-type="float" office:value="3062" calcext:value-type="float">
            <text:p>3062</text:p>
          </table:table-cell>
          <table:table-cell/>
          <table:table-cell table:formula="of:=MATCH(&quot;.*(SÚMULA|Informativo).*&quot;;[.E3];0)" office:value-type="float" office:value="1" calcext:value-type="float">
            <text:p>1</text:p>
          </table:table-cell>
        </table:table-row>
        <table:table-row table:style-name="ro3">
          <table:table-cell office:value-type="string" calcext:value-type="string">
            <text:p>AGR RE 263829</text:p>
          </table:table-cell>
          <table:table-cell office:value-type="string" calcext:value-type="string">
            <text:p>DJ 08-03-2002 PP-00062 <text:s/>EMENT VOL-02060-05 PP-00901</text:p>
          </table:table-cell>
          <table:table-cell office:value-type="string" calcext:value-type="string">
            <text:p>[]</text:p>
          </table:table-cell>
          <table:table-cell office:value-type="string" calcext:value-type="string">
            <text:p>AGTE. : INSTITUTO NACIONAL DO SEGURO SOCIAL - INSS </text:p>
            <text:p>ADVDOS. : MARCELO DE SIQUEIRA FREITAS E OUTROS </text:p>
            <text:p>AGDO. : IDALINO ZUCHINALLI </text:p>
            <text:p>ADVDO. : SÉRGIO MENDONÇA COSTA</text:p>
          </table:table-cell>
          <table:table-cell office:value-type="string" calcext:value-type="string">
            <text:p>Acórdãos citados: RE 121487 (RTJ 133/459), RE 123350 AgR, RE 260143 AgR; AC 97.04.32540 1/RS (TRF 4º REGIÃO). Número de páginas: (6). Análise:(CRP). Revisão:(RCO/AAF). Inclusão: 11/06/02, (SVF). Alteração: 17/03/05, (SVF). Alteração: 26/04/2018, PDR.</text:p>
          </table:table-cell>
          <table:table-cell office:value-type="string" calcext:value-type="string">
            <text:p>['RE 121487', 'AGR RE 123350', 'AGR RE 260143', 'AC 9704']</text:p>
          </table:table-cell>
          <table:table-cell office:value-type="float" office:value="3188" calcext:value-type="float">
            <text:p>3188</text:p>
          </table:table-cell>
          <table:table-cell/>
          <table:table-cell table:formula="of:=MATCH(&quot;.*(SÚMULA|Informativo).*&quot;;[.E4];0)" office:value-type="string" office:string-value="" calcext:value-type="error">
            <text:p>#N/A</text:p>
          </table:table-cell>
        </table:table-row>
        <table:table-row table:style-name="ro3">
          <table:table-cell office:value-type="string" calcext:value-type="string">
            <text:p>AGR AI 348716</text:p>
          </table:table-cell>
          <table:table-cell office:value-type="string" calcext:value-type="string">
            <text:p>DJ 12-04-2002 PP-00061 <text:s/>EMENT VOL-02064-08 PP-01510</text:p>
          </table:table-cell>
          <table:table-cell office:value-type="string" calcext:value-type="string">
            <text:p>[]</text:p>
          </table:table-cell>
          <table:table-cell office:value-type="string" calcext:value-type="string">
            <text:p>AGTE. : INSTITUTO NACIONAL DO SEGURO SOCIAL - INSS </text:p>
            <text:p>ADV. : ANDRÉ CAMARGO HORTA DE MACEDO </text:p>
            <text:p>AGDOS. : GILDA CAUDURO MICHELON E OUTROS </text:p>
            <text:p>ADVDOS. : DAISSON PORTANOVA E OUTROS</text:p>
          </table:table-cell>
          <table:table-cell office:value-type="string" calcext:value-type="string">
            <text:p>Acórdãos citados: RE 229392, RE 274338, RE 311826, Argüição de Inconstitucionalidade nº 97.04.32540 1/RS (TRF 4ª Região). Número de páginas: (08). Análise:(CRP). Revisão:(RCO/AAF). Inclusão: 15/05/02, (MLR). Alteração: 24/05/04, (JVC). Alteração: 03/05/2018, ALS.</text:p>
          </table:table-cell>
          <table:table-cell office:value-type="string" calcext:value-type="string">
            <text:p>['RE 229392', 'RE 274338', 'RE 311826', '4 0 7 9 º N E D A D I L A N O I C U T I T S N O C N I E D O Ã Ç I Ü G R A ']</text:p>
          </table:table-cell>
          <table:table-cell office:value-type="float" office:value="3574" calcext:value-type="float">
            <text:p>3574</text:p>
          </table:table-cell>
          <table:table-cell/>
          <table:table-cell table:formula="of:=MATCH(&quot;.*(SÚMULA|Informativo).*&quot;;[.E5];0)" office:value-type="string" office:string-value="" calcext:value-type="error">
            <text:p>#N/A</text:p>
          </table:table-cell>
        </table:table-row>
        <table:table-row table:style-name="ro3">
          <table:table-cell office:value-type="string" calcext:value-type="string">
            <text:p>AGR AI 348746</text:p>
          </table:table-cell>
          <table:table-cell office:value-type="string" calcext:value-type="string">
            <text:p>DJ 05-04-2002 PP-00045 <text:s/>EMENT VOL-02063-10 PP-01947</text:p>
          </table:table-cell>
          <table:table-cell office:value-type="string" calcext:value-type="string">
            <text:p>[]</text:p>
          </table:table-cell>
          <table:table-cell office:value-type="string" calcext:value-type="string">
            <text:p>AGTE. : HÉLIO REDECKER </text:p>
            <text:p>ADVDOS. : DÉCIO SCARAVAGLIONE E OUTROS </text:p>
            <text:p>AGDO. : INSTITUTO NACIONAL DO SEGURO SOCIAL - INSS </text:p>
            <text:p>ADV. : CARLOS DOS SANTOS DOYLE</text:p>
          </table:table-cell>
          <table:table-cell office:value-type="string" calcext:value-type="string">
            <text:p>- Acórdãos citados: AC 970432540-1 (TRF - 4ª Região). Número de páginas: (06). Análise: (CRP). Revisão: (RCO/AAF). Inclusão: 15/05/02, (MLR). Alteração: 17/05/02, (MLR). Alteração: 08/05/2018, GIB.</text:p>
          </table:table-cell>
          <table:table-cell office:value-type="string" calcext:value-type="string">
            <text:p>[]</text:p>
          </table:table-cell>
          <table:table-cell office:value-type="float" office:value="3495" calcext:value-type="float">
            <text:p>3495</text:p>
          </table:table-cell>
          <table:table-cell/>
          <table:table-cell table:formula="of:=MATCH(&quot;.*(SÚMULA|Informativo).*&quot;;[.E6];0)" office:value-type="string" office:string-value="" calcext:value-type="error">
            <text:p>#N/A</text:p>
          </table:table-cell>
        </table:table-row>
        <table:table-row table:style-name="ro4" table:visibility="filter">
          <table:table-cell office:value-type="string" calcext:value-type="string">
            <text:p>HC 81319</text:p>
          </table:table-cell>
          <table:table-cell office:value-type="string" calcext:value-type="string">
            <text:p>DJ   19-08-2005 PP-00005   EMENT VOL-02201-02 PP-00186</text:p>
            <text:p>        RJSP v. 53, n. 335, 2005, p. 136-137</text:p>
          </table:table-cell>
          <table:table-cell office:value-type="string" calcext:value-type="string">
            <text:p>['RJSP 335/136']</text:p>
          </table:table-cell>
          <table:table-cell office:value-type="string" calcext:value-type="string">
            <text:p>PACTE. : NILO LOTTICI JÚNIOR </text:p>
            <text:p>IMPTE. : NILO LOTTICI JÚNIOR </text:p>
            <text:p>COATOR : RELATOR DO RE Nº 299401</text:p>
          </table:table-cell>
          <table:table-cell office:value-type="string" calcext:value-type="string">
            <text:p>Acórdãos citados: Rp 803 (RTJ-84/724), ADI 1480 MC (RTJ-179/493), RHC 66627, HC 71038 (RTJ-174/145), HC 71286, HC 72131 (RTJ-186/980), HC 74490, HC 74798, HC 74875, HC 76561, HC 77527, HC 79870 (Informativo 189 do STF), HC 80710 (Informativo 233 do STF), RE 206086, RE 206482, RE 209365 (RTJ-176/421), RE 218061 (RTJ-174/648), RE 285754, RE 299401, RE 230624; RTJ-58/70, RTJ-60/636, RTJ-83/809, RTJ-113/1017, RTJ-127/577, RTJ-136/1221, RTJ-163/312, RTJ-164/213, RTJ-165/877, RTJ-168/863, RTJ-169/964, RTJ-174/335. - Legislação estrangeira citada: artigo 75, nº 22, da Constituição Argentina; - artigo 94 da Constituição da Holanda de 1982; - artigo 15, n. 4, da Constituição da Federação Russa de 1993; - artigos 137 e 141da Constituição do Paraguai de 1992; - artigo 55 da Constituição da França de 1958; - artigo 57 da Constituição do Peru de 1993; - artigo 182 da Constituição da Nicarágua de 1987; - artigo 241, nº 10, da Constituição da Colômbia de 1991; - artigo 149, parágrafo 1º, nº 4, da Constituição da Bulgária de 1991; - Veja Informativo 265 do STF. Número de páginas: (60). Análise:(MSA). Revisão:(RCO). Inclusão: 27/09/05, (MSA). Alteração: 19/12/05, (AAS).</text:p>
          </table:table-cell>
          <table:table-cell office:value-type="string" calcext:value-type="string">
            <text:p>['RP 803', 'MC ADI 1480', 'RHC 66627', 'HC 71038', 'HC 71286', 'HC 72131', 'HC 74490', 'HC 74798', 'HC 74875', 'HC 76561', 'HC 77527', 'HC 79870', 'HC 80710', 'RE 206086', 'RE 206482', 'RE 209365', 'RE 218061', 'RE 285754', 'RE 299401', 'RE 230624']</text:p>
          </table:table-cell>
          <table:table-cell office:value-type="float" office:value="4094" calcext:value-type="float">
            <text:p>4094</text:p>
          </table:table-cell>
          <table:table-cell/>
          <table:table-cell table:formula="of:=MATCH(&quot;.*(SÚMULA|Informativo).*&quot;;[.E7];0)" office:value-type="float" office:value="1" calcext:value-type="float">
            <text:p>1</text:p>
          </table:table-cell>
        </table:table-row>
        <table:table-row table:style-name="ro3">
          <table:table-cell office:value-type="string" calcext:value-type="string">
            <text:p>RE 354368</text:p>
          </table:table-cell>
          <table:table-cell office:value-type="string" calcext:value-type="string">
            <text:p>DJ 29-11-2002 PP-00019 <text:s/>EMENT VOL-02093-07 PP-01472</text:p>
          </table:table-cell>
          <table:table-cell office:value-type="string" calcext:value-type="string">
            <text:p>[]</text:p>
          </table:table-cell>
          <table:table-cell office:value-type="string" calcext:value-type="string">
            <text:p>RECTE. : ARSENIO EMILIO GERHARDT </text:p>
            <text:p>ADVDOS. : ALCESTE JOÃO THEOBALD E OUTROS </text:p>
            <text:p>RECDO. : INSTITUTO NACIONAL DO SEGURO SOCIAL - INSS </text:p>
            <text:p>ADV. : MILTON DRUMOND CARVALHO</text:p>
          </table:table-cell>
          <table:table-cell office:value-type="string" calcext:value-type="string">
            <text:p>Acórdãos citados: RE 204193, AC 0416645 RS (TRF-4º REGIÃO), AC 0452418/96 RS (TRF-4º REGIÃO), AC 0408011-1/95 (TRF-4º REGIÃO), AC 950446286-3 RS (TRF). Número de páginas: (15). Análise:(MML). Revisão:(COF/AAF). Inclusão: 08/07/03, (SVF). Alteração: 08/03/06, (SVF). Alteração: 13/08/2018, JLS.</text:p>
          </table:table-cell>
          <table:table-cell office:value-type="string" calcext:value-type="string">
            <text:p>['RE 204193', 'RS AC 0416645']</text:p>
          </table:table-cell>
          <table:table-cell office:value-type="float" office:value="6058" calcext:value-type="float">
            <text:p>6058</text:p>
          </table:table-cell>
          <table:table-cell/>
          <table:table-cell table:formula="of:=MATCH(&quot;.*(SÚMULA|Informativo).*&quot;;[.E8];0)" office:value-type="string" office:string-value="" calcext:value-type="error">
            <text:p>#N/A</text:p>
          </table:table-cell>
        </table:table-row>
        <table:table-row table:style-name="ro3" table:visibility="filter">
          <table:table-cell office:value-type="string" calcext:value-type="string">
            <text:p>MC AC 509</text:p>
          </table:table-cell>
          <table:table-cell office:value-type="string" calcext:value-type="string">
            <text:p>DJ 08-04-2005 PP-00006          EMENT VOL-02186-01 PP-00004</text:p>
            <text:p>             RTJ VOL-00194-02 PP-00407</text:p>
          </table:table-cell>
          <table:table-cell office:value-type="string" calcext:value-type="string">
            <text:p>['RTJ 194/407']</text:p>
          </table:table-cell>
          <table:table-cell office:value-type="string" calcext:value-type="string">
            <text:p>REQTE.(S) : JOÃO ALBERTO RODRIGUES CAPIBERIBE E OUTRO (A/S) </text:p>
            <text:p>ADVDO.(A/S) : PAULO COSTA LEITE E OUTRO (A/S) </text:p>
            <text:p>REQDO.(A/S) : PARTIDO DO MOVIMENTO DEMOCRÁTICO BRASILEIRO - PMDB </text:p>
            <text:p>ADVDO.(A/S) : JOÃO BATISTA DE ALMEIDA E OUTRO (A/S)</text:p>
          </table:table-cell>
          <table:table-cell office:value-type="string" calcext:value-type="string">
            <text:p>Acórdãos citados: AC 48 MC, AC 152 QO (Informativo 336 do STF), AC 260 MC, AC 265 MC, AC 299 MC (Informativo 353 do STF), ACO 714 MC, Pet 982 AgR, Pet 1834 (RTJ-172/436), Pet 1872 QO, Pet 1903 AgR, Pet 2222 QO (RTJ-190/216), Pet 2267 AgR (Informativo 223 do STF), Pet 2835 QO, Pet 2911 AgR, Pet 2934 MC, RE 129392 (RTJ-149/201), RE 148754 (RTJ-150/888); TSE: Agravo Regimental na Medida Cautelar-970, Agravo Regimental na Medida Cautelar-1341. Número de páginas: (82). Análise:(JOY). Inclusão: 04/05/05, (JOY). Alteração: 04/01/06, (SVF).</text:p>
          </table:table-cell>
          <table:table-cell office:value-type="string" calcext:value-type="string">
            <text:p>['MC AC 48', 'QO AC 152', 'MC AC 260', 'MC AC 265', 'MC AC 299', 'MC ACO 714', 'AGR PET 982', 'PET 1834', 'QO PET 1872', 'AGR PET 1903', 'QO PET 2222', 'AGR PET 2267', 'QO PET 2835', 'AGR PET 2911', 'MC PET 2934', 'RE 129392', 'RE 148754']</text:p>
          </table:table-cell>
          <table:table-cell office:value-type="float" office:value="71" calcext:value-type="float">
            <text:p>71</text:p>
          </table:table-cell>
          <table:table-cell office:value-type="string" calcext:value-type="string">
            <text:p>TSE: Agravo Regimental na Medida Cautelar-970, Agravo Regimental na Medida Cautelar-1341</text:p>
          </table:table-cell>
          <table:table-cell table:formula="of:=MATCH(&quot;.*(SÚMULA|Informativo).*&quot;;[.E9];0)" office:value-type="float" office:value="1" calcext:value-type="float">
            <text:p>1</text:p>
          </table:table-cell>
        </table:table-row>
        <table:table-row table:style-name="ro5" table:visibility="filter">
          <table:table-cell office:value-type="string" calcext:value-type="string">
            <text:p>HC 84484</text:p>
          </table:table-cell>
          <table:table-cell office:value-type="string" calcext:value-type="string">
            <text:p>DJ   07-10-2005 PP-00027          EMENT VOL-02208-02 PP-00251</text:p>
            <text:p>RTJ VOL-00196-01 PP-00240</text:p>
            <text:p>LEXSTF v. 27, n. 324, 2005, p. 391-402</text:p>
            <text:p>RDDP n. 33, 2005, p. 150-155</text:p>
            <text:p>RMP n. 28, 2008, p. 365-373</text:p>
          </table:table-cell>
          <table:table-cell office:value-type="string" calcext:value-type="string">
            <text:p>['LEXSTF 324/391', 'RDDP 33/150', 'RMP 28/365', 'RTJ 196/240']</text:p>
          </table:table-cell>
          <table:table-cell office:value-type="string" calcext:value-type="string">
            <text:p>PACTE.(S) : EDUARDO BAPTISTA MACEDO </text:p>
            <text:p>IMPTE.(S) : OSVALDO J. PACHECO </text:p>
            <text:p>COATOR(A/S)(ES) : SUPERIOR TRIBUNAL DE JUSTIÇA</text:p>
          </table:table-cell>
          <table:table-cell office:value-type="string" calcext:value-type="string">
            <text:p>- Acórdãos citados: RHC 55271 (RTJ-85/97), RHC 55379, RHC 58005 (RTJ-95/1073), HC 72131 (RTJ-186/980), RHC 80035 (RTJ-180/569), HC 81813 (Informativo 272 do STF), RE 86311 (RTJ-89/220), RE 88884 (RTJ-86/354), RE 228325. Número de páginas: (19). Análise:(PCD). Revisão:(JOY/RCO). Inclusão: 07/12/2005, (PCD). Alteração: 07/02/2006, (JOY).</text:p>
          </table:table-cell>
          <table:table-cell office:value-type="string" calcext:value-type="string">
            <text:p>['RHC 55271', 'RHC 55379', 'RHC 58005', 'HC 72131', 'RHC 80035', 'HC 81813', 'RE 86311', 'RE 88884', 'RE 228325']</text:p>
          </table:table-cell>
          <table:table-cell office:value-type="float" office:value="58" calcext:value-type="float">
            <text:p>58</text:p>
          </table:table-cell>
          <table:table-cell/>
          <table:table-cell table:formula="of:=MATCH(&quot;.*(SÚMULA|Informativo).*&quot;;[.E10];0)" office:value-type="float" office:value="1" calcext:value-type="float">
            <text:p>1</text:p>
          </table:table-cell>
        </table:table-row>
        <table:table-row table:style-name="ro3" table:visibility="filter">
          <table:table-cell office:value-type="string" calcext:value-type="string">
            <text:p>AGR RE 364127</text:p>
          </table:table-cell>
          <table:table-cell office:value-type="string" calcext:value-type="string">
            <text:p>DJ 16-05-2003 PP-00111 <text:s/>EMENT VOL-02110-04 PP-00769</text:p>
          </table:table-cell>
          <table:table-cell office:value-type="string" calcext:value-type="string">
            <text:p>[]</text:p>
          </table:table-cell>
          <table:table-cell office:value-type="string" calcext:value-type="string">
            <text:p>AGTE.(S) : COOPERATIVA AGRÍCOLA MISTA ACEGUÁ LTDA </text:p>
            <text:p>ADVDO.(A/S) : MARCELO ROMANO DEHNHARDT E OUTRO (A/S) </text:p>
            <text:p>AGDO.(A/S) : UNIÃO </text:p>
            <text:p>ADVDO.(A/S) : PFN - RICARDO PY GOMES DA SILVEIRA</text:p>
          </table:table-cell>
          <table:table-cell office:value-type="string" calcext:value-type="string">
            <text:p>Acórdão citado: ADI-2031 - Tribunal Pleno (Informativo 284 do STF) (RTJ-188/80). Número de páginas: (05). Análise: (ANA). Revisão: (VAS/RCO). Inclusão: 28/01/04, (SVF). Alteração: 21/05/04, (CMR). Alteração: 11/10/2018, PDR.</text:p>
          </table:table-cell>
          <table:table-cell office:value-type="string" calcext:value-type="string">
            <text:p>['PLENO TRIBUNAL ADI 2031']</text:p>
          </table:table-cell>
          <table:table-cell office:value-type="float" office:value="873" calcext:value-type="float">
            <text:p>873</text:p>
          </table:table-cell>
          <table:table-cell/>
          <table:table-cell table:formula="of:=MATCH(&quot;.*(SÚMULA|Informativo).*&quot;;[.E11];0)" office:value-type="float" office:value="1" calcext:value-type="float">
            <text:p>1</text:p>
          </table:table-cell>
        </table:table-row>
        <table:table-row table:style-name="ro4" table:visibility="filter">
          <table:table-cell office:value-type="string" calcext:value-type="string">
            <text:p>QO AC 70</text:p>
          </table:table-cell>
          <table:table-cell office:value-type="string" calcext:value-type="string">
            <text:p>DJ 12-03-2004 PP-00051 <text:s/>EMENT VOL-02143-01 PP-00001</text:p>
          </table:table-cell>
          <table:table-cell office:value-type="string" calcext:value-type="string">
            <text:p>[]</text:p>
          </table:table-cell>
          <table:table-cell office:value-type="string" calcext:value-type="string">
            <text:p>REQTE.(S) : IVO DA ROSA BÁLSAMO </text:p>
            <text:p>ADV.(A/S) : VICTOR HUGO MACHADO ANTONELLO E OUTROS (A/S) </text:p>
            <text:p>REQDO.(A/S) : RELATOR DA EXT Nº 880 DO SUPREMO TRIBUNAL FEDERAL</text:p>
          </table:table-cell>
          <table:table-cell office:value-type="string" calcext:value-type="string">
            <text:p>Veja Ext 880. Acórdãos citados: Ext 753 QO (RTJ 175/409), Ext 778 QO (RTJ 177/562), HC 81127 (Informativo 252 do STF). Veja Informativo 322 do STF. Número de páginas: (22). Análise:(PCD). Revisão: (JOY/RCO) Inclusão: 05/10/04, (SVF). Alteração: 14/06/07 (MLR), Alteração: 06/02/2019, LRC.</text:p>
          </table:table-cell>
          <table:table-cell office:value-type="string" calcext:value-type="string">
            <text:p>['QO EXT 753', 'QO EXT 778', 'HC 81127', 'STF DO INFORMATIVO VEJA 322']</text:p>
          </table:table-cell>
          <table:table-cell office:value-type="float" office:value="1692" calcext:value-type="float">
            <text:p>1692</text:p>
          </table:table-cell>
          <table:table-cell/>
          <table:table-cell table:formula="of:=MATCH(&quot;.*(SÚMULA|Informativo).*&quot;;[.E12];0)" office:value-type="float" office:value="1" calcext:value-type="float">
            <text:p>1</text:p>
          </table:table-cell>
        </table:table-row>
        <table:table-row table:style-name="ro4" table:visibility="filter">
          <table:table-cell office:value-type="string" calcext:value-type="string">
            <text:p>INQ 1958</text:p>
          </table:table-cell>
          <table:table-cell office:value-type="string" calcext:value-type="string">
            <text:p>DJ 18-02-2005 PP-00006          EMENT VOL-02180-01 PP-00068</text:p>
            <text:p>             RTJ VOL-00194-01 PP-00056</text:p>
          </table:table-cell>
          <table:table-cell office:value-type="string" calcext:value-type="string">
            <text:p>['RTJ 194/56']</text:p>
          </table:table-cell>
          <table:table-cell office:value-type="string" calcext:value-type="string">
            <text:p>AUTOR(A/S)(ES) : MINISTÉRIO PÚBLICO FEDERAL </text:p>
            <text:p>INDIC.(A/S) : JOÃO CORREIA LIMA SOBRINHO </text:p>
            <text:p>ADV.(A/S) : MÚCIO HOMERO ROCHA PIRES DE OLIVEIRA</text:p>
          </table:table-cell>
          <table:table-cell office:value-type="string" calcext:value-type="string">
            <text:p>Votação: Por maioria, vencido o Min. Carlos Velloso. Resultado: Rejeitada a denúncia. Acórdãos citados: AP-292 (RTJ-138/489), Inq-390 (RTJ-138/419), Inq-390-QO (RTJ-129/970), Inq-396-QO (RTJ-131/1039), Inq-617 (Informativo 275 do STF), Inq-803 (RTJ-156/772), Inq-1710 (RTJ-181/882), HC-3535. - Veja Informativo 327 do STF. Número de páginas: (49). Análise:(JOY). Inclusão: 01/04/2005, (JOY).</text:p>
          </table:table-cell>
          <table:table-cell office:value-type="string" calcext:value-type="string">
            <text:p>['AP 292', 'INQ 390', 'QO INQ 390', 'QO INQ 396', 'INQ 617', 'INQ 803', 'INQ 1710', 'HC 3535', 'STF DO INFORMATIVO VEJA 327']</text:p>
          </table:table-cell>
          <table:table-cell office:value-type="float" office:value="2032" calcext:value-type="float">
            <text:p>2032</text:p>
          </table:table-cell>
          <table:table-cell/>
          <table:table-cell table:formula="of:=MATCH(&quot;.*(SÚMULA|Informativo).*&quot;;[.E13];0)" office:value-type="float" office:value="1" calcext:value-type="float">
            <text:p>1</text:p>
          </table:table-cell>
        </table:table-row>
        <table:table-row table:style-name="ro3" table:visibility="filter">
          <table:table-cell office:value-type="string" calcext:value-type="string">
            <text:p>QO MS 24691</text:p>
          </table:table-cell>
          <table:table-cell office:value-type="string" calcext:value-type="string">
            <text:p>DJ   24-06-2005 PP-00005      EMENT VOL-02197-01 PP-00122</text:p>
            <text:p>               LEXSTF v. 27, n. 320, 2005, p. 177-184</text:p>
            <text:p>               RTJ VOL-00194-02 PP-00585</text:p>
          </table:table-cell>
          <table:table-cell office:value-type="string" calcext:value-type="string">
            <text:p>['LEXSTF 320/177', 'RTJ 194/585']</text:p>
          </table:table-cell>
          <table:table-cell office:value-type="string" calcext:value-type="string">
            <text:p>IMPTE.(S) : ARNALDO CARDOSO DOS SANTOS </text:p>
            <text:p>ADV.(A/S) : JORGE DE SOUZA CARVALHO </text:p>
            <text:p>IMPDO.(A/S) : TURMA RECURSAL DOS JUIZADOS ESPECIAIS CÍVEIS </text:p>
            <text:p> E CRIMINAIS DE CATAGUASES</text:p>
          </table:table-cell>
          <table:table-cell office:value-type="string" calcext:value-type="string">
            <text:p>Acórdão citado: HC 83228 (Informativo 327 do STF). - Veja Informativo 332 do STF. Número de páginas: (14). Análise:(MSA). Revisão:(RCO). Inclusão: 27/07/05, (MSA). Alteração: 07/10/05, (MSA).</text:p>
          </table:table-cell>
          <table:table-cell office:value-type="string" calcext:value-type="string">
            <text:p>['HC 83228', 'STF DO INFORMATIVO VEJA 332']</text:p>
          </table:table-cell>
          <table:table-cell office:value-type="float" office:value="2303" calcext:value-type="float">
            <text:p>2303</text:p>
          </table:table-cell>
          <table:table-cell/>
          <table:table-cell table:formula="of:=MATCH(&quot;.*(SÚMULA|Informativo).*&quot;;[.E14];0)" office:value-type="float" office:value="1" calcext:value-type="float">
            <text:p>1</text:p>
          </table:table-cell>
        </table:table-row>
        <table:table-row table:style-name="ro3" table:visibility="filter">
          <table:table-cell office:value-type="string" calcext:value-type="string">
            <text:p>QO AC 116</text:p>
          </table:table-cell>
          <table:table-cell office:value-type="string" calcext:value-type="string">
            <text:p>DJ 06-02-2004 PP-00034  EMENT VOL-02138-01 PP-00016</text:p>
            <text:p>RTJ   VOL-00189-03 PP-00874</text:p>
            <text:p>RJTJRS v. 41, n. 250/251, 2006, p. 31-33</text:p>
          </table:table-cell>
          <table:table-cell office:value-type="string" calcext:value-type="string">
            <text:p>['RJTJRS 250/31', 'RTJ 189/874']</text:p>
          </table:table-cell>
          <table:table-cell office:value-type="string" calcext:value-type="string">
            <text:p>REQTE.(S) : JOSÉ MOREIRA BENTO </text:p>
            <text:p>ADV.(A/S) : ANTONIO CARLOS LAFOURCADE ESTRELLA </text:p>
            <text:p>REQDO.(A/S) : ESTADO DO RIO GRANDE DO SUL </text:p>
            <text:p>ADV.(A/S) : PGE-RS - YASSODARA CAMOZZATO</text:p>
          </table:table-cell>
          <table:table-cell office:value-type="string" calcext:value-type="string">
            <text:p>Acórdãos citados: AC 104, Pet 2890 (Informativo 301 do STF), Pet 2903 QO (RTJ 185/213), RE 321958, RE 375686. Número de páginas: (06). Análise:(JOY). Revisão:(RCO). Inclusão: 14/06/04, (JVC). Alteração: 14/09/05, (JOY). Alteração: 09/04/2019, HAC.</text:p>
          </table:table-cell>
          <table:table-cell office:value-type="string" calcext:value-type="string">
            <text:p>['AC 104', 'PET 2890', 'QO PET 2903', 'RE 321958', 'RE 375686']</text:p>
          </table:table-cell>
          <table:table-cell office:value-type="float" office:value="2256" calcext:value-type="float">
            <text:p>2256</text:p>
          </table:table-cell>
          <table:table-cell/>
          <table:table-cell table:formula="of:=MATCH(&quot;.*(SÚMULA|Informativo).*&quot;;[.E15];0)" office:value-type="float" office:value="1" calcext:value-type="float">
            <text:p>1</text:p>
          </table:table-cell>
        </table:table-row>
        <table:table-row table:style-name="ro3" table:visibility="filter">
          <table:table-cell office:value-type="string" calcext:value-type="string">
            <text:p>MS 24744</text:p>
          </table:table-cell>
          <table:table-cell office:value-type="string" calcext:value-type="string">
            <text:p>DJ 26-11-2004 PP-00006</text:p>
            <text:p>EMENT VOL-02174-02 PP-00253</text:p>
            <text:p>RTJ VOL-00192-03 PP-00925</text:p>
            <text:p>LEXSTF v. 27, n. 313, 2005, p. 208-230</text:p>
          </table:table-cell>
          <table:table-cell office:value-type="string" calcext:value-type="string">
            <text:p>['LEXSTF 313/208', 'RTJ 192/925']</text:p>
          </table:table-cell>
          <table:table-cell office:value-type="string" calcext:value-type="string">
            <text:p>IMPTE.(S) : LUIZ GONZAGA PERDIGÃO </text:p>
            <text:p>ADV.(A/S) : MÁRCIO SANNA PINTO </text:p>
            <text:p>IMPDO.(A/S) : TRIBUNAL DE CONTAS DA UNIÃO</text:p>
          </table:table-cell>
          <table:table-cell office:value-type="string" calcext:value-type="string">
            <text:p>Votação e resultado: Por maioria, o Tribunal indeferiu a segurança, cassada a liminar concedida, vencidos os Mins. Marco Aurélio, Celso de Mello e Sepúlveda Pertence. Acórdãos citados: MS 22933 (RTJ-167/919), MS 22947 (RTJ-181/591), MS 23577 (RTJ-183/638), MS 24543 (Informativo 317 do STF). - Veja Informativo 348 do STF. Número de páginas: (40). Análise:(JOY). Inclusão: 07/03/2005, (JOY). Alteração: 06/02/06, (MLR).</text:p>
          </table:table-cell>
          <table:table-cell office:value-type="string" calcext:value-type="string">
            <text:p>['MS 22933', 'MS 22947', 'MS 23577', 'MS 24543', 'STF DO INFORMATIVO VEJA 348']</text:p>
          </table:table-cell>
          <table:table-cell office:value-type="float" office:value="3709" calcext:value-type="float">
            <text:p>3709</text:p>
          </table:table-cell>
          <table:table-cell/>
          <table:table-cell table:formula="of:=MATCH(&quot;.*(SÚMULA|Informativo).*&quot;;[.E16];0)" office:value-type="float" office:value="1" calcext:value-type="float">
            <text:p>1</text:p>
          </table:table-cell>
        </table:table-row>
        <table:table-row table:style-name="ro6" table:visibility="filter">
          <table:table-cell office:value-type="string" calcext:value-type="string">
            <text:p>AGR RE 365989</text:p>
          </table:table-cell>
          <table:table-cell office:value-type="string" calcext:value-type="string">
            <text:p>DJ 10-02-2006 PP-00015 <text:s/>EMENT VOL-02220-02 PP-00345</text:p>
          </table:table-cell>
          <table:table-cell office:value-type="string" calcext:value-type="string">
            <text:p>[]</text:p>
          </table:table-cell>
          <table:table-cell office:value-type="string" calcext:value-type="string">
            <text:p>AGTE.(S) : BANCO DO NORDESTE DO BRASIL S/A - BNB </text:p>
            <text:p>ADV.(A/S) : ULYSSES MOREIRA FORMIGA </text:p>
            <text:p>ADV.(A/S) : JULIANA LAIS CARDOSO DE OLIVEIRA </text:p>
            <text:p>AGDO.(A/S) : INSTITUTO BRASILEIRO DE DEFESA DO CONSUMIDOR </text:p>
            <text:p> - IDEC </text:p>
            <text:p>ADV.(A/S) : DEOCLÉCIO DIAS BORGES </text:p>
            <text:p>ADV.(A/S) : DULCE SOARES PONTES LIMA</text:p>
          </table:table-cell>
          <table:table-cell office:value-type="string" calcext:value-type="string">
            <text:p>- Acórdãos citados: ADI 2591(Informativo 417 do STF), AI 149518 AgR, AI 149534 AgR, AI 152866 AgR, AI 155696 AgR, AI 156829 AgR, RE 168517, RE 169074 AgR, RE 199400 AgR, RE 221215, AI 238454 AgR, AI 257310 AgR; RTJ-98/754, RTJ-116/451, RTJ-125/1368, RTJ-126/864, RTJ-131/1391, RTJ-133/485, RTJ-144/300, RTJ-146/320, RTJ-151/261, RTJ-153/684, RTJ-153/989, RTJ-155/609, RTJ-159/977, RTJ-173/689. - Decisão monocrática citada: AI 256572. Número de páginas: (13). Análise:13/03/06, (RMO). Revisão: (JOY/RCO).</text:p>
          </table:table-cell>
          <table:table-cell office:value-type="string" calcext:value-type="string">
            <text:p>['ADI 2591', 'AGR AI 149518', 'AGR AI 149534', 'AGR AI 152866', 'AGR AI 155696', 'AGR AI 156829', 'RE 168517', 'AGR RE 169074', 'AGR RE 199400', 'RE 221215', 'AGR AI 238454', 'AGR AI 257310']</text:p>
          </table:table-cell>
          <table:table-cell office:value-type="float" office:value="3873" calcext:value-type="float">
            <text:p>3873</text:p>
          </table:table-cell>
          <table:table-cell/>
          <table:table-cell table:formula="of:=MATCH(&quot;.*(SÚMULA|Informativo).*&quot;;[.E17];0)" office:value-type="float" office:value="1" calcext:value-type="float">
            <text:p>1</text:p>
          </table:table-cell>
        </table:table-row>
        <table:table-row table:style-name="ro5" table:visibility="filter">
          <table:table-cell office:value-type="string" calcext:value-type="string">
            <text:p>ADI 3068</text:p>
          </table:table-cell>
          <table:table-cell office:value-type="string" calcext:value-type="string">
            <text:p>DJ 23-09-2005 PP-00006  EMENT VOL-02206-1 PP-00132</text:p>
            <text:p>REPUBLICAÇÃO: DJ 24-02-2006 PP-00007</text:p>
          </table:table-cell>
          <table:table-cell office:value-type="string" calcext:value-type="string">
            <text:p>[]</text:p>
          </table:table-cell>
          <table:table-cell office:value-type="string" calcext:value-type="string">
            <text:p>REQTE.(S) : PARTIDO DA FRENTE LIBERAL - PFL </text:p>
            <text:p>ADV.(A/S) : ADMAR GONZAGA </text:p>
            <text:p>REQDO.(A/S) : PRESIDENTE DA REPÚBLICA </text:p>
            <text:p>ADV.(A/S) : ADVOGADO-GERAL DA UNIÃO </text:p>
            <text:p>REQDO.(A/S) : CONGRESSO NACIONAL</text:p>
          </table:table-cell>
          <table:table-cell office:value-type="string" calcext:value-type="string">
            <text:p>Acórdãos citados: ADI 890 MC (RTJ-154/447), ADI 1219 (Informativo 351 do STF), ADI 1500 (RTJ-184/49), ADI 2125 MC (RTJ-175/879), ADI 2229 MC (RTJ-176/660), ADI 2388. - Veja Informativo 358 do STF. Número de páginas: (55). Análise:(JBM). Inclusão: 21/10/05, (JBM). Alteração: 03/01/06, (MLR).</text:p>
          </table:table-cell>
          <table:table-cell office:value-type="string" calcext:value-type="string">
            <text:p>['MC ADI 890', 'ADI 1219', 'ADI 1500', 'MC ADI 2125', 'MC ADI 2229', 'ADI 2388', 'STF DO INFORMATIVO VEJA 358']</text:p>
          </table:table-cell>
          <table:table-cell office:value-type="float" office:value="4514" calcext:value-type="float">
            <text:p>4514</text:p>
          </table:table-cell>
          <table:table-cell/>
          <table:table-cell table:formula="of:=MATCH(&quot;.*(SÚMULA|Informativo).*&quot;;[.E18];0)" office:value-type="float" office:value="1" calcext:value-type="float">
            <text:p>1</text:p>
          </table:table-cell>
        </table:table-row>
        <table:table-row table:style-name="ro3" table:visibility="filter">
          <table:table-cell office:value-type="string" calcext:value-type="string">
            <text:p>AGR AI 466032</text:p>
          </table:table-cell>
          <table:table-cell office:value-type="string" calcext:value-type="string">
            <text:p>DJ 18-03-2005 PP-00047          EMENT VOL-02184-06 PP-01253</text:p>
            <text:p>             RTJ VOL-00195-02 PP-00720</text:p>
          </table:table-cell>
          <table:table-cell office:value-type="string" calcext:value-type="string">
            <text:p>['RTJ 195/720']</text:p>
          </table:table-cell>
          <table:table-cell office:value-type="string" calcext:value-type="string">
            <text:p>AGTE.(S) : SEBASTIÃO BATISTA DE ARAÚJO </text:p>
            <text:p>ADV.(A/S) : JOSÉ TÔRRES DAS NEVES E OUTRO (A/S) </text:p>
            <text:p>AGDO.(A/S) : BANCO DO ESTADO DE GOIÁS S/A - BEG </text:p>
            <text:p>ADV.(A/S) : VICTOR RUSSOMANO JÚNIOR E OUTRO (A/S)</text:p>
          </table:table-cell>
          <table:table-cell office:value-type="string" calcext:value-type="string">
            <text:p>Acórdãos citados: RE-145195 (RTJ-172/953), RE-179984-ED-EDv, AI-250784-AgR, RE-254948, AI-259014-AgR (Informativo 193 do STF); STJ: REsp-254048. Veja: Informativos 331, 357 e 363 do STF. Número de páginas: (31). Análise:(JOY). Inclusão: 18/04/2005, (JOY).</text:p>
          </table:table-cell>
          <table:table-cell office:value-type="string" calcext:value-type="string">
            <text:p>['RE 145195', 'EDV ED RE 179984', 'AGR AI 250784', 'RE 254948', 'AGR AI 259014']</text:p>
          </table:table-cell>
          <table:table-cell office:value-type="float" office:value="4490" calcext:value-type="float">
            <text:p>4490</text:p>
          </table:table-cell>
          <table:table-cell office:value-type="string" calcext:value-type="string">
            <text:p>STJ: REsp-254048</text:p>
          </table:table-cell>
          <table:table-cell table:formula="of:=MATCH(&quot;.*(SÚMULA|Informativo).*&quot;;[.E19];0)" office:value-type="float" office:value="1" calcext:value-type="float">
            <text:p>1</text:p>
          </table:table-cell>
        </table:table-row>
        <table:table-row table:style-name="ro3" table:visibility="filter">
          <table:table-cell office:value-type="string" calcext:value-type="string">
            <text:p>MC ADI 3262</text:p>
          </table:table-cell>
          <table:table-cell office:value-type="string" calcext:value-type="string">
            <text:p>DJ 04-03-2005 PP-00010          EMENT VOL-03182-02 PP-00228</text:p>
            <text:p>             RTJ VOL-00193-03 PP-00902</text:p>
          </table:table-cell>
          <table:table-cell office:value-type="string" calcext:value-type="string">
            <text:p>['RTJ 193/902']</text:p>
          </table:table-cell>
          <table:table-cell office:value-type="string" calcext:value-type="string">
            <text:p>REQTE.(S) : PROCURADOR-GERAL DA REPÚBLICA </text:p>
            <text:p>REQDO.(A/S) : GOVERNADOR DO ESTADO DE MATO GROSSO </text:p>
            <text:p>REQDO.(A/S) : ASSEMBLÉIA LEGISLATIVA DO ESTADO DE MATO </text:p>
            <text:p> GROSSO</text:p>
          </table:table-cell>
          <table:table-cell office:value-type="string" calcext:value-type="string">
            <text:p>Votação: Por maioria, vencido o Min. Marco Aurélio. Resultado: Referendada a liminar concedida. Acórdãos citados: ADI-1061-MC (RTJ-159/410), ADI-2728 (Informativo 310 do STF). - Veja Informativo 359 do STF. Número de páginas: (19). Análise:(JOY). Inclusão: 11/04/05, (JOY).</text:p>
          </table:table-cell>
          <table:table-cell office:value-type="string" calcext:value-type="string">
            <text:p>['MC ADI 1061', 'ADI 2728', 'STF DO INFORMATIVO VEJA 359']</text:p>
          </table:table-cell>
          <table:table-cell office:value-type="float" office:value="4632" calcext:value-type="float">
            <text:p>4632</text:p>
          </table:table-cell>
          <table:table-cell/>
          <table:table-cell table:formula="of:=MATCH(&quot;.*(SÚMULA|Informativo).*&quot;;[.E20];0)" office:value-type="float" office:value="1" calcext:value-type="float">
            <text:p>1</text:p>
          </table:table-cell>
        </table:table-row>
        <table:table-row table:style-name="ro3" table:visibility="filter">
          <table:table-cell office:value-type="string" calcext:value-type="string">
            <text:p>ADI 2670</text:p>
          </table:table-cell>
          <table:table-cell office:value-type="string" calcext:value-type="string">
            <text:p>DJ 04-02-2005 PP-00007</text:p>
            <text:p>EMENT VOL-02178-01 PP-00084</text:p>
            <text:p>LEXSTF v. 27, n. 315, 2005, p. 20-32</text:p>
          </table:table-cell>
          <table:table-cell office:value-type="string" calcext:value-type="string">
            <text:p>['LEXSTF 315/20']</text:p>
          </table:table-cell>
          <table:table-cell office:value-type="string" calcext:value-type="string">
            <text:p>REQTE. : PARTIDO POPULAR SOCIALISTA - PPS </text:p>
            <text:p>ADVDOS. : GASTÃO DE BEM E OUTROS </text:p>
            <text:p>REQDO. : GOVERNADOR DO ESTADO DO TOCANTINS </text:p>
            <text:p>REQDA. : ASSEMBLÉIA LEGISLATIVA DO ESTADO DO TOCANTINS</text:p>
          </table:table-cell>
          <table:table-cell office:value-type="string" calcext:value-type="string">
            <text:p>Votação: Unânime. Resultado: Prejudicada. Acórdãos citados: ADI 2062, ADI 2133 (RTJ-178/194), ADI 2197 (Informativo 339 do STF). Número de páginas: (19). Análise:(JOY). Inclusão: 30/03/05, (JOY).</text:p>
          </table:table-cell>
          <table:table-cell office:value-type="string" calcext:value-type="string">
            <text:p>['ADI 2062', 'ADI 2133', 'ADI 2197']</text:p>
          </table:table-cell>
          <table:table-cell office:value-type="float" office:value="5121" calcext:value-type="float">
            <text:p>5121</text:p>
          </table:table-cell>
          <table:table-cell/>
          <table:table-cell table:formula="of:=MATCH(&quot;.*(SÚMULA|Informativo).*&quot;;[.E21];0)" office:value-type="float" office:value="1" calcext:value-type="float">
            <text:p>1</text:p>
          </table:table-cell>
        </table:table-row>
        <table:table-row table:style-name="ro5" table:visibility="filter">
          <table:table-cell office:value-type="string" calcext:value-type="string">
            <text:p>QO ADI 3331</text:p>
          </table:table-cell>
          <table:table-cell office:value-type="string" calcext:value-type="string">
            <text:p>DJ 18-02-2005 PP-00005 <text:s text:c="9"/>EMENT VOL-02180-04 PP-00775</text:p>
          </table:table-cell>
          <table:table-cell office:value-type="string" calcext:value-type="string">
            <text:p>[]</text:p>
          </table:table-cell>
          <table:table-cell office:value-type="string" calcext:value-type="string">
            <text:p>REQTE.(S) : ASSOCIAÇÃO DOS NOTÁRIOS E REGISTRADORES DO </text:p>
            <text:p> BRASIL - ANOREG-BR </text:p>
            <text:p>ADV.(A/S) : FREDERICO HENRIQUE VIEGAS DE LIMA </text:p>
            <text:p>REQDO.(A/S) : TRIBUNAL DE JUSTIÇA DO DISTRITO FEDERAL E DOS </text:p>
            <text:p> TERRITÓRIOS</text:p>
          </table:table-cell>
          <table:table-cell office:value-type="string" calcext:value-type="string">
            <text:p>-Acórdão citado: ADI-3319-QO (Informativo 366 do STF). -Veja Informativo 367 do STF. Número de páginas: (7). Análise:(AAC). Revisão:(JBM). Inclusão: 22/03/05, (AAC).</text:p>
          </table:table-cell>
          <table:table-cell office:value-type="string" calcext:value-type="string">
            <text:p>['QO ADI 3319', 'STF DO INFORMATIVO VEJA 367']</text:p>
          </table:table-cell>
          <table:table-cell office:value-type="float" office:value="5340" calcext:value-type="float">
            <text:p>5340</text:p>
          </table:table-cell>
          <table:table-cell/>
          <table:table-cell table:formula="of:=MATCH(&quot;.*(SÚMULA|Informativo).*&quot;;[.E22];0)" office:value-type="float" office:value="1" calcext:value-type="float">
            <text:p>1</text:p>
          </table:table-cell>
        </table:table-row>
        <table:table-row table:style-name="ro5" table:visibility="filter">
          <table:table-cell office:value-type="string" calcext:value-type="string">
            <text:p>ADI 2851</text:p>
          </table:table-cell>
          <table:table-cell office:value-type="string" calcext:value-type="string">
            <text:p>DJ 03-12-2004 PP-00012          EMENT VOL-02175-01 PP-00187</text:p>
            <text:p>             RIP v. 6, n. 29, 2005, p. 243-248</text:p>
            <text:p>             RDA n. 239, 2005, p. 463-467</text:p>
            <text:p>             RF v. 101, n. 378, 2005, p. 255-259</text:p>
            <text:p>             RTJ VOL-00193-01 PP-00106</text:p>
          </table:table-cell>
          <table:table-cell office:value-type="string" calcext:value-type="string">
            <text:p>['RDA 239/463', 'RF 378/255', 'RIP 29/243', 'RTJ 193/106']</text:p>
          </table:table-cell>
          <table:table-cell office:value-type="string" calcext:value-type="string">
            <text:p>REQTE.(S) : GOVERNADOR DO ESTADO DE RONDÔNIA </text:p>
            <text:p>ADV.(A/S) : PGE-RO - RENATO CONDELI </text:p>
            <text:p>REQDO.(A/S) : ASSEMBLÉIA LEGISLATIVA DO ESTADO DE RONDÔNIA</text:p>
          </table:table-cell>
          <table:table-cell office:value-type="string" calcext:value-type="string">
            <text:p>Acórdãos citados: ADI 584 MC (RTJ-141/60), Rcl 1979 (Informativo 268 do STF), RE 132031 (RTJ-159/943). - Veja Informativo 367 do STF. Número de páginas: (16). Análise:(JOY). Inclusão: 10/03/2005, (JOY). Alteração: 29/08/05, (AAS).</text:p>
          </table:table-cell>
          <table:table-cell office:value-type="string" calcext:value-type="string">
            <text:p>['MC ADI 584', 'RCL 1979', 'RE 132031', 'STF DO INFORMATIVO VEJA 367']</text:p>
          </table:table-cell>
          <table:table-cell office:value-type="float" office:value="5329" calcext:value-type="float">
            <text:p>5329</text:p>
          </table:table-cell>
          <table:table-cell/>
          <table:table-cell table:formula="of:=MATCH(&quot;.*(SÚMULA|Informativo).*&quot;;[.E23];0)" office:value-type="float" office:value="1" calcext:value-type="float">
            <text:p>1</text:p>
          </table:table-cell>
        </table:table-row>
        <table:table-row table:style-name="ro2" table:visibility="filter">
          <table:table-cell office:value-type="string" calcext:value-type="string">
            <text:p>AGR RE 396859</text:p>
          </table:table-cell>
          <table:table-cell office:value-type="string" calcext:value-type="string">
            <text:p>DJ 10-12-2004 PP-00036          EMENT VOL-02176-03 PP-00541</text:p>
            <text:p>       RDDT n. 114, 2005, p. 159-162</text:p>
          </table:table-cell>
          <table:table-cell office:value-type="string" calcext:value-type="string">
            <text:p>['RDDT 114/159']</text:p>
          </table:table-cell>
          <table:table-cell office:value-type="string" calcext:value-type="string">
            <text:p>AGTE.(S) : ESTADO DO RIO DE JANEIRO </text:p>
            <text:p>ADVDO.(A/S) : PGE-RJ - EMERSON BARBOSA MACIEL </text:p>
            <text:p>AGDO.(A/S) : GRAMAME INDUSTRIAL E AGRÍCOLA S/A - GIASA </text:p>
            <text:p> E OUTRO (A/S) </text:p>
            <text:p>ADVDO.(A/S) : LUIZ FELIPE CAVALCANTE SARMENTO DE AZEVEDO </text:p>
            <text:p> E OUTRO (A/S)</text:p>
          </table:table-cell>
          <table:table-cell office:value-type="string" calcext:value-type="string">
            <text:p>Acórdão citado: RE-299079 (Informativo 354 do STF). Número de páginas: (08). Análise:(RCO). Inclusão: 01/04/05, (SVF). Alteração: 25/08/05, (AAS).</text:p>
          </table:table-cell>
          <table:table-cell office:value-type="string" calcext:value-type="string">
            <text:p>['RE 299079']</text:p>
          </table:table-cell>
          <table:table-cell office:value-type="float" office:value="5304" calcext:value-type="float">
            <text:p>5304</text:p>
          </table:table-cell>
          <table:table-cell/>
          <table:table-cell table:formula="of:=MATCH(&quot;.*(SÚMULA|Informativo).*&quot;;[.E24];0)" office:value-type="float" office:value="1" calcext:value-type="float">
            <text:p>1</text:p>
          </table:table-cell>
        </table:table-row>
        <table:table-row table:style-name="ro7" table:visibility="filter">
          <table:table-cell office:value-type="string" calcext:value-type="string">
            <text:p>AGR RCL 2810</text:p>
          </table:table-cell>
          <table:table-cell office:value-type="string" calcext:value-type="string">
            <text:p>DJ 18-03-2005 PP-00047</text:p>
            <text:p>EMENT VOL-02184-01 PP-00071</text:p>
          </table:table-cell>
          <table:table-cell office:value-type="string" calcext:value-type="string">
            <text:p>[]</text:p>
          </table:table-cell>
          <table:table-cell office:value-type="string" calcext:value-type="string">
            <text:p>AGTE.(S) : MUNICÍPIO DE DIVINÓPOLIS </text:p>
            <text:p>ADV.(A/S) : JOSÉ RÚBENS COSTA </text:p>
            <text:p>AGDO.(A/S) : JUIZ DE DIREITO DA VARA DA FAZENDA PÚBLICA E </text:p>
            <text:p> AUTARQUIAS DA COMARCA DE DIVINÓPOLIS </text:p>
            <text:p>AGDO.(A/S) : MINISTÉRIO PÚBLICO DO ESTADO DE MINAS GERAIS </text:p>
            <text:p>INTDO.(A/S) : BRAULINO F. OLIVEIRA LTDA </text:p>
            <text:p>INTDO.(A/S) : ADERI FRANCISCO DE OLIVEIRA </text:p>
            <text:p>INTDO.(A/S) : ARAILTON FRANCISCO DE OLIVEIRA </text:p>
            <text:p>INTDO.(A/S) : VIAÇÃO SAMARITANA </text:p>
            <text:p>INTDO.(A/S) : OSVALDO MARCELINO DALDEGAN </text:p>
            <text:p>INTDO.(A/S) : JOÃO MARCELINO DALDEGAN </text:p>
            <text:p>INTDO.(A/S) : VIAÇÃO SÃO CRISTÓVÃO </text:p>
            <text:p>INTDO.(A/S) : JOSÉ DE FÁTIMA SILVA </text:p>
            <text:p>INTDO.(A/S) : MÁRCIO DALDEGAN </text:p>
            <text:p>INTDO.(A/S) : EXDIL EXPRESSO DIVINOPOLITANO LTDA. </text:p>
            <text:p>INTDO.(A/S) : ASCÂNIO GONTIJO JÚNIOR </text:p>
            <text:p>INTDO.(A/S) : KÊNIA GONTIJO </text:p>
            <text:p>INTDO.(A/S) : TRANCID - TRANSPORTE COLETIVO CIDADE DE </text:p>
            <text:p> DIVINÓPOLIS LTDA. </text:p>
            <text:p>INTDO.(A/S) : ROBERTO JOSÉ CARVALHO </text:p>
            <text:p>INTDO.(A/S) : VIAÇÃO DALDEGAN LTDA. - VIDATUR </text:p>
            <text:p>INTDO.(A/S) : JOÃO LUIZ DALDEGAN </text:p>
            <text:p>INTDO.(A/S) : TRANSPRATUR - TRANSPORTE COLETIVO TURÍSTICO </text:p>
            <text:p> LTDA. </text:p>
            <text:p>INTDO.(A/S) : RAFAEL ANTÔNIO DA SILVA </text:p>
            <text:p>INTDO.(A/S) : JOSÉ EUSTÁQUIO DE AZEVEDO</text:p>
          </table:table-cell>
          <table:table-cell office:value-type="string" calcext:value-type="string">
            <text:p>Acórdãos citados: ADC-4-MC (RTJ-169/383), ADI-2797 (Informativo 362 do STF). - Veja Informativo 370 do STF. Número de páginas: (22). Análise:(MSA). Revisão: (RCO). Inclusão: 03/06/05, (MSA). Alteração: 07/07/05, (MSA).</text:p>
          </table:table-cell>
          <table:table-cell office:value-type="string" calcext:value-type="string">
            <text:p>['MC ADC 4', 'ADI 2797', 'STF DO INFORMATIVO VEJA 370']</text:p>
          </table:table-cell>
          <table:table-cell office:value-type="float" office:value="5452" calcext:value-type="float">
            <text:p>5452</text:p>
          </table:table-cell>
          <table:table-cell/>
          <table:table-cell table:formula="of:=MATCH(&quot;.*(SÚMULA|Informativo).*&quot;;[.E25];0)" office:value-type="float" office:value="1" calcext:value-type="float">
            <text:p>1</text:p>
          </table:table-cell>
        </table:table-row>
        <table:table-row table:style-name="ro3" table:visibility="filter">
          <table:table-cell office:value-type="string" calcext:value-type="string">
            <text:p>ADI 3053</text:p>
          </table:table-cell>
          <table:table-cell office:value-type="string" calcext:value-type="string">
            <text:p>DJ 17-12-2004 PP-00032       EMENT VOL-02177-01 PP-00164</text:p>
            <text:p>             LEXSTF v. 27, n. 314, 2005, p. 51-58</text:p>
            <text:p>             RTJ VOL-00193-01 PP-00129</text:p>
          </table:table-cell>
          <table:table-cell office:value-type="string" calcext:value-type="string">
            <text:p>['LEXSTF 314/51', 'RTJ 193/129']</text:p>
          </table:table-cell>
          <table:table-cell office:value-type="string" calcext:value-type="string">
            <text:p>REQTE.(S) : ASSOCIAÇÃO DOS MAGISTRADOS DO BRASIL - AMB </text:p>
            <text:p>ADV.(A/S) : ANA FRAZÃO E OUTRO (A/S) </text:p>
            <text:p>REQDO.(A/S) : CORREGEDORA DE JUSTIÇA DAS COMARCAS DO </text:p>
            <text:p> INTERIOR DO ESTADO DO PARÁ</text:p>
          </table:table-cell>
          <table:table-cell office:value-type="string" calcext:value-type="string">
            <text:p>Acórdãos citados: ADI 841, ADI 1422 (RTJ-171/753), ADI 2580 (RTJ-184/523), ADI 2753 (RTJ-185/575), ADI 2880 MC. (Informativo 307 do STF), ADI 3224 (Informativo 365 do STF). - Veja Informativo 369 do STF. Número de páginas: (12). Análise:(PCD). Inclusão: 14/03/05, (PCD). Alteração: 24/11/05, (CSV).</text:p>
          </table:table-cell>
          <table:table-cell office:value-type="string" calcext:value-type="string">
            <text:p>['ADI 841', 'ADI 1422', 'ADI 2580', 'ADI 2753', 'MC ADI 2880', 'ADI 3224', 'STF DO INFORMATIVO VEJA 369']</text:p>
          </table:table-cell>
          <table:table-cell office:value-type="float" office:value="5514" calcext:value-type="float">
            <text:p>5514</text:p>
          </table:table-cell>
          <table:table-cell/>
          <table:table-cell table:formula="of:=MATCH(&quot;.*(SÚMULA|Informativo).*&quot;;[.E26];0)" office:value-type="float" office:value="1" calcext:value-type="float">
            <text:p>1</text:p>
          </table:table-cell>
        </table:table-row>
        <table:table-row table:style-name="ro2" table:visibility="filter">
          <table:table-cell office:value-type="string" calcext:value-type="string">
            <text:p>MS 25009</text:p>
          </table:table-cell>
          <table:table-cell office:value-type="string" calcext:value-type="string">
            <text:p>DJ 29-04-2005 PP-00008       EMENT VOL-02189-02 PP-00229</text:p>
            <text:p>             LEXSTF v. 27, n. 319, 2005, p. 135-150</text:p>
            <text:p>             RTJ VOL-00194-02 PP-00594</text:p>
          </table:table-cell>
          <table:table-cell office:value-type="string" calcext:value-type="string">
            <text:p>['LEXSTF 319/135', 'RTJ 194/594']</text:p>
          </table:table-cell>
          <table:table-cell office:value-type="string" calcext:value-type="string">
            <text:p>IMPTE.(S) : ANA MARIA MONTEIRO FALCÃO </text:p>
            <text:p>ADV.(A/S) : JOÃO QUEVEDO FERREIRA LOPES </text:p>
            <text:p>ADV.(A/S) : JOÃO ESTENIO CAMPELO BEZERRA E OUTROS </text:p>
            <text:p>IMPDO.(A/S) : PRESIDENTE DO TRIBUNAL DE CONTAS DA UNIÃO </text:p>
            <text:p>IMPDO.(A/S) : DIRETOR DO FORO DA SEÇÃO JUDICIÁRIA FEDERAL </text:p>
            <text:p> DO ESTADO DO CEARÁ</text:p>
          </table:table-cell>
          <table:table-cell office:value-type="string" calcext:value-type="string">
            <text:p>Acórdãos citados: MS 22891, MS 23665 (Informativo 272 do STF), MS 23758 (Informativo 302 do STF), MS 24939, AI 471430 AgR. Número de páginas: (28). Análise:(MSA). Revisão: (RCO). Inclusão: 20/06/05, (MSA). Alteração: 29/06/05, (MSA).</text:p>
          </table:table-cell>
          <table:table-cell office:value-type="string" calcext:value-type="string">
            <text:p>['MS 22891', 'MS 23665', 'MS 23758', 'MS 24939', 'AGR AI 471430']</text:p>
          </table:table-cell>
          <table:table-cell office:value-type="float" office:value="5644" calcext:value-type="float">
            <text:p>5644</text:p>
          </table:table-cell>
          <table:table-cell/>
          <table:table-cell table:formula="of:=MATCH(&quot;.*(SÚMULA|Informativo).*&quot;;[.E27];0)" office:value-type="float" office:value="1" calcext:value-type="float">
            <text:p>1</text:p>
          </table:table-cell>
        </table:table-row>
        <table:table-row table:style-name="ro2" table:visibility="filter">
          <table:table-cell office:value-type="string" calcext:value-type="string">
            <text:p>AGR AI 492405</text:p>
          </table:table-cell>
          <table:table-cell office:value-type="string" calcext:value-type="string">
            <text:p>DJ 08-04-2005 PP-00019 <text:s text:c="9"/>EMENT VOL-02186-06 PP-01160</text:p>
          </table:table-cell>
          <table:table-cell office:value-type="string" calcext:value-type="string">
            <text:p>[]</text:p>
          </table:table-cell>
          <table:table-cell office:value-type="string" calcext:value-type="string">
            <text:p>AGTE.(S) : AMPHÉLIO DE ROSSI E OUTRO (A/S) </text:p>
            <text:p>ADVDO.(A/S) : ROBERTO CORREIA DA SILVA GOMES CALDAS E OUTRO (A/S) </text:p>
            <text:p>AGDO.(A/S) : ESTADO DE SÃO PAULO </text:p>
            <text:p>ADVDO.(A/S) : PGE-SP - MÁRCIA MARIA BARRETA FERNANDES SEMER </text:p>
            <text:p>AGDO.(A/S) : MUNICÍPIO DE SÃO PAULO </text:p>
            <text:p>ADVDO.(A/S) : CARLOS TADEU GAGLIARDI</text:p>
          </table:table-cell>
          <table:table-cell office:value-type="string" calcext:value-type="string">
            <text:p>Acórdãos citados: ADI-2374 (Informativo 364 do STF), AI-135366-AgR, AI-244458-AgR, AI-252090-AgR, AI-487200-AgR, AI-488626-AgR. Número de páginas: (05). Análise:(CSF). Revisão:(ANA). Inclusão: 18/04/05, (SVF).</text:p>
          </table:table-cell>
          <table:table-cell office:value-type="string" calcext:value-type="string">
            <text:p>['ADI 2374', 'AGR AI 135366', 'AGR AI 244458', 'AGR AI 252090', 'AGR AI 487200', 'AGR AI 488626']</text:p>
          </table:table-cell>
          <table:table-cell office:value-type="float" office:value="5728" calcext:value-type="float">
            <text:p>5728</text:p>
          </table:table-cell>
          <table:table-cell/>
          <table:table-cell table:formula="of:=MATCH(&quot;.*(SÚMULA|Informativo).*&quot;;[.E28];0)" office:value-type="float" office:value="1" calcext:value-type="float">
            <text:p>1</text:p>
          </table:table-cell>
        </table:table-row>
        <table:table-row table:style-name="ro3" table:visibility="filter">
          <table:table-cell office:value-type="string" calcext:value-type="string">
            <text:p>MC PET 3284</text:p>
          </table:table-cell>
          <table:table-cell office:value-type="string" calcext:value-type="string">
            <text:p>DJ 10-06-2005 PP-00051        EMENT VOL-02195-02 PP-00252</text:p>
            <text:p>             LEXSTF v. 27, n. 320, 2005, p. 222-227</text:p>
            <text:p>             RTJ VOL-00194-02 PP-00556</text:p>
          </table:table-cell>
          <table:table-cell office:value-type="string" calcext:value-type="string">
            <text:p>['LEXSTF 320/222', 'RTJ 194/556']</text:p>
          </table:table-cell>
          <table:table-cell office:value-type="string" calcext:value-type="string">
            <text:p>REQTE.(S) : INSTITUTO NACIONAL DO SEGURO SOCIAL - INSS </text:p>
            <text:p>ADV.(A/S) : LAIS NUNES DE ABREU </text:p>
            <text:p>REQDO.(A/S) : ADHERBAL RIBEIRO ÁVILA </text:p>
            <text:p>ADV.(A/S) : ADHERBAL RIBEIRO ÁVILA</text:p>
          </table:table-cell>
          <table:table-cell office:value-type="string" calcext:value-type="string">
            <text:p>Acórdãos citados: Pet 2460 AgR (RTJ-181/147), Rcl 2510 MC (Informativo 332 do STF); STJ: MC 6189. Número de páginas: (10). Análise:(PCD). Revisão:(JOY/RCO). Inclusão: 21/06/05, (PCD).</text:p>
          </table:table-cell>
          <table:table-cell office:value-type="string" calcext:value-type="string">
            <text:p>['AGR PET 2460', 'MC RCL 2510']</text:p>
          </table:table-cell>
          <table:table-cell office:value-type="float" office:value="5799" calcext:value-type="float">
            <text:p>5799</text:p>
          </table:table-cell>
          <table:table-cell office:value-type="string" calcext:value-type="string">
            <text:p>STJ: MC 6189</text:p>
          </table:table-cell>
          <table:table-cell table:formula="of:=MATCH(&quot;.*(SÚMULA|Informativo).*&quot;;[.E29];0)" office:value-type="float" office:value="1" calcext:value-type="float">
            <text:p>1</text:p>
          </table:table-cell>
        </table:table-row>
        <table:table-row table:style-name="ro3" table:visibility="filter">
          <table:table-cell office:value-type="string" calcext:value-type="string">
            <text:p>RE 208260</text:p>
          </table:table-cell>
          <table:table-cell office:value-type="string" calcext:value-type="string">
            <text:p>DJ   28-10-2005 PP-00036</text:p>
            <text:p>EMENT VOL-02211-02 PP-00326</text:p>
          </table:table-cell>
          <table:table-cell office:value-type="string" calcext:value-type="string">
            <text:p>[]</text:p>
          </table:table-cell>
          <table:table-cell office:value-type="string" calcext:value-type="string">
            <text:p>RECTE. : UNIÃO </text:p>
            <text:p>ADVOGADO: CÉSAR SALDANHA SOUZA JÚNIOR </text:p>
            <text:p>RECDO. : CALÇADOS SIPRANA LTDA </text:p>
            <text:p>ADVDOS. : GERALDO MAGELA BRITO E OUTROS</text:p>
          </table:table-cell>
          <table:table-cell office:value-type="string" calcext:value-type="string">
            <text:p>- Acórdãos citados: RE 178144, RE 180828 (Informativo 260 do STF), RE 186359 (RTJ-182/1087), RE 186623 (RTJ-181/290), RE 250288. - Decisões monocráticas citadas: RE 186410, RE 187464, AI 474939. - Veja Informativos 356, 367 e 374. Número de páginas: (68). Análise:(JOY). Inclusão: 05/12/05, (JOY).</text:p>
          </table:table-cell>
          <table:table-cell office:value-type="string" calcext:value-type="string">
            <text:p>['RE 178144', 'RE 180828', 'RE 186359', 'RE 186623', 'RE 250288']</text:p>
          </table:table-cell>
          <table:table-cell office:value-type="float" office:value="5777" calcext:value-type="float">
            <text:p>5777</text:p>
          </table:table-cell>
          <table:table-cell/>
          <table:table-cell table:formula="of:=MATCH(&quot;.*(SÚMULA|Informativo).*&quot;;[.E30];0)" office:value-type="float" office:value="1" calcext:value-type="float">
            <text:p>1</text:p>
          </table:table-cell>
        </table:table-row>
        <table:table-row table:style-name="ro4" table:visibility="filter">
          <table:table-cell office:value-type="string" calcext:value-type="string">
            <text:p>HC 85173</text:p>
          </table:table-cell>
          <table:table-cell office:value-type="string" calcext:value-type="string">
            <text:p>DJ 03-06-2005 PP-00048 <text:s text:c="9"/>EMENT VOL-02194-02 PP-00389</text:p>
          </table:table-cell>
          <table:table-cell office:value-type="string" calcext:value-type="string">
            <text:p>[]</text:p>
          </table:table-cell>
          <table:table-cell office:value-type="string" calcext:value-type="string">
            <text:p>PACTE.(S) : ADALTO ORNÉLIO </text:p>
            <text:p>IMPTE.(S) : ADEMAR PEREIRA </text:p>
            <text:p>COATOR(A/S)(ES) : SUPERIOR TRIBUNAL DE JUSTIÇA</text:p>
          </table:table-cell>
          <table:table-cell office:value-type="string" calcext:value-type="string">
            <text:p>- Acórdãos citados: HC-81599 (Informativo-258 do STF), HC-83159. Número de páginas: (7). Análise:(PCD). Revisão:(JOY/RCO). Inclusão: 28/06/05, (PCD).</text:p>
          </table:table-cell>
          <table:table-cell office:value-type="string" calcext:value-type="string">
            <text:p>['HC 81599', 'HC 83159']</text:p>
          </table:table-cell>
          <table:table-cell office:value-type="float" office:value="289" calcext:value-type="float">
            <text:p>289</text:p>
          </table:table-cell>
          <table:table-cell/>
          <table:table-cell table:formula="of:=MATCH(&quot;.*(SÚMULA|Informativo).*&quot;;[.E31];0)" office:value-type="float" office:value="1" calcext:value-type="float">
            <text:p>1</text:p>
          </table:table-cell>
        </table:table-row>
        <table:table-row table:style-name="ro2" table:visibility="filter">
          <table:table-cell office:value-type="string" calcext:value-type="string">
            <text:p>HC 85033</text:p>
          </table:table-cell>
          <table:table-cell office:value-type="string" calcext:value-type="string">
            <text:p>DJ 27-05-2005 PP-00021     EMENT VOL-02193-01 PP-00131</text:p>
            <text:p>             RTJ VOL-00195-02 PP-00547</text:p>
          </table:table-cell>
          <table:table-cell office:value-type="string" calcext:value-type="string">
            <text:p>['RTJ 195/547']</text:p>
          </table:table-cell>
          <table:table-cell office:value-type="string" calcext:value-type="string">
            <text:p>PACTE.(S) : CLAUDINEU ROCHA DA SILVA OU CLAUDINEY ROCHA </text:p>
            <text:p> DA SILVA OU CLAUDINEI ROCHA DA SILVA </text:p>
            <text:p>IMPTE.(S) : DEFENSORIA PÚBLICA DA UNIÃO </text:p>
            <text:p>COATOR(A/S)(ES) : 1ª TURMA RECURSAL MISTA DOS JUIZADOS </text:p>
            <text:p> ESPECIAIS CÍVEIS E CRIMINAIS DO ESTADO DE MATO GROSSO </text:p>
            <text:p> DO SUL</text:p>
          </table:table-cell>
          <table:table-cell office:value-type="string" calcext:value-type="string">
            <text:p>- Acórdãos citados: HC-69960, RHC-82058 (RTJ-183/689), HC-82796, RHC-84082 (Informativo 347 do STF). Número de páginas: (10). Análise:(PCD). Revisão:(JOY/RCO). Inclusão: 06/06/05, (PCD).</text:p>
          </table:table-cell>
          <table:table-cell office:value-type="string" calcext:value-type="string">
            <text:p>['HC 69960', 'RHC 82058', 'HC 82796', 'RHC 84082']</text:p>
          </table:table-cell>
          <table:table-cell office:value-type="float" office:value="276" calcext:value-type="float">
            <text:p>276</text:p>
          </table:table-cell>
          <table:table-cell/>
          <table:table-cell table:formula="of:=MATCH(&quot;.*(SÚMULA|Informativo).*&quot;;[.E32];0)" office:value-type="float" office:value="1" calcext:value-type="float">
            <text:p>1</text:p>
          </table:table-cell>
        </table:table-row>
        <table:table-row table:style-name="ro3" table:visibility="filter">
          <table:table-cell office:value-type="string" calcext:value-type="string">
            <text:p>MS 24958</text:p>
          </table:table-cell>
          <table:table-cell office:value-type="string" calcext:value-type="string">
            <text:p>DJ 01-04-2005 PP-00006  EMENT VOL-02185-01 PP-00197</text:p>
            <text:p>LEXSTF v. 27, n. 317, 2005, p. 165-177</text:p>
            <text:p>RPTGJ v. 1, n. 2, 2006, p. 25-30</text:p>
            <text:p>RMP n. 31, 2009, p. 193-202</text:p>
          </table:table-cell>
          <table:table-cell office:value-type="string" calcext:value-type="string">
            <text:p>['LEXSTF 317/165', 'RMP 31/193', 'RPTGJ 2/25']</text:p>
          </table:table-cell>
          <table:table-cell office:value-type="string" calcext:value-type="string">
            <text:p>IMPTE.(S) : HUMBERTO DOS SANTOS </text:p>
            <text:p>ADV.LIT.(A/S) : AMAURI SERRALVO </text:p>
            <text:p>IMPDO.(A/S) : PRESIDENTE DO TRIBUNAL DE CONTAS DA UNIÃO</text:p>
          </table:table-cell>
          <table:table-cell office:value-type="string" calcext:value-type="string">
            <text:p>Acórdãos citados: MS 24742 (Informativo 360 do STF), MS 24784, RE 194861 (RTJ-166/340). Número de páginas: (14). Análise:(PCD). Revisão:(JOY/RCO). Inclusão: 16/05/05, (PCD). Alteração: 30/09/05, (AAS).</text:p>
          </table:table-cell>
          <table:table-cell office:value-type="string" calcext:value-type="string">
            <text:p>['MS 24742', 'MS 24784', 'RE 194861']</text:p>
          </table:table-cell>
          <table:table-cell office:value-type="float" office:value="269" calcext:value-type="float">
            <text:p>269</text:p>
          </table:table-cell>
          <table:table-cell/>
          <table:table-cell table:formula="of:=MATCH(&quot;.*(SÚMULA|Informativo).*&quot;;[.E33];0)" office:value-type="float" office:value="1" calcext:value-type="float">
            <text:p>1</text:p>
          </table:table-cell>
        </table:table-row>
        <table:table-row table:style-name="ro6" table:visibility="filter">
          <table:table-cell office:value-type="string" calcext:value-type="string">
            <text:p>MS 25090</text:p>
          </table:table-cell>
          <table:table-cell office:value-type="string" calcext:value-type="string">
            <text:p>DJ   01-04-2005 PP-00007</text:p>
            <text:p>EMENT VOL-02185-02 PP-00263</text:p>
          </table:table-cell>
          <table:table-cell office:value-type="string" calcext:value-type="string">
            <text:p>[]</text:p>
          </table:table-cell>
          <table:table-cell office:value-type="string" calcext:value-type="string">
            <text:p>IMPTE.(S): JANDIR DE MORAIS FEITOSA </text:p>
            <text:p>ADV.(A/S): EGOMAR ROEPKE E OUTRO(A/S) </text:p>
            <text:p>IMPDO.(A/S): MINISTRO-PRESIDENTE DA PRIMEIRA CÂMARA DO </text:p>
            <text:p> TRIBUNAL DE CONTAS DA UNIÃO </text:p>
            <text:p>IMPDO.(A/S): COORDENADOR-GERAL DE RECURSOS HUMANOS DO </text:p>
            <text:p> DEPARTAMENTO DE ADMINISTRAÇÃO DA AGÊNCIA BRASILEIRA </text:p>
            <text:p> DE INTELIGÊNCIA - ABIN</text:p>
          </table:table-cell>
          <table:table-cell office:value-type="string" calcext:value-type="string">
            <text:p>- Acórdãos citados: MS 8886, MS 19873, MS 19875 (RTJ-59/186), MS 24001 (RTJ-183/188), MS 24742 (Informativo 360 do STF), RE 195861 (RTJ-166/340). - Veja acórdãos 3093/2003 e 1877/2004 do TCU. - Veja Informativo 375 do STF. Número de páginas: (13). Análise:(PCD). Revisão:(JOY). Inclusão: 26/01/2006, (PCD). Alteração: 23/02/2006, (JOY).</text:p>
          </table:table-cell>
          <table:table-cell office:value-type="string" calcext:value-type="string">
            <text:p>['MS 8886', 'MS 19873', 'MS 19875', 'MS 24001', 'MS 24742', 'RE 195861', 'STF DO INFORMATIVO VEJA 375']</text:p>
          </table:table-cell>
          <table:table-cell office:value-type="float" office:value="268" calcext:value-type="float">
            <text:p>268</text:p>
          </table:table-cell>
          <table:table-cell/>
          <table:table-cell table:formula="of:=MATCH(&quot;.*(SÚMULA|Informativo).*&quot;;[.E34];0)" office:value-type="float" office:value="1" calcext:value-type="float">
            <text:p>1</text:p>
          </table:table-cell>
        </table:table-row>
        <table:table-row table:style-name="ro8" table:visibility="filter">
          <table:table-cell office:value-type="string" calcext:value-type="string">
            <text:p>AGR AI 495703</text:p>
          </table:table-cell>
          <table:table-cell office:value-type="string" calcext:value-type="string">
            <text:p>DJ 15-04-2005 PP-00016</text:p>
            <text:p>          EMENT VOL-02187-08 PP-01628</text:p>
          </table:table-cell>
          <table:table-cell office:value-type="string" calcext:value-type="string">
            <text:p>[]</text:p>
          </table:table-cell>
          <table:table-cell office:value-type="string" calcext:value-type="string">
            <text:p>AGTE.(S) : JOSÉ NUNES DE AQUINO E OUTRO (A/S) </text:p>
            <text:p>ADVDO.(A/S) : ROBERTO CORREIA DA SILVA GOMES CALDAS </text:p>
            <text:p> E OUTRO (A/S) </text:p>
            <text:p>AGDO.(A/S) : ESTADO DE SÃO PAULO </text:p>
            <text:p>ADVDO.(A/S) : PGE-SP - LESLIE GORGA NUNES </text:p>
            <text:p>AGDO.(A/S) : COMPANHIA DE TECNOLOGIA DE SANEAMENTO </text:p>
            <text:p> AMBIENTAL - CETESB </text:p>
            <text:p>ADVDO.(A/S) : LENI APARECIDA DE ATAÍDE</text:p>
          </table:table-cell>
          <table:table-cell office:value-type="string" calcext:value-type="string">
            <text:p>Acórdãos citados: ADI-2374 (Informativo 364-STF), RE-327143-AgR, AI-394065-AgR; RTJ-117/446. Decisão monocrática citada: AI-268846. Número de páginas: (06). Análise:(NAL). Revisão:(ANA). Inclusão: 31/05/05, (MLR). Alteração: 31/08/05, (MLR).</text:p>
          </table:table-cell>
          <table:table-cell office:value-type="string" calcext:value-type="string">
            <text:p>['ADI 2374', 'AGR RE 327143', 'AGR AI 394065']</text:p>
          </table:table-cell>
          <table:table-cell office:value-type="float" office:value="411" calcext:value-type="float">
            <text:p>411</text:p>
          </table:table-cell>
          <table:table-cell/>
          <table:table-cell table:formula="of:=MATCH(&quot;.*(SÚMULA|Informativo).*&quot;;[.E35];0)" office:value-type="float" office:value="1" calcext:value-type="float">
            <text:p>1</text:p>
          </table:table-cell>
        </table:table-row>
        <table:table-row table:style-name="ro4" table:visibility="filter">
          <table:table-cell office:value-type="string" calcext:value-type="string">
            <text:p>ADI 3177</text:p>
          </table:table-cell>
          <table:table-cell office:value-type="string" calcext:value-type="string">
            <text:p>DJ 03-06-2005 PP-00003        EMENT VOL-02194-01 PP-00180</text:p>
            <text:p>             LEXSTF v. 27, n. 320, 2005, p. 34-38</text:p>
            <text:p>             RTJ VOL-00194-01 PP-00174</text:p>
          </table:table-cell>
          <table:table-cell office:value-type="string" calcext:value-type="string">
            <text:p>['LEXSTF 320/34', 'RTJ 194/174']</text:p>
          </table:table-cell>
          <table:table-cell office:value-type="string" calcext:value-type="string">
            <text:p>REQTE.(S) : GOVERNADOR DO ESTADO DO AMAPÁ </text:p>
            <text:p>REQDO.(A/S) : ASSEMBLÉIA LEGISLATIVA DO ESTADO DO AMAPÁ</text:p>
          </table:table-cell>
          <table:table-cell office:value-type="string" calcext:value-type="string">
            <text:p>Acórdãos citados: ADI 56 (RTJ-185/59), ADI 1304 (Informativo-339 do STF), ADI 1834, ADI 2050 MC (RTJ-171/807). Número de páginas: (8). Análise:(PCD). Revisão:(JOY/RCO). Inclusão: 29/06/05, (PCD).</text:p>
          </table:table-cell>
          <table:table-cell office:value-type="string" calcext:value-type="string">
            <text:p>['ADI 56', 'ADI 1304', 'ADI 1834', 'MC ADI 2050']</text:p>
          </table:table-cell>
          <table:table-cell office:value-type="float" office:value="596" calcext:value-type="float">
            <text:p>596</text:p>
          </table:table-cell>
          <table:table-cell/>
          <table:table-cell table:formula="of:=MATCH(&quot;.*(SÚMULA|Informativo).*&quot;;[.E36];0)" office:value-type="float" office:value="1" calcext:value-type="float">
            <text:p>1</text:p>
          </table:table-cell>
        </table:table-row>
        <table:table-row table:style-name="ro3" table:visibility="filter">
          <table:table-cell office:value-type="string" calcext:value-type="string">
            <text:p>HC 84682</text:p>
          </table:table-cell>
          <table:table-cell office:value-type="string" calcext:value-type="string">
            <text:p>DJ   01-07-2005 PP-00056          EMENT VOL-02198-02 PP-00334</text:p>
            <text:p>LEXSTF v. 27, n. 322, 2005, p. 392-401</text:p>
          </table:table-cell>
          <table:table-cell office:value-type="string" calcext:value-type="string">
            <text:p>['LEXSTF 322/392']</text:p>
          </table:table-cell>
          <table:table-cell office:value-type="string" calcext:value-type="string">
            <text:p>PACTE.(S) : DIEGO RODRIGUES BATISTA </text:p>
            <text:p>IMPTE.(S) : PGE-SP - WALDIR FRANCISCO HONORATO JUNIOR </text:p>
            <text:p> (ASSISTÊNCIA JUDICIÁRIA) </text:p>
            <text:p>COATOR(A/S)(ES) : SUPERIOR TRIBUNAL DE JUSTIÇA</text:p>
          </table:table-cell>
          <table:table-cell office:value-type="string" calcext:value-type="string">
            <text:p>- Acórdãos citados:HC 74715, HC 84603 (Informativo 369 do STF). - Legislação estrangeira citada: Regras Mínimas das Nações Unidas para a Administração da Justiça da Infância e da Juventude, ponto 19.1. Número de páginas: (13). Análise:(PCD). Revisão:(JOY/RCO). Inclusão: 17/08/05, (PCD).</text:p>
          </table:table-cell>
          <table:table-cell office:value-type="string" calcext:value-type="string">
            <text:p>['HC 74715', 'HC 84603']</text:p>
          </table:table-cell>
          <table:table-cell office:value-type="float" office:value="813" calcext:value-type="float">
            <text:p>813</text:p>
          </table:table-cell>
          <table:table-cell/>
          <table:table-cell table:formula="of:=MATCH(&quot;.*(SÚMULA|Informativo).*&quot;;[.E37];0)" office:value-type="float" office:value="1" calcext:value-type="float">
            <text:p>1</text:p>
          </table:table-cell>
        </table:table-row>
        <table:table-row table:style-name="ro4" table:visibility="filter">
          <table:table-cell office:value-type="string" calcext:value-type="string">
            <text:p>HC 85395</text:p>
          </table:table-cell>
          <table:table-cell office:value-type="string" calcext:value-type="string">
            <text:p>DJ   29-04-2005 PP-00046</text:p>
            <text:p>EMENT VOL-02189-03 PP-00473</text:p>
            <text:p>LEXSTF v. 27, n. 320, 2005, p. 488-493</text:p>
          </table:table-cell>
          <table:table-cell office:value-type="string" calcext:value-type="string">
            <text:p>['LEXSTF 320/488']</text:p>
          </table:table-cell>
          <table:table-cell office:value-type="string" calcext:value-type="string">
            <text:p>PACTE.(S) : AMANDA FREITAS FERNANDES </text:p>
            <text:p>IMPTE.(S) : EDUARDO MAZZARINO </text:p>
            <text:p>COATOR(A/S)(ES) : SUPERIOR TRIBUNAL DE JUSTIÇA</text:p>
          </table:table-cell>
          <table:table-cell office:value-type="string" calcext:value-type="string">
            <text:p>Acórdãos citados: HC 77994 (RTJ-71/848), HC 82914 (RTJ-190/296), HC 83627, HC 84422 (Informativo 374 do STF). Número de páginas: (07). Análise:(AAC). Revisão:(JBM/J). Inclusão: 22/07/05, (SVF). Alteração: 25/07/05, (SVF).</text:p>
          </table:table-cell>
          <table:table-cell office:value-type="string" calcext:value-type="string">
            <text:p>['HC 77994', 'HC 82914', 'HC 83627', 'HC 84422']</text:p>
          </table:table-cell>
          <table:table-cell office:value-type="float" office:value="1073" calcext:value-type="float">
            <text:p>1073</text:p>
          </table:table-cell>
          <table:table-cell/>
          <table:table-cell table:formula="of:=MATCH(&quot;.*(SÚMULA|Informativo).*&quot;;[.E38];0)" office:value-type="float" office:value="1" calcext:value-type="float">
            <text:p>1</text:p>
          </table:table-cell>
        </table:table-row>
        <table:table-row table:style-name="ro6" table:visibility="filter">
          <table:table-cell office:value-type="string" calcext:value-type="string">
            <text:p>HC 83834</text:p>
          </table:table-cell>
          <table:table-cell office:value-type="string" calcext:value-type="string">
            <text:p>DJ 03-06-2005 PP-00047 <text:s text:c="9"/>EMENT VOL-02194-02 PP-00299</text:p>
          </table:table-cell>
          <table:table-cell office:value-type="string" calcext:value-type="string">
            <text:p>[]</text:p>
          </table:table-cell>
          <table:table-cell office:value-type="string" calcext:value-type="string">
            <text:p>PACTE.(S) : ODAIR RUIZ </text:p>
            <text:p>IMPTE.(S) : ODAIR RUIZ </text:p>
            <text:p>ADV.(A/S) : JOSÉ CARLOS SILVEIRA </text:p>
            <text:p>COATOR(A/S)(ES) : SUPERIOR TRIBUNAL DE JUSTIÇA </text:p>
            <text:p>COATOR(A/S)(ES) : RELATOR DA APELAÇÃO CRIMINAL Nº </text:p>
            <text:p> 2002.02.01004719-4 DO TRIBUNAL REGIONAL FEDERAL DA 2ª </text:p>
            <text:p> REGIÃO</text:p>
          </table:table-cell>
          <table:table-cell office:value-type="string" calcext:value-type="string">
            <text:p>Acórdãos citados: Rcl 2391, HC 71610 (RTJ-178/276), HC82739, HC 82902, HC 83090, HC 83190 (Informativo 318 do STF), HC 83290, HC 83294, HC 83306. Número de páginas: (9). Análise:(PCD). Revisão:(JOY). Inclusão: 28/06/05, (PCD). Alteração: 29/09/05, (SVF).</text:p>
          </table:table-cell>
          <table:table-cell office:value-type="string" calcext:value-type="string">
            <text:p>['RCL 2391', 'HC 71610', 'HC 82902', 'HC 83090', 'HC 83190', 'HC 83290', 'HC 83294', 'HC 83306']</text:p>
          </table:table-cell>
          <table:table-cell office:value-type="float" office:value="1064" calcext:value-type="float">
            <text:p>1064</text:p>
          </table:table-cell>
          <table:table-cell/>
          <table:table-cell table:formula="of:=MATCH(&quot;.*(SÚMULA|Informativo).*&quot;;[.E39];0)" office:value-type="float" office:value="1" calcext:value-type="float">
            <text:p>1</text:p>
          </table:table-cell>
        </table:table-row>
        <table:table-row table:style-name="ro3" table:visibility="filter">
          <table:table-cell office:value-type="string" calcext:value-type="string">
            <text:p>AGR AI 410125</text:p>
          </table:table-cell>
          <table:table-cell office:value-type="string" calcext:value-type="string">
            <text:p>DJ 06-05-2005 PP-00015</text:p>
            <text:p>          EMENT VOL-02190-04 PP-00626</text:p>
          </table:table-cell>
          <table:table-cell office:value-type="string" calcext:value-type="string">
            <text:p>[]</text:p>
          </table:table-cell>
          <table:table-cell office:value-type="string" calcext:value-type="string">
            <text:p>AGTE.(S) : REDE FERROVIÁRIA FEDERAL S/A - RFFSA (EM LIQUIDAÇÃO) </text:p>
            <text:p>ADVDO.(A/S) : MÁRCIA RODRIGUES DOS SANTOS E OUTRO (A/S) </text:p>
            <text:p>AGDO.(A/S) : MÁRIO COSTA VALLE </text:p>
            <text:p>ADVDO.(A/S) : LUIZA RODRIGUES PEREIRA E OUTRO (A/S)</text:p>
          </table:table-cell>
          <table:table-cell office:value-type="string" calcext:value-type="string">
            <text:p>Acórdão citado: AI-417602-AgR-ED (INFORMATIVO 371 - STF). Número de páginas: (06). Análise:(NAL). Revisão:(ANA). Inclusão: 13/06/05, (AAS). Alteração: 22/07/05, (AAS).</text:p>
          </table:table-cell>
          <table:table-cell office:value-type="string" calcext:value-type="string">
            <text:p>['ED AGR AI 417602']</text:p>
          </table:table-cell>
          <table:table-cell office:value-type="float" office:value="1053" calcext:value-type="float">
            <text:p>1053</text:p>
          </table:table-cell>
          <table:table-cell/>
          <table:table-cell table:formula="of:=MATCH(&quot;.*(SÚMULA|Informativo).*&quot;;[.E40];0)" office:value-type="float" office:value="1" calcext:value-type="float">
            <text:p>1</text:p>
          </table:table-cell>
        </table:table-row>
        <table:table-row table:style-name="ro6" table:visibility="filter">
          <table:table-cell office:value-type="string" calcext:value-type="string">
            <text:p>MS 25050</text:p>
          </table:table-cell>
          <table:table-cell office:value-type="string" calcext:value-type="string">
            <text:p>DJ   06-05-2005 PP-00007</text:p>
            <text:p>EMENT VOL-02190-02 PP-00226</text:p>
            <text:p>LEXSTF v. 27, n. 319, 2005, p. 151-156</text:p>
          </table:table-cell>
          <table:table-cell office:value-type="string" calcext:value-type="string">
            <text:p>['LEXSTF 319/151']</text:p>
          </table:table-cell>
          <table:table-cell office:value-type="string" calcext:value-type="string">
            <text:p>IMPTE.(S) : ARISTÓTELES RAMOS LEITE </text:p>
            <text:p>ADVDO.(A/S) : EGOMAR ROEPKE E OUTRO (A/S) </text:p>
            <text:p>IMPDO.(A/S) : MINISTRO-PRESIDENTE DA 1ª CÂMARA DO TRIBUNAL </text:p>
            <text:p> DE CONTAS DA UNIÃO </text:p>
            <text:p>IMPDO.(A/S) : COORDENADOR-GERAL DE RECURSOS HUMANOS DO </text:p>
            <text:p> DEPARTAMENTO DE ADMINISTRAÇÃO DA AGÊNCIA BRASILEIRA </text:p>
            <text:p> DE INTELIGÊNCIA</text:p>
          </table:table-cell>
          <table:table-cell office:value-type="string" calcext:value-type="string">
            <text:p>Acórdãos citados: MS 24958, MS 24997, MS 25036, MS 25037, MS 25090 (Informativo 375 do STF), MS 25095. Número de páginas: (10). Análise:(AAC). Revisão:(JBM). Inclusão: 22/07/05, (SVF). Alteração: 24/11/05, (AAS).</text:p>
          </table:table-cell>
          <table:table-cell office:value-type="string" calcext:value-type="string">
            <text:p>['MS 24958', 'MS 24997', 'MS 25036', 'MS 25037', 'MS 25090', 'MS 25095']</text:p>
          </table:table-cell>
          <table:table-cell office:value-type="float" office:value="1039" calcext:value-type="float">
            <text:p>1039</text:p>
          </table:table-cell>
          <table:table-cell/>
          <table:table-cell table:formula="of:=MATCH(&quot;.*(SÚMULA|Informativo).*&quot;;[.E41];0)" office:value-type="float" office:value="1" calcext:value-type="float">
            <text:p>1</text:p>
          </table:table-cell>
        </table:table-row>
        <table:table-row table:style-name="ro9" table:visibility="filter">
          <table:table-cell office:value-type="string" calcext:value-type="string">
            <text:p>RCL 2833</text:p>
          </table:table-cell>
          <table:table-cell office:value-type="string" calcext:value-type="string">
            <text:p>DJ   05-08-2005 PP-00007   EMENT VOL-02199-01 PP-00117</text:p>
            <text:p>               LEXSTF v. 27, n. 322, 2005, p. 262-275</text:p>
            <text:p>               RTJ VOL-00195-01 PP-00024</text:p>
          </table:table-cell>
          <table:table-cell office:value-type="string" calcext:value-type="string">
            <text:p>['LEXSTF 322/262', 'RTJ 195/24']</text:p>
          </table:table-cell>
          <table:table-cell office:value-type="string" calcext:value-type="string">
            <text:p>RECLTE.(S) : MINISTÉRIO PÚBLICO FEDERAL </text:p>
            <text:p>LIT.ATIV.(A/S) : UNIÃO </text:p>
            <text:p>ADV.(A/S) : ADVOGADO-GERAL DA UNIÃO </text:p>
            <text:p>RECLDO.(A/S) : JUIZ FEDERAL DA 1ª VARA FEDERAL DA SEÇÃO </text:p>
            <text:p> JUDICIÁRIA DE RORAIMA </text:p>
            <text:p>RECLDO.(A/S) : TRIBUNAL REGIONAL FEDERAL DA 1ª REGIÃO </text:p>
            <text:p>INTDO.(A/S) : SILVINO LOPES DA SILVA </text:p>
            <text:p>ADV.(A/S) : LUIZ RITTLER BRITTO DE LUCENA </text:p>
            <text:p>INTDO.(A/S) : FRANCISCO MOZARILDO DE MELO CAVALCANTI </text:p>
            <text:p>ADV.(A/S) : ALEXANDER LADISLAU MENEZES </text:p>
            <text:p>INTDO.(A/S) : MARIA SUELY SILVA CAMPOS </text:p>
            <text:p>ADV.(A/S) : ALEXANDER LADISLAU MENEZES </text:p>
            <text:p>INTDO.(A/S) : AUGUSTO AFFONSO BOTELHO NETO </text:p>
            <text:p>ADV.(A/S) : CLÁUDIO VINÍCIUS NUNES QUADROS </text:p>
            <text:p>ASSIST.(S) : ESTADO DE RORAIMA </text:p>
            <text:p>ADV.(A/S) : PGE-RR REGIS GURGEL DO AMARAL JEREISSATI</text:p>
          </table:table-cell>
          <table:table-cell office:value-type="string" calcext:value-type="string">
            <text:p>Acórdãos citados: ACO 359 QO (RTJ-152/366), Rcl 424 (RTJ-160/778), ACO 447, ACO 473 QO (RTJ-177/3), Rcl 1017 (Informativo 382 do STF). - Veja Informativo 383 do STF. Número de páginas: (23). Análise:(MSA). Revisão:(RCO). Inclusão: 15/09/05, (MSA). Alteração: 26/10/05, (MSA).</text:p>
          </table:table-cell>
          <table:table-cell office:value-type="string" calcext:value-type="string">
            <text:p>['QO ACO 359', 'RCL 424', 'ACO 447', 'QO ACO 473', 'RCL 1017', 'STF DO INFORMATIVO VEJA 383']</text:p>
          </table:table-cell>
          <table:table-cell office:value-type="float" office:value="1110" calcext:value-type="float">
            <text:p>1110</text:p>
          </table:table-cell>
          <table:table-cell/>
          <table:table-cell table:formula="of:=MATCH(&quot;.*(SÚMULA|Informativo).*&quot;;[.E42];0)" office:value-type="float" office:value="1" calcext:value-type="float">
            <text:p>1</text:p>
          </table:table-cell>
        </table:table-row>
        <table:table-row table:style-name="ro6" table:visibility="filter">
          <table:table-cell office:value-type="string" calcext:value-type="string">
            <text:p>ADI 3353</text:p>
          </table:table-cell>
          <table:table-cell office:value-type="string" calcext:value-type="string">
            <text:p>DJ   26-08-2005 PP-00006   EMENT VOL-02202-02 PP-00226</text:p>
            <text:p>LEXSTF v. 27, n. 321, 2005, p. 69-83</text:p>
          </table:table-cell>
          <table:table-cell office:value-type="string" calcext:value-type="string">
            <text:p>['LEXSTF 321/69']</text:p>
          </table:table-cell>
          <table:table-cell office:value-type="string" calcext:value-type="string">
            <text:p>REQTE.(S) : CONFEDERAÇÃO NACIONAL DOS VIGILANTES, </text:p>
            <text:p> EMPREGADOS EM EMPRESAS DE SEGURANÇA, VIGILÂNCIA E </text:p>
            <text:p> TRANSPORTES DE VALORES E DOS CURSOS DE FORMAÇÃO E </text:p>
            <text:p> ESPECIALIZAÇÃO DE VIGILANTES, PRESTAÇÃO DE SERVIÇOS </text:p>
            <text:p> SIMILARES E SEUS ANEXOS E AFINS - CNTV-PS </text:p>
            <text:p>ADV.(A/S) : JONAS DUARTE JOSÉ DA SILVA </text:p>
            <text:p>REQDO.(A/S) : MINISTRO DE ESTADO DO TRABALHO E EMPREGO</text:p>
          </table:table-cell>
          <table:table-cell office:value-type="string" calcext:value-type="string">
            <text:p>Acórdãos citados: ADI 1088 (RTJ-184/33), ADI 3206 (Informativo 383 do STF). Número de páginas: (19). Análise:(MSA). Revisão:(). Inclusão: 26/09/05, (MSA).</text:p>
          </table:table-cell>
          <table:table-cell office:value-type="string" calcext:value-type="string">
            <text:p>['ADI 1088', 'ADI 3206']</text:p>
          </table:table-cell>
          <table:table-cell office:value-type="float" office:value="1105" calcext:value-type="float">
            <text:p>1105</text:p>
          </table:table-cell>
          <table:table-cell/>
          <table:table-cell table:formula="of:=MATCH(&quot;.*(SÚMULA|Informativo).*&quot;;[.E43];0)" office:value-type="float" office:value="1" calcext:value-type="float">
            <text:p>1</text:p>
          </table:table-cell>
        </table:table-row>
        <table:table-row table:style-name="ro3" table:visibility="filter">
          <table:table-cell office:value-type="string" calcext:value-type="string">
            <text:p>MC ADI 3472</text:p>
          </table:table-cell>
          <table:table-cell office:value-type="string" calcext:value-type="string">
            <text:p>DJ   24-06-2005 PP-00005    EMENT VOL-02197-01 PP-00069</text:p>
            <text:p>               RTJ VOL-00194-02 PP-00560</text:p>
          </table:table-cell>
          <table:table-cell office:value-type="string" calcext:value-type="string">
            <text:p>['RTJ 194/560']</text:p>
          </table:table-cell>
          <table:table-cell office:value-type="string" calcext:value-type="string">
            <text:p>REQTE.(S) : ASSOCIAÇÃO NACIONAL DOS MEMBROS DO MINISTÉRIO </text:p>
            <text:p> PÚBLICO - CONAMP </text:p>
            <text:p>ADVDO.(A/S) : ARISTIDES JUNQUEIRA ALVARENGA E OUTRO (A/S) </text:p>
            <text:p>REQDO.(A/S) : CONGRESSO NACIONAL</text:p>
          </table:table-cell>
          <table:table-cell office:value-type="string" calcext:value-type="string">
            <text:p>Acórdãos citados: ADC 3 (RTJ-187/3), ADI 1159, ADI 1402 MC, ADI 1580, ADI 2031 (RTJ-188/1), ADI 2031 MC (RTJ-182/3), ADI 2666 (RTJ-187/524), ADI 2794, ADI 2874 (RTJ-189/200), ADI 3153 AgR (Informativo 356 do STF). - Veja Informativos 385 e 392 do STF. Número de páginas: (22). Análise:(MSA). Revisão:(RCO). Inclusão: 28/07/05, (MSA). Alteração: 04/01/06, (SVF).</text:p>
          </table:table-cell>
          <table:table-cell office:value-type="string" calcext:value-type="string">
            <text:p>['ADC 3', 'ADI 1159', 'MC ADI 1402', 'ADI 1580', 'ADI 2031', 'MC ADI 2031', 'ADI 2666', 'ADI 2794', 'ADI 2874', 'AGR ADI 3153', 'STF DO E 392', 'INFORMATIVOS VEJA 385']</text:p>
          </table:table-cell>
          <table:table-cell office:value-type="float" office:value="1260" calcext:value-type="float">
            <text:p>1260</text:p>
          </table:table-cell>
          <table:table-cell/>
          <table:table-cell table:formula="of:=MATCH(&quot;.*(SÚMULA|Informativo).*&quot;;[.E44];0)" office:value-type="float" office:value="1" calcext:value-type="float">
            <text:p>1</text:p>
          </table:table-cell>
        </table:table-row>
        <table:table-row table:style-name="ro6" table:visibility="filter">
          <table:table-cell office:value-type="string" calcext:value-type="string">
            <text:p>HC 85428</text:p>
          </table:table-cell>
          <table:table-cell office:value-type="string" calcext:value-type="string">
            <text:p>DJ 10-06-2005 PP-00060          EMENT VOL-02195-02 PP-00358</text:p>
            <text:p>             RDDT n. 119, 2005, p. 212-213</text:p>
            <text:p>             RTJ VOL-00193-03 PP-01072</text:p>
          </table:table-cell>
          <table:table-cell office:value-type="string" calcext:value-type="string">
            <text:p>['RDDT 119/212', 'RTJ 193/1072']</text:p>
          </table:table-cell>
          <table:table-cell office:value-type="string" calcext:value-type="string">
            <text:p>PACTE.(S) : RAIMUNDO VILANOVA ASSUNÇÃO </text:p>
            <text:p>PACTE.(S) : JOSÉ DE ARYMATÉIA MARANHÃO ASSUNÇÃO OU JOSÉ </text:p>
            <text:p> DE ARIMATÉIA MARANHÃO ASSUNÇÃO </text:p>
            <text:p>PACTE.(S) : TEREZINHA DE JESUS MARANHÃO ASSUNÇÃO OU </text:p>
            <text:p> TERESINHA DE JESUS MARANHÃO ASSUNÇÃO </text:p>
            <text:p>IMPTE.(S) : DIOMAR BEZERRA LIMA </text:p>
            <text:p>COATOR(A/S)(ES) : SUPERIOR TRIBUNAL DE JUSTIÇA</text:p>
          </table:table-cell>
          <table:table-cell office:value-type="string" calcext:value-type="string">
            <text:p>Acórdãos citados: HC 81611 (Tribunal Pleno), (Informativos 286,326 e 333 do STF), HC 83414 (RTJ-190/305), HC 84092, AI 419578 (Informativo 336 do STF). Número de páginas: (13). Análise:(PCD). Revisão:(JOY). Inclusão: 22/06/05, (PCD). Alteração: 16/11/05, (AAS).</text:p>
          </table:table-cell>
          <table:table-cell office:value-type="string" calcext:value-type="string">
            <text:p>['HC 81611', 'STF DO E 333', 'HC 83414', 'HC 84092', 'AI 419578']</text:p>
          </table:table-cell>
          <table:table-cell office:value-type="float" office:value="1320" calcext:value-type="float">
            <text:p>1320</text:p>
          </table:table-cell>
          <table:table-cell/>
          <table:table-cell table:formula="of:=MATCH(&quot;.*(SÚMULA|Informativo).*&quot;;[.E45];0)" office:value-type="float" office:value="1" calcext:value-type="float">
            <text:p>1</text:p>
          </table:table-cell>
        </table:table-row>
        <table:table-row table:style-name="ro3" table:visibility="filter">
          <table:table-cell office:value-type="string" calcext:value-type="string">
            <text:p>AGR AI 215075</text:p>
          </table:table-cell>
          <table:table-cell office:value-type="string" calcext:value-type="string">
            <text:p>DJ <text:s text:c="2"/>17-06-2005 PP-00029 <text:s text:c="9"/>EMENT VOL-02196-02 PP-00301</text:p>
          </table:table-cell>
          <table:table-cell office:value-type="string" calcext:value-type="string">
            <text:p>[]</text:p>
          </table:table-cell>
          <table:table-cell office:value-type="string" calcext:value-type="string">
            <text:p>AGTE. : ESTADO DE SÃO PAULO </text:p>
            <text:p>ADVDO. : PGE-SP - MIGUEL FRANCISCO URBANO NAGIB </text:p>
            <text:p>AGDA. : EMPRESA DE TRANSPORTES CESARÍ S/A </text:p>
            <text:p>ADVDOS. : PEDRO ANDRÉ DONATI E OUTROS</text:p>
          </table:table-cell>
          <table:table-cell office:value-type="string" calcext:value-type="string">
            <text:p>Acórdãos citados: RE-172394 (RTJ-176/894), RE-183907 (Informativo 183 do STF), RE-192716, RE-218377 (RTJ-175/1161). Decisões monocráticas citadas: RE-194688, RE-227286, RE-228481, RE-235391, RE-246750. Número de páginas: (05). Análise:(NAL). Inclusão: 13/07/05, (JVC). Alteração: 18/07/05, (JVC).</text:p>
          </table:table-cell>
          <table:table-cell office:value-type="string" calcext:value-type="string">
            <text:p>['RE 172394', 'RE 183907', 'RE 192716', 'RE 218377']</text:p>
          </table:table-cell>
          <table:table-cell office:value-type="float" office:value="1405" calcext:value-type="float">
            <text:p>1405</text:p>
          </table:table-cell>
          <table:table-cell/>
          <table:table-cell table:formula="of:=MATCH(&quot;.*(SÚMULA|Informativo).*&quot;;[.E46];0)" office:value-type="float" office:value="1" calcext:value-type="float">
            <text:p>1</text:p>
          </table:table-cell>
        </table:table-row>
        <table:table-row table:style-name="ro3" table:visibility="filter">
          <table:table-cell office:value-type="string" calcext:value-type="string">
            <text:p>AGR AI 486548</text:p>
          </table:table-cell>
          <table:table-cell office:value-type="string" calcext:value-type="string">
            <text:p>DJ   24-06-2005 PP-00050</text:p>
            <text:p>          EMENT VOL-02197-16 PP-03102</text:p>
          </table:table-cell>
          <table:table-cell office:value-type="string" calcext:value-type="string">
            <text:p>[]</text:p>
          </table:table-cell>
          <table:table-cell office:value-type="string" calcext:value-type="string">
            <text:p>AGTE.(S) : ALCENIR ARUEIRA </text:p>
            <text:p>ADV.(A/S) : VALTER MANHÃES DE AZEVEDO </text:p>
            <text:p>AGDO.(A/S) : MUNICÍPIO DE CAMPOS DOS GOYTACAZES </text:p>
            <text:p>ADV.(A/S) : DENIZE DA CUNHA RANGEL SOUZA E SILVA</text:p>
          </table:table-cell>
          <table:table-cell office:value-type="string" calcext:value-type="string">
            <text:p>-Acórdãos citados:RE-178802, RE-183700, RE-206292,RE-368975-AgR,MS-24784 (Informativo 348 do STF). Número de páginas: (06). Análise:(JBM). Inclusão: 15/08/05, (JBM).</text:p>
          </table:table-cell>
          <table:table-cell office:value-type="string" calcext:value-type="string">
            <text:p>['RE 178802', 'RE 183700', 'RE 206292', 'AGR RE 368975', 'MS 24784']</text:p>
          </table:table-cell>
          <table:table-cell office:value-type="float" office:value="1729" calcext:value-type="float">
            <text:p>1729</text:p>
          </table:table-cell>
          <table:table-cell/>
          <table:table-cell table:formula="of:=MATCH(&quot;.*(SÚMULA|Informativo).*&quot;;[.E47];0)" office:value-type="float" office:value="1" calcext:value-type="float">
            <text:p>1</text:p>
          </table:table-cell>
        </table:table-row>
        <table:table-row table:style-name="ro5" table:visibility="filter">
          <table:table-cell office:value-type="string" calcext:value-type="string">
            <text:p>AGR RE 442158</text:p>
          </table:table-cell>
          <table:table-cell office:value-type="string" calcext:value-type="string">
            <text:p>DJ <text:s text:c="2"/>24-06-2005 PP-00064 <text:s text:c="9"/>EMENT VOL-02197-10 PP-02004</text:p>
          </table:table-cell>
          <table:table-cell office:value-type="string" calcext:value-type="string">
            <text:p>[]</text:p>
          </table:table-cell>
          <table:table-cell office:value-type="string" calcext:value-type="string">
            <text:p>AGTE.(S) : ENY NOEMIA BÜHLER </text:p>
            <text:p>ADVDO.(A/S) : MARCELISE DE MIRANDA AZEVEDO </text:p>
            <text:p>ADVDO.(A/S) : ERYKA FARIAS DE NEGRI </text:p>
            <text:p>AGDO.(A/S) : UNIÃO </text:p>
            <text:p>ADVDO.(A/S) : ADVOGADO-GERAL DA UNIÃO</text:p>
          </table:table-cell>
          <table:table-cell office:value-type="string" calcext:value-type="string">
            <text:p>-Acórdãos citados:RE-402079-AgR, RE-420816 (Informativo 363 do STF), RE-437074-AgR. - O RE 442158 AgR foi objeto de embargos de declaração rejeitados em 29/11/2005. - O RE 424018 AgR foi obejto de embargos de declaração rejeitados em 29/11/2005. - O RE 415942 AgR foi objeto de embargos de declaração rejeitados em 29/11/2005. Número de páginas: (05). Análise:(JBM). Inclusão: 03/08/05, (JBM). Alteração: 26/08/05, (SVF).</text:p>
          </table:table-cell>
          <table:table-cell office:value-type="string" calcext:value-type="string">
            <text:p>['AGR RE 402079', 'RE 420816', 'AGR RE 437074']</text:p>
          </table:table-cell>
          <table:table-cell office:value-type="float" office:value="1713" calcext:value-type="float">
            <text:p>1713</text:p>
          </table:table-cell>
          <table:table-cell/>
          <table:table-cell table:formula="of:=MATCH(&quot;.*(SÚMULA|Informativo).*&quot;;[.E48];0)" office:value-type="float" office:value="1" calcext:value-type="float">
            <text:p>1</text:p>
          </table:table-cell>
        </table:table-row>
        <table:table-row table:style-name="ro2" table:visibility="filter">
          <table:table-cell office:value-type="string" calcext:value-type="string">
            <text:p>AGR RE 328843</text:p>
          </table:table-cell>
          <table:table-cell office:value-type="string" calcext:value-type="string">
            <text:p>DJ 03-03-2006  PP-00071</text:p>
            <text:p>EMENT VOL-02223-02 PP-00314</text:p>
          </table:table-cell>
          <table:table-cell office:value-type="string" calcext:value-type="string">
            <text:p>[]</text:p>
          </table:table-cell>
          <table:table-cell office:value-type="string" calcext:value-type="string">
            <text:p>AGTE.(S) : ESTADO DE MINAS GERAIS </text:p>
            <text:p>ADVDOS. : ADVOCACIA-GERAL DO ESTADO - MG - RONALDO </text:p>
            <text:p> MAGALHÃES DE SOUSA </text:p>
            <text:p>AGDO.(A/S) : EMPRESA BRASILEIRA DE CORREIOS E TELÉGRAFOS - </text:p>
            <text:p> ECT - DIRETORIA REGIONAL DE MINAS GERAIS </text:p>
            <text:p>ADVDOS. : MÁRIO MÁRCIO DE SOUZA MAZZONI E OUTROS</text:p>
          </table:table-cell>
          <table:table-cell office:value-type="string" calcext:value-type="string">
            <text:p>- Acórdãos citados: RE 364202, RE 407099 (Informativo 353 do STF). Número de páginas: (10). Análise: 16/03/06, (LMC). Revisão:(MSA/RCO).</text:p>
          </table:table-cell>
          <table:table-cell office:value-type="string" calcext:value-type="string">
            <text:p>['RE 364202', 'RE 407099']</text:p>
          </table:table-cell>
          <table:table-cell office:value-type="float" office:value="1667" calcext:value-type="float">
            <text:p>1667</text:p>
          </table:table-cell>
          <table:table-cell/>
          <table:table-cell table:formula="of:=MATCH(&quot;.*(SÚMULA|Informativo).*&quot;;[.E49];0)" office:value-type="float" office:value="1" calcext:value-type="float">
            <text:p>1</text:p>
          </table:table-cell>
        </table:table-row>
        <table:table-row table:style-name="ro3" table:visibility="filter">
          <table:table-cell office:value-type="string" calcext:value-type="string">
            <text:p>AGR RE 399511</text:p>
          </table:table-cell>
          <table:table-cell office:value-type="string" calcext:value-type="string">
            <text:p>DJ   24-06-2005 PP-00061</text:p>
            <text:p>          EMENT VOL-02197-4 PP-00759</text:p>
          </table:table-cell>
          <table:table-cell office:value-type="string" calcext:value-type="string">
            <text:p>[]</text:p>
          </table:table-cell>
          <table:table-cell office:value-type="string" calcext:value-type="string">
            <text:p>AGTE.(S) : DARCY DIAS LEÃO </text:p>
            <text:p>ADV.(A/S) : LUCIMAR ROBERTO DE LIMA </text:p>
            <text:p>AGDO.(A/S) : UNIÃO </text:p>
            <text:p>ADV.(A/S) : ADVOGADO-GERAL DA UNIÃO</text:p>
          </table:table-cell>
          <table:table-cell office:value-type="string" calcext:value-type="string">
            <text:p>Acórdãos citados: AI 454705 AgR, RMS 24651 (Informativo 332 do STF). Número de páginas: (05). Análise:(JBM). Inclusão: 15/08/05, (JBM). Alteração: 03/10/05, (MLR).</text:p>
          </table:table-cell>
          <table:table-cell office:value-type="string" calcext:value-type="string">
            <text:p>['AGR AI 454705', 'RMS 24651']</text:p>
          </table:table-cell>
          <table:table-cell office:value-type="float" office:value="1815" calcext:value-type="float">
            <text:p>1815</text:p>
          </table:table-cell>
          <table:table-cell/>
          <table:table-cell table:formula="of:=MATCH(&quot;.*(SÚMULA|Informativo).*&quot;;[.E50];0)" office:value-type="float" office:value="1" calcext:value-type="float">
            <text:p>1</text:p>
          </table:table-cell>
        </table:table-row>
        <table:table-row table:style-name="ro3" table:visibility="filter">
          <table:table-cell office:value-type="string" calcext:value-type="string">
            <text:p>AGR RE 435856</text:p>
          </table:table-cell>
          <table:table-cell office:value-type="string" calcext:value-type="string">
            <text:p>DJ <text:s text:c="2"/>24-06-2005 PP-00041 <text:s text:c="9"/>EMENT VOL-02197-7 PP-01370</text:p>
          </table:table-cell>
          <table:table-cell office:value-type="string" calcext:value-type="string">
            <text:p>[]</text:p>
          </table:table-cell>
          <table:table-cell office:value-type="string" calcext:value-type="string">
            <text:p>AGTE.(S) : JUDITHA TEREZINA CARDOZO </text:p>
            <text:p>ADVDO.(A/S) : DANTON JOSÉ REIS MEDEIROS </text:p>
            <text:p>AGDO.(A/S) : INSTITUTO NACIONAL DO SEGURO SOCIAL - INSS </text:p>
            <text:p>ADVDO.(A/S) : VINICIUS DE CARVALHO MADEIRA</text:p>
          </table:table-cell>
          <table:table-cell office:value-type="string" calcext:value-type="string">
            <text:p>- Acórdão citado: RE 420816 (Informativo 363 do STF). - Os RE 477499 AgR, RE 478242 AgR, RE 478950 AgR, RE 481093 AgR, AI 559800 AgR foram objeto de embargos de declaração recebidos em 26/06/2007. Número de páginas: (6). Análise:(JBM). Inclusão: 03/08/05, (JBM). Alteração: 13/12/05, (SVF).</text:p>
          </table:table-cell>
          <table:table-cell office:value-type="string" calcext:value-type="string">
            <text:p>['RE 420816', 'AGR RE OS 477499', 'AGR RE 478242', 'AGR RE 478950', 'AGR RE 481093']</text:p>
          </table:table-cell>
          <table:table-cell office:value-type="float" office:value="1892" calcext:value-type="float">
            <text:p>1892</text:p>
          </table:table-cell>
          <table:table-cell/>
          <table:table-cell table:formula="of:=MATCH(&quot;.*(SÚMULA|Informativo).*&quot;;[.E51];0)" office:value-type="float" office:value="1" calcext:value-type="float">
            <text:p>1</text:p>
          </table:table-cell>
        </table:table-row>
        <table:table-row table:style-name="ro4" table:visibility="filter">
          <table:table-cell office:value-type="string" calcext:value-type="string">
            <text:p>MS 24112</text:p>
          </table:table-cell>
          <table:table-cell office:value-type="string" calcext:value-type="string">
            <text:p>DJ   05-08-2005 PP-00006          EMENT VOL-02199-2 PP-00212</text:p>
            <text:p>               LEXSTF v. 27, n. 321, 2005, p. 174-178</text:p>
            <text:p>               RTJ VOL-00194-02 PP-00578</text:p>
          </table:table-cell>
          <table:table-cell office:value-type="string" calcext:value-type="string">
            <text:p>['LEXSTF 321/174', 'RTJ 194/578']</text:p>
          </table:table-cell>
          <table:table-cell office:value-type="string" calcext:value-type="string">
            <text:p>IMPTE. : MUNICÍPIO DE SANTA BRANCA </text:p>
            <text:p>ADVDOS. : ADRIANA DE OLIVEIRA SANTOS VELOZO E OUTRO </text:p>
            <text:p>IMPDO. : TRIBUNAL DE CONTAS DA UNIÃO</text:p>
          </table:table-cell>
          <table:table-cell office:value-type="string" calcext:value-type="string">
            <text:p>-Acórdão citado: MS 24098 (Informativo 345 do STF). Número de páginas: (7). Análise:(AAC). Revisão:(JBM). Inclusão: 19/08/05, (AAC).</text:p>
          </table:table-cell>
          <table:table-cell office:value-type="string" calcext:value-type="string">
            <text:p>['MS 24098']</text:p>
          </table:table-cell>
          <table:table-cell office:value-type="float" office:value="1938" calcext:value-type="float">
            <text:p>1938</text:p>
          </table:table-cell>
          <table:table-cell/>
          <table:table-cell table:formula="of:=MATCH(&quot;.*(SÚMULA|Informativo).*&quot;;[.E52];0)" office:value-type="float" office:value="1" calcext:value-type="float">
            <text:p>1</text:p>
          </table:table-cell>
        </table:table-row>
        <table:table-row table:style-name="ro4" table:visibility="filter">
          <table:table-cell office:value-type="string" calcext:value-type="string">
            <text:p>MS 25195</text:p>
          </table:table-cell>
          <table:table-cell office:value-type="string" calcext:value-type="string">
            <text:p>DJ   05-08-2005 PP-00006          EMENT VOL-02199-2 PP-00226</text:p>
            <text:p>               LEXSTF v. 27, n. 321, 2005, p. 231-235</text:p>
            <text:p>               RTJ VOL-00194-03 PP-00913</text:p>
          </table:table-cell>
          <table:table-cell office:value-type="string" calcext:value-type="string">
            <text:p>['LEXSTF 321/231', 'RTJ 194/913']</text:p>
          </table:table-cell>
          <table:table-cell office:value-type="string" calcext:value-type="string">
            <text:p>IMPTE.(S) : ADRIANA DE LIMA RIBEIRO </text:p>
            <text:p>ADV.(A/S) : STANISLAW COSTA ELOY </text:p>
            <text:p>IMPDO.(A/S) : TRIBUNAL DE CONTAS DA UNIÃO</text:p>
          </table:table-cell>
          <table:table-cell office:value-type="string" calcext:value-type="string">
            <text:p>-Acórdãos citados: MS-24784 (Informativo 348 do STF), MS-25209, RE-163301. Número de páginas: (8). Análise:(AAC). Revisão:(JBM). Inclusão: 18/08/05, (AAC).</text:p>
          </table:table-cell>
          <table:table-cell office:value-type="string" calcext:value-type="string">
            <text:p>['MS 24784', 'MS 25209', 'RE 163301']</text:p>
          </table:table-cell>
          <table:table-cell office:value-type="float" office:value="2030" calcext:value-type="float">
            <text:p>2030</text:p>
          </table:table-cell>
          <table:table-cell/>
          <table:table-cell table:formula="of:=MATCH(&quot;.*(SÚMULA|Informativo).*&quot;;[.E53];0)" office:value-type="float" office:value="1" calcext:value-type="float">
            <text:p>1</text:p>
          </table:table-cell>
        </table:table-row>
        <table:table-row table:style-name="ro4" table:visibility="filter">
          <table:table-cell office:value-type="string" calcext:value-type="string">
            <text:p>HC 84869</text:p>
          </table:table-cell>
          <table:table-cell office:value-type="string" calcext:value-type="string">
            <text:p>DJ   19-08-2005 PP-00046   EMENT VOL-02201-03 PP-00393</text:p>
            <text:p>               RTJ VOL-00195-01 PP-00183</text:p>
          </table:table-cell>
          <table:table-cell office:value-type="string" calcext:value-type="string">
            <text:p>['RTJ 195/183']</text:p>
          </table:table-cell>
          <table:table-cell office:value-type="string" calcext:value-type="string">
            <text:p>PACTE.(S) : ANTONIA GONZAGA </text:p>
            <text:p>IMPTE.(S) : CELSO SANCHEZ VILARDI </text:p>
            <text:p>COATOR(A/S)(ES) : SUPERIOR TRIBUNAL DE JUSTIÇA</text:p>
          </table:table-cell>
          <table:table-cell office:value-type="string" calcext:value-type="string">
            <text:p>Acórdãos citados: MS 23553 (Informativo 212 do STF), HC 79191 (RTJ-171/258), HC 80100 (Informativo 190 do STF), HC 81294 (RTJ-180/656), HC 82354. Número de páginas: (14). Análise:(MSA). Revisão:(RCO). Inclusão: 23/09/05, (MSA). Alteração: 19/10/05, (MSA).</text:p>
          </table:table-cell>
          <table:table-cell office:value-type="string" calcext:value-type="string">
            <text:p>['MS 23553', 'HC 79191', 'HC 80100', 'HC 81294', 'HC 82354']</text:p>
          </table:table-cell>
          <table:table-cell office:value-type="float" office:value="2237" calcext:value-type="float">
            <text:p>2237</text:p>
          </table:table-cell>
          <table:table-cell/>
          <table:table-cell table:formula="of:=MATCH(&quot;.*(SÚMULA|Informativo).*&quot;;[.E54];0)" office:value-type="float" office:value="1" calcext:value-type="float">
            <text:p>1</text:p>
          </table:table-cell>
        </table:table-row>
        <table:table-row table:style-name="ro4" table:visibility="filter">
          <table:table-cell office:value-type="string" calcext:value-type="string">
            <text:p>MC HC 85877</text:p>
          </table:table-cell>
          <table:table-cell office:value-type="string" calcext:value-type="string">
            <text:p>DJ 16-09-2005 PP-00054          EMENT VOL-02205-01 PP-00166</text:p>
            <text:p>LEXSTF v. 27, n. 322, 2005, p. 469-473</text:p>
          </table:table-cell>
          <table:table-cell office:value-type="string" calcext:value-type="string">
            <text:p>['LEXSTF 322/469']</text:p>
          </table:table-cell>
          <table:table-cell office:value-type="string" calcext:value-type="string">
            <text:p>PACTE.(S) : GAUDÊNCIO JACINTO DA SILVA </text:p>
            <text:p>IMPTE.(S) : FERNANDO ANTÔNIO CARVALHO ALVES DE SOUZA </text:p>
            <text:p>COATOR(A/S)(ES) : SUPERIOR TRIBUNAL DE JUSTIÇA</text:p>
          </table:table-cell>
          <table:table-cell office:value-type="string" calcext:value-type="string">
            <text:p>Acórdãos citados: HC 77128, HC 80939 (RTJ-183/252), HC 81685 (RTJ-181/723), HC 85591 (Informativo 389 do STF). - Veja Rcl 2391. Número de páginas: (8). Análise:(LMS). Revisão:(MSA). Inclusão: 04/10/05, (LMS). Alteração: 14/10/05, (LMS).</text:p>
          </table:table-cell>
          <table:table-cell office:value-type="string" calcext:value-type="string">
            <text:p>['HC 77128', 'HC 80939', 'HC 81685', 'HC 85591', 'RCL VEJA 2391']</text:p>
          </table:table-cell>
          <table:table-cell office:value-type="float" office:value="2233" calcext:value-type="float">
            <text:p>2233</text:p>
          </table:table-cell>
          <table:table-cell/>
          <table:table-cell table:formula="of:=MATCH(&quot;.*(SÚMULA|Informativo).*&quot;;[.E55];0)" office:value-type="float" office:value="1" calcext:value-type="float">
            <text:p>1</text:p>
          </table:table-cell>
        </table:table-row>
        <table:table-row table:style-name="ro3" table:visibility="filter">
          <table:table-cell office:value-type="string" calcext:value-type="string">
            <text:p>HC 85503</text:p>
          </table:table-cell>
          <table:table-cell office:value-type="string" calcext:value-type="string">
            <text:p>DJ   26-08-2005 PP-00065   EMENT VOL-02202-02 PP-00400</text:p>
            <text:p>               LEXSTF v. 27, n. 321, 2005, p. 444-454</text:p>
            <text:p>               RTJ VOL-00195-01 PP-00259</text:p>
          </table:table-cell>
          <table:table-cell office:value-type="string" calcext:value-type="string">
            <text:p>['LEXSTF 321/444', 'RTJ 195/259']</text:p>
          </table:table-cell>
          <table:table-cell office:value-type="string" calcext:value-type="string">
            <text:p>PACTE.(S) : NATANAEL CAVALCANTE DE SOUZA </text:p>
            <text:p>IMPTE.(S) : PGE-SP - PATRÍCIA HELENA MASSA ARZABE </text:p>
            <text:p> (ASSISTÊNCIA JUDICIÁRIA) </text:p>
            <text:p>COATOR(A/S)(ES) : SUPERIOR TRIBUNAL DE JUSTIÇA</text:p>
          </table:table-cell>
          <table:table-cell office:value-type="string" calcext:value-type="string">
            <text:p>Acórdãos citados: HC 74715 (RTJ-163/736), HC 84603 (Informativo 369 do STF), HC 84682. - Veja Informativo 393 do STF. Número de páginas: (15). Análise:(MSA). Revisão:(RCO). Inclusão: 21/10/05, (MSA). Alteração: 26/10/05, (MSA).</text:p>
          </table:table-cell>
          <table:table-cell office:value-type="string" calcext:value-type="string">
            <text:p>['HC 74715', 'HC 84603', 'HC 84682', 'STF DO INFORMATIVO VEJA 393']</text:p>
          </table:table-cell>
          <table:table-cell office:value-type="float" office:value="2231" calcext:value-type="float">
            <text:p>2231</text:p>
          </table:table-cell>
          <table:table-cell/>
          <table:table-cell table:formula="of:=MATCH(&quot;.*(SÚMULA|Informativo).*&quot;;[.E56];0)" office:value-type="float" office:value="1" calcext:value-type="float">
            <text:p>1</text:p>
          </table:table-cell>
        </table:table-row>
        <table:table-row table:style-name="ro4" table:visibility="filter">
          <table:table-cell office:value-type="string" calcext:value-type="string">
            <text:p>HC 85569</text:p>
          </table:table-cell>
          <table:table-cell office:value-type="string" calcext:value-type="string">
            <text:p>DJ   26-08-2005 PP-00066        EMENT VOL-02202-3 PP-00433</text:p>
            <text:p>               RTJ VOL-00195-02 PP-00603</text:p>
          </table:table-cell>
          <table:table-cell office:value-type="string" calcext:value-type="string">
            <text:p>['RTJ 195/603']</text:p>
          </table:table-cell>
          <table:table-cell office:value-type="string" calcext:value-type="string">
            <text:p>PACTE.(S) : NILSON ROBERTO TEIXEIRA </text:p>
            <text:p>IMPTE.(S) : ANTONIO CÉSAR BUENO MARRA </text:p>
            <text:p>COATOR(A/S)(ES) : SUPERIOR TRIBUNAL DE JUSTIÇA</text:p>
          </table:table-cell>
          <table:table-cell office:value-type="string" calcext:value-type="string">
            <text:p>- Acórdãos citados: Rcl 2391, HC 85591 (Informativo 389 do STF), HC 85877. Número de páginas: (9). Análise:(AAC). Revisão:(JBM). Inclusão: 08/09/05, (AAC).</text:p>
          </table:table-cell>
          <table:table-cell office:value-type="string" calcext:value-type="string">
            <text:p>['RCL 2391', 'HC 85591', 'HC 85877']</text:p>
          </table:table-cell>
          <table:table-cell office:value-type="float" office:value="2538" calcext:value-type="float">
            <text:p>2538</text:p>
          </table:table-cell>
          <table:table-cell/>
          <table:table-cell table:formula="of:=MATCH(&quot;.*(SÚMULA|Informativo).*&quot;;[.E57];0)" office:value-type="float" office:value="1" calcext:value-type="float">
            <text:p>1</text:p>
          </table:table-cell>
        </table:table-row>
        <table:table-row table:style-name="ro3" table:visibility="filter">
          <table:table-cell office:value-type="string" calcext:value-type="string">
            <text:p>ED AI 542681</text:p>
          </table:table-cell>
          <table:table-cell office:value-type="string" calcext:value-type="string">
            <text:p>DJ   09-09-2005 PP-00045          EMENT VOL-02204-09 PP-01789</text:p>
            <text:p>RIP v. 7, n. 33, 2005, p. 264</text:p>
          </table:table-cell>
          <table:table-cell office:value-type="string" calcext:value-type="string">
            <text:p>['RIP 33/264']</text:p>
          </table:table-cell>
          <table:table-cell office:value-type="string" calcext:value-type="string">
            <text:p>EMBTE.(S) : WALTER DOMINGUES DAVID </text:p>
            <text:p>ADVDO.(A/S) : JAIRO ANDRADE DE MIRANDA </text:p>
            <text:p>EMBDO.(A/S) : BANCO CENTRAL DO BRASIL </text:p>
            <text:p>ADVDO.(A/S) : PROCURADOR-GERAL DO BANCO CENTRAL DO BRASIL</text:p>
          </table:table-cell>
          <table:table-cell office:value-type="string" calcext:value-type="string">
            <text:p>Acórdãos citados: RE 206048 (Tribunal Pleno) (Informativo 237 do STF), AI 278549 ED. Número de páginas: (07). Análise:(ANA). Inclusão: 15/09/05, (SVF).</text:p>
          </table:table-cell>
          <table:table-cell office:value-type="string" calcext:value-type="string">
            <text:p>['RE 206048', 'ED AI 278549']</text:p>
          </table:table-cell>
          <table:table-cell office:value-type="float" office:value="2551" calcext:value-type="float">
            <text:p>2551</text:p>
          </table:table-cell>
          <table:table-cell/>
          <table:table-cell table:formula="of:=MATCH(&quot;.*(SÚMULA|Informativo).*&quot;;[.E58];0)" office:value-type="float" office:value="1" calcext:value-type="float">
            <text:p>1</text:p>
          </table:table-cell>
        </table:table-row>
        <table:table-row table:style-name="ro3" table:visibility="filter">
          <table:table-cell office:value-type="string" calcext:value-type="string">
            <text:p>AGR AI 519375</text:p>
          </table:table-cell>
          <table:table-cell office:value-type="string" calcext:value-type="string">
            <text:p>DJ <text:s text:c="2"/>19-08-2005 PP-00023 <text:s text:c="9"/>EMENT VOL-02201-18 PP-03493</text:p>
          </table:table-cell>
          <table:table-cell office:value-type="string" calcext:value-type="string">
            <text:p>[]</text:p>
          </table:table-cell>
          <table:table-cell office:value-type="string" calcext:value-type="string">
            <text:p>AGTE.(S) : CROMOS S/A TINTAS GRÁFICAS </text:p>
            <text:p>ADV.(A/S) : JOSÉ OSWALDO CORRÊA </text:p>
            <text:p>AGDO.(A/S) : UNIÃO </text:p>
            <text:p>ADV.(A/S) : PFN - MÔNICA ROCHA V. DE OLIVEIRA</text:p>
          </table:table-cell>
          <table:table-cell office:value-type="string" calcext:value-type="string">
            <text:p>- Acórdão citado: RE 201465 (Informativo-266 do STF). Número de páginas: (10). Análise:(PCD). Revisão:(). Inclusão: 31/08/05, (PCD).</text:p>
          </table:table-cell>
          <table:table-cell office:value-type="string" calcext:value-type="string">
            <text:p>['RE 201465']</text:p>
          </table:table-cell>
          <table:table-cell office:value-type="float" office:value="2641" calcext:value-type="float">
            <text:p>2641</text:p>
          </table:table-cell>
          <table:table-cell/>
          <table:table-cell table:formula="of:=MATCH(&quot;.*(SÚMULA|Informativo).*&quot;;[.E59];0)" office:value-type="float" office:value="1" calcext:value-type="float">
            <text:p>1</text:p>
          </table:table-cell>
        </table:table-row>
        <table:table-row table:style-name="ro4" table:visibility="filter">
          <table:table-cell office:value-type="string" calcext:value-type="string">
            <text:p>HC 86170</text:p>
          </table:table-cell>
          <table:table-cell office:value-type="string" calcext:value-type="string">
            <text:p>DJ 17-02-2006  PP-00062</text:p>
            <text:p>EMENT VOL-02221-02 PP-00256</text:p>
          </table:table-cell>
          <table:table-cell office:value-type="string" calcext:value-type="string">
            <text:p>[]</text:p>
          </table:table-cell>
          <table:table-cell office:value-type="string" calcext:value-type="string">
            <text:p>PACTE.(S) : GIDEON BATISTA DE MENEZES </text:p>
            <text:p>IMPTE.(S) : GIDEON BATISTA DE MENEZES </text:p>
            <text:p>COATOR(A/S)(ES) : SUPERIOR TRIBUNAL DE JUSTIÇA</text:p>
          </table:table-cell>
          <table:table-cell office:value-type="string" calcext:value-type="string">
            <text:p>- Acórdãos citados: HC 85692 (Informativo 383 do STF); RTJ-146/611, RTJ-147/598. Número de páginas: (11). Análise:(JOY). Inclusão: 14/03/06, (JOY).</text:p>
          </table:table-cell>
          <table:table-cell office:value-type="string" calcext:value-type="string">
            <text:p>['HC 85692']</text:p>
          </table:table-cell>
          <table:table-cell office:value-type="float" office:value="2823" calcext:value-type="float">
            <text:p>2823</text:p>
          </table:table-cell>
          <table:table-cell/>
          <table:table-cell table:formula="of:=MATCH(&quot;.*(SÚMULA|Informativo).*&quot;;[.E60];0)" office:value-type="float" office:value="1" calcext:value-type="float">
            <text:p>1</text:p>
          </table:table-cell>
        </table:table-row>
        <table:table-row table:style-name="ro2" table:visibility="filter">
          <table:table-cell office:value-type="string" calcext:value-type="string">
            <text:p>RCL 2482</text:p>
          </table:table-cell>
          <table:table-cell office:value-type="string" calcext:value-type="string">
            <text:p>DJ   09-09-2005 PP-00036   EMENT VOL-02204-01 PP-00069</text:p>
            <text:p>               RTJ VOL-00195-02 PP-00435</text:p>
            <text:p>               LEXSTF v. 27, n. 322, 2005, p. 250-257</text:p>
          </table:table-cell>
          <table:table-cell office:value-type="string" calcext:value-type="string">
            <text:p>['LEXSTF 322/250', 'RTJ 195/435']</text:p>
          </table:table-cell>
          <table:table-cell office:value-type="string" calcext:value-type="string">
            <text:p>RECLTE.(S) : UNIÃO </text:p>
            <text:p>ADV.(A/S) : ADVOGADO-GERAL DA UNIÃO </text:p>
            <text:p>RECLDO.(A/S) : RELATOR DO AI Nº 2003.03.00.050665-4 DO </text:p>
            <text:p> TRIBUNAL REGIONAL FEDERAL DA 3ª REGIÃO </text:p>
            <text:p>INTDO.(A/S) : JOSÉ RINALDO ALBINO </text:p>
            <text:p>ADV.(A/S) : RUBENS LAZZARINI</text:p>
          </table:table-cell>
          <table:table-cell office:value-type="string" calcext:value-type="string">
            <text:p>Acórdãos citados: ADC 4 MC (RTJ-169/383), Rcl 1578 (Informativo 274 do STF), Rcl 2382 (RTJ-191/121). - A Rcl 2482 foi objeto de Embargos de Declaração providos com efeitos infringentes em 30/08/2007. Número de páginas: (10). Análise:(MSA). Revisão:(RCO). Inclusão: 13/10/05, (MSA). Alteração: 03/02/06, (SVF). Alteração: 25/04/2008, CEL.</text:p>
          </table:table-cell>
          <table:table-cell office:value-type="string" calcext:value-type="string">
            <text:p>['MC ADC 4', 'RCL 1578', 'RCL 2382']</text:p>
          </table:table-cell>
          <table:table-cell office:value-type="float" office:value="2791" calcext:value-type="float">
            <text:p>2791</text:p>
          </table:table-cell>
          <table:table-cell/>
          <table:table-cell table:formula="of:=MATCH(&quot;.*(SÚMULA|Informativo).*&quot;;[.E61];0)" office:value-type="float" office:value="1" calcext:value-type="float">
            <text:p>1</text:p>
          </table:table-cell>
        </table:table-row>
        <table:table-row table:style-name="ro5" table:visibility="filter">
          <table:table-cell office:value-type="string" calcext:value-type="string">
            <text:p>HC 86120</text:p>
          </table:table-cell>
          <table:table-cell office:value-type="string" calcext:value-type="string">
            <text:p>DJ   26-08-2005 PP-00028          EMENT VOL-02202-3 PP-00520</text:p>
            <text:p>LEXSTF v. 27, n. 321, 2005, p. 496-500</text:p>
          </table:table-cell>
          <table:table-cell office:value-type="string" calcext:value-type="string">
            <text:p>['LEXSTF 321/496']</text:p>
          </table:table-cell>
          <table:table-cell office:value-type="string" calcext:value-type="string">
            <text:p>PACTE.(S) : ANTONIO ARY MARTORELLI </text:p>
            <text:p>PACTE.(S) : OTTO HUGO AUGUSTIN </text:p>
            <text:p>IMPTE.(S) : ALEXANDRE GAIOFATO DE SOUZA </text:p>
            <text:p>ADV.(A/S) : RODRIGO CARDOSO TAFFI </text:p>
            <text:p>COATOR(A/S)(ES) : SUPERIOR TRIBUNAL DE JUSTIÇA</text:p>
          </table:table-cell>
          <table:table-cell office:value-type="string" calcext:value-type="string">
            <text:p>- Acórdãos citados:HC 81611 (Informativo 333 do STF) (Tribunal Pleno), HC 82354, HC 83717, HC 84105. Número de páginas: (8). Análise:(AAC). Revisão:(JBM). Inclusão: 06/09/05, (AAC).</text:p>
          </table:table-cell>
          <table:table-cell office:value-type="string" calcext:value-type="string">
            <text:p>['HC 81611', 'HC 82354', 'HC 83717', 'HC 84105']</text:p>
          </table:table-cell>
          <table:table-cell office:value-type="float" office:value="2780" calcext:value-type="float">
            <text:p>2780</text:p>
          </table:table-cell>
          <table:table-cell/>
          <table:table-cell table:formula="of:=MATCH(&quot;.*(SÚMULA|Informativo).*&quot;;[.E62];0)" office:value-type="float" office:value="1" calcext:value-type="float">
            <text:p>1</text:p>
          </table:table-cell>
        </table:table-row>
        <table:table-row table:style-name="ro4" table:visibility="filter">
          <table:table-cell office:value-type="string" calcext:value-type="string">
            <text:p>HC 85798</text:p>
          </table:table-cell>
          <table:table-cell office:value-type="string" calcext:value-type="string">
            <text:p>DJ   23-09-2005 PP-00051</text:p>
            <text:p>          EMENT VOL-02206-2 PP-00402</text:p>
          </table:table-cell>
          <table:table-cell office:value-type="string" calcext:value-type="string">
            <text:p>[]</text:p>
          </table:table-cell>
          <table:table-cell office:value-type="string" calcext:value-type="string">
            <text:p>PACTE.(S) : DAMIÃO EDUARDO DE SOUZA </text:p>
            <text:p>IMPTE.(S) : DAMIÃO EDUARDO DE SOUZA </text:p>
            <text:p>COATOR(A/S)(ES) : SUPERIOR TRIBUNAL DE JUSTIÇA</text:p>
          </table:table-cell>
          <table:table-cell office:value-type="string" calcext:value-type="string">
            <text:p>- Acórdãos citados: HC 69145 (RTJ-141/224), HC 70045 (RTJ-153/609), HC 81250, HC 82959, HC 84422 (Informativo 374 do STF). Número de páginas: (7). Análise:(AAC). Revisão:(JBM). Inclusão: 03/10/05, (AAC).</text:p>
          </table:table-cell>
          <table:table-cell office:value-type="string" calcext:value-type="string">
            <text:p>['HC 69145', 'HC 70045', 'HC 81250', 'HC 82959', 'HC 84422']</text:p>
          </table:table-cell>
          <table:table-cell office:value-type="float" office:value="3001" calcext:value-type="float">
            <text:p>3001</text:p>
          </table:table-cell>
          <table:table-cell/>
          <table:table-cell table:formula="of:=MATCH(&quot;.*(SÚMULA|Informativo).*&quot;;[.E63];0)" office:value-type="float" office:value="1" calcext:value-type="float">
            <text:p>1</text:p>
          </table:table-cell>
        </table:table-row>
        <table:table-row table:style-name="ro3" table:visibility="filter">
          <table:table-cell office:value-type="string" calcext:value-type="string">
            <text:p>ADI 2751</text:p>
          </table:table-cell>
          <table:table-cell office:value-type="string" calcext:value-type="string">
            <text:p>DJ 24-02-2006  PP-00005</text:p>
            <text:p>EMENT VOL-02222-01 PP-00092</text:p>
          </table:table-cell>
          <table:table-cell office:value-type="string" calcext:value-type="string">
            <text:p>[]</text:p>
          </table:table-cell>
          <table:table-cell office:value-type="string" calcext:value-type="string">
            <text:p>REQTE.(S) : GOVERNADORA DO ESTADO DO RIO DE JANEIRO </text:p>
            <text:p>REQDO.(A/S) : GOVERNADOR DO ESTADO DO RIO DE JANEIRO </text:p>
            <text:p>REQDO.(A/S) : ASSEMBLÉIA LEGISLATIVA DO ESTADO DO RIO DE </text:p>
            <text:p> JANEIRO</text:p>
          </table:table-cell>
          <table:table-cell office:value-type="string" calcext:value-type="string">
            <text:p>- Acórdãos citados: ADI 1592 (RTJ-187/442), ADI 2328 (Informativo 340 do STF), ADI 2606 (RTJ-185/568), ADI 3049 MC (RTJ-189/1071). - Veja Informativo 367 do STF. Número de páginas: (27). Análise: 30/03/06, (JOY).</text:p>
          </table:table-cell>
          <table:table-cell office:value-type="string" calcext:value-type="string">
            <text:p>['ADI 1592', 'ADI 2328', 'ADI 2606', 'MC ADI 3049', 'STF DO INFORMATIVO VEJA 367']</text:p>
          </table:table-cell>
          <table:table-cell office:value-type="float" office:value="3150" calcext:value-type="float">
            <text:p>3150</text:p>
          </table:table-cell>
          <table:table-cell/>
          <table:table-cell table:formula="of:=MATCH(&quot;.*(SÚMULA|Informativo).*&quot;;[.E64];0)" office:value-type="float" office:value="1" calcext:value-type="float">
            <text:p>1</text:p>
          </table:table-cell>
        </table:table-row>
        <table:table-row table:style-name="ro5" table:visibility="filter">
          <table:table-cell office:value-type="string" calcext:value-type="string">
            <text:p>RHC 85605</text:p>
          </table:table-cell>
          <table:table-cell office:value-type="string" calcext:value-type="string">
            <text:p>DJ   14-10-2005 PP-00027</text:p>
            <text:p>EMENT VOL-02209-2 PP-00345</text:p>
            <text:p>LEXSTF v. 28, n. 326, 2006, p. 469-475</text:p>
          </table:table-cell>
          <table:table-cell office:value-type="string" calcext:value-type="string">
            <text:p>['LEXSTF 326/469']</text:p>
          </table:table-cell>
          <table:table-cell office:value-type="string" calcext:value-type="string">
            <text:p>RECTE.(S) : IRINEU JOAQUIM RIBEIRO OU IRINEU RIBEIRO DA </text:p>
            <text:p> SILVA </text:p>
            <text:p>ADV.(A/S) : PGE-SP - PATRÍCIA HELENA MASSA ARZABE </text:p>
            <text:p> (ASSISTÊNCIA JUDICIÁRIA) </text:p>
            <text:p>RECDO.(A/S) : MINISTÉRIO PÚBLICO FEDERAL</text:p>
          </table:table-cell>
          <table:table-cell office:value-type="string" calcext:value-type="string">
            <text:p>- Acórdãos citados: HC 83506, HC 85049 (Informativo 378 do STF). Número de páginas: (8). Análise:(AAC). Revisão:(JBM). Inclusão: 19/10/05, (AAC).</text:p>
          </table:table-cell>
          <table:table-cell office:value-type="string" calcext:value-type="string">
            <text:p>['HC 83506', 'HC 85049']</text:p>
          </table:table-cell>
          <table:table-cell office:value-type="float" office:value="3314" calcext:value-type="float">
            <text:p>3314</text:p>
          </table:table-cell>
          <table:table-cell/>
          <table:table-cell table:formula="of:=MATCH(&quot;.*(SÚMULA|Informativo).*&quot;;[.E65];0)" office:value-type="float" office:value="1" calcext:value-type="float">
            <text:p>1</text:p>
          </table:table-cell>
        </table:table-row>
        <table:table-row table:style-name="ro4" table:visibility="filter">
          <table:table-cell office:value-type="string" calcext:value-type="string">
            <text:p>HC 85702</text:p>
          </table:table-cell>
          <table:table-cell office:value-type="string" calcext:value-type="string">
            <text:p>DJ   07-10-2005 PP-00027          EMENT VOL-02208-02 PP-00298</text:p>
            <text:p>LEXSTF v. 28, n. 327, 2006, p. 383-398</text:p>
          </table:table-cell>
          <table:table-cell office:value-type="string" calcext:value-type="string">
            <text:p>['LEXSTF 327/383']</text:p>
          </table:table-cell>
          <table:table-cell office:value-type="string" calcext:value-type="string">
            <text:p>PACTE.(S) : EDSON ARAÚJO DA PENHA </text:p>
            <text:p>IMPTE.(S) : JOÃO RIBEIRO DE MORAIS </text:p>
            <text:p>COATOR(A/S)(ES) : SUPERIOR TRIBUNAL DE JUSTIÇA</text:p>
          </table:table-cell>
          <table:table-cell office:value-type="string" calcext:value-type="string">
            <text:p>- Acórdãos citados: HC 54717 (RTJ-81/48), HC 59486, HC 66649 (RTJ-127/929), HC 68109 (RTJ-136/606), HC 68854 (RTJ-140/138), HC 74067 (RTJ-63/526), HC 74518 (RTJ-165/941), HC 75090 (RTJ-165/258), HC 76182, HC 77493, HC 77552 (RTJ-174/181), HC 77993 (RTJ-169/317), HC 78322, RE 80423 (RTJ-75/243), RHC 81748 (Informativo 262 do STF), HC 85673, HC 85858 ED, RE 92062; RTJ-745/613. - Veja HC 85878. - Veja Informativo 401 do STF. Número de páginas: (20). Análise:(PCD). Revisão:(JOY/RCO). Inclusão: 07/12/05, (PCD).</text:p>
          </table:table-cell>
          <table:table-cell office:value-type="string" calcext:value-type="string">
            <text:p>['HC 54717', 'HC 59486', 'HC 66649', 'HC 68109', 'HC 68854', 'HC 74067', 'HC 74518', 'HC 75090', 'HC 76182', 'HC 77493', 'HC 77552', 'HC 77993', 'HC 78322', 'RE 80423', 'RHC 81748', 'HC 85673', 'ED HC 85858', 'RE 92062', 'HC VEJA 85878', 'STF DO INFORMATIVO VEJA 401']</text:p>
          </table:table-cell>
          <table:table-cell office:value-type="float" office:value="3297" calcext:value-type="float">
            <text:p>3297</text:p>
          </table:table-cell>
          <table:table-cell/>
          <table:table-cell table:formula="of:=MATCH(&quot;.*(SÚMULA|Informativo).*&quot;;[.E66];0)" office:value-type="float" office:value="1" calcext:value-type="float">
            <text:p>1</text:p>
          </table:table-cell>
        </table:table-row>
        <table:table-row table:style-name="ro3" table:visibility="filter">
          <table:table-cell office:value-type="string" calcext:value-type="string">
            <text:p>HC 86118</text:p>
          </table:table-cell>
          <table:table-cell office:value-type="string" calcext:value-type="string">
            <text:p>DJ   14-10-2005 PP-00012</text:p>
            <text:p>EMENT VOL-02209-2 PP-00408</text:p>
          </table:table-cell>
          <table:table-cell office:value-type="string" calcext:value-type="string">
            <text:p>[]</text:p>
          </table:table-cell>
          <table:table-cell office:value-type="string" calcext:value-type="string">
            <text:p>PACTE.(S) : JOSE CARLOS LACERDA ESTEVAM LEITE </text:p>
            <text:p>ADV.(A/S) : RAUL LIVINO VENTIM DE AZEVEDO </text:p>
            <text:p>IMPTE.(S) : KÁTIA BEATRIZ MAGALDI NETTO </text:p>
            <text:p>COATOR(A/S)(ES) : SUPERIOR TRIBUNAL DE JUSTIÇA</text:p>
          </table:table-cell>
          <table:table-cell office:value-type="string" calcext:value-type="string">
            <text:p>- Acórdãos citados: Rcl 2391 (Informativo 334 do STF), HC 79386 (RTJ-174/876), HC 82316, HC 82695, HC 83468, HC 85711 AgR. Número de páginas: (11). Análise:(AAC). Revisão:(). Inclusão: 24/10/05, (AAC).</text:p>
          </table:table-cell>
          <table:table-cell office:value-type="string" calcext:value-type="string">
            <text:p>['RCL 2391', 'HC 79386', 'HC 82316', 'HC 82695', 'HC 83468', 'AGR HC 85711']</text:p>
          </table:table-cell>
          <table:table-cell office:value-type="float" office:value="3291" calcext:value-type="float">
            <text:p>3291</text:p>
          </table:table-cell>
          <table:table-cell/>
          <table:table-cell table:formula="of:=MATCH(&quot;.*(SÚMULA|Informativo).*&quot;;[.E67];0)" office:value-type="float" office:value="1" calcext:value-type="float">
            <text:p>1</text:p>
          </table:table-cell>
        </table:table-row>
        <table:table-row table:style-name="ro5" table:visibility="filter">
          <table:table-cell office:value-type="string" calcext:value-type="string">
            <text:p>HC 85549</text:p>
          </table:table-cell>
          <table:table-cell office:value-type="string" calcext:value-type="string">
            <text:p>DJ   14-10-2005 PP-00012</text:p>
            <text:p>EMENT VOL-02205-2 PP-00335</text:p>
          </table:table-cell>
          <table:table-cell office:value-type="string" calcext:value-type="string">
            <text:p>[]</text:p>
          </table:table-cell>
          <table:table-cell office:value-type="string" calcext:value-type="string">
            <text:p>PACTE.(S) : CARLOS ALBERTO MACHLINE </text:p>
            <text:p>PACTE.(S) : PAULO RICARDO MACHLINE </text:p>
            <text:p>PACTE.(S) : SÉRGIO ALEXANDRE MACHLINE </text:p>
            <text:p>IMPTE.(S) : ALBERTO ZACHARIAS TORON </text:p>
            <text:p>COATOR(A/S)(ES) : SUPERIOR TRIBUNAL DE JUSTIÇA</text:p>
          </table:table-cell>
          <table:table-cell office:value-type="string" calcext:value-type="string">
            <text:p>- Acórdãos citados: RHC 59857 (RTJ-104/1052), RHC 65369 (RTJ-124/547), HC 73903, HC 74791 (Informativo 62 do STF), HC 79804, HC 80620 (RTJ-177/391), HC 82242, HC 83369 (RTJ-188/708), HC 84402, HC 84663, HC 85579 (Informativo 389 do STF). Número de páginas: (10). Análise:(AAC). Revisão:(JBM). Inclusão: 24/10/05, (AAC). Alteração: 03/01/06, (MLR).</text:p>
          </table:table-cell>
          <table:table-cell office:value-type="string" calcext:value-type="string">
            <text:p>['RHC 59857', 'RHC 65369', 'HC 73903', 'HC 74791', 'HC 79804', 'HC 80620', 'HC 82242', 'HC 83369', 'HC 84402', 'HC 84663', 'HC 85579']</text:p>
          </table:table-cell>
          <table:table-cell office:value-type="float" office:value="3292" calcext:value-type="float">
            <text:p>3292</text:p>
          </table:table-cell>
          <table:table-cell/>
          <table:table-cell table:formula="of:=MATCH(&quot;.*(SÚMULA|Informativo).*&quot;;[.E68];0)" office:value-type="float" office:value="1" calcext:value-type="float">
            <text:p>1</text:p>
          </table:table-cell>
        </table:table-row>
        <table:table-row table:style-name="ro5" table:visibility="filter">
          <table:table-cell office:value-type="string" calcext:value-type="string">
            <text:p>MS 23780</text:p>
          </table:table-cell>
          <table:table-cell office:value-type="string" calcext:value-type="string">
            <text:p>DJ 03-03-2006  PP-00071    EMENT VOL-02223-01 PP-00109</text:p>
            <text:p>RB v. 18, n. 509, 2006, p. 21-22</text:p>
            <text:p>LEXSTF v. 28, n. 327, 2006, p. 145-152</text:p>
            <text:p>RT v. 95, n. 848, 2006, p. 145-147</text:p>
            <text:p>RMP n. 34, 2009, p. 307-312</text:p>
          </table:table-cell>
          <table:table-cell office:value-type="string" calcext:value-type="string">
            <text:p>['LEXSTF 327/145', 'RB 509/21', 'RMP 34/307', 'RT 848/145']</text:p>
          </table:table-cell>
          <table:table-cell office:value-type="string" calcext:value-type="string">
            <text:p>IMPTE. : TEREZINHA DE JESUS CUNHA BELFORT </text:p>
            <text:p>ADVDOS. : PEDRO LEONEL PINTO DE CARVALHO E OUTROS </text:p>
            <text:p>IMPDO. : TRIBUNAL DE CONTAS DA UNIÃO </text:p>
            <text:p>IMPDO. : PRESIDENTE DO TRIBUNAL REGIONAL DO TRABALHO </text:p>
            <text:p> DA 16ª REGIÃO</text:p>
          </table:table-cell>
          <table:table-cell office:value-type="string" calcext:value-type="string">
            <text:p>- Acórdão citado: MS 23665 (Informativo 272 do STF). Número de páginas: (11). Análise:(LMC). Revisão:(MSA/RCO). Inclusão: 14/03/06, (LMC).</text:p>
          </table:table-cell>
          <table:table-cell office:value-type="string" calcext:value-type="string">
            <text:p>['MS 23665']</text:p>
          </table:table-cell>
          <table:table-cell office:value-type="float" office:value="3546" calcext:value-type="float">
            <text:p>3546</text:p>
          </table:table-cell>
          <table:table-cell/>
          <table:table-cell table:formula="of:=MATCH(&quot;.*(SÚMULA|Informativo).*&quot;;[.E69];0)" office:value-type="float" office:value="1" calcext:value-type="float">
            <text:p>1</text:p>
          </table:table-cell>
        </table:table-row>
        <table:table-row table:style-name="ro4" table:visibility="filter">
          <table:table-cell office:value-type="string" calcext:value-type="string">
            <text:p>MC AR 1734</text:p>
          </table:table-cell>
          <table:table-cell office:value-type="string" calcext:value-type="string">
            <text:p>DJ 24-02-2006  PP-00006</text:p>
            <text:p>EMENT VOL-02222-01 PP-00068</text:p>
          </table:table-cell>
          <table:table-cell office:value-type="string" calcext:value-type="string">
            <text:p>[]</text:p>
          </table:table-cell>
          <table:table-cell office:value-type="string" calcext:value-type="string">
            <text:p>AUTORA : UNIÃO </text:p>
            <text:p>REU : PLOVER PEDRO SHIAVON </text:p>
            <text:p>ADV.(A/S) : JOSÉ CARLOS BARBOSA NETO</text:p>
          </table:table-cell>
          <table:table-cell office:value-type="string" calcext:value-type="string">
            <text:p>- Acórdãos citados: AR 1685 MC (Informativo 272 do STF), AR 1699 MC, MS 21915 (RTJ-162/528), RMS 23040 (RTJ-172/485), RMS 23657 (RTJ-184/596), RMS 23788, RMS 23793 (RTJ-181/182), RMS 25538. Número de páginas: (10). Análise: 17/03/06, (RMO). Revisão:(JOY/RCO).</text:p>
          </table:table-cell>
          <table:table-cell office:value-type="string" calcext:value-type="string">
            <text:p>['MC AR 1685', 'MC AR 1699', 'MS 21915', 'RMS 23040', 'RMS 23657', 'RMS 23788', 'RMS 23793', 'RMS 25538']</text:p>
          </table:table-cell>
          <table:table-cell office:value-type="float" office:value="3543" calcext:value-type="float">
            <text:p>3543</text:p>
          </table:table-cell>
          <table:table-cell/>
          <table:table-cell table:formula="of:=MATCH(&quot;.*(SÚMULA|Informativo).*&quot;;[.E70];0)" office:value-type="float" office:value="1" calcext:value-type="float">
            <text:p>1</text:p>
          </table:table-cell>
        </table:table-row>
        <table:table-row table:style-name="ro5" table:visibility="filter">
          <table:table-cell office:value-type="string" calcext:value-type="string">
            <text:p>ED AI 451313</text:p>
          </table:table-cell>
          <table:table-cell office:value-type="string" calcext:value-type="string">
            <text:p>DJ   21-10-2005 PP-00041        EMENT VOL-02210-05 PP-00915</text:p>
            <text:p>               LEXSTF v. 27, n. 323, 2005, p. 108-112</text:p>
          </table:table-cell>
          <table:table-cell office:value-type="string" calcext:value-type="string">
            <text:p>['LEXSTF 323/108']</text:p>
          </table:table-cell>
          <table:table-cell office:value-type="string" calcext:value-type="string">
            <text:p>EMBTE.(S) : COMPANHIA VALE DO RIO DOCE - CVRD </text:p>
            <text:p>ADVDO.(A/S) : CARLOS ROBERTO SIQUEIRA CASTRO </text:p>
            <text:p>ADVDO.(A/S) : CHRISTIANE RODRIGUES PANTOJA E OUTRO (A/S) </text:p>
            <text:p>EMBDO.(A/S) : LUÍS CAMPOS DE MACEDO </text:p>
            <text:p>ADVDO.(A/S) : FRANCISCO FLORISMAR DE ALMEIDA</text:p>
          </table:table-cell>
          <table:table-cell office:value-type="string" calcext:value-type="string">
            <text:p>Acórdãos citados: CC 7204 (Informativo 394 do STF), RE 176532, RE 349160 (RTJ-188/740), RE 403832. Número de páginas: (07). Análise:(FER). Revisão:(ANA). Inclusão: 21/11/05, (SVF). Alteração: 23/01/06, (CFC).</text:p>
          </table:table-cell>
          <table:table-cell office:value-type="string" calcext:value-type="string">
            <text:p>['CC 7204', 'RE 176532', 'RE 349160', 'RE 403832']</text:p>
          </table:table-cell>
          <table:table-cell office:value-type="float" office:value="3516" calcext:value-type="float">
            <text:p>3516</text:p>
          </table:table-cell>
          <table:table-cell/>
          <table:table-cell table:formula="of:=MATCH(&quot;.*(SÚMULA|Informativo).*&quot;;[.E71];0)" office:value-type="float" office:value="1" calcext:value-type="float">
            <text:p>1</text:p>
          </table:table-cell>
        </table:table-row>
        <table:table-row table:style-name="ro3" table:visibility="filter">
          <table:table-cell office:value-type="string" calcext:value-type="string">
            <text:p>AGR RE 423141</text:p>
          </table:table-cell>
          <table:table-cell office:value-type="string" calcext:value-type="string">
            <text:p>DJ   21-10-2005 PP-00040</text:p>
            <text:p>EMENT VOL-02210-02 PP-00358</text:p>
          </table:table-cell>
          <table:table-cell office:value-type="string" calcext:value-type="string">
            <text:p>[]</text:p>
          </table:table-cell>
          <table:table-cell office:value-type="string" calcext:value-type="string">
            <text:p>AGTE.(S) : TV GLOBO LTDA. </text:p>
            <text:p>ADVDO.(A/S) : RODRIGO NEIVA PINHEIRO E OUTRO (A/S) </text:p>
            <text:p>AGDO.(A/S) : ANTÔNIO FERNANDES E OUTRO (A/S) </text:p>
            <text:p>ADVDO.(A/S) : DANIEL ALVES PEREIRA</text:p>
          </table:table-cell>
          <table:table-cell office:value-type="string" calcext:value-type="string">
            <text:p>Acórdão citado: RE 348827 (Informativo 350 do STF). Decisão monocrática citada: RE 419831. Número de páginas: (05). Análise:(CRE). Inclusão: 21/11/05, (SVF). Alteração: 02/12/05, (SVF).</text:p>
          </table:table-cell>
          <table:table-cell office:value-type="string" calcext:value-type="string">
            <text:p>['RE 348827']</text:p>
          </table:table-cell>
          <table:table-cell office:value-type="float" office:value="3507" calcext:value-type="float">
            <text:p>3507</text:p>
          </table:table-cell>
          <table:table-cell/>
          <table:table-cell table:formula="of:=MATCH(&quot;.*(SÚMULA|Informativo).*&quot;;[.E72];0)" office:value-type="float" office:value="1" calcext:value-type="float">
            <text:p>1</text:p>
          </table:table-cell>
        </table:table-row>
        <table:table-row table:style-name="ro3" table:visibility="filter">
          <table:table-cell office:value-type="string" calcext:value-type="string">
            <text:p>AGR RE 425010</text:p>
          </table:table-cell>
          <table:table-cell office:value-type="string" calcext:value-type="string">
            <text:p>DJ   11-11-2005 PP-00027</text:p>
            <text:p>EMENT VOL-02213-04 PP-00746</text:p>
          </table:table-cell>
          <table:table-cell office:value-type="string" calcext:value-type="string">
            <text:p>[]</text:p>
          </table:table-cell>
          <table:table-cell office:value-type="string" calcext:value-type="string">
            <text:p>AGTE.(S) : CARMELINA DA SILVA ROSSI </text:p>
            <text:p>ADVDO.(A/S) : GERSON BUSSOLO ZOMER E OUTRO (A/S) </text:p>
            <text:p>AGDO.(A/S) : INSTITUTO NACIONAL DO SEGURO SOCIAL - INSS </text:p>
            <text:p>ADVDO.(A/S) : TATIANA DA SILVA DE BONA</text:p>
          </table:table-cell>
          <table:table-cell office:value-type="string" calcext:value-type="string">
            <text:p>- Acórdão citado: RE 420816 (Informativo 363 do STF). - O RE 455024 AgR foi objeto de embargos de declaração providos em 26/02/2008. Número de páginas: 5. Análise: CRE. Inclusão: 09/12/2005, SVF.</text:p>
          </table:table-cell>
          <table:table-cell office:value-type="string" calcext:value-type="string">
            <text:p>['RE 420816']</text:p>
          </table:table-cell>
          <table:table-cell office:value-type="float" office:value="3659" calcext:value-type="float">
            <text:p>3659</text:p>
          </table:table-cell>
          <table:table-cell/>
          <table:table-cell table:formula="of:=MATCH(&quot;.*(SÚMULA|Informativo).*&quot;;[.E73];0)" office:value-type="float" office:value="1" calcext:value-type="float">
            <text:p>1</text:p>
          </table:table-cell>
        </table:table-row>
        <table:table-row table:style-name="ro6" table:visibility="filter">
          <table:table-cell office:value-type="string" calcext:value-type="string">
            <text:p>AGR AI 306620</text:p>
          </table:table-cell>
          <table:table-cell office:value-type="string" calcext:value-type="string">
            <text:p>DJ   11-11-2005 PP-00015</text:p>
            <text:p>EMENT VOL-02213-03 PP-00570</text:p>
          </table:table-cell>
          <table:table-cell office:value-type="string" calcext:value-type="string">
            <text:p>[]</text:p>
          </table:table-cell>
          <table:table-cell office:value-type="string" calcext:value-type="string">
            <text:p>AGTES. : EMPRESA SANTO ANTONIO TRANSPORTE E TURISMO LTDA </text:p>
            <text:p> E OUTRA </text:p>
            <text:p>ADVDOS. : MARCOS VINÍCIUS DE ALMEIDA RAMOS E OUTROS </text:p>
            <text:p>AGDA. : SHELL BRASIL S/A </text:p>
            <text:p>ADVDOS. : ROSANA FINOCKETTI PINA E OUTROS </text:p>
            <text:p>AGDO. : ESTADO DE GOIÁS </text:p>
            <text:p>AGDO. : DISTRITO FEDERAL</text:p>
          </table:table-cell>
          <table:table-cell office:value-type="string" calcext:value-type="string">
            <text:p>Acórdão citado: RE 198088 (Informativo 189 do STF). Número de páginas: (06). Análise:(CRE). Inclusão: 06/12/05, (MLR).</text:p>
          </table:table-cell>
          <table:table-cell office:value-type="string" calcext:value-type="string">
            <text:p>['RE 198088']</text:p>
          </table:table-cell>
          <table:table-cell office:value-type="float" office:value="3641" calcext:value-type="float">
            <text:p>3641</text:p>
          </table:table-cell>
          <table:table-cell/>
          <table:table-cell table:formula="of:=MATCH(&quot;.*(SÚMULA|Informativo).*&quot;;[.E74];0)" office:value-type="float" office:value="1" calcext:value-type="float">
            <text:p>1</text:p>
          </table:table-cell>
        </table:table-row>
        <table:table-row table:style-name="ro5" table:visibility="filter">
          <table:table-cell office:value-type="string" calcext:value-type="string">
            <text:p>HC 86439</text:p>
          </table:table-cell>
          <table:table-cell office:value-type="string" calcext:value-type="string">
            <text:p>DJ   18-11-2005 PP-00025   EMENT VOL-02214-02 PP-00257</text:p>
            <text:p>               RJP v. 2, n. 7, 2006, p. 166-167</text:p>
          </table:table-cell>
          <table:table-cell office:value-type="string" calcext:value-type="string">
            <text:p>['RJP 7/166']</text:p>
          </table:table-cell>
          <table:table-cell office:value-type="string" calcext:value-type="string">
            <text:p>PACTE.(S) : WESLEY BARBOSA SOARES DE ALBUQUERQUE </text:p>
            <text:p>IMPTE.(S) : SIGIFROI MORENO FILHO </text:p>
            <text:p>ADV.(A/S) : WILLIAM RIBEIRO MAGALHÃES DE SOUSA E OUTRO (A/S) </text:p>
            <text:p>COATOR(A/S)(ES) : RELATOR DA AÇÃO PENAL Nº 331 DO SUPERIOR </text:p>
            <text:p> TRIBUNAL DE JUSTIÇA</text:p>
          </table:table-cell>
          <table:table-cell office:value-type="string" calcext:value-type="string">
            <text:p>- Acórdãos citados: RHC 56693, RHC 61145 (RTJ-113/1017), HC 71899 (RTJ-156/574), HC 73419 (Informativo 23 do STF), HC 80204 (RTJ-176/816), HC 82246, HC 83736 (RTJ-190/1060), RHC 84107 (Informativo 350 do STF); STJ: RHC 15338. Número de páginas: (31). Análise:(JOY). Inclusão: 18/01/2006, (JOY).</text:p>
          </table:table-cell>
          <table:table-cell office:value-type="string" calcext:value-type="string">
            <text:p>['RHC 56693', 'RHC 61145', 'HC 71899', 'HC 73419', 'HC 80204', 'HC 82246', 'HC 83736', 'RHC 84107']</text:p>
          </table:table-cell>
          <table:table-cell office:value-type="float" office:value="3728" calcext:value-type="float">
            <text:p>3728</text:p>
          </table:table-cell>
          <table:table-cell office:value-type="string" calcext:value-type="string">
            <text:p>STJ: RHC 15338</text:p>
          </table:table-cell>
          <table:table-cell table:formula="of:=MATCH(&quot;.*(SÚMULA|Informativo).*&quot;;[.E75];0)" office:value-type="float" office:value="1" calcext:value-type="float">
            <text:p>1</text:p>
          </table:table-cell>
        </table:table-row>
        <table:table-row table:style-name="ro2" table:visibility="filter">
          <table:table-cell office:value-type="string" calcext:value-type="string">
            <text:p>AGR RE 450032</text:p>
          </table:table-cell>
          <table:table-cell office:value-type="string" calcext:value-type="string">
            <text:p>DJ   18-11-2005 PP-00008</text:p>
            <text:p>EMENT VOL-02214-04 PP-00839</text:p>
          </table:table-cell>
          <table:table-cell office:value-type="string" calcext:value-type="string">
            <text:p>[]</text:p>
          </table:table-cell>
          <table:table-cell office:value-type="string" calcext:value-type="string">
            <text:p>AGTE.(S) : SINDICATO DOS TRABALHADORES FEDERAIS DA </text:p>
            <text:p> SAÚDE, TRABALHO E PREVIDÊNCIA NO ESTADO DO RIO GRANDE </text:p>
            <text:p> DO SUL - SINDISPREV/RS </text:p>
            <text:p>ADV.(A/S) : GUSTAVO TEIXEIRA RAMOS E OUTRO (A/S) </text:p>
            <text:p>AGDO.(A/S) : UNIÃO </text:p>
            <text:p>ADV.(A/S) : ADVOGADO-GERAL DA UNIÃO</text:p>
          </table:table-cell>
          <table:table-cell office:value-type="string" calcext:value-type="string">
            <text:p>Acórdão citado: RE 420816 (Informativo 363 do STF). Número de páginas: (05). Análise:(CRE). Inclusão: 15/12/05, (MLR).</text:p>
          </table:table-cell>
          <table:table-cell office:value-type="string" calcext:value-type="string">
            <text:p>['RE 420816']</text:p>
          </table:table-cell>
          <table:table-cell office:value-type="float" office:value="3817" calcext:value-type="float">
            <text:p>3817</text:p>
          </table:table-cell>
          <table:table-cell/>
          <table:table-cell table:formula="of:=MATCH(&quot;.*(SÚMULA|Informativo).*&quot;;[.E76];0)" office:value-type="float" office:value="1" calcext:value-type="float">
            <text:p>1</text:p>
          </table:table-cell>
        </table:table-row>
        <table:table-row table:style-name="ro3" table:visibility="filter">
          <table:table-cell office:value-type="string" calcext:value-type="string">
            <text:p>AGR RE 282172</text:p>
          </table:table-cell>
          <table:table-cell office:value-type="string" calcext:value-type="string">
            <text:p>DJ 24-03-2006  PP-00052</text:p>
            <text:p>EMENT VOL-02226-02 PP-00429</text:p>
            <text:p>RTJ VOL-00199-02 PP-00746</text:p>
          </table:table-cell>
          <table:table-cell office:value-type="string" calcext:value-type="string">
            <text:p>['RTJ 199/746']</text:p>
          </table:table-cell>
          <table:table-cell office:value-type="string" calcext:value-type="string">
            <text:p>AGTE.(S) : UNIÃO </text:p>
            <text:p>ADV.(A/S) : PFN - PAULO RODRIGUES DA SILVA </text:p>
            <text:p>AGDO.(A/S) : ALLENGE REFRIGERAÇÃO INDUSTRIAL LTDA </text:p>
            <text:p>ADV.(A/S) : GILBERTO ANDRÉ DE VASCONCELLOS CARDOSO</text:p>
          </table:table-cell>
          <table:table-cell office:value-type="string" calcext:value-type="string">
            <text:p>- Acórdãos citados: RE 234153, RE 239874 AgR (Informativo 199 do STF), AI 245703 AgR, AI 252382 AgR (Informativo 222 do STF), RE 263038; RTJ-17/114, RTJ-31/322, RTJ-41/153. - Decisões monocráticas citadas: RE 226471, AI 269395, RE 272194. Número de páginas: (6). Análise: 07/04/06, (RMO). Revisão: ().</text:p>
          </table:table-cell>
          <table:table-cell office:value-type="string" calcext:value-type="string">
            <text:p>['RE 234153', 'AGR RE 239874', 'AGR AI 245703', 'AGR AI 252382', 'RE 263038']</text:p>
          </table:table-cell>
          <table:table-cell office:value-type="float" office:value="3928" calcext:value-type="float">
            <text:p>3928</text:p>
          </table:table-cell>
          <table:table-cell/>
          <table:table-cell table:formula="of:=MATCH(&quot;.*(SÚMULA|Informativo).*&quot;;[.E77];0)" office:value-type="float" office:value="1" calcext:value-type="float">
            <text:p>1</text:p>
          </table:table-cell>
        </table:table-row>
        <table:table-row table:style-name="ro3" table:visibility="filter">
          <table:table-cell office:value-type="string" calcext:value-type="string">
            <text:p>AGR ED RE 346875</text:p>
          </table:table-cell>
          <table:table-cell office:value-type="string" calcext:value-type="string">
            <text:p>DJ 03-02-2006 PP-00026 <text:s/>EMENT VOL-02219-07 PP-01290</text:p>
          </table:table-cell>
          <table:table-cell office:value-type="string" calcext:value-type="string">
            <text:p>[]</text:p>
          </table:table-cell>
          <table:table-cell office:value-type="string" calcext:value-type="string">
            <text:p>AGTE.(S) : FRANCISCO MENEZES MOREIRA </text:p>
            <text:p>ADV.(A/S) : ROBERTTO LEMOS E CORREIA </text:p>
            <text:p>AGDO.(A/S) : ESTADO DA BAHIA </text:p>
            <text:p>ADV.(A/S) : PGE-BA - LUIZ PAULO ROMANO</text:p>
          </table:table-cell>
          <table:table-cell office:value-type="string" calcext:value-type="string">
            <text:p>- Acordão citado: RE 325032 (Informativo 290 do STF). Número de páginas: (9). Análise: 22/02/06, (RMO). Revisão: (JOY).</text:p>
          </table:table-cell>
          <table:table-cell office:value-type="string" calcext:value-type="string">
            <text:p>['RE 325032']</text:p>
          </table:table-cell>
          <table:table-cell office:value-type="float" office:value="3948" calcext:value-type="float">
            <text:p>3948</text:p>
          </table:table-cell>
          <table:table-cell/>
          <table:table-cell table:formula="of:=MATCH(&quot;.*(SÚMULA|Informativo).*&quot;;[.E78];0)" office:value-type="float" office:value="1" calcext:value-type="float">
            <text:p>1</text:p>
          </table:table-cell>
        </table:table-row>
        <table:table-row table:style-name="ro3" table:visibility="filter">
          <table:table-cell office:value-type="string" calcext:value-type="string">
            <text:p>AGR RE 452225</text:p>
          </table:table-cell>
          <table:table-cell office:value-type="string" calcext:value-type="string">
            <text:p>DJ   25-11-2005 PP-00011</text:p>
            <text:p>EMENT VOL-02215-04 PP-00776</text:p>
          </table:table-cell>
          <table:table-cell office:value-type="string" calcext:value-type="string">
            <text:p>[]</text:p>
          </table:table-cell>
          <table:table-cell office:value-type="string" calcext:value-type="string">
            <text:p>AGTE.(S) : MARGARETE BORGES DE BORGES E OUTRO (A/S) </text:p>
            <text:p>ADV.(A/S) : SÉRGIO LINDOSO BAUMANN E OUTRO (A/S) </text:p>
            <text:p>AGDO.(A/S) : UNIÃO </text:p>
            <text:p>ADV.(A/S) : ADVOGADO-GERAL DA UNIÃO</text:p>
          </table:table-cell>
          <table:table-cell office:value-type="string" calcext:value-type="string">
            <text:p>Acórdãos citados: RE 216259 AgR (RTJ-174/911), RE 293970 AgR, RE 420816 (Informativo 363 do STF). Número de páginas: (07). Análise:(CRE). Inclusão: 01/12/05, (MLR). Alteração: 09/12/05, (MLR).</text:p>
          </table:table-cell>
          <table:table-cell office:value-type="string" calcext:value-type="string">
            <text:p>['AGR RE 216259', 'AGR RE 293970', 'RE 420816']</text:p>
          </table:table-cell>
          <table:table-cell office:value-type="float" office:value="3931" calcext:value-type="float">
            <text:p>3931</text:p>
          </table:table-cell>
          <table:table-cell/>
          <table:table-cell table:formula="of:=MATCH(&quot;.*(SÚMULA|Informativo).*&quot;;[.E79];0)" office:value-type="float" office:value="1" calcext:value-type="float">
            <text:p>1</text:p>
          </table:table-cell>
        </table:table-row>
        <table:table-row table:style-name="ro3" table:visibility="filter">
          <table:table-cell office:value-type="string" calcext:value-type="string">
            <text:p>ADI 2249</text:p>
          </table:table-cell>
          <table:table-cell office:value-type="string" calcext:value-type="string">
            <text:p>DJ 17-02-2006  PP-00053</text:p>
            <text:p>EMENT VOL-02221-01 PP-00062</text:p>
            <text:p>LEXSTF v. 28, n. 326, 2006, p. 72-79</text:p>
          </table:table-cell>
          <table:table-cell office:value-type="string" calcext:value-type="string">
            <text:p>['LEXSTF 326/72']</text:p>
          </table:table-cell>
          <table:table-cell office:value-type="string" calcext:value-type="string">
            <text:p>REQTE. : GOVERNADOR DO DISTRITO FEDERAL </text:p>
            <text:p>ADVDOS. : PGDF - LUIZ LUCAS DA CONCEIÇÃO E OUTRO </text:p>
            <text:p>REQDO. : GOVERNADOR DO DISTRITO FEDERAL </text:p>
            <text:p>REQDA. : CÂMARA LEGISLATIVA DO DISTRITO FEDERAL</text:p>
          </table:table-cell>
          <table:table-cell office:value-type="string" calcext:value-type="string">
            <text:p>- Acórdãos citados: ADI 665, ADI 762 (RTJ-190/802), ADI 1279, ADI 1955 (Informativo 301 do STF), ADI 2569 (Informativo 301 do STF). - Veja Informativo 407 do STF. Número de páginas: (9). AnáIise: 17/03/06, (JOY).</text:p>
          </table:table-cell>
          <table:table-cell office:value-type="string" calcext:value-type="string">
            <text:p>['ADI 665', 'ADI 762', 'ADI 1279', 'ADI 1955', 'ADI 2569', 'STF DO INFORMATIVO VEJA 407']</text:p>
          </table:table-cell>
          <table:table-cell office:value-type="float" office:value="4062" calcext:value-type="float">
            <text:p>4062</text:p>
          </table:table-cell>
          <table:table-cell/>
          <table:table-cell table:formula="of:=MATCH(&quot;.*(SÚMULA|Informativo).*&quot;;[.E80];0)" office:value-type="float" office:value="1" calcext:value-type="float">
            <text:p>1</text:p>
          </table:table-cell>
        </table:table-row>
        <table:table-row table:style-name="ro3" table:visibility="filter">
          <table:table-cell office:value-type="string" calcext:value-type="string">
            <text:p>AGR AI 469189</text:p>
          </table:table-cell>
          <table:table-cell office:value-type="string" calcext:value-type="string">
            <text:p>DJ   03-02-2006 PP-00040</text:p>
            <text:p>EMENT VOL-02219-11 PP-02258</text:p>
          </table:table-cell>
          <table:table-cell office:value-type="string" calcext:value-type="string">
            <text:p>[]</text:p>
          </table:table-cell>
          <table:table-cell office:value-type="string" calcext:value-type="string">
            <text:p>AGTE.(S) : FRANCISCO JOSÉ STANGLER </text:p>
            <text:p>ADV.(A/S) : LINDA ELEM UFLACKER LUTZ </text:p>
            <text:p>AGDO.(A/S) : ESTADO DO RIO GRANDE DO SUL </text:p>
            <text:p>ADV.(A/S) : PGE-RS - KARINA DA SILVA BRUM</text:p>
          </table:table-cell>
          <table:table-cell office:value-type="string" calcext:value-type="string">
            <text:p>- Acórdãos citados: AI 245235 AgR, RE 264966 AgR, AI 265938 AgR, RE 289108, AI 318142 AgR, AI 335182 AgR, RE 363328 (Informativo 315 do STF), AI 469335 AgR. Número de páginas: (5). Análise:(LMC). Revisão:(). Inclusão: 07/03/06, (LMC).</text:p>
          </table:table-cell>
          <table:table-cell office:value-type="string" calcext:value-type="string">
            <text:p>['AGR AI 245235', 'AGR RE 264966', 'AGR AI 265938', 'RE 289108', 'AGR AI 318142', 'AGR AI 335182', 'RE 363328', 'AGR AI 469335']</text:p>
          </table:table-cell>
          <table:table-cell office:value-type="float" office:value="4239" calcext:value-type="float">
            <text:p>4239</text:p>
          </table:table-cell>
          <table:table-cell/>
          <table:table-cell table:formula="of:=MATCH(&quot;.*(SÚMULA|Informativo).*&quot;;[.E81];0)" office:value-type="float" office:value="1" calcext:value-type="float">
            <text:p>1</text:p>
          </table:table-cell>
        </table:table-row>
        <table:table-row table:style-name="ro4" table:visibility="filter">
          <table:table-cell office:value-type="string" calcext:value-type="string">
            <text:p>RE 229348</text:p>
          </table:table-cell>
          <table:table-cell office:value-type="string" calcext:value-type="string">
            <text:p>DJ 17-02-2006  PP-00063</text:p>
            <text:p>EMENT VOL-02221-03 PP-00385</text:p>
            <text:p>LEXSTF v. 28, n. 326, 2006, p. 260-264</text:p>
          </table:table-cell>
          <table:table-cell office:value-type="string" calcext:value-type="string">
            <text:p>['LEXSTF 326/260']</text:p>
          </table:table-cell>
          <table:table-cell office:value-type="string" calcext:value-type="string">
            <text:p>RECTE. : ROBERTO QUADRI </text:p>
            <text:p>ADVDOS. : RONALDO RÓDIO E OUTRO </text:p>
            <text:p>RECDA. : PREFEITO MUNICIPAL DE SANANDUVA</text:p>
          </table:table-cell>
          <table:table-cell office:value-type="string" calcext:value-type="string">
            <text:p>- Acórdãos citados: RE 162620 (RTJ-152/650), RE 231386 (Informativo 225 do STF). Número de páginas: (5). Análise: 14/03/06, (RMO). Revisão: (JOY).</text:p>
          </table:table-cell>
          <table:table-cell office:value-type="string" calcext:value-type="string">
            <text:p>['RE 162620', 'RE 231386']</text:p>
          </table:table-cell>
          <table:table-cell office:value-type="float" office:value="4256" calcext:value-type="float">
            <text:p>4256</text:p>
          </table:table-cell>
          <table:table-cell/>
          <table:table-cell table:formula="of:=MATCH(&quot;.*(SÚMULA|Informativo).*&quot;;[.E82];0)" office:value-type="float" office:value="1" calcext:value-type="float">
            <text:p>1</text:p>
          </table:table-cell>
        </table:table-row>
        <table:table-row table:style-name="ro3" table:visibility="filter">
          <table:table-cell office:value-type="string" calcext:value-type="string">
            <text:p>AGR RE 229748</text:p>
          </table:table-cell>
          <table:table-cell office:value-type="string" calcext:value-type="string">
            <text:p>DJ   16-12-2005 PP-00106</text:p>
            <text:p>EMENT VOL-02218-04 PP-00809</text:p>
          </table:table-cell>
          <table:table-cell office:value-type="string" calcext:value-type="string">
            <text:p>[]</text:p>
          </table:table-cell>
          <table:table-cell office:value-type="string" calcext:value-type="string">
            <text:p>AGTE.(S) : ROBERTO ELIAS CURY E CONJUGE </text:p>
            <text:p>ADV.(A/S) : FERNANDO COELHO ATIHÉ </text:p>
            <text:p>AGDO.(A/S) : THE FIRST NATIONAL BANK OF BOSTON </text:p>
            <text:p>ADV.(A/S) : TARCISIO SILVIO BERALDO E OUTRO</text:p>
          </table:table-cell>
          <table:table-cell office:value-type="string" calcext:value-type="string">
            <text:p>Acórdãos citados: RE 141190 (Informativo 241 do STF), RE 408167 AgR. Número de páginas: (6). Análise:(CEL). Inclusão: 25/01/06, (AGS). Alteração: 13/02/06, (NAL).</text:p>
          </table:table-cell>
          <table:table-cell office:value-type="string" calcext:value-type="string">
            <text:p>['RE 141190', 'AGR RE 408167']</text:p>
          </table:table-cell>
          <table:table-cell office:value-type="float" office:value="4231" calcext:value-type="float">
            <text:p>4231</text:p>
          </table:table-cell>
          <table:table-cell/>
          <table:table-cell table:formula="of:=MATCH(&quot;.*(SÚMULA|Informativo).*&quot;;[.E83];0)" office:value-type="float" office:value="1" calcext:value-type="float">
            <text:p>1</text:p>
          </table:table-cell>
        </table:table-row>
        <table:table-row table:style-name="ro4" table:visibility="filter">
          <table:table-cell office:value-type="string" calcext:value-type="string">
            <text:p>HC 85144</text:p>
          </table:table-cell>
          <table:table-cell office:value-type="string" calcext:value-type="string">
            <text:p>DJ 24-02-2006  PP-00024</text:p>
            <text:p>EMENT VOL-02222-02 PP-00293</text:p>
            <text:p>LEXSTF v. 28, n. 328, 2006, p. 357-363</text:p>
          </table:table-cell>
          <table:table-cell office:value-type="string" calcext:value-type="string">
            <text:p>['LEXSTF 328/357']</text:p>
          </table:table-cell>
          <table:table-cell office:value-type="string" calcext:value-type="string">
            <text:p>PACTE.(S) : LENOIR LUIZ POMPERMAYER </text:p>
            <text:p>IMPTE.(S) : HÉLIO DE MELO MOSIMANN </text:p>
            <text:p>COATOR(A/S)(ES) : SUPERIOR TRIBUNAL DE JUSTIÇA</text:p>
          </table:table-cell>
          <table:table-cell office:value-type="string" calcext:value-type="string">
            <text:p>- Acórdãos citados: HC 83128 (Informativo 331 do STF), HC 85429. Número de páginas: (11). Análise: 17/03/06, (LMC). Revisão:().</text:p>
          </table:table-cell>
          <table:table-cell office:value-type="string" calcext:value-type="string">
            <text:p>['HC 83128', 'HC 85429']</text:p>
          </table:table-cell>
          <table:table-cell office:value-type="float" office:value="4220" calcext:value-type="float">
            <text:p>4220</text:p>
          </table:table-cell>
          <table:table-cell/>
          <table:table-cell table:formula="of:=MATCH(&quot;.*(SÚMULA|Informativo).*&quot;;[.E84];0)" office:value-type="float" office:value="1" calcext:value-type="float">
            <text:p>1</text:p>
          </table:table-cell>
        </table:table-row>
        <table:table-row table:style-name="ro3" table:visibility="filter">
          <table:table-cell office:value-type="string" calcext:value-type="string">
            <text:p>MS 25035</text:p>
          </table:table-cell>
          <table:table-cell office:value-type="string" calcext:value-type="string">
            <text:p>DJ 03-03-2006  PP-00071</text:p>
            <text:p>EMENT VOL-02223-01 PP-00120</text:p>
            <text:p>RTJ VOL-00199-03 PP-01048</text:p>
            <text:p>LEXSTF v. 28, n. 327, 2006, p. 152-164</text:p>
          </table:table-cell>
          <table:table-cell office:value-type="string" calcext:value-type="string">
            <text:p>['LEXSTF 327/152', 'RTJ 199/1048']</text:p>
          </table:table-cell>
          <table:table-cell office:value-type="string" calcext:value-type="string">
            <text:p>IMPTE.(S) : VANIA LEISA CECÍLIO PÁVEL E OUTRO (A/S) </text:p>
            <text:p>ADV.(A/S) : DIAMANTINO SILVA FILHO E OUTRO (A/S) </text:p>
            <text:p>IMPDO.(A/S) : PRESIDENTE DA REPÚBLICA </text:p>
            <text:p>ADV.(A/S) : ADVOGADO-GERAL DA UNIÃO</text:p>
          </table:table-cell>
          <table:table-cell office:value-type="string" calcext:value-type="string">
            <text:p>- Acórdãos citados: MS 23241 (RTJ-188/131), MS 23563 (Informativo 189 do STF), MS 23645 (Informativo 257 do STF), MS 24133 (RTJ-191/905), MS 24911 (RTJ-191/971), MS 24925. - Veja Informativo 397 do STF. Número de páginas: (21). Análise: 07/04/06, (JOY).</text:p>
          </table:table-cell>
          <table:table-cell office:value-type="string" calcext:value-type="string">
            <text:p>['MS 23241', 'MS 23563', 'MS 23645', 'MS 24133', 'MS 24911', 'MS 24925', 'STF DO INFORMATIVO VEJA 397']</text:p>
          </table:table-cell>
          <table:table-cell office:value-type="float" office:value="4206" calcext:value-type="float">
            <text:p>4206</text:p>
          </table:table-cell>
          <table:table-cell/>
          <table:table-cell table:formula="of:=MATCH(&quot;.*(SÚMULA|Informativo).*&quot;;[.E85];0)" office:value-type="float" office:value="1" calcext:value-type="float">
            <text:p>1</text:p>
          </table:table-cell>
        </table:table-row>
        <table:table-row table:style-name="ro3" table:visibility="filter">
          <table:table-cell office:value-type="string" calcext:value-type="string">
            <text:p>AGR RE 433473</text:p>
          </table:table-cell>
          <table:table-cell office:value-type="string" calcext:value-type="string">
            <text:p>DJ   03-02-2006 PP-00077</text:p>
            <text:p>EMENT VOL-02219-09 PP-01684</text:p>
          </table:table-cell>
          <table:table-cell office:value-type="string" calcext:value-type="string">
            <text:p>[]</text:p>
          </table:table-cell>
          <table:table-cell office:value-type="string" calcext:value-type="string">
            <text:p>AGTE.(S) : ENGEPORTO ENGENHARIA LTDA </text:p>
            <text:p>ADV.(A/S) : CLÁUDIO ROBERTO NUNES GOLGO </text:p>
            <text:p>AGDO.(A/S) : INSTITUTO NACIONAL DO SEGURO SOCIAL - INSS </text:p>
            <text:p>ADV.(A/S) : LORENA HAUSSEN DAMIANI</text:p>
          </table:table-cell>
          <table:table-cell office:value-type="string" calcext:value-type="string">
            <text:p>- Acórdão citado: RE 393946 (Informativo 368 do STF). Número de páginas: (5). Análise:(LMC). Revisão:(). Inclusão: 06/03/06, (LMC).</text:p>
          </table:table-cell>
          <table:table-cell office:value-type="string" calcext:value-type="string">
            <text:p>['RE 393946']</text:p>
          </table:table-cell>
          <table:table-cell office:value-type="float" office:value="4172" calcext:value-type="float">
            <text:p>4172</text:p>
          </table:table-cell>
          <table:table-cell/>
          <table:table-cell table:formula="of:=MATCH(&quot;.*(SÚMULA|Informativo).*&quot;;[.E86];0)" office:value-type="float" office:value="1" calcext:value-type="float">
            <text:p>1</text:p>
          </table:table-cell>
        </table:table-row>
        <table:table-row table:style-name="ro4" table:visibility="filter">
          <table:table-cell office:value-type="string" calcext:value-type="string">
            <text:p>HC 86166</text:p>
          </table:table-cell>
          <table:table-cell office:value-type="string" calcext:value-type="string">
            <text:p>DJ 17-02-2006  PP-00058</text:p>
            <text:p>EMENT VOL-02221-02 PP-00247</text:p>
            <text:p>RTJ VOL-00203-03 PP-01122</text:p>
          </table:table-cell>
          <table:table-cell office:value-type="string" calcext:value-type="string">
            <text:p>['RTJ 203/1122']</text:p>
          </table:table-cell>
          <table:table-cell office:value-type="string" calcext:value-type="string">
            <text:p>PACTE.(S) : MANUEL DE JESUS RIBEIRO DIAS </text:p>
            <text:p>IMPTE.(S) : MARCELO FRAGOSO PONTE </text:p>
            <text:p>COATOR(A/S)(ES) : SUPERIOR TRIBUNAL DE JUSTIÇA</text:p>
          </table:table-cell>
          <table:table-cell office:value-type="string" calcext:value-type="string">
            <text:p>- Acórdãos citados: HC 74671 (RTJ-164/653), HC 81510 (RTJ-182/662), HC 84835 (Informativo 396 do STF). - Veja Informativo 409 do STF. Número de páginas: (9). Análise: 16/03/06, (JOY).</text:p>
          </table:table-cell>
          <table:table-cell office:value-type="string" calcext:value-type="string">
            <text:p>['HC 74671', 'HC 81510', 'HC 84835', 'STF DO INFORMATIVO VEJA 409']</text:p>
          </table:table-cell>
          <table:table-cell office:value-type="float" office:value="4134" calcext:value-type="float">
            <text:p>4134</text:p>
          </table:table-cell>
          <table:table-cell/>
          <table:table-cell table:formula="of:=MATCH(&quot;.*(SÚMULA|Informativo).*&quot;;[.E87];0)" office:value-type="float" office:value="1" calcext:value-type="float">
            <text:p>1</text:p>
          </table:table-cell>
        </table:table-row>
        <table:table-row table:style-name="ro5" table:visibility="filter">
          <table:table-cell office:value-type="string" calcext:value-type="string">
            <text:p>ED AI 545176</text:p>
          </table:table-cell>
          <table:table-cell office:value-type="string" calcext:value-type="string">
            <text:p>DJ 03-02-2006  PP-00087</text:p>
            <text:p>EMENT VOL-02219-19 PP-03983</text:p>
          </table:table-cell>
          <table:table-cell office:value-type="string" calcext:value-type="string">
            <text:p>[]</text:p>
          </table:table-cell>
          <table:table-cell office:value-type="string" calcext:value-type="string">
            <text:p>EMBTE.(S) : JACQUELINE RODRIGUES CORDEIRO </text:p>
            <text:p>ADV.(A/S) : MURILO MAIA VELOSO </text:p>
            <text:p>EMBDO.(A/S) : ESTADO DE MINAS GERAIS </text:p>
            <text:p>ADV.(A/S) : ADVOCACIA-GERAL DO ESTADO - MG - EDUARDO </text:p>
            <text:p> GOULART PIMENTA</text:p>
          </table:table-cell>
          <table:table-cell office:value-type="string" calcext:value-type="string">
            <text:p>- Acórdãos citados: RE 188234 AgR (Informativo 261 do STF), RE 205502, RE 294633 AgR, RE 326349 AgR, RE 330546 AgR, RE 414292 AgR. - Decisões monocráticas citadas: RE 248284, AI 421434, AI 510114. Número de páginas: (5). Análise: 10/03/06, (RMO). Revisão: (JOY/RCO).</text:p>
          </table:table-cell>
          <table:table-cell office:value-type="string" calcext:value-type="string">
            <text:p>['AGR RE 188234', 'RE 205502', 'AGR RE 294633', 'AGR RE 326349', 'AGR RE 330546', 'AGR RE 414292']</text:p>
          </table:table-cell>
          <table:table-cell office:value-type="float" office:value="4297" calcext:value-type="float">
            <text:p>4297</text:p>
          </table:table-cell>
          <table:table-cell/>
          <table:table-cell table:formula="of:=MATCH(&quot;.*(SÚMULA|Informativo).*&quot;;[.E88];0)" office:value-type="float" office:value="1" calcext:value-type="float">
            <text:p>1</text:p>
          </table:table-cell>
        </table:table-row>
        <table:table-row table:style-name="ro3" table:visibility="filter">
          <table:table-cell office:value-type="string" calcext:value-type="string">
            <text:p>AGR AI 526814</text:p>
          </table:table-cell>
          <table:table-cell office:value-type="string" calcext:value-type="string">
            <text:p>DJ 03-02-2006 PP-00052 <text:s/>EMENT VOL-02219-16 PP-03238</text:p>
          </table:table-cell>
          <table:table-cell office:value-type="string" calcext:value-type="string">
            <text:p>[]</text:p>
          </table:table-cell>
          <table:table-cell office:value-type="string" calcext:value-type="string">
            <text:p>AGTE.(S) : ESTADO DO RIO GRANDE DO SUL </text:p>
            <text:p>ADV.(A/S) : PGE-RS - KARINA DA SILVA BRUM </text:p>
            <text:p>AGDO.(A/S) : ERICO MACIEL </text:p>
            <text:p>ADV.(A/S) : ANTONIO M. SILVESTRI J. DA SILVA</text:p>
          </table:table-cell>
          <table:table-cell office:value-type="string" calcext:value-type="string">
            <text:p>- Acórdãos citados: ADI 2010 MC (RTJ-181/73), ADI 2158 MC (RTJ-175/509), ADI 2189 MC (RTJ-173/786), RE 369763 AgR, RE 367094 AgR (RTJ-186/353), RE 372356 AgR (Informativo 310 do STF), RE 447721 ED, RE 447575 ED. Número de páginas: (5). Análise: 17/02/06, (RMO). Revisão: (JOY/RCO).</text:p>
          </table:table-cell>
          <table:table-cell office:value-type="string" calcext:value-type="string">
            <text:p>['MC ADI 2010', 'MC ADI 2158', 'MC ADI 2189', 'AGR RE 369763', 'AGR RE 367094', 'AGR RE 372356', 'ED RE 447721', 'ED RE 447575']</text:p>
          </table:table-cell>
          <table:table-cell office:value-type="float" office:value="4379" calcext:value-type="float">
            <text:p>4379</text:p>
          </table:table-cell>
          <table:table-cell/>
          <table:table-cell table:formula="of:=MATCH(&quot;.*(SÚMULA|Informativo).*&quot;;[.E89];0)" office:value-type="float" office:value="1" calcext:value-type="float">
            <text:p>1</text:p>
          </table:table-cell>
        </table:table-row>
        <table:table-row table:style-name="ro3" table:visibility="filter">
          <table:table-cell office:value-type="string" calcext:value-type="string">
            <text:p>AGR AI 507326</text:p>
          </table:table-cell>
          <table:table-cell office:value-type="string" calcext:value-type="string">
            <text:p>DJ 03-02-2006  PP-00049</text:p>
            <text:p>EMENT VOL-02219-15 PP-02961</text:p>
          </table:table-cell>
          <table:table-cell office:value-type="string" calcext:value-type="string">
            <text:p>[]</text:p>
          </table:table-cell>
          <table:table-cell office:value-type="string" calcext:value-type="string">
            <text:p>AGTE.(S) : SUZETE DO AMARAL JORGE LEÃO DA COSTA </text:p>
            <text:p>ADV.(A/S) : JOSÉ EYMARD LOGUÉRCIO </text:p>
            <text:p>AGDO.(A/S) : BANCO BEMGE S/A </text:p>
            <text:p>ADV.(A/S) : VICTOR RUSSOMANO JUNIOR</text:p>
          </table:table-cell>
          <table:table-cell office:value-type="string" calcext:value-type="string">
            <text:p>- Acórdãos citados: AI 245235 AgR, RE 289108, RE 363328 (Informativo 315 do STF), AI 469335 AgR. Número de páginas: (4). Análise: 08/03/06, (RMO). Revisão: (JOY/RCO). Alteração: 15/03/06, (CRE).</text:p>
          </table:table-cell>
          <table:table-cell office:value-type="string" calcext:value-type="string">
            <text:p>['AGR AI 245235', 'RE 289108', 'RE 363328', 'AGR AI 469335']</text:p>
          </table:table-cell>
          <table:table-cell office:value-type="float" office:value="4367" calcext:value-type="float">
            <text:p>4367</text:p>
          </table:table-cell>
          <table:table-cell/>
          <table:table-cell table:formula="of:=MATCH(&quot;.*(SÚMULA|Informativo).*&quot;;[.E90];0)" office:value-type="float" office:value="1" calcext:value-type="float">
            <text:p>1</text:p>
          </table:table-cell>
        </table:table-row>
        <table:table-row table:style-name="ro3" table:visibility="filter">
          <table:table-cell office:value-type="string" calcext:value-type="string">
            <text:p>AGR AI 518566</text:p>
          </table:table-cell>
          <table:table-cell office:value-type="string" calcext:value-type="string">
            <text:p>DJ 03-02-2006  PP-00050</text:p>
            <text:p>EMENT VOL-02219-15 PP-03078</text:p>
          </table:table-cell>
          <table:table-cell office:value-type="string" calcext:value-type="string">
            <text:p>[]</text:p>
          </table:table-cell>
          <table:table-cell office:value-type="string" calcext:value-type="string">
            <text:p>AGTE.(S) : JOSÉ MILTON FERREIRA </text:p>
            <text:p>ADV.(A/S) : RODRIGO FERNANDES DE MORAES FERREIRA </text:p>
            <text:p>AGDO.(A/S) : PAULO TADEU VALE DA SILVA </text:p>
            <text:p>ADV.(A/S) : J. J. SAFE CARNEIRO</text:p>
          </table:table-cell>
          <table:table-cell office:value-type="string" calcext:value-type="string">
            <text:p>- Acórdãos citados: Inq 1944 (Informativo 323 do STF), Inq 681 QO (RTJ-155/396); RTJ-131/1039, RTJ-135/509, RTJ-648/318, RTJ-133/90. Número de páginas: (5). Análise: 09/03/06, (RMO). Revisão: (JOY/RCO).</text:p>
          </table:table-cell>
          <table:table-cell office:value-type="string" calcext:value-type="string">
            <text:p>['INQ 1944', 'QO INQ 681']</text:p>
          </table:table-cell>
          <table:table-cell office:value-type="float" office:value="4363" calcext:value-type="float">
            <text:p>4363</text:p>
          </table:table-cell>
          <table:table-cell/>
          <table:table-cell table:formula="of:=MATCH(&quot;.*(SÚMULA|Informativo).*&quot;;[.E91];0)" office:value-type="float" office:value="1" calcext:value-type="float">
            <text:p>1</text:p>
          </table:table-cell>
        </table:table-row>
        <table:table-row table:style-name="ro5" table:visibility="filter">
          <table:table-cell office:value-type="string" calcext:value-type="string">
            <text:p>AGR RE 349465</text:p>
          </table:table-cell>
          <table:table-cell office:value-type="string" calcext:value-type="string">
            <text:p>DJ 03-02-2006 PP-00075 <text:s/>EMENT VOL-02219-07 PP-01304</text:p>
          </table:table-cell>
          <table:table-cell office:value-type="string" calcext:value-type="string">
            <text:p>[]</text:p>
          </table:table-cell>
          <table:table-cell office:value-type="string" calcext:value-type="string">
            <text:p>AGTE.(S) : INSTITUTO NACIONAL DO SEGURO SOCIAL - INSS </text:p>
            <text:p>ADVDA. : LUCIANA HOFF VIEIRA </text:p>
            <text:p>AGDO.(A/S) : ASSOCIAÇÃO CATARINENSE DOS FISCAIS DE </text:p>
            <text:p> CONTRIBUIÇÕES PREVIDENCIÁRIAS - ACAFIP E OUTRO </text:p>
            <text:p>ADVDOS. : LUIZ FERNANDO SILVA E OUTRO</text:p>
          </table:table-cell>
          <table:table-cell office:value-type="string" calcext:value-type="string">
            <text:p>- Acórdãos citados: Pet 2830, RE 191018, RE 264289 (Informativo 244 do STF), RE 309031, AI 330934 AgR, RE 363132, RE 397872 (Informativo 364 do STF), AI 417544 AgR. Número de páginas: (8). Análise: 23/02/06, (RMO). Revisão: (JOY).</text:p>
          </table:table-cell>
          <table:table-cell office:value-type="string" calcext:value-type="string">
            <text:p>['PET 2830', 'RE 191018', 'RE 264289', 'RE 309031', 'AGR AI 330934', 'RE 363132', 'RE 397872', 'AGR AI 417544']</text:p>
          </table:table-cell>
          <table:table-cell office:value-type="float" office:value="4361" calcext:value-type="float">
            <text:p>4361</text:p>
          </table:table-cell>
          <table:table-cell/>
          <table:table-cell table:formula="of:=MATCH(&quot;.*(SÚMULA|Informativo).*&quot;;[.E92];0)" office:value-type="float" office:value="1" calcext:value-type="float">
            <text:p>1</text:p>
          </table:table-cell>
        </table:table-row>
        <table:table-row table:style-name="ro4" table:visibility="filter">
          <table:table-cell office:value-type="string" calcext:value-type="string">
            <text:p>RHC 86807</text:p>
          </table:table-cell>
          <table:table-cell office:value-type="string" calcext:value-type="string">
            <text:p>DJ 17-02-2006  PP-00063</text:p>
            <text:p>EMENT VOL-02221-02 PP-00333</text:p>
          </table:table-cell>
          <table:table-cell office:value-type="string" calcext:value-type="string">
            <text:p>[]</text:p>
          </table:table-cell>
          <table:table-cell office:value-type="string" calcext:value-type="string">
            <text:p>RECTE.(S) : MARCO ANTONIO BERTUZZI </text:p>
            <text:p>ADV.(A/S) : EUNICE TEREZINHA RIBEIRO CHALELA </text:p>
            <text:p>RECDO.(A/S) : MINISTÉRIO PÚBLICO FEDERAL</text:p>
          </table:table-cell>
          <table:table-cell office:value-type="string" calcext:value-type="string">
            <text:p>- Acórdãos citados: HC 81288 (RTJ-184/1038), HC 82235 (187/679), HC 82617, HC 82712, HC 84006 (Informativo 346 do STF). Número de páginas: (4). Análise: 14/03/06, (RMO). Revisão: (JOY/RCO).</text:p>
          </table:table-cell>
          <table:table-cell office:value-type="string" calcext:value-type="string">
            <text:p>['HC 81288', 'HC 82235', 'HC 82617', 'HC 82712', 'HC 84006']</text:p>
          </table:table-cell>
          <table:table-cell office:value-type="float" office:value="4332" calcext:value-type="float">
            <text:p>4332</text:p>
          </table:table-cell>
          <table:table-cell/>
          <table:table-cell table:formula="of:=MATCH(&quot;.*(SÚMULA|Informativo).*&quot;;[.E93];0)" office:value-type="float" office:value="1" calcext:value-type="float">
            <text:p>1</text:p>
          </table:table-cell>
        </table:table-row>
        <table:table-row table:style-name="ro3" table:visibility="filter">
          <table:table-cell office:value-type="string" calcext:value-type="string">
            <text:p>AGR AI 518051</text:p>
          </table:table-cell>
          <table:table-cell office:value-type="string" calcext:value-type="string">
            <text:p>DJ 17-02-2006  PP-00060</text:p>
            <text:p>EMENT VOL-02221-04 PP-00609</text:p>
          </table:table-cell>
          <table:table-cell office:value-type="string" calcext:value-type="string">
            <text:p>[]</text:p>
          </table:table-cell>
          <table:table-cell office:value-type="string" calcext:value-type="string">
            <text:p>AGTE.(S) : INSTITUTO BRASILEIRO DO MEIO AMBIENTE E DOS </text:p>
            <text:p> RECURSOS NATURAIS RENOVÁVEIS - IBAMA </text:p>
            <text:p>ADV.(A/S) : RICARDO DOS SANTOS NASCIMENTO </text:p>
            <text:p>AGDO.(A/S) : MARIA DE JESUS PEREIRA MIGUEL</text:p>
          </table:table-cell>
          <table:table-cell office:value-type="string" calcext:value-type="string">
            <text:p>- Acórdão citado: RE 401436 (Informativo 342 do STF). Número de páginas: (4). Análise: 13/03/06, (RMO). Revisão: (JOY/RCO).</text:p>
          </table:table-cell>
          <table:table-cell office:value-type="string" calcext:value-type="string">
            <text:p>['RE 401436']</text:p>
          </table:table-cell>
          <table:table-cell office:value-type="float" office:value="4293" calcext:value-type="float">
            <text:p>4293</text:p>
          </table:table-cell>
          <table:table-cell/>
          <table:table-cell table:formula="of:=MATCH(&quot;.*(SÚMULA|Informativo).*&quot;;[.E94];0)" office:value-type="float" office:value="1" calcext:value-type="float">
            <text:p>1</text:p>
          </table:table-cell>
        </table:table-row>
        <table:table-row table:style-name="ro5" table:visibility="filter">
          <table:table-cell office:value-type="string" calcext:value-type="string">
            <text:p>AGR AI 542892</text:p>
          </table:table-cell>
          <table:table-cell office:value-type="string" calcext:value-type="string">
            <text:p>DJ 03-03-2006  PP-00079</text:p>
            <text:p>EMENT VOL-02223-06 PP-01144</text:p>
          </table:table-cell>
          <table:table-cell office:value-type="string" calcext:value-type="string">
            <text:p>[]</text:p>
          </table:table-cell>
          <table:table-cell office:value-type="string" calcext:value-type="string">
            <text:p>AGTE.(S) : MARIA JOSÉ COSTA ALMEIDA </text:p>
            <text:p>ADV.(A/S) : ADELMO SÉRGIO PEREIRA CABRAL </text:p>
            <text:p>AGDO.(A/S) : FUNDAÇÃO UNIVERSITÁRIA DE CIÊNCIA DA SAÚDE DE </text:p>
            <text:p> ALAGOAS GOVERNADOR LAMENHA FILHO - UNCISAL </text:p>
            <text:p>ADV.(A/S) : RENATO LIMA CORREIA</text:p>
          </table:table-cell>
          <table:table-cell office:value-type="string" calcext:value-type="string">
            <text:p>- Acórdãos citados: RE 228522 (Informativo 251 do STF), RE 242968. Número de páginas: (10). Análise:(LMC). Revisão:(). Inclusão: 14/03/06, (LMC).</text:p>
          </table:table-cell>
          <table:table-cell office:value-type="string" calcext:value-type="string">
            <text:p>['RE 228522', 'RE 242968']</text:p>
          </table:table-cell>
          <table:table-cell office:value-type="float" office:value="4529" calcext:value-type="float">
            <text:p>4529</text:p>
          </table:table-cell>
          <table:table-cell/>
          <table:table-cell table:formula="of:=MATCH(&quot;.*(SÚMULA|Informativo).*&quot;;[.E95];0)" office:value-type="float" office:value="1" calcext:value-type="float">
            <text:p>1</text:p>
          </table:table-cell>
        </table:table-row>
        <table:table-row table:style-name="ro5" table:visibility="filter">
          <table:table-cell office:value-type="string" calcext:value-type="string">
            <text:p>AGR RE 447521</text:p>
          </table:table-cell>
          <table:table-cell office:value-type="string" calcext:value-type="string">
            <text:p>DJ 24-02-2006 PP-00046</text:p>
            <text:p>EMENT VOL-02222-05 PP-01010</text:p>
          </table:table-cell>
          <table:table-cell office:value-type="string" calcext:value-type="string">
            <text:p>[]</text:p>
          </table:table-cell>
          <table:table-cell office:value-type="string" calcext:value-type="string">
            <text:p>AGTE.(S) : MICHELE MAGALHÃES SILVA </text:p>
            <text:p>ADV.(A/S) : FELISBERTO EGG DE RESENDE </text:p>
            <text:p>AGDO.(A/S) : ESTADO DE MINAS GERAIS </text:p>
            <text:p>ADV.(A/S) : ADVOCACIA-GERAL DO ESTADO - MG - JERUSA </text:p>
            <text:p> DRUMMOND BRANDÃO</text:p>
          </table:table-cell>
          <table:table-cell office:value-type="string" calcext:value-type="string">
            <text:p>- Concurso para o Curso Técnico de Segurança Pública da PM/MG. - Acórdãos citados: RE 188234 (Informativo 261 do STF), RE 205502, RE 294633 AgR, RE 326349 AgR, RE 330546 AgR, RE 414292 AgR. Número de páginas: (6). Análise: 21/03/06, (RMO). Revisão:(JOY/RCO).</text:p>
          </table:table-cell>
          <table:table-cell office:value-type="string" calcext:value-type="string">
            <text:p>['RE 188234', 'RE 205502', 'AGR RE 294633', 'AGR RE 326349', 'AGR RE 330546', 'AGR RE 414292']</text:p>
          </table:table-cell>
          <table:table-cell office:value-type="float" office:value="4525" calcext:value-type="float">
            <text:p>4525</text:p>
          </table:table-cell>
          <table:table-cell/>
          <table:table-cell table:formula="of:=MATCH(&quot;.*(SÚMULA|Informativo).*&quot;;[.E96];0)" office:value-type="float" office:value="1" calcext:value-type="float">
            <text:p>1</text:p>
          </table:table-cell>
        </table:table-row>
        <table:table-row table:style-name="ro3" table:visibility="filter">
          <table:table-cell office:value-type="string" calcext:value-type="string">
            <text:p>ED AI 554129</text:p>
          </table:table-cell>
          <table:table-cell office:value-type="string" calcext:value-type="string">
            <text:p>DJ 24-02-2006  PP-00049</text:p>
            <text:p>EMENT VOL-02222-09 PP-01709</text:p>
          </table:table-cell>
          <table:table-cell office:value-type="string" calcext:value-type="string">
            <text:p>[]</text:p>
          </table:table-cell>
          <table:table-cell office:value-type="string" calcext:value-type="string">
            <text:p>EMBTE.(S) : LIA SAMPAIO MARTINS </text:p>
            <text:p>ADV.(A/S) : SÉRGIO MARQUES DA CRUZ FILHO </text:p>
            <text:p>EMBDO.(A/S) : BANCO CENTRAL DO BRASIL </text:p>
            <text:p>ADV.(A/S) : PROCURADOR-GERAL DO BANCO CENTRAL DO BRASIL</text:p>
          </table:table-cell>
          <table:table-cell office:value-type="string" calcext:value-type="string">
            <text:p>- Acórdãos citados: AI 175941 ED, RE 206048 (Informativo 237 do STF), RE 228499 AgR, RE 238487, RE 240602, RE 240732, RE 245580 AgR, RE 283694 AgR, AI 290136 AgR, RE 300210, AI 322548 AgR. - Decisão monocrática citada: AI 145153. Número de páginas: (11). Análise: 20/03/06, (RMO). Revisão:(JOY/RCO).</text:p>
          </table:table-cell>
          <table:table-cell office:value-type="string" calcext:value-type="string">
            <text:p>['ED AI 175941', 'RE 206048', 'AGR RE 228499', 'RE 238487', 'RE 240602', 'RE 240732', 'AGR RE 245580', 'AGR RE 283694', 'AGR AI 290136', 'RE 300210', 'AGR AI 322548']</text:p>
          </table:table-cell>
          <table:table-cell office:value-type="float" office:value="4521" calcext:value-type="float">
            <text:p>4521</text:p>
          </table:table-cell>
          <table:table-cell/>
          <table:table-cell table:formula="of:=MATCH(&quot;.*(SÚMULA|Informativo).*&quot;;[.E97];0)" office:value-type="float" office:value="1" calcext:value-type="float">
            <text:p>1</text:p>
          </table:table-cell>
        </table:table-row>
        <table:table-row table:style-name="ro5" table:visibility="filter">
          <table:table-cell office:value-type="string" calcext:value-type="string">
            <text:p>AGR AI 541701</text:p>
          </table:table-cell>
          <table:table-cell office:value-type="string" calcext:value-type="string">
            <text:p>DJ 24-02-2006  PP-00038</text:p>
            <text:p>EMENT VOL-02222-08 PP-01605</text:p>
          </table:table-cell>
          <table:table-cell office:value-type="string" calcext:value-type="string">
            <text:p>[]</text:p>
          </table:table-cell>
          <table:table-cell office:value-type="string" calcext:value-type="string">
            <text:p>AGTE.(S) : GILMAR DA SILVA E OUTROS </text:p>
            <text:p>ADV.(A/S) : ANDRÉ ALVES FONTES TEIXEIRA </text:p>
            <text:p>AGDO.(A/S) : DEPARTAMENTO DE ESTRADAS DE RODAGEM DO ESTADO </text:p>
            <text:p> DE SÃO PAULO - DER/SP </text:p>
            <text:p>ADV.(A/S) : GLORIA MAIA TEIXEIRA</text:p>
          </table:table-cell>
          <table:table-cell office:value-type="string" calcext:value-type="string">
            <text:p>- Acórdãos citados: RE 199098, RE 265129 (Informativo 209 do STF). Número de páginas: (4). Análise: 27/03/06, (RMO). Revisão:().</text:p>
          </table:table-cell>
          <table:table-cell office:value-type="string" calcext:value-type="string">
            <text:p>['RE 199098', 'RE 265129']</text:p>
          </table:table-cell>
          <table:table-cell office:value-type="float" office:value="4506" calcext:value-type="float">
            <text:p>4506</text:p>
          </table:table-cell>
          <table:table-cell/>
          <table:table-cell table:formula="of:=MATCH(&quot;.*(SÚMULA|Informativo).*&quot;;[.E98];0)" office:value-type="float" office:value="1" calcext:value-type="float">
            <text:p>1</text:p>
          </table:table-cell>
        </table:table-row>
        <table:table-row table:style-name="ro3" table:visibility="filter">
          <table:table-cell office:value-type="string" calcext:value-type="string">
            <text:p>AGR RE 412431</text:p>
          </table:table-cell>
          <table:table-cell office:value-type="string" calcext:value-type="string">
            <text:p>DJ 03-03-2006  PP-00087</text:p>
            <text:p>EMENT VOL-02223-03 PP-00485</text:p>
          </table:table-cell>
          <table:table-cell office:value-type="string" calcext:value-type="string">
            <text:p>[]</text:p>
          </table:table-cell>
          <table:table-cell office:value-type="string" calcext:value-type="string">
            <text:p>AGTE.(S) : DISTRITO FEDERAL </text:p>
            <text:p>ADV.(A/S) : PGDF - JOSÉ CARDOSO DUTRA JÚNIOR </text:p>
            <text:p>AGDO.(A/S) : ALBERTO FERREIRA DA CRUZ FILHO </text:p>
            <text:p>ADV.(A/S) : PAULO CÉSAR DE ÁVILA E SILVA</text:p>
          </table:table-cell>
          <table:table-cell office:value-type="string" calcext:value-type="string">
            <text:p>- Acórdãos citados: RE 199969, RE 206777, RE 229976, RE 232393 (RTJ-181/764), RE 256588 ED-EDv (Informativo 301 do STF), RE 357140 AgR, AI 482624 AgR (RTJ-193/790). - Decisões monocráticas citadas: RE 219520, RE 278549, RE 351435. Número de páginas: (5). Análise: 20/03/06, (LMC).</text:p>
          </table:table-cell>
          <table:table-cell office:value-type="string" calcext:value-type="string">
            <text:p>['RE 199969', 'RE 206777', 'RE 229976', 'RE 232393', 'EDV ED RE 256588', 'AGR RE 357140', 'AGR AI 482624']</text:p>
          </table:table-cell>
          <table:table-cell office:value-type="float" office:value="4503" calcext:value-type="float">
            <text:p>4503</text:p>
          </table:table-cell>
          <table:table-cell/>
          <table:table-cell table:formula="of:=MATCH(&quot;.*(SÚMULA|Informativo).*&quot;;[.E99];0)" office:value-type="float" office:value="1" calcext:value-type="float">
            <text:p>1</text:p>
          </table:table-cell>
        </table:table-row>
        <table:table-row table:style-name="ro3" table:visibility="filter">
          <table:table-cell office:value-type="string" calcext:value-type="string">
            <text:p>AGR AI 570193</text:p>
          </table:table-cell>
          <table:table-cell office:value-type="string" calcext:value-type="string">
            <text:p>DJ   03-02-2006 PP-00025</text:p>
            <text:p>EMENT VOL-02219-26 PP-05469</text:p>
          </table:table-cell>
          <table:table-cell office:value-type="string" calcext:value-type="string">
            <text:p>[]</text:p>
          </table:table-cell>
          <table:table-cell office:value-type="string" calcext:value-type="string">
            <text:p>AGTE.(S) : EDSON TAVARES FAGUNDES </text:p>
            <text:p>ADV.(A/S) : DEFENSORIA PÚBLICA DA UNIÃO </text:p>
            <text:p>AGDO.(A/S) : MINISTÉRIO PÚBLICO DO ESTADO DO RIO GRANDE DO </text:p>
            <text:p> SUL</text:p>
          </table:table-cell>
          <table:table-cell office:value-type="string" calcext:value-type="string">
            <text:p>- Acórdãos citados: HC 77592, HC 77863 (RTJ-175/220), HC 78178, HC 84627 (RTJ-192/995), HC 85143 AgR, HC 85552 (Informativo 394 do STF), RE 452994. Número de páginas: (5). Análise:(LMC). Revisão:(). Inclusão: 06/03/06, (LMC).</text:p>
          </table:table-cell>
          <table:table-cell office:value-type="string" calcext:value-type="string">
            <text:p>['HC 77592', 'HC 77863', 'HC 78178', 'HC 84627', 'AGR HC 85143', 'HC 85552', 'RE 452994']</text:p>
          </table:table-cell>
          <table:table-cell office:value-type="float" office:value="4451" calcext:value-type="float">
            <text:p>4451</text:p>
          </table:table-cell>
          <table:table-cell/>
          <table:table-cell table:formula="of:=MATCH(&quot;.*(SÚMULA|Informativo).*&quot;;[.E100];0)" office:value-type="float" office:value="1" calcext:value-type="float">
            <text:p>1</text:p>
          </table:table-cell>
        </table:table-row>
        <table:table-row table:style-name="ro3" table:visibility="filter">
          <table:table-cell office:value-type="string" calcext:value-type="string">
            <text:p>AGR AI 376709</text:p>
          </table:table-cell>
          <table:table-cell office:value-type="string" calcext:value-type="string">
            <text:p>DJ 03-02-2006 PP-00016 <text:s/>EMENT VOL-02219-07 PP-01398</text:p>
          </table:table-cell>
          <table:table-cell office:value-type="string" calcext:value-type="string">
            <text:p>[]</text:p>
          </table:table-cell>
          <table:table-cell office:value-type="string" calcext:value-type="string">
            <text:p>AGTE.(S) : MUNICÍPIO DE OSASCO </text:p>
            <text:p>ADV.(A/S) : MARLI SOARES DE FREITAS BASÍLIO E OUTROS </text:p>
            <text:p>AGDO.(A/S) : GERALDO PEREIRA DA ROCHA </text:p>
            <text:p>ADV.(A/S) : ANA PAULA MOREIRA DOS SANTOS E OUTROS</text:p>
          </table:table-cell>
          <table:table-cell office:value-type="string" calcext:value-type="string">
            <text:p>- Acórdãos citados: CC 7053, CC 7118 (Informativo 279 do STF), CC 7134 (Informativo 312 do STF), AI 141543 AgR, AI 146942 EDv (RTJ-185/680), RE 174191 (RTJ-184/280), RE 255516 AgR, AI 325934; RTJ-184/280, RTJ-185/680. Número de páginas: (5). Análise: 24/02/06, (RMO). Revisão: (JOY).</text:p>
          </table:table-cell>
          <table:table-cell office:value-type="string" calcext:value-type="string">
            <text:p>['CC 7053', 'CC 7118', 'CC 7134', 'AGR AI 141543', 'EDV AI 146942', 'RE 174191', 'AGR RE 255516', 'AI 325934']</text:p>
          </table:table-cell>
          <table:table-cell office:value-type="float" office:value="4446" calcext:value-type="float">
            <text:p>4446</text:p>
          </table:table-cell>
          <table:table-cell/>
          <table:table-cell table:formula="of:=MATCH(&quot;.*(SÚMULA|Informativo).*&quot;;[.E101];0)" office:value-type="float" office:value="1" calcext:value-type="float">
            <text:p>1</text:p>
          </table:table-cell>
        </table:table-row>
        <table:table-row table:style-name="ro3" table:visibility="filter">
          <table:table-cell office:value-type="string" calcext:value-type="string">
            <text:p>AGR AI 544766</text:p>
          </table:table-cell>
          <table:table-cell office:value-type="string" calcext:value-type="string">
            <text:p>DJ   03-02-2006 PP-00057</text:p>
            <text:p>EMENT VOL-02219-19 PP-03958</text:p>
          </table:table-cell>
          <table:table-cell office:value-type="string" calcext:value-type="string">
            <text:p>[]</text:p>
          </table:table-cell>
          <table:table-cell office:value-type="string" calcext:value-type="string">
            <text:p>AGTE.(S) : UNIÃO </text:p>
            <text:p>ADV.(A/S) : PFN - RODRIGO PEREIRA DE MELLO </text:p>
            <text:p>AGDO.(A/S) : BOAVISTA TRADING COMÉRCIO EXTERIOR S/A </text:p>
            <text:p>ADV.(A/S) : FRANCISCO ROBERTO SOUZA CALDERARO</text:p>
          </table:table-cell>
          <table:table-cell office:value-type="string" calcext:value-type="string">
            <text:p>- Acórdãos citados: RE 180828 (Tribunal Pleno) (Informativo 260 do STF), RE 208370 AgR, RE 213677. Número de páginas: (6). Análise:(AAC). Revisão:(JBM). Inclusão: 07/03/06, (AAC).</text:p>
          </table:table-cell>
          <table:table-cell office:value-type="string" calcext:value-type="string">
            <text:p>['RE 180828', 'AGR RE 208370', 'RE 213677']</text:p>
          </table:table-cell>
          <table:table-cell office:value-type="float" office:value="4441" calcext:value-type="float">
            <text:p>4441</text:p>
          </table:table-cell>
          <table:table-cell/>
          <table:table-cell table:formula="of:=MATCH(&quot;.*(SÚMULA|Informativo).*&quot;;[.E102];0)" office:value-type="float" office:value="1" calcext:value-type="float">
            <text:p>1</text:p>
          </table:table-cell>
        </table:table-row>
        <table:table-row table:style-name="ro4" table:visibility="filter">
          <table:table-cell office:value-type="string" calcext:value-type="string">
            <text:p>AGR AI 496653</text:p>
          </table:table-cell>
          <table:table-cell office:value-type="string" calcext:value-type="string">
            <text:p>DJ   03-02-2006 PP-00046    EMENT VOL-02219-13 PP-02725</text:p>
            <text:p>RT v. 95, n. 848, 2006, p. 497-498</text:p>
          </table:table-cell>
          <table:table-cell office:value-type="string" calcext:value-type="string">
            <text:p>['RT 848/497']</text:p>
          </table:table-cell>
          <table:table-cell office:value-type="string" calcext:value-type="string">
            <text:p>AGTE.(S) : MINISTÉRIO PÚBLICO FEDERAL </text:p>
            <text:p>AGDO.(A/S) : EDSON OLIVEIRA DE ALMEIDA </text:p>
            <text:p>ADV.(A/S) : ALBERTO SIMONETTI CABRAL NETO</text:p>
          </table:table-cell>
          <table:table-cell office:value-type="string" calcext:value-type="string">
            <text:p>-Acórdãos citados: HC 79530 (RTJ-172/582), HC 80496 (RTJ-178/806), HC 81827 (Informativo 270 do STF), RE 263010 (RTJ-180/774). Número de páginas: (5). Análise:(LMC). Revisão:(). Inclusão: 06/03/06, (LMC).</text:p>
          </table:table-cell>
          <table:table-cell office:value-type="string" calcext:value-type="string">
            <text:p>['HC 79530', 'HC 80496', 'HC 81827', 'RE 263010']</text:p>
          </table:table-cell>
          <table:table-cell office:value-type="float" office:value="4415" calcext:value-type="float">
            <text:p>4415</text:p>
          </table:table-cell>
          <table:table-cell/>
          <table:table-cell table:formula="of:=MATCH(&quot;.*(SÚMULA|Informativo).*&quot;;[.E103];0)" office:value-type="float" office:value="1" calcext:value-type="float">
            <text:p>1</text:p>
          </table:table-cell>
        </table:table-row>
        <table:table-row table:style-name="ro3" table:visibility="filter">
          <table:table-cell office:value-type="string" calcext:value-type="string">
            <text:p>ED AI 439920</text:p>
          </table:table-cell>
          <table:table-cell office:value-type="string" calcext:value-type="string">
            <text:p>DJ   03-02-2006 PP-00031</text:p>
            <text:p>EMENT VOL-02219-09 PP-01778</text:p>
          </table:table-cell>
          <table:table-cell office:value-type="string" calcext:value-type="string">
            <text:p>[]</text:p>
          </table:table-cell>
          <table:table-cell office:value-type="string" calcext:value-type="string">
            <text:p>EMBTE.(S) : BANCO MERCANTIL DE SÃO PAULO S/A - FINASA </text:p>
            <text:p>ADV.(A/S) : VICTOR RUSSOMANO JR </text:p>
            <text:p>EMBDO.(A/S) : SÔNIA MARIA RODRIGUES </text:p>
            <text:p>ADV.(A/S) : JOSÉ EYMARD LOGUÉRCIO</text:p>
          </table:table-cell>
          <table:table-cell office:value-type="string" calcext:value-type="string">
            <text:p>- Acórdãos citados: ADI 1721 MC (RTJ-186/83), ADI 1770 MC (RTJ-168/128), RE 210638, RE 449420 (Informativo 401 do STF), AI 515061 AgR (Informativo 403 do STF). Número de páginas: (6). Análise:(LMC). Inclusão: 08/03/06, (LMC).</text:p>
          </table:table-cell>
          <table:table-cell office:value-type="string" calcext:value-type="string">
            <text:p>['MC ADI 1721', 'MC ADI 1770', 'RE 210638', 'RE 449420', 'AGR AI 515061']</text:p>
          </table:table-cell>
          <table:table-cell office:value-type="float" office:value="4411" calcext:value-type="float">
            <text:p>4411</text:p>
          </table:table-cell>
          <table:table-cell/>
          <table:table-cell table:formula="of:=MATCH(&quot;.*(SÚMULA|Informativo).*&quot;;[.E104];0)" office:value-type="float" office:value="1" calcext:value-type="float">
            <text:p>1</text:p>
          </table:table-cell>
        </table:table-row>
        <table:table-row table:style-name="ro3" table:visibility="filter">
          <table:table-cell office:value-type="string" calcext:value-type="string">
            <text:p>AGR RE 453056</text:p>
          </table:table-cell>
          <table:table-cell office:value-type="string" calcext:value-type="string">
            <text:p>DJ   03-02-2006 PP-00025</text:p>
            <text:p>EMENT VOL-02219-10 PP-02019</text:p>
          </table:table-cell>
          <table:table-cell office:value-type="string" calcext:value-type="string">
            <text:p>[]</text:p>
          </table:table-cell>
          <table:table-cell office:value-type="string" calcext:value-type="string">
            <text:p>AGTE.(S) : ODILA ARPINI KORNOWSKI </text:p>
            <text:p>ADV.(A/S) : GUSTAVO TEIXEIRA RAMOS </text:p>
            <text:p>AGDO.(A/S) : UNIÃO </text:p>
            <text:p>ADV.(A/S) : ADVOGADO-GERAL DA UNIÃO</text:p>
          </table:table-cell>
          <table:table-cell office:value-type="string" calcext:value-type="string">
            <text:p>- Acórdãos citados: RE 216259 AgR (RTJ-174/911), RE 293970 AgR, RE 420816 (Informativo 363 do STF). Número de páginas: (7). Análise:(LMC). Revisão:(MSA/RCO). Inclusão: 07/03/06, (LMC).</text:p>
          </table:table-cell>
          <table:table-cell office:value-type="string" calcext:value-type="string">
            <text:p>['AGR RE 216259', 'AGR RE 293970', 'RE 420816']</text:p>
          </table:table-cell>
          <table:table-cell office:value-type="float" office:value="4405" calcext:value-type="float">
            <text:p>4405</text:p>
          </table:table-cell>
          <table:table-cell/>
          <table:table-cell table:formula="of:=MATCH(&quot;.*(SÚMULA|Informativo).*&quot;;[.E105];0)" office:value-type="float" office:value="1" calcext:value-type="float">
            <text:p>1</text:p>
          </table:table-cell>
        </table:table-row>
        <table:table-row table:style-name="ro3" table:visibility="filter">
          <table:table-cell office:value-type="string" calcext:value-type="string">
            <text:p>HC 86843</text:p>
          </table:table-cell>
          <table:table-cell office:value-type="string" calcext:value-type="string">
            <text:p>DJ 17-02-2006  PP-00059</text:p>
            <text:p>EMENT VOL-02221-02 PP-00345</text:p>
          </table:table-cell>
          <table:table-cell office:value-type="string" calcext:value-type="string">
            <text:p>[]</text:p>
          </table:table-cell>
          <table:table-cell office:value-type="string" calcext:value-type="string">
            <text:p>PACTE.(S) : JORGE REIS DA COSTA </text:p>
            <text:p>IMPTE.(S) : ALDO DE CAMPOS COSTA </text:p>
            <text:p>COATOR(A/S)(ES) : TURMA JULGADORA CRIMINAL DOS JUIZADOS </text:p>
            <text:p> ESPECIAIS DA COMARCA DE GOIÂNIA</text:p>
          </table:table-cell>
          <table:table-cell office:value-type="string" calcext:value-type="string">
            <text:p>- Acórdãos citados: HC 79804, HC 80620 (RTJ-177/391), HC 83814, HC 86102 (Informativo 403 do STF), HC 85241. Número de páginas: (7). Análise:(JOY). Inclusão: 10/03/2006, (JOY).</text:p>
          </table:table-cell>
          <table:table-cell office:value-type="string" calcext:value-type="string">
            <text:p>['HC 79804', 'HC 80620', 'HC 83814', 'HC 86102', 'HC 85241']</text:p>
          </table:table-cell>
          <table:table-cell office:value-type="float" office:value="4627" calcext:value-type="float">
            <text:p>4627</text:p>
          </table:table-cell>
          <table:table-cell/>
          <table:table-cell table:formula="of:=MATCH(&quot;.*(SÚMULA|Informativo).*&quot;;[.E106];0)" office:value-type="float" office:value="1" calcext:value-type="float">
            <text:p>1</text:p>
          </table:table-cell>
        </table:table-row>
        <table:table-row table:style-name="ro3" table:visibility="filter">
          <table:table-cell office:value-type="string" calcext:value-type="string">
            <text:p>AGR AI 512698</text:p>
          </table:table-cell>
          <table:table-cell office:value-type="string" calcext:value-type="string">
            <text:p>DJ 24-02-2006  PP-00036</text:p>
            <text:p>EMENT VOL-02222-07 PP-01350</text:p>
          </table:table-cell>
          <table:table-cell office:value-type="string" calcext:value-type="string">
            <text:p>[]</text:p>
          </table:table-cell>
          <table:table-cell office:value-type="string" calcext:value-type="string">
            <text:p>AGTE.(S) : ESTADO DO ACRE </text:p>
            <text:p>ADV.(A/S) : PGE-AC - TITO COSTA DE OLIVEIRA </text:p>
            <text:p>AGDO.(A/S) : MARIA VALDEZ DE SOUZA </text:p>
            <text:p>ADV.(A/S) : FRANCISCO SILVANO RODRIGUES SANTIAGO</text:p>
          </table:table-cell>
          <table:table-cell office:value-type="string" calcext:value-type="string">
            <text:p>- Acórdãos citados: RE 81602 (RTJ-77/601), RE 84072 (RTJ-85/923), RE 130764 (RTJ-143/270), RE 179147 (RTJ-179/791), RE 272839, RE 369820 (RTJ-190/767), RE 372472 (Informativo 329 do STF), RE 382054 (RTJ-192/356). - Decisões monocráticas citadas: RE 204037, RE 217592, RE 231738. Número de páginas: (19). Análise: 30/03/06, (JOY).</text:p>
          </table:table-cell>
          <table:table-cell office:value-type="string" calcext:value-type="string">
            <text:p>['RE 81602', 'RE 84072', 'RE 130764', 'RE 179147', 'RE 272839', 'RE 369820', 'RE 372472', 'RE 382054']</text:p>
          </table:table-cell>
          <table:table-cell office:value-type="float" office:value="4616" calcext:value-type="float">
            <text:p>4616</text:p>
          </table:table-cell>
          <table:table-cell/>
          <table:table-cell table:formula="of:=MATCH(&quot;.*(SÚMULA|Informativo).*&quot;;[.E107];0)" office:value-type="float" office:value="1" calcext:value-type="float">
            <text:p>1</text:p>
          </table:table-cell>
        </table:table-row>
        <table:table-row table:style-name="ro4" table:visibility="filter">
          <table:table-cell office:value-type="string" calcext:value-type="string">
            <text:p>AGR AI 378999</text:p>
          </table:table-cell>
          <table:table-cell office:value-type="string" calcext:value-type="string">
            <text:p>DJ 03-03-2006  PP-00073</text:p>
            <text:p>EMENT VOL-02223-02 PP-00394</text:p>
            <text:p>RTJ VOL-00199-01 PP-00392</text:p>
          </table:table-cell>
          <table:table-cell office:value-type="string" calcext:value-type="string">
            <text:p>['RTJ 199/392']</text:p>
          </table:table-cell>
          <table:table-cell office:value-type="string" calcext:value-type="string">
            <text:p>AGTE. : UNIÃO </text:p>
            <text:p>AGDA. : VARGA S/A </text:p>
            <text:p>ADVDOS. : MARÇAL DE ASSIS BRASIL NETO E OUTROS</text:p>
          </table:table-cell>
          <table:table-cell office:value-type="string" calcext:value-type="string">
            <text:p>- Acórdãos citados: RE 147702 AgR (RTJ-154/674), RE 191963 AgR, RE 263705, AI 311180 AgR (Informativo 311 do STF), AI 330535 AgR, RE 340151 AgR. Número de páginas: (8). Análise: 16/03/06, (LMC). Revisão:().</text:p>
          </table:table-cell>
          <table:table-cell office:value-type="string" calcext:value-type="string">
            <text:p>['AGR RE 147702', 'AGR RE 191963', 'RE 263705', 'AGR AI 311180', 'AGR AI 330535', 'AGR RE 340151']</text:p>
          </table:table-cell>
          <table:table-cell office:value-type="float" office:value="4605" calcext:value-type="float">
            <text:p>4605</text:p>
          </table:table-cell>
          <table:table-cell/>
          <table:table-cell table:formula="of:=MATCH(&quot;.*(SÚMULA|Informativo).*&quot;;[.E108];0)" office:value-type="float" office:value="1" calcext:value-type="float">
            <text:p>1</text:p>
          </table:table-cell>
        </table:table-row>
        <table:table-row table:style-name="ro3" table:visibility="filter">
          <table:table-cell office:value-type="string" calcext:value-type="string">
            <text:p>ADI 3438</text:p>
          </table:table-cell>
          <table:table-cell office:value-type="string" calcext:value-type="string">
            <text:p>DJ 17-02-2006  PP-00054</text:p>
            <text:p>EMENT VOL-02221-01 PP-00175</text:p>
            <text:p>RTJ VOL-00202-02 PP-00564</text:p>
            <text:p>LEXSTF v. 28, n. 326, 2006, p. 85-92</text:p>
          </table:table-cell>
          <table:table-cell office:value-type="string" calcext:value-type="string">
            <text:p>['LEXSTF 326/85', 'RTJ 202/564']</text:p>
          </table:table-cell>
          <table:table-cell office:value-type="string" calcext:value-type="string">
            <text:p>REQTE.(S) : GOVERNADOR DO ESTADO DO PARÁ </text:p>
            <text:p>REQDO.(A/S) : ASSEMBLÉIA LEGISLATIVA DO ESTADO DO PARÁ</text:p>
          </table:table-cell>
          <table:table-cell office:value-type="string" calcext:value-type="string">
            <text:p>- Acórdãos citados: ADI 1472 (Informativo 280 do STF), ADI 2623 MC (Informativo 271 do STF). - Veja Informativo 413 do STF. Número de páginas: (11). Análise:(JOY). Inclusão: 14/03/06, (JOY).</text:p>
          </table:table-cell>
          <table:table-cell office:value-type="string" calcext:value-type="string">
            <text:p>['ADI 1472', 'MC ADI 2623', 'STF DO INFORMATIVO VEJA 413']</text:p>
          </table:table-cell>
          <table:table-cell office:value-type="float" office:value="4678" calcext:value-type="float">
            <text:p>4678</text:p>
          </table:table-cell>
          <table:table-cell/>
          <table:table-cell table:formula="of:=MATCH(&quot;.*(SÚMULA|Informativo).*&quot;;[.E109];0)" office:value-type="float" office:value="1" calcext:value-type="float">
            <text:p>1</text:p>
          </table:table-cell>
        </table:table-row>
        <table:table-row table:style-name="ro5" table:visibility="filter">
          <table:table-cell office:value-type="string" calcext:value-type="string">
            <text:p>HC 87211</text:p>
          </table:table-cell>
          <table:table-cell office:value-type="string" calcext:value-type="string">
            <text:p>DJ 24-03-2006  PP-00036    EMENT VOL-02226-02 PP-00265</text:p>
            <text:p>LEXSTF v. 28, n. 328, 2006, p. 476-479</text:p>
            <text:p>JC v. 32, n. 110, 2006, p. 275-277</text:p>
          </table:table-cell>
          <table:table-cell office:value-type="string" calcext:value-type="string">
            <text:p>['JC 110/275', 'LEXSTF 328/476']</text:p>
          </table:table-cell>
          <table:table-cell office:value-type="string" calcext:value-type="string">
            <text:p>PACTE.(S) : EMERSON WOLINGER GOETTEN OU EMERSON WOLLINGER </text:p>
            <text:p> GOETTEN </text:p>
            <text:p>IMPTE.(S) : ALCEU AMARAL </text:p>
            <text:p>COATOR(A/S)(ES) : PRESIDENTE DA SEXTA TURMA DE RECURSOS </text:p>
            <text:p> CRIMINAIS DA COMARCA DE LAGES</text:p>
          </table:table-cell>
          <table:table-cell office:value-type="string" calcext:value-type="string">
            <text:p>- Acórdãos citados: HC 83855, HC 84566 (RTJ-193/403), HC 85652 (Informativo 390 do STF). Número de páginas: (6). Análise: 11/04/06, (RMO). Revisão: ().</text:p>
          </table:table-cell>
          <table:table-cell office:value-type="string" calcext:value-type="string">
            <text:p>['HC 83855', 'HC 84566', 'HC 85652']</text:p>
          </table:table-cell>
          <table:table-cell office:value-type="float" office:value="4754" calcext:value-type="float">
            <text:p>4754</text:p>
          </table:table-cell>
          <table:table-cell/>
          <table:table-cell table:formula="of:=MATCH(&quot;.*(SÚMULA|Informativo).*&quot;;[.E110];0)" office:value-type="float" office:value="1" calcext:value-type="float">
            <text:p>1</text:p>
          </table:table-cell>
        </table:table-row>
        <table:table-row table:style-name="ro3" table:visibility="filter">
          <table:table-cell office:value-type="string" calcext:value-type="string">
            <text:p>ADI 2302</text:p>
          </table:table-cell>
          <table:table-cell office:value-type="string" calcext:value-type="string">
            <text:p>DJ 24-03-2006 PP-00007</text:p>
            <text:p>EMENT VOL-02226-01 PP-00052</text:p>
            <text:p>LEXSTF v. 28, n. 328, 2006, p. 34-40</text:p>
          </table:table-cell>
          <table:table-cell office:value-type="string" calcext:value-type="string">
            <text:p>['LEXSTF 328/34']</text:p>
          </table:table-cell>
          <table:table-cell office:value-type="string" calcext:value-type="string">
            <text:p>REQTE. : GOVERNADOR DO ESTADO DO RIO GRANDE DO SUL </text:p>
            <text:p>ADVDOS. : PGE-RS - PAULO PERETTI TORELLY E OUTRO </text:p>
            <text:p>REQDA. : ASSEMBLÉIA LEGISLATIVA DO ESTADO DO RIO </text:p>
            <text:p> GRANDE DO SUL</text:p>
          </table:table-cell>
          <table:table-cell office:value-type="string" calcext:value-type="string">
            <text:p>- Acórdãos citados: ADI 1275 MC (RTJ-162/868), ADI 1391 (Informativo 267 do STF), ADI 2569 (Informativo 301 do STF), ADI 2750 (Informativo 382 do STF). Número de páginas: (10). Análise: 07/04/06, (RMO). Revisão: (JOY/RCO).</text:p>
          </table:table-cell>
          <table:table-cell office:value-type="string" calcext:value-type="string">
            <text:p>['MC ADI 1275', 'ADI 1391', 'ADI 2569', 'ADI 2750']</text:p>
          </table:table-cell>
          <table:table-cell office:value-type="float" office:value="4859" calcext:value-type="float">
            <text:p>4859</text:p>
          </table:table-cell>
          <table:table-cell/>
          <table:table-cell table:formula="of:=MATCH(&quot;.*(SÚMULA|Informativo).*&quot;;[.E111];0)" office:value-type="float" office:value="1" calcext:value-type="float">
            <text:p>1</text:p>
          </table:table-cell>
        </table:table-row>
        <table:table-row table:style-name="ro3" table:visibility="filter">
          <table:table-cell office:value-type="string" calcext:value-type="string">
            <text:p>HC 87273</text:p>
          </table:table-cell>
          <table:table-cell office:value-type="string" calcext:value-type="string">
            <text:p>DJ 24-03-2006  PP-00036</text:p>
            <text:p>EMENT VOL-02226-02 PP-00279</text:p>
            <text:p>RTJ VOL-00201-01 PP-00266</text:p>
            <text:p>LEXSTF v. 28, n. 328, 2006, p. 489-495</text:p>
          </table:table-cell>
          <table:table-cell office:value-type="string" calcext:value-type="string">
            <text:p>['LEXSTF 328/489', 'RTJ 201/266']</text:p>
          </table:table-cell>
          <table:table-cell office:value-type="string" calcext:value-type="string">
            <text:p>PACTE.(S) : ANDRÉA HENRIQUE DE OLIVEIRA MELO OU ANDRÉA </text:p>
            <text:p> HENRIQUE DE MELO </text:p>
            <text:p>IMPTE.(S) : BÓRIS TRINDADE </text:p>
            <text:p>COATOR(A/S)(ES) : SUPERIOR TRIBUNAL DE JUSTIÇA</text:p>
          </table:table-cell>
          <table:table-cell office:value-type="string" calcext:value-type="string">
            <text:p>- Acórdãos citados: HC 83301 (Informativo 340 do STF), HC 86529 (Informativo 406 do STF). Número de páginas: (9). Análise: 10/04/06, (RMO). Revisão: (JOY).</text:p>
          </table:table-cell>
          <table:table-cell office:value-type="string" calcext:value-type="string">
            <text:p>['HC 83301', 'HC 86529']</text:p>
          </table:table-cell>
          <table:table-cell office:value-type="float" office:value="5107" calcext:value-type="float">
            <text:p>5107</text:p>
          </table:table-cell>
          <table:table-cell/>
          <table:table-cell table:formula="of:=MATCH(&quot;.*(SÚMULA|Informativo).*&quot;;[.E112];0)" office:value-type="float" office:value="1" calcext:value-type="float">
            <text:p>1</text:p>
          </table:table-cell>
        </table:table-row>
        <table:table-row table:style-name="ro4" table:visibility="filter">
          <table:table-cell office:value-type="string" calcext:value-type="string">
            <text:p>HC 85589</text:p>
          </table:table-cell>
          <table:table-cell office:value-type="string" calcext:value-type="string">
            <text:p>DJ   31-03-2006 PP-00017</text:p>
            <text:p>EMENT VOL-02227-02 PP-00286</text:p>
          </table:table-cell>
          <table:table-cell office:value-type="string" calcext:value-type="string">
            <text:p>[]</text:p>
          </table:table-cell>
          <table:table-cell office:value-type="string" calcext:value-type="string">
            <text:p>PACTE.(S) : RAIMUNDO NONATO FERREIRA </text:p>
            <text:p>IMPTE.(S) : EDIVALDO GUTIERREZ CORREIA </text:p>
            <text:p>COATOR(A/S)(ES) : SUPERIOR TRIBUNAL DE JUSTIÇA</text:p>
          </table:table-cell>
          <table:table-cell office:value-type="string" calcext:value-type="string">
            <text:p>- Acórdão citado: HC 82959 (Informativo 418 do STF). Número de páginas: (4). Análise: 11/04/06, (CRE).</text:p>
          </table:table-cell>
          <table:table-cell office:value-type="string" calcext:value-type="string">
            <text:p>['HC 82959']</text:p>
          </table:table-cell>
          <table:table-cell office:value-type="float" office:value="5122" calcext:value-type="float">
            <text:p>5122</text:p>
          </table:table-cell>
          <table:table-cell/>
          <table:table-cell table:formula="of:=MATCH(&quot;.*(SÚMULA|Informativo).*&quot;;[.E113];0)" office:value-type="float" office:value="1" calcext:value-type="float">
            <text:p>1</text:p>
          </table:table-cell>
        </table:table-row>
        <table:table-row table:style-name="ro3" table:visibility="filter">
          <table:table-cell office:value-type="string" calcext:value-type="string">
            <text:p>HC 86112</text:p>
          </table:table-cell>
          <table:table-cell office:value-type="string" calcext:value-type="string">
            <text:p>DJ   31-03-2006 PP-00018</text:p>
            <text:p>EMENT VOL-02227-02 PP-00339</text:p>
          </table:table-cell>
          <table:table-cell office:value-type="string" calcext:value-type="string">
            <text:p>[]</text:p>
          </table:table-cell>
          <table:table-cell office:value-type="string" calcext:value-type="string">
            <text:p>PACTE.(S) : EDVALDO DOS REIS </text:p>
            <text:p>IMPTE.(S) : PGE-SP - PATRÍCIA HELENA MASSA ARZABE </text:p>
            <text:p> (ASSISTÊNCIA JUDICIÁRIA) </text:p>
            <text:p>COATOR(A/S)(ES) : SUPERIOR TRIBUNAL DE JUSTIÇA</text:p>
          </table:table-cell>
          <table:table-cell office:value-type="string" calcext:value-type="string">
            <text:p>- Acórdão citado: HC 82959 (Informativo 418 do STF). Número de páginas: (04). Análise: 11/04/06, (CRE).</text:p>
          </table:table-cell>
          <table:table-cell office:value-type="string" calcext:value-type="string">
            <text:p>['HC 82959']</text:p>
          </table:table-cell>
          <table:table-cell office:value-type="float" office:value="5121" calcext:value-type="float">
            <text:p>5121</text:p>
          </table:table-cell>
          <table:table-cell/>
          <table:table-cell table:formula="of:=MATCH(&quot;.*(SÚMULA|Informativo).*&quot;;[.E114];0)" office:value-type="float" office:value="1" calcext:value-type="float">
            <text:p>1</text:p>
          </table:table-cell>
        </table:table-row>
        <table:table-row table:style-name="ro4" table:visibility="filter">
          <table:table-cell office:value-type="string" calcext:value-type="string">
            <text:p>HC 93261</text:p>
          </table:table-cell>
          <table:table-cell office:value-type="string" calcext:value-type="string">
            <text:p>ACÓRDÃO ELETRÔNICO</text:p>
            <text:p>DJe-226 DIVULG 16-11-2012 PUBLIC 19-11-2012</text:p>
          </table:table-cell>
          <table:table-cell office:value-type="string" calcext:value-type="string">
            <text:p>[]</text:p>
          </table:table-cell>
          <table:table-cell office:value-type="string" calcext:value-type="string">
            <text:p>PACTE.(S) : JOEL DOMINGOS DOS SANTOS </text:p>
            <text:p>IMPTE.(S) : ANA PAULA HUMMEL VIEIRA </text:p>
            <text:p>COATOR(A/S)(ES) : RELATOR DO HC Nº 96080 DO SUPERIOR TRIBUNAL DE JUSTIÇA</text:p>
          </table:table-cell>
          <table:table-cell office:value-type="string" calcext:value-type="string">
            <text:p>- Acórdão(s) citado(s): (SÚMULA 691, FLEXIBILIZAÇÃO) STF: HC 84014 AgR (1ªT), HC 85185 (TP), HC 86864 MC (TP), HC 87468, HC 89025 AgR (2ªT), HC 90957 (2ªT). (HC, SUPRESSÃO DE INSTÂNCIA) STF: HC 73390 (2ªT), HC 81115 (1ªT), HC 83842 (2ªT), HC 79551 (2ªT); RTJ 136/230, RTJ 141/570, RTJ 148/732, RTJ 164/213, RTJ 182/243. (PRISÃO PREVENTIVA, FUNDAMENTAÇÃO) STF: HC 71644 (1ªT); RTJ 134/798, RTJ 193/936. (PRINCÍPIO DA PRESUNÇÃO DE INOCÊNCIA, COMPATIBILIDADE, PRISÃO CAUTELAR) STF: HC 68726 (TP); RTJ 133/280, RTJ 138/216, RTJ 142/855, RTJ 142/878, RTJ 148/429. (PRISÃO PREVENTIVA, FINALIDADE) STF: RTJ 180/262, RTJ 202/256. (DIREITO DE RECORREREM LIBERDADE, RÉU) STF: HC 85877 (2ªT), HC 86328 (1ªT),HC 88276 (1ªT), HC 88460 (1ªT), HC 89592 (2ªT). (PRISÃO CAUTELAR, CONDENAÇÃO RECORRÍVEL) STF: HC 84434 (2ªT), HC 86164 (1ªT), HC 89754; RTJ 148/752, RTJ 195/603, RTJ 193/936. (IMPOSSIBILIDADE, CONSIDERAÇÃO, CULPADO, AUSÊNCIA, DECISÃO JUDICIAL, TRÂNSITO EM JULGADO) STF: RTJ 176/805. - Decisões monocráticas citadas: (SÚMULA 691, FLEXIBILIZAÇÃO) HC 86634 MC, HC 87353 MC, HC 88050 MC, HC 88569 MC, HC 89113 MC, HC 89132 MC, HC 89414 MC, HC 90112 MC. (DIREITO DE RECORREREM LIBERDADE, RÉU) HC 85710. Número de páginas: 22. Análise: 05/12/2012, IMC. Revisão: 07/12/2012, MMR.</text:p>
          </table:table-cell>
          <table:table-cell office:value-type="string" calcext:value-type="string">
            <text:p>['AGR HC 84014', 'HC 85185', 'MC HC 86864', 'HC 87468', 'AGR HC 89025', 'HC 90957', 'HC 73390', 'HC 81115', 'HC 83842', 'HC 79551', 'HC 71644', 'HC 68726', 'HC 85877', 'HC 86328', 'HC 88276', 'HC 88460', 'HC 89592', 'HC 84434', 'HC 86164', 'HC 89754']</text:p>
          </table:table-cell>
          <table:table-cell office:value-type="float" office:value="7159" calcext:value-type="float">
            <text:p>7159</text:p>
          </table:table-cell>
          <table:table-cell/>
          <table:table-cell table:formula="of:=MATCH(&quot;.*(SÚMULA|Informativo).*&quot;;[.E115];0)" office:value-type="float" office:value="1" calcext:value-type="float">
            <text:p>1</text:p>
          </table:table-cell>
        </table:table-row>
        <table:table-row table:style-name="ro4" table:visibility="filter">
          <table:table-cell office:value-type="string" calcext:value-type="string">
            <text:p>HC 102351</text:p>
          </table:table-cell>
          <table:table-cell office:value-type="string" calcext:value-type="string">
            <text:p>DJe-194  DIVULG 14-10-2010  PUBLIC 15-10-2010</text:p>
            <text:p>EMENT VOL-02419-01  PP-00199</text:p>
            <text:p>RB v. 22, n. 564, 2010, p. 37-38</text:p>
          </table:table-cell>
          <table:table-cell office:value-type="string" calcext:value-type="string">
            <text:p>['RB 564/37']</text:p>
          </table:table-cell>
          <table:table-cell office:value-type="string" calcext:value-type="string">
            <text:p>PACTE.(S) : DAVID SEAN MARITZ </text:p>
            <text:p>IMPTE.(S) : ANTONIO CARLOS DE TOLEDO SANTOS FILHO </text:p>
            <text:p>COATOR(A/S)(ES) : SUPERIOR TRIBUNAL DE JUSTIÇA</text:p>
          </table:table-cell>
          <table:table-cell office:value-type="string" calcext:value-type="string">
            <text:p>- Acórdão citado: HC 97256 - Tribunal Pleno (Informativo 598 do STF). - Veja HC 120353 do STJ. Número de páginas: 9. Análise: 26/10/2010, IMC. Revisão: 27/10/2010, ACG.</text:p>
          </table:table-cell>
          <table:table-cell office:value-type="string" calcext:value-type="string">
            <text:p>['PLENO TRIBUNAL HC 97256', 'STJ DO HC VEJA 120353']</text:p>
          </table:table-cell>
          <table:table-cell office:value-type="float" office:value="7643" calcext:value-type="float">
            <text:p>7643</text:p>
          </table:table-cell>
          <table:table-cell/>
          <table:table-cell table:formula="of:=MATCH(&quot;.*(SÚMULA|Informativo).*&quot;;[.E116];0)" office:value-type="float" office:value="1" calcext:value-type="float">
            <text:p>1</text:p>
          </table:table-cell>
        </table:table-row>
        <table:table-row table:style-name="ro2" table:visibility="filter">
          <table:table-cell office:value-type="string" calcext:value-type="string">
            <text:p>HC 92751</text:p>
          </table:table-cell>
          <table:table-cell office:value-type="string" calcext:value-type="string">
            <text:p>ACÓRDÃO ELETRÔNICO</text:p>
            <text:p>DJe-208 DIVULG 22-10-2012 PUBLIC 23-10-2012</text:p>
          </table:table-cell>
          <table:table-cell office:value-type="string" calcext:value-type="string">
            <text:p>[]</text:p>
          </table:table-cell>
          <table:table-cell office:value-type="string" calcext:value-type="string">
            <text:p>PACTE.(S) : AGOSTINHO MARIA DOS SANTOS NOGUEIRA </text:p>
            <text:p>PACTE.(S) : AGNALDO SILVA LIBÓRIO </text:p>
            <text:p>PACTE.(S) : OSMAR DONIZETE RODRIGUES </text:p>
            <text:p>PACTE.(S) : JOSÉ ZORZETO TORTOZA </text:p>
            <text:p>IMPTE.(S) : ANTONIO RUIZ FILHO E OUTRO(A/S) </text:p>
            <text:p>COATOR(A/S)(ES) : RELATOR DO HABEAS CORPUS Nº 92881 DO SUPERIOR TRIBUNAL DE JUSTIÇA</text:p>
          </table:table-cell>
          <table:table-cell office:value-type="string" calcext:value-type="string">
            <text:p>- Acórdãos citados: (SÚMULA 691, FLEXIBILIZAÇÃO) STF: HC 84014 AgR, HC 85185, HC 86864 MC, HC 87468, HC 89025 AgR (2ª T), HC 90957 (2ª T), HC 94016 (2ª T). (PRISÃO PREVENTIVA, FUNDAMENTAÇÃO) STF: RTJ 134/798, RTJ 64/77. (PRISÃO PREVENTIVA, PRINCÍPIO DA PRESUNÇÃO DE INOCÊNCIA) STF: RTJ 133/280, RTJ 138/216, RTJ 142/855, RTJ 142/878, RTJ 148/429, HC 68726. (PRISÃO PREVENTIVA, FINALIDADE) STF: RTJ 180/262, HC 93883, RTJ 202/256. (PRISÃO PREVENTIVA, FUNDAMENTAÇÃO) STF: HC 83943, RTJ 137/287, RTJ 172/184, RTJ 182/601, HC 89503, HC 93427, RHC 71954, RTJ 137/287, RTJ 187/933, RTJ 112/1115, RTJ 172/159, HC 71289, RHC 64420, HC 93315; RT 598/417, RTJ 180/262, RTJ 187/933, HC 72368, HC 92302, RTJ 193/1050, HC 87838, HC 87425, HC 85900, RHC 59386, RTJ 175/715, RTJ 170/612. (PRISÃO PREVENTIVA, FUGA DO DISTRITO DA CULPA) HC 81780, HC 82904, HC 82949, HC 83106, HC 83555, HC 85764, HC 81468. (PRINCÍPIO DA PRESUNÇÃO DE INOCÊNCIA) STF: RTJ 176/805. - Decisões monocráticas citadas: HC 86634 MC, HC 87353 MC, HC 88050 MC, HC 88569 MC, HC 89113 MC, HC 89132 MC, HC 89414 MC, HC 90112 MC. - Veja HC 92881 do STJ. Número de páginas: 36. Análise: 06/11/2012, IMC.</text:p>
          </table:table-cell>
          <table:table-cell office:value-type="string" calcext:value-type="string">
            <text:p>['AGR HC 84014', 'HC 85185', 'MC HC 86864', 'HC 87468', 'AGR HC 89025', 'HC 90957', 'HC 94016', 'HC 68726', 'HC 93883', 'HC 83943', 'HC 89503', 'HC 93427', 'RHC 71954', 'HC 71289', 'RHC 64420', 'HC 93315', 'HC 72368', 'HC 92302', 'HC 87838', 'HC 87425', 'HC 85900', 'RHC 59386', 'HC 81780', 'HC 82904', 'HC 82949', 'HC 83106', 'HC 83555', 'HC 85764', 'HC 81468']</text:p>
          </table:table-cell>
          <table:table-cell office:value-type="float" office:value="3786" calcext:value-type="float">
            <text:p>3786</text:p>
          </table:table-cell>
          <table:table-cell/>
          <table:table-cell table:formula="of:=MATCH(&quot;.*(SÚMULA|Informativo).*&quot;;[.E117];0)" office:value-type="float" office:value="1" calcext:value-type="float">
            <text:p>1</text:p>
          </table:table-cell>
        </table:table-row>
        <table:table-row table:style-name="ro4" table:visibility="filter">
          <table:table-cell office:value-type="string" calcext:value-type="string">
            <text:p>MC HC 111464</text:p>
          </table:table-cell>
          <table:table-cell office:value-type="string" calcext:value-type="string">
            <text:p>PROCESSO ELETRÔNICO </text:p>
            <text:p>DJe-148  DIVULG 31-07-2013  PUBLIC 01-08-2013</text:p>
          </table:table-cell>
          <table:table-cell office:value-type="string" calcext:value-type="string">
            <text:p>[]</text:p>
          </table:table-cell>
          <table:table-cell office:value-type="string" calcext:value-type="string">
            <text:p>PACTE.(S) : JULIANO JÚNIOR DA SILVA </text:p>
            <text:p>IMPTE.(S) : JULIANO JÚNIOR DA SILVA </text:p>
            <text:p>COATOR(A/S)(ES) : RELATOR DO HC Nº 214.303 DO SUPERIOR TRIBUNAL DE JUSTIÇA</text:p>
          </table:table-cell>
          <table:table-cell office:value-type="string" calcext:value-type="string">
            <text:p>- Acórdão(s) citado(s): (TRÁFICO DE ENTORPECENTES, SUBSTITUIÇÃO, PENA) HC 97256 (TP). (SÚMULA 691, NÃO APLICAÇÃO) HC 85185 (TP), HC 84014 AgR (1ªT), HC 86864 MC, HC 87468 (1ªT). (SÚMULA 691, NÃO APLICAÇÃO, CONTRARIEDADE, CONSTITUIÇÃO, JURISPRUDÊNCIA, STF) HC 90957 (2ªT), HC 94016 (2ªT), HC 89025 AgR (2ªT). (TRÁFICO DE ENTORPECENTES, SUBSTITUIÇÃO, PENA) HC 100590 (2ªT), HC 102678 (2ªT). (PRINCÍPIO DA RAZOABILIDADE, ATO ESTATAL) ADI 1063; RTJ 160/140, RTJ 176/578. - Decisões monocráticas citadas: (SÚMULA 691, NÃO APLICAÇÃO) HC 86634 MC, HC 87353 MC, HC 88050 MC, HC 88569, HC 89132, HC 89113 MC, HC 89414 MC, HC 90112 MC. (TRÁFICO DE ENTORPECENTES, SUBSTITUIÇÃO, PENA) HC 103308 MC, HC 103459 MC, HC 101205 MC. - Veja Processo-Crime 0144.11.000722-2 da Vara Criminal da comarca de Carmo do Rio Claro/MG. Número de páginas: 20. Análise: 02/09/2013, SER.</text:p>
          </table:table-cell>
          <table:table-cell office:value-type="string" calcext:value-type="string">
            <text:p>['HC 97256', 'HC 85185', 'AGR HC 84014', 'MC HC 86864', 'HC 87468', 'HC 90957', 'HC 94016', 'AGR HC 89025', 'HC 100590', 'HC 102678', 'ADI 1063']</text:p>
          </table:table-cell>
          <table:table-cell office:value-type="float" office:value="5594" calcext:value-type="float">
            <text:p>5594</text:p>
          </table:table-cell>
          <table:table-cell/>
          <table:table-cell table:formula="of:=MATCH(&quot;.*(SÚMULA|Informativo).*&quot;;[.E118];0)" office:value-type="float" office:value="1" calcext:value-type="float">
            <text:p>1</text:p>
          </table:table-cell>
        </table:table-row>
        <table:table-row table:style-name="ro3" table:visibility="filter">
          <table:table-cell office:value-type="string" calcext:value-type="string">
            <text:p>RE 546609</text:p>
          </table:table-cell>
          <table:table-cell office:value-type="string" calcext:value-type="string">
            <text:p>ACÓRDÃO ELETRÔNICO</text:p>
            <text:p>DJe-104  DIVULG 29-05-2014  PUBLIC 30-05-2014</text:p>
          </table:table-cell>
          <table:table-cell office:value-type="string" calcext:value-type="string">
            <text:p>[]</text:p>
          </table:table-cell>
          <table:table-cell office:value-type="string" calcext:value-type="string">
            <text:p>RECTE.(S) : PEDRO AURÉLIO ROSA DE FARIAS </text:p>
            <text:p>ADV.(A/S) : VALTER FERREIRA XAVIER FILHO E OUTRO(A/S) </text:p>
            <text:p>RECDO.(A/S) : MINISTÉRIO PÚBLICO FEDERAL </text:p>
            <text:p>PROC.(A/S)(ES) : PROCURADOR-GERAL DA REPÚBLICA</text:p>
          </table:table-cell>
          <table:table-cell office:value-type="string" calcext:value-type="string">
            <text:p>- Acórdão(s) citado(s): (SÚMULA 394 DO STF) RE 295217 (2ªT), HC 80717 (TP), Inq 687 QO (1ªT). (FORO PRIVILEGIADO, APOSENTADORIA, MAGISTRADO) HC 33440, HC 32097 (TP). (FORO PRIVILEGIADO, MOMENTO POSTERIOR, CESSAÇÃO, EXERCÍCIO, CARGO PÚBLICO) ADI 2797 (TP). - Decisão monocrática citada: (SÚMULA 394 DO STF) RE 291485. - Veja RE 549560 do STF. Número de páginas: 34. Análise: 13/06/2014, IVA. Revisão: 14/07/2014, RAF.</text:p>
          </table:table-cell>
          <table:table-cell office:value-type="string" calcext:value-type="string">
            <text:p>['RE 295217', 'HC 80717', 'QO INQ 687', 'HC 33440', 'HC 32097', 'ADI 2797']</text:p>
          </table:table-cell>
          <table:table-cell office:value-type="float" office:value="6967" calcext:value-type="float">
            <text:p>6967</text:p>
          </table:table-cell>
          <table:table-cell/>
          <table:table-cell table:formula="of:=MATCH(&quot;.*(SÚMULA|Informativo).*&quot;;[.E119];0)" office:value-type="float" office:value="1" calcext:value-type="float">
            <text:p>1</text:p>
          </table:table-cell>
        </table:table-row>
        <table:table-row table:style-name="ro5" table:visibility="filter">
          <table:table-cell office:value-type="string" calcext:value-type="string">
            <text:p>HC 109636</text:p>
          </table:table-cell>
          <table:table-cell office:value-type="string" calcext:value-type="string">
            <text:p>PROCESSO ELETRÔNICO </text:p>
            <text:p>DJe-086 DIVULG 08-05-2013 PUBLIC 09-05-2013</text:p>
          </table:table-cell>
          <table:table-cell office:value-type="string" calcext:value-type="string">
            <text:p>[]</text:p>
          </table:table-cell>
          <table:table-cell office:value-type="string" calcext:value-type="string">
            <text:p>RELATOR : MIN. MARCO AURÉLIO </text:p>
            <text:p>PACTE.(S) : HUGO NAPOLEÃO DO REGO NETO </text:p>
            <text:p>PACTE.(S) : LÊDA MARIA CHAVES NAPOLEÃO DO REGO </text:p>
            <text:p>IMPTE.(S) : EDUARDO ANTONIO LUCHO FERRÃO E OUTRO(A/S) </text:p>
            <text:p>COATOR(A/S)(ES) : SUPERIOR TRIBUNAL DE JUSTIÇA</text:p>
          </table:table-cell>
          <table:table-cell office:value-type="string" calcext:value-type="string">
            <text:p>- Acórdão(s) citado(s): (SÚMULA 606 DO STF) HC 92324 (TP), HC 95166 (TP), HC 97229 AgR (TP), HC 91352 (TP), HC 99510 AgR (TP). - Veja AP 628 do STF. Número de páginas: 26. Análise: 29/05/2013, IMC. Revisão: 25/06/2013, MMR.</text:p>
          </table:table-cell>
          <table:table-cell office:value-type="string" calcext:value-type="string">
            <text:p>['HC 92324', 'HC 95166', 'AGR HC 97229', 'HC 91352', 'AGR HC 99510', 'STF DO AP VEJA 628']</text:p>
          </table:table-cell>
          <table:table-cell office:value-type="float" office:value="7458" calcext:value-type="float">
            <text:p>7458</text:p>
          </table:table-cell>
          <table:table-cell/>
          <table:table-cell table:formula="of:=MATCH(&quot;.*(SÚMULA|Informativo).*&quot;;[.E120];0)" office:value-type="float" office:value="1" calcext:value-type="float">
            <text:p>1</text:p>
          </table:table-cell>
        </table:table-row>
        <table:table-row table:style-name="ro4" table:visibility="filter">
          <table:table-cell office:value-type="string" calcext:value-type="string">
            <text:p>HC 111844</text:p>
          </table:table-cell>
          <table:table-cell office:value-type="string" calcext:value-type="string">
            <text:p>PROCESSO ELETRÔNICO </text:p>
            <text:p>DJe-022 DIVULG 31-01-2013 PUBLIC 01-02-2013</text:p>
          </table:table-cell>
          <table:table-cell office:value-type="string" calcext:value-type="string">
            <text:p>[]</text:p>
          </table:table-cell>
          <table:table-cell office:value-type="string" calcext:value-type="string">
            <text:p>PACTE.(S) : BRUNO RODRIGO DOS SANTOS </text:p>
            <text:p>IMPTE.(S) : MARCELA VENTURINI DIORIO </text:p>
            <text:p>COATOR(A/S)(ES) : RELATOR DO HC Nº 219123 DO SUPERIOR TRIBUNAL DE JUSTIÇA</text:p>
          </table:table-cell>
          <table:table-cell office:value-type="string" calcext:value-type="string">
            <text:p>- Acórdão(s) citado(s) (TRÁFICO DE ENTORPECENTES, PENA PRIVATIVA DE LIBERDADE, SUBSTITUIÇÃO, PENA RESTRITIVA DE DIREITO) STF: HC 97256 (TP), HC 100590 (2ªT), HC 101205 (1ªT), HC 102351 (1ªT), HC 104423 (2ªT), HC 106442 MC (2ªT), RHC 104587 (2ªT), HC 102678 (2ªT). (SÚMULA 691, FLEXIBILIZAÇÃO) STF: HC 84014 AgR (1ªT), HC 85185 (TP), HC 86864 MC (TP), HC 87468 (1ªT). (SÚMULA 691, FLEXIBILIZAÇÃO, HIPÓTESE, CONTRARIEDADE, CONSTITUIÇÃO) STF: HC 89025 AgR (2ªT), HC 90957 (2ªT), HC 94016 (2ªT). (FLEXIBILIZAÇÃO, PODER DE LEGISLAR, PRINCÍPIO DA RAZOABILIDADE) STF: ADI 1063 MC, RTJ 160/140, RTJ 176/578. (REGIME INICIAL DE CUMPRIMENTO DE PENA, TRÁFICO DE ENTORPECENTES) STF: HC 105779 (2ªT), HC 106135 (2ªT), HC 101291 (2ªT). - Decisões monocráticas citadas: (SÚMULA 691, FLEXIBILIZAÇÃO) HC 86634 MC, HC 87353 MC, HC 88050 MC, HC 88129 AgR, HC 88569 MC, HC 89132 MC, HC 89414 MC, HC 90112 MC, HC 89113 MC. (TRÁFICO DE ENTORPECENTES, PENA PRIVATIVA DE LIBERDADE, SUBSTITUIÇÃO, PENA RESTRITIVA DE DIREITO) HC 101205 MC, HC 103308 MC, HC 103459 MC, HC 101069. - Veja Processo crime 1668/2010 do Juízo de Direito da 1ª Vara Criminal da comarca de Suzano/SP. Número de páginas: 21. Análise: 20/02/2013, SEV. Revisão: 04/03/2013, AAT.</text:p>
          </table:table-cell>
          <table:table-cell office:value-type="string" calcext:value-type="string">
            <text:p>[]</text:p>
          </table:table-cell>
          <table:table-cell office:value-type="float" office:value="7597" calcext:value-type="float">
            <text:p>7597</text:p>
          </table:table-cell>
          <table:table-cell/>
          <table:table-cell table:formula="of:=MATCH(&quot;.*(SÚMULA|Informativo).*&quot;;[.E121];0)" office:value-type="float" office:value="1" calcext:value-type="float">
            <text:p>1</text:p>
          </table:table-cell>
        </table:table-row>
        <table:table-row table:style-name="ro4" table:visibility="filter">
          <table:table-cell office:value-type="string" calcext:value-type="string">
            <text:p>HC 112449</text:p>
          </table:table-cell>
          <table:table-cell office:value-type="string" calcext:value-type="string">
            <text:p>PROCESSO ELETRÔNICO </text:p>
            <text:p>DJe-037 DIVULG 25-02-2013 PUBLIC 26-02-2013</text:p>
          </table:table-cell>
          <table:table-cell office:value-type="string" calcext:value-type="string">
            <text:p>[]</text:p>
          </table:table-cell>
          <table:table-cell office:value-type="string" calcext:value-type="string">
            <text:p>PACTE.(S) : CLAUDIO AURELIO GOMES DA SILVA </text:p>
            <text:p>IMPTE.(S) : DANIEL FONSECA ROLLER E OUTRO(A/S) </text:p>
            <text:p>COATOR(A/S)(ES) : RELATOR DO HABEAS CORPUS 232746 DO SUPERIOR TRIBUNAL DE JUSTIÇA</text:p>
          </table:table-cell>
          <table:table-cell office:value-type="string" calcext:value-type="string">
            <text:p>- Acórdão(s) citado(s): (HABEAS CORPUS, SÚMULA 691) HC 76347 QO (1ªT), HC 79238 (1ªT), HC 79776 (1ªT), HC 79775 (2ªT), HC 79748 (2ªT). (SÚMULA 691, ABRANDAMENTO) HC 84014 AgR (1ªT), HC 85185 (TP), HC 88229 (1ªT). (MAUS ANTECEDENTES, INQUÉRITOS E AÇÕES PENAIS EM CURSO) STF: HC 102968 (2ªT), HC 84687 (2ªT). - Decisões monocráticas citadas: (SÚMULA 691, ABRANDAMENTO) HC 85826, HC 86213. Número de páginas: 11. Alteração: 13/03/2013, SEV. Revisão: 17/05/2013, IMC.</text:p>
          </table:table-cell>
          <table:table-cell office:value-type="string" calcext:value-type="string">
            <text:p>['SÚMULA 691', 'QO HC 76347', 'HC 79238', 'HC 79776', 'HC 79775', 'HC 79748', 'AGR HC 84014', 'HC 85185', 'HC 88229', 'HC 102968', 'HC 84687']</text:p>
          </table:table-cell>
          <table:table-cell office:value-type="float" office:value="8449" calcext:value-type="float">
            <text:p>8449</text:p>
          </table:table-cell>
          <table:table-cell/>
          <table:table-cell table:formula="of:=MATCH(&quot;.*(SÚMULA|Informativo).*&quot;;[.E122];0)" office:value-type="float" office:value="1" calcext:value-type="float">
            <text:p>1</text:p>
          </table:table-cell>
        </table:table-row>
        <table:table-row table:style-name="ro3" table:visibility="filter">
          <table:table-cell office:value-type="string" calcext:value-type="string">
            <text:p>HC 113909</text:p>
          </table:table-cell>
          <table:table-cell office:value-type="string" calcext:value-type="string">
            <text:p>PROCESSO ELETRÔNICO </text:p>
            <text:p>DJe-241 DIVULG 07-12-2012 PUBLIC 10-12-2012</text:p>
          </table:table-cell>
          <table:table-cell office:value-type="string" calcext:value-type="string">
            <text:p>[]</text:p>
          </table:table-cell>
          <table:table-cell office:value-type="string" calcext:value-type="string">
            <text:p>RELATORA : MIN. ROSA WEBER </text:p>
            <text:p>PACTE.(S) : RENATO DE SOUZA ROCHA </text:p>
            <text:p>IMPTE.(S) : MÁRCIO GOMES LAZARIM </text:p>
            <text:p>COATOR(A/S)(ES) : RELATOR DO HC Nº 241767 DO SUPERIOR TRIBUNAL DE JUSTIÇA</text:p>
          </table:table-cell>
          <table:table-cell office:value-type="string" calcext:value-type="string">
            <text:p>- Acórdão(s) citado(s): (SÚMULA 691, SUPERAÇÃO) STF: HC 104855 (2ªT), HC 96539 (1ªT). (PRISÃO PREVENTIVA, PERICULOSIDADE) STF: HC 108514 (1ªT), HC 101979 (1ªT), HC 104813 (1ªT). Número de páginas: 13. Análise: 21/01/2013, AAT. Revisão: 28/01/2013, SEV.</text:p>
          </table:table-cell>
          <table:table-cell office:value-type="string" calcext:value-type="string">
            <text:p>['HC 104855', 'HC 96539', 'HC 108514', 'HC 101979', 'HC 104813']</text:p>
          </table:table-cell>
          <table:table-cell office:value-type="float" office:value="10764" calcext:value-type="float">
            <text:p>10764</text:p>
          </table:table-cell>
          <table:table-cell/>
          <table:table-cell table:formula="of:=MATCH(&quot;.*(SÚMULA|Informativo).*&quot;;[.E123];0)" office:value-type="float" office:value="1" calcext:value-type="float">
            <text:p>1</text:p>
          </table:table-cell>
        </table:table-row>
        <table:table-row table:style-name="ro4" table:visibility="filter">
          <table:table-cell office:value-type="string" calcext:value-type="string">
            <text:p>HC 95977</text:p>
          </table:table-cell>
          <table:table-cell office:value-type="string" calcext:value-type="string">
            <text:p>ACÓRDÃO ELETRÔNICO</text:p>
            <text:p>DJe-243 DIVULG 11-12-2012 PUBLIC 12-12-2012</text:p>
          </table:table-cell>
          <table:table-cell office:value-type="string" calcext:value-type="string">
            <text:p>[]</text:p>
          </table:table-cell>
          <table:table-cell office:value-type="string" calcext:value-type="string">
            <text:p>PACTE.(S) : ADEMILSON ALVES DE BRITO </text:p>
            <text:p>IMPTE.(S) : ADEMILSON ALVES DE BRITO </text:p>
            <text:p>COATOR(A/S)(ES) : RELATORA DO HC Nº 112033 DO SUPERIOR TRIBUNAL DE JUSTIÇA</text:p>
          </table:table-cell>
          <table:table-cell office:value-type="string" calcext:value-type="string">
            <text:p>- Acórdão(s) citado(s): (HABEAS CORPUS, DECISÃO DO RELATOR, TRIBUNAL SUPERIOR) STF: HC 76347 QO (1ªT), HC 79238 (1ªT), HC 79776 (1ªT), HC 79748 (2ªT), HC 79775 (2ªT). (SÚMULA 691, FLEXIBILIZAÇÃO) STF: HC 102668 (1ªT), HC 84014 AgR(1ªT), HC 85185 (TP), HC 88229 (1ªT). (PRISÃO, EXCESSO DE PRAZO, PERICULOSIDADE) STF: HC 98290 (1ªT), HC 104608 (1ªT), HC 101854 (2ªT). (HABEAS CORPUS, PREJUDICIALIDADE, SUPERVENIÊNCIA, JULGAMENTO, STJ) STF: HC 111783 (2ªT), HC 101798 (1ªT). (HABEAS CORPUS, PREJUDICIALIDADE, SUPERVENIÊNCIA, SENTENÇA CONDENATÓRIA) STF: HC 112576 (1ªT), HC 97548 (2ªT), HC 96655 (1ªT), HC 104227 (1ªT), HC 103537 (1ªT), HC 100595 (2ªT), HC 96235 (2ªT), HC 84077 (2ªT). - Veja HC 101979 do STF. Número de páginas: 34. Análise: 21/01/2013, SEV. Revisão: 01/02/2013, AAT.</text:p>
          </table:table-cell>
          <table:table-cell office:value-type="string" calcext:value-type="string">
            <text:p>['QO HC 76347', 'HC 79238', 'HC 79776', 'HC 79748', 'HC 79775', 'HC 102668', 'AGR HC 84014', 'HC 85185', 'HC 88229', 'HC 98290', 'HC 104608', 'HC 101854', 'HC 111783', 'HC 101798', 'HC 112576', 'HC 97548', 'HC 96655', 'HC 104227', 'HC 103537', 'HC 100595', 'HC 96235', 'HC 84077', 'STF DO HC VEJA 101979']</text:p>
          </table:table-cell>
          <table:table-cell office:value-type="float" office:value="10958" calcext:value-type="float">
            <text:p>10958</text:p>
          </table:table-cell>
          <table:table-cell/>
          <table:table-cell table:formula="of:=MATCH(&quot;.*(SÚMULA|Informativo).*&quot;;[.E124];0)" office:value-type="float" office:value="1" calcext:value-type="float">
            <text:p>1</text:p>
          </table:table-cell>
        </table:table-row>
        <table:table-row table:style-name="ro2" table:visibility="filter">
          <table:table-cell office:value-type="string" calcext:value-type="string">
            <text:p>AGR ARE 707178</text:p>
          </table:table-cell>
          <table:table-cell office:value-type="string" calcext:value-type="string">
            <text:p>PROCESSO ELETRÔNICO </text:p>
            <text:p>DJe-247 DIVULG 17-12-2012 PUBLIC 18-12-2012</text:p>
          </table:table-cell>
          <table:table-cell office:value-type="string" calcext:value-type="string">
            <text:p>[]</text:p>
          </table:table-cell>
          <table:table-cell office:value-type="string" calcext:value-type="string">
            <text:p>RELATOR : MIN. GILMAR MENDES </text:p>
            <text:p>AGDO.(A/S) : MINISTÉRIO PÚBLICO DO ESTADO DE MINAS GERAIS </text:p>
            <text:p>PROC.(A/S)(ES) : PROCURADOR-GERAL DE JUSTIÇA DO ESTADO DE MINAS GERAIS </text:p>
            <text:p>ADV.(A/S) : ANA MÁRCIA DOS SANTOS MELLO E OUTRO(A/S) </text:p>
            <text:p>AGTE.(S) : ARISTIDES ANTONIO DE FREITAS BORGES </text:p>
            <text:p>AGTE.(S) : LIRA OLÍMPIA ALVES FARIA</text:p>
          </table:table-cell>
          <table:table-cell office:value-type="string" calcext:value-type="string">
            <text:p>- Acórdão(s) citado(s): (MATÉRIA INFRACONSTITUCIONAL, INDEFERIMENTO DE PRODUÇÃO DE PROVAS) STF: ARE 639228 RG (TP) (DEFICIÊNCIA, FUNDAMENTAÇÃO) STF: AI 791292 QO-RG (TP). (SÚMULA 289, IMPROBIDADE ADMINISTRATIVA) STF: AI 853731 AgR (2ªT), RE 631228 ED (2ªT). Número de páginas: 10. Análise: 09/01/2013, MJC.</text:p>
          </table:table-cell>
          <table:table-cell office:value-type="string" calcext:value-type="string">
            <text:p>['FUNDAMENTAÇÃO RG ARE 639228', 'RG QO AI 791292', 'AGR AI 853731', 'ED RE 631228']</text:p>
          </table:table-cell>
          <table:table-cell office:value-type="float" office:value="11650" calcext:value-type="float">
            <text:p>11650</text:p>
          </table:table-cell>
          <table:table-cell/>
          <table:table-cell table:formula="of:=MATCH(&quot;.*(SÚMULA|Informativo).*&quot;;[.E125];0)" office:value-type="float" office:value="1" calcext:value-type="float">
            <text:p>1</text:p>
          </table:table-cell>
        </table:table-row>
        <table:table-row table:style-name="ro4" table:visibility="filter">
          <table:table-cell office:value-type="string" calcext:value-type="string">
            <text:p>ED RCL 8217</text:p>
          </table:table-cell>
          <table:table-cell office:value-type="string" calcext:value-type="string">
            <text:p>ACÓRDÃO ELETRÔNICO</text:p>
            <text:p>DJe-043 DIVULG 05-03-2013 PUBLIC 06-03-2013</text:p>
          </table:table-cell>
          <table:table-cell office:value-type="string" calcext:value-type="string">
            <text:p>[]</text:p>
          </table:table-cell>
          <table:table-cell office:value-type="string" calcext:value-type="string">
            <text:p>EMBTE.(S) : ENOY MARIA SOARES </text:p>
            <text:p>ADV.(A/S) : ANTONIO SANT'ANA DA ROCHA NETO </text:p>
            <text:p>EMBDO.(A/S) : TRIBUNAL DE JUSTIÇA DO ESTADO DE MINAS GERAIS (PROCESSOS NºS 1.0024.08.171067-5/001 E 1.0024.08.171067-5/002)</text:p>
          </table:table-cell>
          <table:table-cell office:value-type="string" calcext:value-type="string">
            <text:p>- Acórdão(s) citado(s): (EMBARGOS DE DECLARAÇÃO, CONVERSÃO, AGRAVO REGIMENTAL) MS 21888 AgR (TP), Pet 1245 (TP). (RECLAMAÇÃO, SÚMULA DO STF) Rcl 5063 AgR (TP), Rcl 5082 AgR (TP). (RECLAMAÇÃO, SUCEDÂNEO RECURSAL) Rcl 5703 AgR (TP), Rcl 5926 AgR (TP), Rcl 5684 AgR (TP), Rcl 9545 AgR (TP). (TUTELA ANTECIPADA CONTRA A FAZENDA PÚBLICA) ADC 4 MC (TP). (TUTELA ANTECIPADA CONTRA A FAZENDA PÚBLICA, LIMITAÇÃO) Rcl 5207 AgR (TP), Rcl 6257 AgR (TP). (TUTELA ANTECIPADA CONTRA A FAZENDA PÚBLICA, JULGAMENTO DO MÉRITO) Rcl 6258 AgR (TP), Rcl 2201 AgR (TP), Rcl 5014 AgR (TP). (SÚMULA 729, TUTELA ANTECIPADA CONTRA A FAZENDA PÚBLICA, CAUSA PREVIDENCIÁRIA) Rcl 8745 AgR (TP). - Decisões monocráticas citadas: (RECLAMAÇÃO, SÚMULA DO STF) Rcl 3043, Rcl 3839, Rcl 2603, RcL 4586. - Veja AI 1.0024.08.171067-5/001 e AI 1.0024.08.171067-5/002 do TJMG. Número de páginas: 16. Análise: 21/03/2013, SEV. Revisão: 22/05/2013, IMC.</text:p>
          </table:table-cell>
          <table:table-cell office:value-type="string" calcext:value-type="string">
            <text:p>['AGR MS 21888', 'PET 1245', 'AGR RCL 5063', 'AGR RCL 5082', 'AGR RCL 5703', 'AGR RCL 5926', 'AGR RCL 5684', 'AGR RCL 9545', 'MC ADC 4', 'AGR RCL 5207', 'AGR RCL 6257', 'AGR RCL 6258', 'AGR RCL 2201', 'AGR RCL 5014', 'AGR RCL 8745']</text:p>
          </table:table-cell>
          <table:table-cell office:value-type="float" office:value="305" calcext:value-type="float">
            <text:p>305</text:p>
          </table:table-cell>
          <table:table-cell/>
          <table:table-cell table:formula="of:=MATCH(&quot;.*(SÚMULA|Informativo).*&quot;;[.E126];0)" office:value-type="float" office:value="1" calcext:value-type="float">
            <text:p>1</text:p>
          </table:table-cell>
        </table:table-row>
        <table:table-row table:style-name="ro5" table:visibility="filter">
          <table:table-cell office:value-type="string" calcext:value-type="string">
            <text:p>HC 112907</text:p>
          </table:table-cell>
          <table:table-cell office:value-type="string" calcext:value-type="string">
            <text:p>PROCESSO ELETRÔNICO </text:p>
            <text:p>DJe-048 DIVULG 12-03-2013 PUBLIC 13-03-2013</text:p>
          </table:table-cell>
          <table:table-cell office:value-type="string" calcext:value-type="string">
            <text:p>[]</text:p>
          </table:table-cell>
          <table:table-cell office:value-type="string" calcext:value-type="string">
            <text:p>RELATORA : MIN. ROSA WEBER </text:p>
            <text:p>PACTE.(S) : ARNALDO DE ANDRADE JUNIOR </text:p>
            <text:p>ADV.(A/S) : ALBERTO DUTRA GOMIDE </text:p>
            <text:p>IMPTE.(S) : JURANDIR BATISTA MEDEIROS JUNIOR </text:p>
            <text:p>COATOR(A/S)(ES) : RELATOR DO HC Nº 236.918 DO SUPERIOR TRIBUNAL DE JUSTIÇA</text:p>
          </table:table-cell>
          <table:table-cell office:value-type="string" calcext:value-type="string">
            <text:p>- Acórdão(s) citado(s): (SÚMULA 691, FLEXIBILIZAÇÃO) HC 84014 (1ªT), HC 85185 (TP), HC 88229 (1ªT). (CONDENAÇÃO ANTERIOR, EXTINÇÃO DA PUNIBILIDADE, REINCIDÊNCIA) HC 69918 ((2ªT), HC 75358 (2ªT). - Veja HC 236918 do STJ. Número de páginas: 10. Análise: 03/04/2013, AMS.</text:p>
          </table:table-cell>
          <table:table-cell office:value-type="string" calcext:value-type="string">
            <text:p>['HC 84014', 'HC 85185', 'HC 88229', 'HC 69918', 'HC 75358', 'STJ DO HC VEJA 236918']</text:p>
          </table:table-cell>
          <table:table-cell office:value-type="float" office:value="576" calcext:value-type="float">
            <text:p>576</text:p>
          </table:table-cell>
          <table:table-cell/>
          <table:table-cell table:formula="of:=MATCH(&quot;.*(SÚMULA|Informativo).*&quot;;[.E127];0)" office:value-type="float" office:value="1" calcext:value-type="float">
            <text:p>1</text:p>
          </table:table-cell>
        </table:table-row>
        <table:table-row table:style-name="ro3" table:visibility="filter">
          <table:table-cell office:value-type="string" calcext:value-type="string">
            <text:p>RE 630501</text:p>
          </table:table-cell>
          <table:table-cell office:value-type="string" calcext:value-type="string">
            <text:p>REPERCUSSÃO GERAL - MÉRITO </text:p>
            <text:p>DJe-166  DIVULG 23-08-2013  PUBLIC 26-08-2013</text:p>
            <text:p>EMENT VOL-02700-01  PP-00057</text:p>
          </table:table-cell>
          <table:table-cell office:value-type="string" calcext:value-type="string">
            <text:p>[]</text:p>
          </table:table-cell>
          <table:table-cell office:value-type="string" calcext:value-type="string">
            <text:p>RECTE.(S) : ALOYSIO KALIL </text:p>
            <text:p>ADV.(A/S) : DAISSON SILVA PORTANOVA E OUTRO(A/S) </text:p>
            <text:p>RECDO.(A/S) : INSTITUTO NACIONAL DE SEGURO SOCIAL - INSS </text:p>
            <text:p>PROC.(A/S)(ES) : PROCURADOR-GERAL FEDERAL</text:p>
          </table:table-cell>
          <table:table-cell office:value-type="string" calcext:value-type="string">
            <text:p>- Acórdão(s) citado(s): (SÚMULA 359, DIREITO PREVIDENCIÁRIO, DIREITO ADQUIRIDO) RE 243415 (2ªT), RE 72509 (2ªT). (BENEFÍCIO PREVIDENCIÁRIO, LEI VIGENTE, PREENCHIMENTO DOS REQUISITOS) ADI 3104 (TP), RE 575089 (TP), RE 269407 AgR (2ªT). (APOSENTADORIA, CONCESSÃO, PROVENTO INTEGRAL, REVISÃO, PROVENTO PROPORCIONAL) RE 345398 AgR (2ªT), RE 297375 AgR (2ªT). (APOSENTADORIA INTEGRAL, TRANSFORMAÇÃO, APOSENTADORIA PROPORCIONAL) AI 810744 AgR (1ªT). (BENEFÍCIO PREVIDENCIÁRIO, PENSÃO POR MORTE) RE 415454 (TP). (DIREITO PREVIDENCIÁRIO, COMBINAÇÃO, LEI ANTERIOR, LEI POSTERIOR) RE 575089 (TP), AI 654807 AgR (2ªT), AI 655393 AgR (1ªT). - Decisões monocráticas citadas: (APOSENTADORIA, PREENCHIMENTO DOS REQUISITOS, AQUISIÇÃO, DIREITO) RE 269407. (DIREITO PREVIDENCIÁRIO, DIREITO ADQUIRIDO, MELHOR BENEFÍCIO) RE 572620. - Acórdão(s) citado(s) - outros tribunais: TRF4: Embargos Infringentes 2008.71.00.016366-9. Número de páginas: 63. Análise: 29/01/2014, JOS. Revisão: 25/03/2014, SER.</text:p>
          </table:table-cell>
          <table:table-cell office:value-type="string" calcext:value-type="string">
            <text:p>['RE 243415', 'RE 72509', 'ADI 3104', 'RE 575089', 'AGR RE 269407', 'AGR RE 345398', 'AGR RE 297375', 'AGR AI 810744', 'RE 415454', 'RE 575089', 'AGR AI 654807', 'AGR AI 655393']</text:p>
          </table:table-cell>
          <table:table-cell office:value-type="float" office:value="503" calcext:value-type="float">
            <text:p>503</text:p>
          </table:table-cell>
          <table:table-cell/>
          <table:table-cell table:formula="of:=MATCH(&quot;.*(SÚMULA|Informativo).*&quot;;[.E128];0)" office:value-type="float" office:value="1" calcext:value-type="float">
            <text:p>1</text:p>
          </table:table-cell>
        </table:table-row>
        <table:table-row table:style-name="ro3" table:visibility="filter">
          <table:table-cell office:value-type="string" calcext:value-type="string">
            <text:p>HC 114092</text:p>
          </table:table-cell>
          <table:table-cell office:value-type="string" calcext:value-type="string">
            <text:p>PROCESSO ELETRÔNICO </text:p>
            <text:p>DJe-057 DIVULG 25-03-2013 PUBLIC 26-03-2013</text:p>
          </table:table-cell>
          <table:table-cell office:value-type="string" calcext:value-type="string">
            <text:p>[]</text:p>
          </table:table-cell>
          <table:table-cell office:value-type="string" calcext:value-type="string">
            <text:p>RELATOR : MIN. TEORI ZAVASCKI </text:p>
            <text:p>PACTE.(S) : TARCISIO JUNIOR DA SILVA </text:p>
            <text:p>IMPTE.(S) : LAURO BOEING JUNIOR </text:p>
            <text:p>COATOR(A/S)(ES) : RELATOR DO HC 245267 DO SUPERIOR TRIBUNAL DE JUSTIÇA</text:p>
          </table:table-cell>
          <table:table-cell office:value-type="string" calcext:value-type="string">
            <text:p>- Acórdão(s) citado(s): (LIBERDADE PROVISÓRIA, TRÁFICO DE ENTORPECENTES) HC 104339 (TP). (SÚMULA 691, FLEXIBILIZAÇÃO) HC 115509 AgR (2ªT), HC 112972 (1ªT). (PRISÃO PREVENTIVA, FUNDAMENTAÇÃO) HC 112896 (2ªT), HC 108345 (1ªT), HC 110132 Extn-segunda. Número de páginas: 8. Análise: 16/04/2013, SOF.</text:p>
          </table:table-cell>
          <table:table-cell office:value-type="string" calcext:value-type="string">
            <text:p>['HC 104339', 'AGR HC 115509', 'HC 112972', 'HC 112896', 'HC 108345', 'SEGUNDA EXTN HC 110132']</text:p>
          </table:table-cell>
          <table:table-cell office:value-type="float" office:value="894" calcext:value-type="float">
            <text:p>894</text:p>
          </table:table-cell>
          <table:table-cell/>
          <table:table-cell table:formula="of:=MATCH(&quot;.*(SÚMULA|Informativo).*&quot;;[.E129];0)" office:value-type="float" office:value="1" calcext:value-type="float">
            <text:p>1</text:p>
          </table:table-cell>
        </table:table-row>
        <table:table-row table:style-name="ro5" table:visibility="filter">
          <table:table-cell office:value-type="string" calcext:value-type="string">
            <text:p>AGR HC 114017</text:p>
          </table:table-cell>
          <table:table-cell office:value-type="string" calcext:value-type="string">
            <text:p>PROCESSO ELETRÔNICO </text:p>
            <text:p>DJe-160  DIVULG 15-08-2013  PUBLIC 16-08-2013</text:p>
          </table:table-cell>
          <table:table-cell office:value-type="string" calcext:value-type="string">
            <text:p>[]</text:p>
          </table:table-cell>
          <table:table-cell office:value-type="string" calcext:value-type="string">
            <text:p>AGTE.(S) : GABRIELLE MARTINS SILVA MAUES </text:p>
            <text:p>ADV.(A/S) : ALFREDO DE NAZARETH MELO SANTANA </text:p>
            <text:p>ADV.(A/S) : GABRIELLE MARTINS SILVA MAUES </text:p>
            <text:p>INTDO.(A/S) : CARLOS ALBERTO PORTO DE OLIVEIRA E SILVA </text:p>
            <text:p>AGDO.(A/S) : RELATOR DO HC Nº 244.471 DO SUPERIOR TRIBUNAL DE JUSTIÇA</text:p>
          </table:table-cell>
          <table:table-cell office:value-type="string" calcext:value-type="string">
            <text:p>- Acórdão(s) citado(s): (HC, SUPRESSÃO DE INSTÂNCIA) HC 101004 (2ªT), HC 96088 (2ªT), HC 99031 AgR (2ªT), HC 96220 (1ªT), HC 96623 (1ªT), HC 84349 (1ªT), HC 86997 (2ªT), HC 98216 (1ªT). (HC, DECISÃO DENEGATÓRIA DE LIMINAR) HC 76347 QO (1ªT), HC 79238 (1ªT), HC 79776 (1ªT), HC 79775 (1ªT), HC 79748 (1ªT). (SÚMULA 691, ABRANDAMENTO) HC 84014 AgR (1ªT), HC 85185 (TP), HC 88229 (1ªT). - Decisões monocráticas citadas: (SÚMULA 691, ABRANDAMENTO) HC 85826, HC 86213. - Veja HC 244471 do STJ e Ações Penais 2003.39.00.13709-3, 2005.39.00.4834-4 e 2005.39.00.5805-0 da 3ª Vara Federal da Seção Judiciária do Estado de Pará. Número de páginas: 16. Análise: 20/09/2013, SER.</text:p>
          </table:table-cell>
          <table:table-cell office:value-type="string" calcext:value-type="string">
            <text:p>['HC 101004', 'HC 96088', 'AGR HC 99031', 'HC 96220', 'HC 96623', 'HC 84349', 'HC 86997', 'HC 98216', 'QO HC 76347', 'HC 79238', 'HC 79776', 'HC 79775', 'HC 79748', 'AGR HC 84014', 'HC 85185', 'HC 88229']</text:p>
          </table:table-cell>
          <table:table-cell office:value-type="float" office:value="1377" calcext:value-type="float">
            <text:p>1377</text:p>
          </table:table-cell>
          <table:table-cell/>
          <table:table-cell table:formula="of:=MATCH(&quot;.*(SÚMULA|Informativo).*&quot;;[.E130];0)" office:value-type="float" office:value="1" calcext:value-type="float">
            <text:p>1</text:p>
          </table:table-cell>
        </table:table-row>
        <table:table-row table:style-name="ro5" table:visibility="filter">
          <table:table-cell office:value-type="string" calcext:value-type="string">
            <text:p>AGR RE 567765</text:p>
          </table:table-cell>
          <table:table-cell office:value-type="string" calcext:value-type="string">
            <text:p>ACÓRDÃO ELETRÔNICO</text:p>
            <text:p>DJe-083 DIVULG 03-05-2013 PUBLIC 06-05-2013</text:p>
          </table:table-cell>
          <table:table-cell office:value-type="string" calcext:value-type="string">
            <text:p>[]</text:p>
          </table:table-cell>
          <table:table-cell office:value-type="string" calcext:value-type="string">
            <text:p>AGTE.(S) : MARCOS ANTONIO CAMILO </text:p>
            <text:p>ADV.(A/S) : JOSÉ EYMARD LOGUÉRCIO E OUTRO(A/S) </text:p>
            <text:p>AGDO.(A/S) : BANCO BRADESCO S/A </text:p>
            <text:p>ADV.(A/S) : MILA MARIA DE LIMA GOMES E UMBELINO LÔBO </text:p>
            <text:p>ADV.(A/S) : ERICSON CRIVELLI</text:p>
          </table:table-cell>
          <table:table-cell office:value-type="string" calcext:value-type="string">
            <text:p>- Acórdão (s) citado (s): (OFENSA REFLEXA) AI 745285 AgR (1ªT), AI 394848 AgR (2ªT). (SÚMULA 343, INAPLICABILIDADE) RE 328812 ED (TP), AI 621338 AgR (1ªT), AI 364586 AgR (1ªT), RE 289128 AgR (2ªT). Número de páginas: 11. Análise: 03/06/2013, BMB.</text:p>
          </table:table-cell>
          <table:table-cell office:value-type="string" calcext:value-type="string">
            <text:p>[]</text:p>
          </table:table-cell>
          <table:table-cell office:value-type="float" office:value="1435" calcext:value-type="float">
            <text:p>1435</text:p>
          </table:table-cell>
          <table:table-cell/>
          <table:table-cell table:formula="of:=MATCH(&quot;.*(SÚMULA|Informativo).*&quot;;[.E131];0)" office:value-type="float" office:value="1" calcext:value-type="float">
            <text:p>1</text:p>
          </table:table-cell>
        </table:table-row>
        <table:table-row table:style-name="ro4" table:visibility="filter">
          <table:table-cell office:value-type="string" calcext:value-type="string">
            <text:p>HC 110846</text:p>
          </table:table-cell>
          <table:table-cell office:value-type="string" calcext:value-type="string">
            <text:p>PROCESSO ELETRÔNICO </text:p>
            <text:p>DJe-081 DIVULG 30-04-2013 PUBLIC 02-05-2013</text:p>
          </table:table-cell>
          <table:table-cell office:value-type="string" calcext:value-type="string">
            <text:p>[]</text:p>
          </table:table-cell>
          <table:table-cell office:value-type="string" calcext:value-type="string">
            <text:p>PACTE.(S) : KASSIO ANTONIO COELHO DE OLIVEIRA </text:p>
            <text:p>IMPTE.(S) : DINO CARLO BARRETO AYRES </text:p>
            <text:p>COATOR(A/S)(ES) : RELATOR DO HC Nº 175567 DO SUPERIOR TRIBUNAL DE JUSTIÇA</text:p>
          </table:table-cell>
          <table:table-cell office:value-type="string" calcext:value-type="string">
            <text:p>- Acórdão (s) citado (s): (SÚMULA 691, ABRANDAMENTO) HC 115509 AgR (2ªT), HC 112972 (1ªT). (INCONSTITUCIONALIDADE,VEDAÇÃO. SUBSTITUIÇÃO DA PENA) HC 97256 (TP). Número de páginas: 5. Análise: 12/06/2013, BMB.</text:p>
          </table:table-cell>
          <table:table-cell office:value-type="string" calcext:value-type="string">
            <text:p>[]</text:p>
          </table:table-cell>
          <table:table-cell office:value-type="float" office:value="1481" calcext:value-type="float">
            <text:p>1481</text:p>
          </table:table-cell>
          <table:table-cell/>
          <table:table-cell table:formula="of:=MATCH(&quot;.*(SÚMULA|Informativo).*&quot;;[.E132];0)" office:value-type="float" office:value="1" calcext:value-type="float">
            <text:p>1</text:p>
          </table:table-cell>
        </table:table-row>
        <table:table-row table:style-name="ro4" table:visibility="filter">
          <table:table-cell office:value-type="string" calcext:value-type="string">
            <text:p>HC 111036</text:p>
          </table:table-cell>
          <table:table-cell office:value-type="string" calcext:value-type="string">
            <text:p>PROCESSO ELETRÔNICO </text:p>
            <text:p>DJe-082 DIVULG 02-05-2013 PUBLIC 03-05-2013</text:p>
          </table:table-cell>
          <table:table-cell office:value-type="string" calcext:value-type="string">
            <text:p>[]</text:p>
          </table:table-cell>
          <table:table-cell office:value-type="string" calcext:value-type="string">
            <text:p>PACTE.(S) : BRUNO GOMES DE LIMA </text:p>
            <text:p>IMPTE.(S) : WASHINGTON SPINDOLA DE MIRANDA </text:p>
            <text:p>COATOR(A/S)(ES) : RELATOR DO HC 212860 DO SUPERIOR TRIBUNAL DE JUSTIÇA</text:p>
          </table:table-cell>
          <table:table-cell office:value-type="string" calcext:value-type="string">
            <text:p>- Acórdão (s) citado (s): (INCONSTITUCIONALIDADE, VEDAÇÃO, SUBSTITUIÇÃO DA PENA) HC 97256 (TP). (SÚMULA 691, ABRANDAMENTO) HC 115509 AgR (2ªT), HC 112972 (1ªT). (TÓXICOS, REGIME INICIAL DA PENA) HC 111840 (TP). Número de páginas: 8. Análise: 12/06/2013, BMB.</text:p>
          </table:table-cell>
          <table:table-cell office:value-type="string" calcext:value-type="string">
            <text:p>[]</text:p>
          </table:table-cell>
          <table:table-cell office:value-type="float" office:value="1686" calcext:value-type="float">
            <text:p>1686</text:p>
          </table:table-cell>
          <table:table-cell/>
          <table:table-cell table:formula="of:=MATCH(&quot;.*(SÚMULA|Informativo).*&quot;;[.E133];0)" office:value-type="float" office:value="1" calcext:value-type="float">
            <text:p>1</text:p>
          </table:table-cell>
        </table:table-row>
        <table:table-row table:style-name="ro5">
          <table:table-cell office:value-type="string" calcext:value-type="string">
            <text:p>AGR RCL 12784</text:p>
          </table:table-cell>
          <table:table-cell office:value-type="string" calcext:value-type="string">
            <text:p>PROCESSO ELETRÔNICO </text:p>
            <text:p>DJe-109 DIVULG 10-06-2013 PUBLIC 11-06-2013</text:p>
          </table:table-cell>
          <table:table-cell office:value-type="string" calcext:value-type="string">
            <text:p>[]</text:p>
          </table:table-cell>
          <table:table-cell office:value-type="string" calcext:value-type="string">
            <text:p>AGTE.(S) : FABIO FERNANDO DE OLIVEIRA BELINASSI </text:p>
            <text:p>ADV.(A/S) : RODOLFO CESAR BEVILACQUA </text:p>
            <text:p>AGDO.(A/S) : SECID SOCIEDADE EDUCACIONAL CIDADE DE SÃO PAULO S/C LTDA </text:p>
            <text:p>ADV.(A/S) : LUÍS FERNANDO GUAZI DOS SANTOS </text:p>
            <text:p>INTDO.(A/S) : TRIBUNAL DE JUSTIÇA DO ESTADO DE SÃO PAULO</text:p>
          </table:table-cell>
          <table:table-cell office:value-type="string" calcext:value-type="string">
            <text:p>- Acórdão(s) citado(s): (Rcl 6135 AgR (TP), Rcl 8217 ED (TP), Rcl 5102 AgR (TP). Número de páginas: 5. Análise: 25/06/2013, MJC.</text:p>
          </table:table-cell>
          <table:table-cell office:value-type="string" calcext:value-type="string">
            <text:p>['ED RCL 8217', 'AGR RCL 5102']</text:p>
          </table:table-cell>
          <table:table-cell office:value-type="float" office:value="2275" calcext:value-type="float">
            <text:p>2275</text:p>
          </table:table-cell>
          <table:table-cell/>
          <table:table-cell table:formula="of:=MATCH(&quot;.*(SÚMULA|Informativo).*&quot;;[.E134];0)" office:value-type="string" office:string-value="" calcext:value-type="error">
            <text:p>#N/A</text:p>
          </table:table-cell>
        </table:table-row>
        <table:table-row table:style-name="ro4" table:visibility="filter">
          <table:table-cell office:value-type="string" calcext:value-type="string">
            <text:p>HC 115795</text:p>
          </table:table-cell>
          <table:table-cell office:value-type="string" calcext:value-type="string">
            <text:p>PROCESSO ELETRÔNICO </text:p>
            <text:p>DJe-240  DIVULG 05-12-2013  PUBLIC 06-12-2013</text:p>
          </table:table-cell>
          <table:table-cell office:value-type="string" calcext:value-type="string">
            <text:p>[]</text:p>
          </table:table-cell>
          <table:table-cell office:value-type="string" calcext:value-type="string">
            <text:p>PACTE.(S) : PAULO SÉRGIO ASSUNÇÃO </text:p>
            <text:p>IMPTE.(S) : DENNIS SERRÃO ARAUJO MONTEIRO DE CASTRO </text:p>
            <text:p>COATOR(A/S)(ES) : RELATORA DO HC Nº 258.280 DO SUPERIOR TRIBUNAL DE JUSTIÇA</text:p>
          </table:table-cell>
          <table:table-cell office:value-type="string" calcext:value-type="string">
            <text:p>- Acórdão(s) citado(s): (HC, DENEGAÇÃO, LIMINAR) HC 79238 (1ªT), HC 79776 (1ªT), HC 76347 QO (1ªT), HC 101275 AgR (1ªT), HC 103195 (2ªT), HC 79748 (2ªT), HC 79775 (2ªT). (SÚMULA 691, FLEXIBILIZAÇÃO) HC 85185 (TP), HC 90387 (2ªT), HC 84014 AgR (1ªT). (PRISÃO CAUTELAR, FUNDAMENTAÇÃO, ELEMENTO CONCRETO) HC 83806 (1ªT), HC 84662 (1ªT), HC 84997 (2ªT), HC 86175 (2ªT), HC 86758 (1ªT), HC 88448 (2ªT), HC 101244 (1ªT). Número de páginas: 10. Análise: 13/12/2013, GOD. Revisão: 04/02/2014, SER.</text:p>
          </table:table-cell>
          <table:table-cell office:value-type="string" calcext:value-type="string">
            <text:p>['HC 79238', 'HC 79776', 'QO HC 76347', 'AGR HC 101275', 'HC 103195', 'HC 79748', 'HC 79775', 'HC 85185', 'HC 90387', 'AGR HC 84014', 'HC 83806', 'HC 84662', 'HC 84997', 'HC 86175', 'HC 86758', 'HC 88448', 'HC 101244']</text:p>
          </table:table-cell>
          <table:table-cell office:value-type="float" office:value="2479" calcext:value-type="float">
            <text:p>2479</text:p>
          </table:table-cell>
          <table:table-cell/>
          <table:table-cell table:formula="of:=MATCH(&quot;.*(SÚMULA|Informativo).*&quot;;[.E135];0)" office:value-type="float" office:value="1" calcext:value-type="float">
            <text:p>1</text:p>
          </table:table-cell>
        </table:table-row>
        <table:table-row table:style-name="ro4" table:visibility="filter">
          <table:table-cell office:value-type="string" calcext:value-type="string">
            <text:p>AGR HC 107823</text:p>
          </table:table-cell>
          <table:table-cell office:value-type="string" calcext:value-type="string">
            <text:p>PROCESSO ELETRÔNICO </text:p>
            <text:p>DJe-152  DIVULG 06-08-2013  PUBLIC 07-08-2013</text:p>
          </table:table-cell>
          <table:table-cell office:value-type="string" calcext:value-type="string">
            <text:p>[]</text:p>
          </table:table-cell>
          <table:table-cell office:value-type="string" calcext:value-type="string">
            <text:p>AGTE.(S) : LUCIANO DOS SANTOS PINTO </text:p>
            <text:p>PROC.(A/S)(ES) : DEFENSOR PÚBLICO-GERAL DO ESTADO DE SÃO PAULO </text:p>
            <text:p>AGDO.(A/S) : MINISTRO RELATOR DO HC 196.024 NO SUPERIOR TRIBUNAL DE JUSTIÇA</text:p>
          </table:table-cell>
          <table:table-cell office:value-type="string" calcext:value-type="string">
            <text:p>- Acórdão(s) citado(s): (DURAÇÃO,INSTRUÇÃO CRIMINAL, PRINCÍPIO DA PROPORCIONALIDADE) HC 92719 (2ªT), HC 102062 (1ªT), HC 103385 (1ªT), HC 105133 (2ªT). (SÚMULA 691 DO STF) HC 103446 (2ªT), HC 107053 AgR (1ªT), HC 107415 (2ªT), HC 104674 AgR (1ªT), HC 102865 AgR (2ªT), HC 96088 (2ªT), HC 99031 AgR (2ªT), HC 96220 (1ªT), HC 96623 (1ªT), HC 84349 (1ªT), HC 86997 (2ªT). (SÚMULA 691 DO STF, FLEXIBILIZAÇÃO) HC 85185 (TP), HC 88229 (1ªT), HC 84014 AgR (1ªT), HC 102668 (1ªT). Número de páginas: 15. Análise: 26/08/2013, IVA. Revisão: 09/09/2013, SER.</text:p>
          </table:table-cell>
          <table:table-cell office:value-type="string" calcext:value-type="string">
            <text:p>['HC 92719', 'HC 102062', 'HC 103385', 'HC 105133', 'HC 103446', 'AGR HC 107053', 'HC 107415', 'AGR HC 104674', 'AGR HC 102865', 'HC 96088', 'AGR HC 99031', 'HC 96220', 'HC 96623', 'HC 84349', 'HC 86997', 'HC 85185', 'HC 88229', 'AGR HC 84014', 'HC 102668']</text:p>
          </table:table-cell>
          <table:table-cell office:value-type="float" office:value="2851" calcext:value-type="float">
            <text:p>2851</text:p>
          </table:table-cell>
          <table:table-cell/>
          <table:table-cell table:formula="of:=MATCH(&quot;.*(SÚMULA|Informativo).*&quot;;[.E136];0)" office:value-type="float" office:value="1" calcext:value-type="float">
            <text:p>1</text:p>
          </table:table-cell>
        </table:table-row>
        <table:table-row table:style-name="ro3" table:visibility="filter">
          <table:table-cell office:value-type="string" calcext:value-type="string">
            <text:p>HC 115530</text:p>
          </table:table-cell>
          <table:table-cell office:value-type="string" calcext:value-type="string">
            <text:p>PROCESSO ELETRÔNICO </text:p>
            <text:p>DJe-158  DIVULG 13-08-2013  PUBLIC 14-08-2013</text:p>
          </table:table-cell>
          <table:table-cell office:value-type="string" calcext:value-type="string">
            <text:p>[]</text:p>
          </table:table-cell>
          <table:table-cell office:value-type="string" calcext:value-type="string">
            <text:p>PACTE.(S) : LENNON ALVES PEREIRA </text:p>
            <text:p>IMPTE.(S) : DEFENSORIA PÚBLICA DA UNIÃO </text:p>
            <text:p>PROC.(A/S)(ES) : DEFENSOR PÚBLICO-GERAL FEDERAL </text:p>
            <text:p>COATOR(A/S)(ES) : SUPERIOR TRIBUNAL MILITAR</text:p>
          </table:table-cell>
          <table:table-cell office:value-type="string" calcext:value-type="string">
            <text:p>- Acórdão(s) citado(s): (INTERROGATÓRIO, RÉU, FINAL DA INSTRUÇÃO, AÇÃO ORIGINÁRIA) AP 528 AgR (TP). (SÚMULA 361 DO STF, PERITO OFICIAL) HC 95595 (2ªT), HC 72921 (2ªT). Número de páginas: 15. Análise: 11/10/2013, IVA.</text:p>
          </table:table-cell>
          <table:table-cell office:value-type="string" calcext:value-type="string">
            <text:p>['AGR AP 528', 'HC 95595', 'HC 72921']</text:p>
          </table:table-cell>
          <table:table-cell office:value-type="float" office:value="3101" calcext:value-type="float">
            <text:p>3101</text:p>
          </table:table-cell>
          <table:table-cell/>
          <table:table-cell table:formula="of:=MATCH(&quot;.*(SÚMULA|Informativo).*&quot;;[.E137];0)" office:value-type="float" office:value="1" calcext:value-type="float">
            <text:p>1</text:p>
          </table:table-cell>
        </table:table-row>
        <table:table-row table:style-name="ro3" table:visibility="filter">
          <table:table-cell office:value-type="string" calcext:value-type="string">
            <text:p>HC 111472</text:p>
          </table:table-cell>
          <table:table-cell office:value-type="string" calcext:value-type="string">
            <text:p>PROCESSO ELETRÔNICO </text:p>
            <text:p>DJe-158  DIVULG 13-08-2013  PUBLIC 14-08-2013</text:p>
          </table:table-cell>
          <table:table-cell office:value-type="string" calcext:value-type="string">
            <text:p>[]</text:p>
          </table:table-cell>
          <table:table-cell office:value-type="string" calcext:value-type="string">
            <text:p>PACTE.(S) : LUIZ CARLOS VINHAL RODRIGUES </text:p>
            <text:p>IMPTE.(S) : DEFENSORIA PÚBLICA DA UNIÃO </text:p>
            <text:p>PROC.(A/S)(ES) : DEFENSOR PÚBLICO-GERAL FEDERAL </text:p>
            <text:p>COATOR(A/S)(ES) : SUPERIOR TRIBUNAL DE JUSTIÇA</text:p>
          </table:table-cell>
          <table:table-cell office:value-type="string" calcext:value-type="string">
            <text:p>- Acórdão(s) citado(s): (SÚMULA 523 DO STF) HC 94817 (2ªT). (NULIDADE, PROCESSO PENAL, COMPROVAÇÃO, PREJUÍZO) HC 93868 (1ªT), HC 98403 (2ªT). - Veja HC 166515 do STJ. Número de páginas: 10. Análise: 30/08/2013, IVA. Revisão: 13/09/2013, SER.</text:p>
          </table:table-cell>
          <table:table-cell office:value-type="string" calcext:value-type="string">
            <text:p>['HC 94817', 'HC 93868', 'HC 98403', 'STJ DO HC VEJA 166515']</text:p>
          </table:table-cell>
          <table:table-cell office:value-type="float" office:value="3121" calcext:value-type="float">
            <text:p>3121</text:p>
          </table:table-cell>
          <table:table-cell/>
          <table:table-cell table:formula="of:=MATCH(&quot;.*(SÚMULA|Informativo).*&quot;;[.E138];0)" office:value-type="float" office:value="1" calcext:value-type="float">
            <text:p>1</text:p>
          </table:table-cell>
        </table:table-row>
        <table:table-row table:style-name="ro4" table:visibility="filter">
          <table:table-cell office:value-type="string" calcext:value-type="string">
            <text:p>HC 115907</text:p>
          </table:table-cell>
          <table:table-cell office:value-type="string" calcext:value-type="string">
            <text:p>PROCESSO ELETRÔNICO </text:p>
            <text:p>DJe-207  DIVULG 17-10-2013  PUBLIC 18-10-2013</text:p>
          </table:table-cell>
          <table:table-cell office:value-type="string" calcext:value-type="string">
            <text:p>[]</text:p>
          </table:table-cell>
          <table:table-cell office:value-type="string" calcext:value-type="string">
            <text:p>PACTE.(S) : ANTÔNIO JAMIL ALCICI </text:p>
            <text:p>IMPTE.(S) : JURANDIR CARNEIRO NETO </text:p>
            <text:p>COATOR(A/S)(ES) : RELATORA DO HC Nº 257.897 DO SUPERIOR TRIBUNAL DE JUSTIÇA</text:p>
          </table:table-cell>
          <table:table-cell office:value-type="string" calcext:value-type="string">
            <text:p>- Acórdão(s) citado(s): (SÚMULA 691, ABRANDAMENTO) HC 85185 (TP), HC 88229 (1ªT), HC 84014 AgR (1ªT). Número de páginas: 12. Análise: 14/11/2013, JOS. Revisão: 06/01/2014, SER.</text:p>
          </table:table-cell>
          <table:table-cell office:value-type="string" calcext:value-type="string">
            <text:p>['HC 85185', 'HC 88229', 'AGR HC 84014']</text:p>
          </table:table-cell>
          <table:table-cell office:value-type="float" office:value="3920" calcext:value-type="float">
            <text:p>3920</text:p>
          </table:table-cell>
          <table:table-cell/>
          <table:table-cell table:formula="of:=MATCH(&quot;.*(SÚMULA|Informativo).*&quot;;[.E139];0)" office:value-type="float" office:value="1" calcext:value-type="float">
            <text:p>1</text:p>
          </table:table-cell>
        </table:table-row>
        <table:table-row table:style-name="ro3">
          <table:table-cell office:value-type="string" calcext:value-type="string">
            <text:p>SEXTOS VIGÉSIMOS EDJ AP 470</text:p>
          </table:table-cell>
          <table:table-cell office:value-type="string" calcext:value-type="string">
            <text:p>ACÓRDÃO ELETRÔNICO</text:p>
            <text:p>DJe-200  DIVULG 09-10-2013  PUBLIC 10-10-2013</text:p>
          </table:table-cell>
          <table:table-cell office:value-type="string" calcext:value-type="string">
            <text:p>[]</text:p>
          </table:table-cell>
          <table:table-cell office:value-type="string" calcext:value-type="string">
            <text:p>EMBTE.(S) : BRENO FISCHBERG </text:p>
            <text:p>ADV.(A/S) : LEONARDO MAGALHÃES AVELAR </text:p>
            <text:p>EMBDO.(A/S) : MINISTÉRIO PÚBLICO FEDERAL </text:p>
            <text:p>PROC.(A/S)(ES) : PROCURADOR-GERAL DA REPÚBLICA</text:p>
          </table:table-cell>
          <table:table-cell office:value-type="string" calcext:value-type="string">
            <text:p>- A AP 470 EDj-vigésimos sextos foi objeto de embargos de declaração (AP 470 EDj-vigésimos sextos-ED), acolhidos em parte em 13/11/2013. Número de páginas: 43. Análise: 25/10/2013, JOS. Revisão: 07/11/2013, IVA.</text:p>
          </table:table-cell>
          <table:table-cell office:value-type="string" calcext:value-type="string">
            <text:p>[]</text:p>
          </table:table-cell>
          <table:table-cell office:value-type="float" office:value="4071" calcext:value-type="float">
            <text:p>4071</text:p>
          </table:table-cell>
          <table:table-cell/>
          <table:table-cell table:formula="of:=MATCH(&quot;.*(SÚMULA|Informativo).*&quot;;[.E140];0)" office:value-type="string" office:string-value="" calcext:value-type="error">
            <text:p>#N/A</text:p>
          </table:table-cell>
        </table:table-row>
        <table:table-row table:style-name="ro4" table:visibility="filter">
          <table:table-cell office:value-type="string" calcext:value-type="string">
            <text:p>HC 114077</text:p>
          </table:table-cell>
          <table:table-cell office:value-type="string" calcext:value-type="string">
            <text:p>PROCESSO ELETRÔNICO </text:p>
            <text:p>DJe-182  DIVULG 16-09-2013  PUBLIC 17-09-2013</text:p>
          </table:table-cell>
          <table:table-cell office:value-type="string" calcext:value-type="string">
            <text:p>[]</text:p>
          </table:table-cell>
          <table:table-cell office:value-type="string" calcext:value-type="string">
            <text:p>PACTE.(S) : DENISE MARIA AYRES DE ABREU </text:p>
            <text:p>IMPTE.(S) : ROBERTO PODVAL E OUTRO(A/S) </text:p>
            <text:p>COATOR(A/S)(ES) : RELATORA DO HC Nº 241.206 DO SUPERIOR TRIBUNAL DE JUSTIÇA</text:p>
          </table:table-cell>
          <table:table-cell office:value-type="string" calcext:value-type="string">
            <text:p>- Acórdão(s) citado(s): (RECEBIMENTO, DENÚNCIA, ALTERAÇÃO, DEFINIÇÃO JURÍDICA, FATO) HC 71044 (1ªT), HC 87324 (1ªT). (SÚMULA 691 DO STF) HC 93381 (1ªT), HC 95166 (TP), HC 96974 (2ªT), HC 96276 AgR (2ªT), HC 97075 AgR (1ªT), HC 101063 (2ªT). Número de páginas: 20. Análise: 04/10/2013, IVA.</text:p>
          </table:table-cell>
          <table:table-cell office:value-type="string" calcext:value-type="string">
            <text:p>['HC 71044', 'HC 87324', 'HC 93381', 'HC 95166', 'HC 96974', 'AGR HC 96276', 'AGR HC 97075', 'HC 101063']</text:p>
          </table:table-cell>
          <table:table-cell office:value-type="float" office:value="4035" calcext:value-type="float">
            <text:p>4035</text:p>
          </table:table-cell>
          <table:table-cell/>
          <table:table-cell table:formula="of:=MATCH(&quot;.*(SÚMULA|Informativo).*&quot;;[.E141];0)" office:value-type="float" office:value="1" calcext:value-type="float">
            <text:p>1</text:p>
          </table:table-cell>
        </table:table-row>
        <table:table-row table:style-name="ro4" table:visibility="filter">
          <table:table-cell office:value-type="string" calcext:value-type="string">
            <text:p>AGR HC 118155</text:p>
          </table:table-cell>
          <table:table-cell office:value-type="string" calcext:value-type="string">
            <text:p>PROCESSO ELETRÔNICO </text:p>
            <text:p>DJe-187  DIVULG 23-09-2013  PUBLIC 24-09-2013</text:p>
          </table:table-cell>
          <table:table-cell office:value-type="string" calcext:value-type="string">
            <text:p>[]</text:p>
          </table:table-cell>
          <table:table-cell office:value-type="string" calcext:value-type="string">
            <text:p>AGTE.(S) : CARLOS ANDRE DA SILVA PORTELA </text:p>
            <text:p>ADV.(A/S) : ANGELINO DA SILVA MASCARENHAS </text:p>
            <text:p>AGDO.(A/S) : RELATORA DO HC Nº 270.981 DO SUPERIOR TRIBUNAL DE JUSTIÇA</text:p>
          </table:table-cell>
          <table:table-cell office:value-type="string" calcext:value-type="string">
            <text:p>- Acórdão(s) citado(s): (PERICULOSIDADE, MODUS OPERANDI, REITERAÇÃO CRIMINOSA, PRISÃO CAUTELAR) HC 94872 (2ªT), HC 97462 (1ªT), HC 98130 (2ªT), HC 98754 (2ªT), HC 99447 (1ªT), HC 99929 (2ªT), HC 102119 (2ªT). (SÚMULA 691 DO STF) HC 89970 (1ªT), HC 90232 (1ªT), HC 90602 (1ªT), HC 89675 AgR (2ªT), HC 90716 AgR (1ªT). Número de páginas: 18. Análise: 08/10/2013, IVA.</text:p>
          </table:table-cell>
          <table:table-cell office:value-type="string" calcext:value-type="string">
            <text:p>['HC 94872', 'HC 97462', 'HC 98130', 'HC 98754', 'HC 99447', 'HC 99929', 'HC 102119', 'HC 89970', 'HC 90232', 'HC 90602', 'AGR HC 89675', 'AGR HC 90716']</text:p>
          </table:table-cell>
          <table:table-cell office:value-type="float" office:value="4208" calcext:value-type="float">
            <text:p>4208</text:p>
          </table:table-cell>
          <table:table-cell/>
          <table:table-cell table:formula="of:=MATCH(&quot;.*(SÚMULA|Informativo).*&quot;;[.E142];0)" office:value-type="float" office:value="1" calcext:value-type="float">
            <text:p>1</text:p>
          </table:table-cell>
        </table:table-row>
        <table:table-row table:style-name="ro3" table:visibility="filter">
          <table:table-cell office:value-type="string" calcext:value-type="string">
            <text:p>AGR HC 118037</text:p>
          </table:table-cell>
          <table:table-cell office:value-type="string" calcext:value-type="string">
            <text:p>PROCESSO ELETRÔNICO </text:p>
            <text:p>DJe-042  DIVULG 27-02-2014  PUBLIC 28-02-2014</text:p>
          </table:table-cell>
          <table:table-cell office:value-type="string" calcext:value-type="string">
            <text:p>[]</text:p>
          </table:table-cell>
          <table:table-cell office:value-type="string" calcext:value-type="string">
            <text:p>AGTE.(S) : V J S </text:p>
            <text:p>ADV.(A/S) : Erick Venâncio Lima do Nascimento E OUTRO(A/S) </text:p>
            <text:p>AGDO.(A/S) : PRIMEIRA TURMA DO SUPREMO TRIBUNAL FEDERAL </text:p>
            <text:p>AGDO.(A/S) : JUIZ FEDERAL DA 1ª VARA FEDERAL DE RIO BRANCO</text:p>
          </table:table-cell>
          <table:table-cell office:value-type="string" calcext:value-type="string">
            <text:p>- Acórdão(s) citado(s): (SÚMULA 606 DO STF) HC 96954 AgR (TP), HC 97250 AgR (2ªT), HC 100738 (TP), HC 101432 (TP), HC 103193 AgR (TP). - Veja AI 781906 e AI 858916 ambos do STF. Número de páginas: 16. Análise: 12/03/2014, RAF. Revisão: 14/04/2014, SER.</text:p>
          </table:table-cell>
          <table:table-cell office:value-type="string" calcext:value-type="string">
            <text:p>['AGR HC 96954', 'AGR HC 97250', 'HC 100738', 'HC 101432', 'AGR HC 103193', 'STF DO AMBOS AI E 858916', 'AI VEJA 781906']</text:p>
          </table:table-cell>
          <table:table-cell office:value-type="float" office:value="5140" calcext:value-type="float">
            <text:p>5140</text:p>
          </table:table-cell>
          <table:table-cell/>
          <table:table-cell table:formula="of:=MATCH(&quot;.*(SÚMULA|Informativo).*&quot;;[.E143];0)" office:value-type="float" office:value="1" calcext:value-type="float">
            <text:p>1</text:p>
          </table:table-cell>
        </table:table-row>
        <table:table-row table:style-name="ro4" table:visibility="filter">
          <table:table-cell office:value-type="string" calcext:value-type="string">
            <text:p>AGR HC 118978</text:p>
          </table:table-cell>
          <table:table-cell office:value-type="string" calcext:value-type="string">
            <text:p>PROCESSO ELETRÔNICO </text:p>
            <text:p>DJe-238  DIVULG 03-12-2013  PUBLIC 04-12-2013</text:p>
          </table:table-cell>
          <table:table-cell office:value-type="string" calcext:value-type="string">
            <text:p>[]</text:p>
          </table:table-cell>
          <table:table-cell office:value-type="string" calcext:value-type="string">
            <text:p>AGTE.(S) : RICARDO BATISTA TIRAPELE </text:p>
            <text:p>ADV.(A/S) : EDMAR JOSÉ CHAGAS E OUTRO(A/S) </text:p>
            <text:p>AGDO.(A/S) : RELATOR DO HC Nº 275.584 DO SUPERIOR TRIBUNAL DE JUSTIÇA</text:p>
          </table:table-cell>
          <table:table-cell office:value-type="string" calcext:value-type="string">
            <text:p>- Acórdão(s) citado(s): (SÚMULA 691, EXCEÇÕES) HC 96539 (1ªT), HC 104855 (2ªT). (PREVENTIVA, FUNDAMENTOS) HC 105585 (1ªT), HC 112364 AgR (1ªT), HC 112763 (1ªT). (INSTRUÇÃO CRIMINAL, PRAZO) HC 107629 (1ªT). Número de páginas: 11. Análise: 18/12/2013, BRU.</text:p>
          </table:table-cell>
          <table:table-cell office:value-type="string" calcext:value-type="string">
            <text:p>['HC 96539', 'HC 104855', 'HC 105585', 'AGR HC 112364', 'HC 112763', 'HC 107629']</text:p>
          </table:table-cell>
          <table:table-cell office:value-type="float" office:value="5744" calcext:value-type="float">
            <text:p>5744</text:p>
          </table:table-cell>
          <table:table-cell/>
          <table:table-cell table:formula="of:=MATCH(&quot;.*(SÚMULA|Informativo).*&quot;;[.E144];0)" office:value-type="float" office:value="1" calcext:value-type="float">
            <text:p>1</text:p>
          </table:table-cell>
        </table:table-row>
        <table:table-row table:style-name="ro3" table:visibility="filter">
          <table:table-cell office:value-type="string" calcext:value-type="string">
            <text:p>HC 113569</text:p>
          </table:table-cell>
          <table:table-cell office:value-type="string" calcext:value-type="string">
            <text:p>PROCESSO ELETRÔNICO </text:p>
            <text:p>DJe-022  DIVULG 31-01-2014  PUBLIC 03-02-2014</text:p>
          </table:table-cell>
          <table:table-cell office:value-type="string" calcext:value-type="string">
            <text:p>[]</text:p>
          </table:table-cell>
          <table:table-cell office:value-type="string" calcext:value-type="string">
            <text:p>PACTE.(S) : ANTONIO ALVES BARROSO </text:p>
            <text:p>PACTE.(S) : BENTO ALVES BARROSO </text:p>
            <text:p>IMPTE.(S) : FABIANO RUFINO DA SILVA </text:p>
            <text:p>COATOR(A/S)(ES) : RELATOR DO HC Nº 240.973 DO SUPERIOR TRIBUNAL DE JUSTIÇA</text:p>
          </table:table-cell>
          <table:table-cell office:value-type="string" calcext:value-type="string">
            <text:p>- Acórdão(s) citado(s): (SÚMULA 691, ABRANDAMENTO) HC 104384 (2ªT), HC 107415 (2ªT), HC 112710 (1ªT), HC 112731 (2ªT), HC 115348 (2ªT), HC 116146 (1ªT), HC 117796 (1ªT). (PRISÃO PREVENTIVA) HC 91971 (2ªT), HC 95839 (2ªT), HC 101816 (1ªT), RHC 108588 (2ªT), HC 112361 (1ªT), HC 115567 (1ªT). Número de páginas: 8. Análise: 05/02/2014, MAR.</text:p>
          </table:table-cell>
          <table:table-cell office:value-type="string" calcext:value-type="string">
            <text:p>['HC 104384', 'HC 107415', 'HC 112710', 'HC 112731', 'HC 115348', 'HC 116146', 'HC 117796', 'HC 91971', 'HC 95839', 'HC 101816', 'RHC 108588', 'HC 112361', 'HC 115567']</text:p>
          </table:table-cell>
          <table:table-cell office:value-type="float" office:value="6144" calcext:value-type="float">
            <text:p>6144</text:p>
          </table:table-cell>
          <table:table-cell/>
          <table:table-cell table:formula="of:=MATCH(&quot;.*(SÚMULA|Informativo).*&quot;;[.E145];0)" office:value-type="float" office:value="1" calcext:value-type="float">
            <text:p>1</text:p>
          </table:table-cell>
        </table:table-row>
        <table:table-row table:style-name="ro4" table:visibility="filter">
          <table:table-cell office:value-type="string" calcext:value-type="string">
            <text:p>HC 119759</text:p>
          </table:table-cell>
          <table:table-cell office:value-type="string" calcext:value-type="string">
            <text:p>PROCESSO ELETRÔNICO </text:p>
            <text:p>DJe-022  DIVULG 31-01-2014  PUBLIC 03-02-2014</text:p>
          </table:table-cell>
          <table:table-cell office:value-type="string" calcext:value-type="string">
            <text:p>[]</text:p>
          </table:table-cell>
          <table:table-cell office:value-type="string" calcext:value-type="string">
            <text:p>PACTE.(S) : SERGIO EDUARDO OLIVETTI BASSO </text:p>
            <text:p>IMPTE.(S) : JOAO BATISTA DE LIMA RESENDE </text:p>
            <text:p>COATOR(A/S)(ES) : RELATORA DO HC Nº 272.555 DO SUPERIOR TRIBUNAL DE JUSTIÇA</text:p>
          </table:table-cell>
          <table:table-cell office:value-type="string" calcext:value-type="string">
            <text:p>- Acórdão(s) citado(s): (SÚMULA 691, AFASTAMENTO) HC 96539 (1ªT), HC 104855 (2ªT). (PRISÃO CAUTELAR) HC 84078 (TP), HC 101705 (1ªT), HC 105556 (2ªT). Número de páginas: 9. Análise: 03/02/2014, BRU.</text:p>
          </table:table-cell>
          <table:table-cell office:value-type="string" calcext:value-type="string">
            <text:p>['HC 96539', 'HC 104855', 'HC 84078', 'HC 101705', 'HC 105556']</text:p>
          </table:table-cell>
          <table:table-cell office:value-type="float" office:value="6190" calcext:value-type="float">
            <text:p>6190</text:p>
          </table:table-cell>
          <table:table-cell/>
          <table:table-cell table:formula="of:=MATCH(&quot;.*(SÚMULA|Informativo).*&quot;;[.E146];0)" office:value-type="float" office:value="1" calcext:value-type="float">
            <text:p>1</text:p>
          </table:table-cell>
        </table:table-row>
        <table:table-row table:style-name="ro4" table:visibility="filter">
          <table:table-cell office:value-type="string" calcext:value-type="string">
            <text:p>HC 97371</text:p>
          </table:table-cell>
          <table:table-cell office:value-type="string" calcext:value-type="string">
            <text:p>ACÓRDÃO ELETRÔNICO</text:p>
            <text:p>DJe-038  DIVULG 21-02-2014  PUBLIC 24-02-2014</text:p>
          </table:table-cell>
          <table:table-cell office:value-type="string" calcext:value-type="string">
            <text:p>[]</text:p>
          </table:table-cell>
          <table:table-cell office:value-type="string" calcext:value-type="string">
            <text:p>PACTE.(S) : FÁBIO TADEU DOS SANTOS GATTO </text:p>
            <text:p>IMPTE.(S) : ALBERTO CARLOS DIAS E OUTRO(A/S) </text:p>
            <text:p>COATOR(A/S)(ES) : RELATOR DO HABEAS CORPUS Nº 121626 DO SUPERIOR TRIBUNAL DE JUSTIÇA</text:p>
          </table:table-cell>
          <table:table-cell office:value-type="string" calcext:value-type="string">
            <text:p>- Acórdão(s) citado(s): (HC, SUPRESSÃO DE INSTÂNCIA, SÚMULA 691 DO STF) HC 89970 (1ªT), HC 90232 (1ªT), HC 91714 (2ªT), HC 92010 (1ªT), HC 89675 AgR (2ªT), HC 90209 AgR (1ªT). (HC, COMPETÊNCIA, PRISÃO PREVENTIVA, SÚMULA 691 DO STF) HC 91194 (1ªT). (SÚMULA 691, HIPÓTESE, RELATIVIZAÇÃO) HC 74666 (1ªT), HC 85185 (TP), HC 88229 (1ªT), HC 92148 (1ªT), HC 94002 (1ªT), HC 95118 (2ªT), HC 84014 AgR (1ªT). (PRISÃO PREVENTIVA, GARANTIA DA ORDEM PÚBLICA, REITERAÇÃO DELITIVA) RHC 82516 (1ªT), HC 86175 (2ªT), HC 87571 (2ªT), HC 88114 (1ªT), HC 90138 ED (1ªT). - Decisões monocráticas citadas: (HC, SUPRESSÃO DE INSTÂNCIA, SÚMULA 691 DO STF) HC 89832, HC 93973, HC 98005 MC, HC 98284, HC 98920. (SÚMULA 691, HIPÓTESE, RELATIVIZAÇÃO) HC 85826 MC, HC 86213, HC 95963. - Veja HC 121626 do STJ e Proc. 2008.03.00.040952-0 do Tribunal Regional Federal da 3ª Região. Número de páginas: 27. Análise: 10/03/2014, RAF. Revisão: 31/03/2014, SER.</text:p>
          </table:table-cell>
          <table:table-cell office:value-type="string" calcext:value-type="string">
            <text:p>['STF DO SÚMULA 691', 'HC 89970', 'HC 90232', 'HC 91714', 'HC 92010', 'AGR HC 89675', 'AGR HC 90209', 'STF DO SÚMULA 691', 'HC 91194', 'HC 74666', 'HC 85185', 'HC 88229', 'HC 92148', 'HC 94002', 'HC 95118', 'AGR HC 84014', 'RHC 82516', 'HC 86175', 'HC 87571', 'HC 88114', 'ED HC 90138']</text:p>
          </table:table-cell>
          <table:table-cell office:value-type="float" office:value="6761" calcext:value-type="float">
            <text:p>6761</text:p>
          </table:table-cell>
          <table:table-cell/>
          <table:table-cell table:formula="of:=MATCH(&quot;.*(SÚMULA|Informativo).*&quot;;[.E147];0)" office:value-type="float" office:value="1" calcext:value-type="float">
            <text:p>1</text:p>
          </table:table-cell>
        </table:table-row>
        <table:table-row table:style-name="ro4" table:visibility="filter">
          <table:table-cell office:value-type="string" calcext:value-type="string">
            <text:p>HC 97437</text:p>
          </table:table-cell>
          <table:table-cell office:value-type="string" calcext:value-type="string">
            <text:p>ACÓRDÃO ELETRÔNICO</text:p>
            <text:p>DJe-036  DIVULG 20-02-2014  PUBLIC 21-02-2014</text:p>
          </table:table-cell>
          <table:table-cell office:value-type="string" calcext:value-type="string">
            <text:p>[]</text:p>
          </table:table-cell>
          <table:table-cell office:value-type="string" calcext:value-type="string">
            <text:p>PACTE.(S) : PAULO ENDO </text:p>
            <text:p>IMPTE.(S) : LADISAEL BERNARDO E OUTRO(A/S) </text:p>
            <text:p>COATOR(A/S)(ES) : RELATOR DO HABEAS CORPUS Nº 124209 DO SUPERIOR TRIBUNAL DE JUSTIÇA</text:p>
          </table:table-cell>
          <table:table-cell office:value-type="string" calcext:value-type="string">
            <text:p>- Acórdão(s) citado(s): (HC, SUPRESSÃO DE INSTÂNCIA) HC 87775 (1ªT), HC 90315 (2ªT). (SÚMULA 691 DO STF, HIPÓTESE, FLEXIBILIZAÇÃO) HC 89970 (1ªT), HC 90232 (1ªT), HC 89675 AgR (2ªT). (PRISÃO PREVENTIVA, GARANTIA DA ORDEM PÚBLICA, REITERAÇÃO DELITIVA) RHC 82516 (1ªT), HC 86175 (2ªT), HC 87571 (2ªT), HC 88114 (1ªT), HC 90138 ED (1ªT). - Veja HC 97267 do STF. Número de páginas: 18. Análise: 11/03/2014, RAF. Revisão: 08/04/2014, SER.</text:p>
          </table:table-cell>
          <table:table-cell office:value-type="string" calcext:value-type="string">
            <text:p>['HC 87775', 'HC 90315', 'HC 89970', 'HC 90232', 'AGR HC 89675', 'RHC 82516', 'HC 86175', 'HC 87571', 'HC 88114', 'ED HC 90138', 'STF DO HC VEJA 97267']</text:p>
          </table:table-cell>
          <table:table-cell office:value-type="float" office:value="6765" calcext:value-type="float">
            <text:p>6765</text:p>
          </table:table-cell>
          <table:table-cell/>
          <table:table-cell table:formula="of:=MATCH(&quot;.*(SÚMULA|Informativo).*&quot;;[.E148];0)" office:value-type="float" office:value="1" calcext:value-type="float">
            <text:p>1</text:p>
          </table:table-cell>
        </table:table-row>
        <table:table-row table:style-name="ro3" table:visibility="filter">
          <table:table-cell office:value-type="string" calcext:value-type="string">
            <text:p>AGR RCL 9551</text:p>
          </table:table-cell>
          <table:table-cell office:value-type="string" calcext:value-type="string">
            <text:p>ACÓRDÃO ELETRÔNICO</text:p>
            <text:p>DJe-091  DIVULG 13-05-2014  PUBLIC 14-05-2014</text:p>
          </table:table-cell>
          <table:table-cell office:value-type="string" calcext:value-type="string">
            <text:p>[]</text:p>
          </table:table-cell>
          <table:table-cell office:value-type="string" calcext:value-type="string">
            <text:p>AGTE.(S) : GERALDO OSEAS DE RESENDE </text:p>
            <text:p>ADV.(A/S) : VLADIMIR MACÊDO DA SILVA </text:p>
            <text:p>AGDO.(A/S) : BANCO VOLKSWAGEN S/A </text:p>
            <text:p>INTDO.(A/S) : TERCEIRO VICE-PRESIDENTE DO TRIBUNAL DE JUSTIÇA DO ESTADO DE MINAS GERAIS</text:p>
          </table:table-cell>
          <table:table-cell office:value-type="string" calcext:value-type="string">
            <text:p>- Acórdão(s) citado(s): (SÚMULA 727, INAPLICABILIDADE) Rcl 9645 AgR (TP). (RECLAMAÇÃO, FUNÇÃO) Rcl 1591 (TP), Rcl 724 AgR (2ªT), Rcl 1852 AgR (2ªT), Rcl 5465 ED (TP), Rcl 5684 AgR (TP), Rcl 6534 AgR (TP), RTJ 134/1033, RTJ 168/718. Número de páginas: 11. Análise: 20/05/2014, BRU.</text:p>
          </table:table-cell>
          <table:table-cell office:value-type="string" calcext:value-type="string">
            <text:p>['AGR RCL 9645', 'RCL 1591', 'AGR RCL 724', 'AGR RCL 1852', 'ED RCL 5465', 'AGR RCL 5684', 'AGR RCL 6534']</text:p>
          </table:table-cell>
          <table:table-cell office:value-type="float" office:value="7623" calcext:value-type="float">
            <text:p>7623</text:p>
          </table:table-cell>
          <table:table-cell/>
          <table:table-cell table:formula="of:=MATCH(&quot;.*(SÚMULA|Informativo).*&quot;;[.E149];0)" office:value-type="float" office:value="1" calcext:value-type="float">
            <text:p>1</text:p>
          </table:table-cell>
        </table:table-row>
        <table:table-row table:style-name="ro4" table:visibility="filter">
          <table:table-cell office:value-type="string" calcext:value-type="string">
            <text:p>AGR HC 120739</text:p>
          </table:table-cell>
          <table:table-cell office:value-type="string" calcext:value-type="string">
            <text:p>PROCESSO ELETRÔNICO </text:p>
            <text:p>DJe-080  DIVULG 28-04-2014  PUBLIC 29-04-2014</text:p>
          </table:table-cell>
          <table:table-cell office:value-type="string" calcext:value-type="string">
            <text:p>[]</text:p>
          </table:table-cell>
          <table:table-cell office:value-type="string" calcext:value-type="string">
            <text:p>AGTE.(S) : RAFAEL CONQUISTA DOS SANTOS </text:p>
            <text:p>ADV.(A/S) : LEANDRO LOURENCO DE CAMARGO </text:p>
            <text:p>AGDO.(A/S) : RELATORA DO HC Nº 283.977 DO SUPERIOR TRIBUNAL DE JUSTIÇA</text:p>
          </table:table-cell>
          <table:table-cell office:value-type="string" calcext:value-type="string">
            <text:p>- Acórdão(s) citado(s): (PRISÃO PREVENTIVA, FUNDAMENTOS) HC 104608 (1ªT), HC 106702 (1ªT), HC 106816 (2ªT), HC 109723 (1ªT), HC 113793 (2ªT), RHC 117467 (1ªT), HC 118982 (2ªT). (PRISÃO PREVENTIVA, PRIMARIEDADE, BONS ANTECEDENTES, RESIDÊNCIA FIXA, PROFISSÃO LÍCITA) HC 102354 (2ªT), HC 103460 (1ªT), HC 106474 (1ªT), HC 106816 (2ªT), HC 108314 (1ªT), HC 112642 (2ªT). (COMPETÊNCIA, STF, APRECIAÇÃO, HC) HC 85558 AgR (2ªT), HC 85858 ED (1ªT), HC 89834 AgR (2ªT). (STF, HC, SUPRESSÃO DE INSTÂNCIA) HC 100595 (2ªT), HC 100616 (2ªT). (SÚMULA 691 DO STF) HC 84349 (1ªT), HC 86997 (2ªT), HC 96088 (2ªT), HC 96220 (1ªT), HC 96623 (1ªT), HC 99031 AgR (2ªT), HC 102865 AgR (2ªT), HC 104674 AgR (1ªT), HC 107415 (2ªT), HC 107053 AgR (1ªT). Número de páginas: 25. Análise: 30/04/2014, IVA. Revisão: 26/05/2014, RAF.</text:p>
          </table:table-cell>
          <table:table-cell office:value-type="string" calcext:value-type="string">
            <text:p>['HC 104608', 'HC 106702', 'HC 106816', 'HC 109723', 'HC 113793', 'RHC 117467', 'HC 118982', 'HC 102354', 'HC 103460', 'HC 106474', 'HC 106816', 'HC 108314', 'HC 112642', 'AGR HC 85558', 'ED HC 85858', 'AGR HC 89834', 'HC 100595', 'HC 100616', 'HC 84349', 'HC 86997', 'HC 96088', 'HC 96220', 'HC 96623', 'AGR HC 99031', 'AGR HC 102865', 'AGR HC 104674', 'HC 107415', 'AGR HC 107053']</text:p>
          </table:table-cell>
          <table:table-cell office:value-type="float" office:value="7785" calcext:value-type="float">
            <text:p>7785</text:p>
          </table:table-cell>
          <table:table-cell/>
          <table:table-cell table:formula="of:=MATCH(&quot;.*(SÚMULA|Informativo).*&quot;;[.E150];0)" office:value-type="float" office:value="1" calcext:value-type="float">
            <text:p>1</text:p>
          </table:table-cell>
        </table:table-row>
        <table:table-row table:style-name="ro4" table:visibility="filter">
          <table:table-cell office:value-type="string" calcext:value-type="string">
            <text:p>HC 121035</text:p>
          </table:table-cell>
          <table:table-cell office:value-type="string" calcext:value-type="string">
            <text:p>PROCESSO ELETRÔNICO </text:p>
            <text:p>DJe-085  DIVULG 06-05-2014  PUBLIC 07-05-2014</text:p>
          </table:table-cell>
          <table:table-cell office:value-type="string" calcext:value-type="string">
            <text:p>[]</text:p>
          </table:table-cell>
          <table:table-cell office:value-type="string" calcext:value-type="string">
            <text:p>PACTE.(S) : JOSÉ SIMÃO DE SOUSA </text:p>
            <text:p>IMPTE.(S) : MICHEL SALIBA OLIVEIRA </text:p>
            <text:p>COATOR(A/S)(ES) : RELATOR DO HC N° 285.524 DO SUPERIOR TRIBUNAL DE JUSTIÇA</text:p>
          </table:table-cell>
          <table:table-cell office:value-type="string" calcext:value-type="string">
            <text:p>- Acórdão(s) citado(s): (SÚMULA 691 DO STF) HC 96992 (1ªT), HC 100600 (2ªT). (HC, TRANCAMENTO DA AÇÃO PENAL) RHC 102816 (1ªT), HC 103314 (2ªT), HC 116680 (2ªT). (HC, CONTRARIEDADE, DECISÃO, AUSÊNCIA, RISCO, LIBERDADE DE LOCOMOÇÃO) HC 102641 (1ªT), HC 103647 (1ªT), HC 104957 (1ªT), HC 106493 (1ªT), HC 101136 AgR-ED (1ªT), HC 115311 AgR (1ªT). (AFASTAMENTO CAUTELAR, PREFEITO, SUCEDÂNEO, PRISÃO CAUTELAR) HC 112344 (2ªT). - Decisões monocráticas citadas: (SÚMUAL 691 DO STF) HC 101062, HC 101112, HC 101141, HC 101290. Número de páginas: 19. Análise: 09/05/2014, IVA. Revisão: 26/05/2014, RAF.</text:p>
          </table:table-cell>
          <table:table-cell office:value-type="string" calcext:value-type="string">
            <text:p>['HC 96992', 'HC 100600', 'RHC 102816', 'HC 103314', 'HC 116680', 'HC 102641', 'HC 103647', 'HC 104957', 'HC 106493', 'ED AGR HC 101136', 'AGR HC 115311', 'HC 112344']</text:p>
          </table:table-cell>
          <table:table-cell office:value-type="float" office:value="7777" calcext:value-type="float">
            <text:p>7777</text:p>
          </table:table-cell>
          <table:table-cell/>
          <table:table-cell table:formula="of:=MATCH(&quot;.*(SÚMULA|Informativo).*&quot;;[.E151];0)" office:value-type="float" office:value="1" calcext:value-type="float">
            <text:p>1</text:p>
          </table:table-cell>
        </table:table-row>
        <table:table-row table:style-name="ro3" table:visibility="filter">
          <table:table-cell office:value-type="string" calcext:value-type="string">
            <text:p>AGR HC 121181</text:p>
          </table:table-cell>
          <table:table-cell office:value-type="string" calcext:value-type="string">
            <text:p>PROCESSO ELETRÔNICO </text:p>
            <text:p>DJe-090  DIVULG 12-05-2014  PUBLIC 13-05-2014</text:p>
          </table:table-cell>
          <table:table-cell office:value-type="string" calcext:value-type="string">
            <text:p>[]</text:p>
          </table:table-cell>
          <table:table-cell office:value-type="string" calcext:value-type="string">
            <text:p>AGTE.(S) : ALAN VÍTOR IACOPE DE OLIVEIRA </text:p>
            <text:p>AGTE.(S) : GUSTAVO FERRARI PEREIRA </text:p>
            <text:p>ADV.(A/S) : LEANDRO LOURENCO DE CAMARGO </text:p>
            <text:p>AGDO.(A/S) : PRESIDENTE DO SUPERIOR TRIBUNAL DE JUSTIÇA</text:p>
          </table:table-cell>
          <table:table-cell office:value-type="string" calcext:value-type="string">
            <text:p>- Acórdão(s) citado(s): (TRÁFICO, LIBERDADE PROVISÓRIA) HC 104339 (TP). (SUPRESSÃO DE INSTÂNCIA) HC 98616 (1ªT), HC 85558 AgR (2ªT), HC 89834 AgR (2ªT), HC 100595 (2ªT), HC 100616 (2ªT), HC 103835 (1ªT), HC 104674 AgR (1ªT), HC 107415 (2ªT), HC 107053 AgR (1ªT). (SÚMULA 691, SUPERAÇÃO) HC 110981 (2ªT), HC 112731 (2ªT), HC 112907 (1ªT), HC 113119 (1ªT), HC 113909 (1ªT). (PREVENTIVA, REQUISITOS) HC 104339 (TP), HC 107316 (1ªT), HC 112462 (1ªT), HC 114029 (2ªT), HC 114092 (2ªT). Número de páginas: 22. Análise: 19/05/2014, BRU.</text:p>
          </table:table-cell>
          <table:table-cell office:value-type="string" calcext:value-type="string">
            <text:p>['HC 104339', 'HC 98616', 'AGR HC 85558', 'AGR HC 89834', 'HC 100595', 'HC 100616', 'HC 103835', 'AGR HC 104674', 'HC 107415', 'AGR HC 107053', 'HC 110981', 'HC 112731', 'HC 112907', 'HC 113119', 'HC 113909', 'HC 104339', 'HC 107316', 'HC 112462', 'HC 114029', 'HC 114092']</text:p>
          </table:table-cell>
          <table:table-cell office:value-type="float" office:value="8191" calcext:value-type="float">
            <text:p>8191</text:p>
          </table:table-cell>
          <table:table-cell/>
          <table:table-cell table:formula="of:=MATCH(&quot;.*(SÚMULA|Informativo).*&quot;;[.E152];0)" office:value-type="float" office:value="1" calcext:value-type="float">
            <text:p>1</text:p>
          </table:table-cell>
        </table:table-row>
        <table:table-row table:style-name="ro4" table:visibility="filter">
          <table:table-cell office:value-type="string" calcext:value-type="string">
            <text:p>AGR HC 121386</text:p>
          </table:table-cell>
          <table:table-cell office:value-type="string" calcext:value-type="string">
            <text:p>PROCESSO ELETRÔNICO </text:p>
            <text:p>DJe-090  DIVULG 12-05-2014  PUBLIC 13-05-2014</text:p>
          </table:table-cell>
          <table:table-cell office:value-type="string" calcext:value-type="string">
            <text:p>[]</text:p>
          </table:table-cell>
          <table:table-cell office:value-type="string" calcext:value-type="string">
            <text:p>AGTE.(S) : MARCOS ANTÔNIO DE QUEIROZ </text:p>
            <text:p>ADV.(A/S) : HELIO RUBENS BRASIL E OUTRO(A/S) </text:p>
            <text:p>AGDO.(A/S) : RELATOR DO HC Nº 283.358 NO SUPERIOR TRIBUNAL DE JUSTIÇA</text:p>
          </table:table-cell>
          <table:table-cell office:value-type="string" calcext:value-type="string">
            <text:p>- Acórdão(s) citado(s): (PRISÃO PREVENTIVA, FUNDAMENTOS) HC 104608 (1ªT), HC 106702 (1ªT), HC 106816 (2ªT), HC 109723 (1ªT), HC 114616 (2ªT), HC 115930 (2ªT), RHC 116965 (2ªT), HC 117385 AgR (1ªT). (PRINCÍPIO DA PROPORCIONALIDADE, DURAÇÃO, INSTRUÇÃO CRIMINAL) HC 92719 (2ªT), HC 102062 (1ªT), HC 103385 (1ªT), HC 105133 (2ªT). (SÚMULA 691 DO STF) HC 84349 (1ªT), HC 86997 (2ªT), HC 96088 (2ªT), HC 96220 (1ªT), HC 96623 (1ªT), HC 99031 AgR (2ªT), HC 102865 AgR (2ªT), HC 104674 AgR (1ªT), HC 107415 (2ªT), HC 107053 AgR (1ªT). (COMPETÊNCIA, STF, APRECIAÇÃO, HC) HC 85558 AgR (2ªT), HC 85858 ED (1ªT), HC 89834 AgR (2ªT). (HC, SUPRESSÃO DE INSTÂNCIA) HC 98616 (1ªT), HC 100595 (2ªT), HC 100616 (2ªT). (PRISÃO PREVENTIVA, FUGA, DISTRITO DA CULPA) HC 95159 (1ªT), HC 98145 (TP), HC 100899 (2ªT), HC 101309 (1ªT), HC 101356 (2ªT), HC 101934 (2ªT), HC 102021 (2ªT). Número de páginas: 28. Análise: 22/05/2014, IVA. Revisão: 18/06/2014, RAF.</text:p>
          </table:table-cell>
          <table:table-cell office:value-type="string" calcext:value-type="string">
            <text:p>['HC 104608', 'HC 106702', 'HC 106816', 'HC 109723', 'HC 114616', 'HC 115930', 'RHC 116965', 'AGR HC 117385', 'HC 92719', 'HC 102062', 'HC 103385', 'HC 105133', 'HC 84349', 'HC 86997', 'HC 96088', 'HC 96220', 'HC 96623', 'AGR HC 99031', 'AGR HC 102865', 'AGR HC 104674', 'HC 107415', 'AGR HC 107053', 'AGR HC 85558', 'ED HC 85858', 'AGR HC 89834', 'HC 98616', 'HC 100595', 'HC 100616', 'HC 95159', 'HC 98145', 'HC 100899', 'HC 101309', 'HC 101356', 'HC 101934', 'HC 102021']</text:p>
          </table:table-cell>
          <table:table-cell office:value-type="float" office:value="8190" calcext:value-type="float">
            <text:p>8190</text:p>
          </table:table-cell>
          <table:table-cell/>
          <table:table-cell table:formula="of:=MATCH(&quot;.*(SÚMULA|Informativo).*&quot;;[.E153];0)" office:value-type="float" office:value="1" calcext:value-type="float">
            <text:p>1</text:p>
          </table:table-cell>
        </table:table-row>
        <table:table-row table:style-name="ro3" table:visibility="filter">
          <table:table-cell office:value-type="string" calcext:value-type="string">
            <text:p>HC 120663</text:p>
          </table:table-cell>
          <table:table-cell office:value-type="string" calcext:value-type="string">
            <text:p>PROCESSO ELETRÔNICO </text:p>
            <text:p>DJe-092  DIVULG 14-05-2014  PUBLIC 15-05-2014</text:p>
          </table:table-cell>
          <table:table-cell office:value-type="string" calcext:value-type="string">
            <text:p>[]</text:p>
          </table:table-cell>
          <table:table-cell office:value-type="string" calcext:value-type="string">
            <text:p>PACTE.(S) : BRUNO RODRIGUES DE OLIVEIRA </text:p>
            <text:p>IMPTE.(S) : HERCULES HORTAL PIFFER </text:p>
            <text:p>IMPTE.(S) : CHRISTIAN ALBERT FELTRIM </text:p>
            <text:p>COATOR(A/S)(ES) : RELATORA DO HC Nº 283.541 DO SUPERIOR TRIBUNAL DE JUSTIÇA</text:p>
          </table:table-cell>
          <table:table-cell office:value-type="string" calcext:value-type="string">
            <text:p>- Acórdão(s) citado(s): (SÚMULA 691, SUPERAÇÃO) HC 96539 (1ªT), HC 104855 (2ªT). (REGIME INICIAL DE CUMPRIMENTO DE PENA, LEI DOS CRIMES HEDIONDOS) HC 111840 (TP). (TRÁFICO DE ENTORPECENTES, SUBSTITUIÇÃO, PENA) HC 97256 (TP). Número de páginas: 10. Análise: 20/05/2014, IVA. Revisão: 25/06/2014, RAF.</text:p>
          </table:table-cell>
          <table:table-cell office:value-type="string" calcext:value-type="string">
            <text:p>['HC 96539', 'HC 104855', 'HC 111840', 'HC 97256']</text:p>
          </table:table-cell>
          <table:table-cell office:value-type="float" office:value="8365" calcext:value-type="float">
            <text:p>8365</text:p>
          </table:table-cell>
          <table:table-cell/>
          <table:table-cell table:formula="of:=MATCH(&quot;.*(SÚMULA|Informativo).*&quot;;[.E154];0)" office:value-type="float" office:value="1" calcext:value-type="float">
            <text:p>1</text:p>
          </table:table-cell>
        </table:table-row>
        <table:table-row table:style-name="ro3" table:visibility="filter">
          <table:table-cell office:value-type="string" calcext:value-type="string">
            <text:p>HC 121903</text:p>
          </table:table-cell>
          <table:table-cell office:value-type="string" calcext:value-type="string">
            <text:p>PROCESSO ELETRÔNICO </text:p>
            <text:p>DJe-125  DIVULG 27-06-2014  PUBLIC 01-07-2014</text:p>
          </table:table-cell>
          <table:table-cell office:value-type="string" calcext:value-type="string">
            <text:p>[]</text:p>
          </table:table-cell>
          <table:table-cell office:value-type="string" calcext:value-type="string">
            <text:p>PACTE.(S) : AFANÁSIO MAXIMINIANO GUIMARÃES </text:p>
            <text:p>IMPTE.(S) : DEFENSORIA PÚBLICA DA UNIÃO </text:p>
            <text:p>PROC.(A/S)(ES) : DEFENSOR PÚBLICO-GERAL FEDERAL </text:p>
            <text:p>COATOR(A/S)(ES) : RELATOR DO HC Nº 290.362 DO SUPERIOR TRIBUNAL DE JUSTIÇA</text:p>
          </table:table-cell>
          <table:table-cell office:value-type="string" calcext:value-type="string">
            <text:p>- Acórdão(s) citado(s): (HC, SUPRESSÃO DE INSTÂNCIA, PRINCÍPIO DO JUIZ NATURAL) HC 102865 AgR (2ªT), HC 104674 AgR (1ªT), HC 107415 (2ªT), HC 107053 AgR (1ªT). (SÚMULA 691, HIPÓTESE, SUPERAÇÃO) HC 110981 (2ªT), HC 112731 (2ªT), HC 112907 (1ªT), HC 113119 (1ªT), HC 113909 (1ªT). (FURTO, PRINCÍPIO DA INSIGNIFICÂNCIA) HC 101998 (1ªT), HC 104401 (2ªT). Número de páginas: 14. Análise: 03/07/2014, IVA. Revisão: 16/07/2014, RAF.</text:p>
          </table:table-cell>
          <table:table-cell office:value-type="string" calcext:value-type="string">
            <text:p>['AGR HC 102865', 'AGR HC 104674', 'HC 107415', 'AGR HC 107053', 'HC 110981', 'HC 112731', 'HC 112907', 'HC 113119', 'HC 113909', 'HC 101998', 'HC 104401']</text:p>
          </table:table-cell>
          <table:table-cell office:value-type="float" office:value="8785" calcext:value-type="float">
            <text:p>8785</text:p>
          </table:table-cell>
          <table:table-cell/>
          <table:table-cell table:formula="of:=MATCH(&quot;.*(SÚMULA|Informativo).*&quot;;[.E155];0)" office:value-type="float" office:value="1" calcext:value-type="float">
            <text:p>1</text:p>
          </table:table-cell>
        </table:table-row>
        <table:table-row table:style-name="ro4" table:visibility="filter">
          <table:table-cell office:value-type="string" calcext:value-type="string">
            <text:p>HC 119938</text:p>
          </table:table-cell>
          <table:table-cell office:value-type="string" calcext:value-type="string">
            <text:p>PROCESSO ELETRÔNICO </text:p>
            <text:p>DJe-123  DIVULG 24-06-2014  PUBLIC 25-06-2014</text:p>
          </table:table-cell>
          <table:table-cell office:value-type="string" calcext:value-type="string">
            <text:p>[]</text:p>
          </table:table-cell>
          <table:table-cell office:value-type="string" calcext:value-type="string">
            <text:p>PACTE.(S) : HEVERSON RODRIGO RIBEIRO BESSA </text:p>
            <text:p>IMPTE.(S) : BEATRIZ DA SILVA COSTA DE SOUZA </text:p>
            <text:p>COATOR(A/S)(ES) : RELATOR DO HC Nº275522 DO SUPERIOR TRIBUNAL DE JUSTIÇA</text:p>
          </table:table-cell>
          <table:table-cell office:value-type="string" calcext:value-type="string">
            <text:p>- Acórdão(s) citado(s): (SÚMULA 691, SUPERAÇÃO) HC 96539 (1ªT), HC 104855 (2ªT). (HC, SUPRESSÃO DE INSTÂNCIA) HC 90902 (1ªT), HC 104167 (1ªT), HC 105501 (1ªT), HC 108778 (1ªT). (DECISÃO, SUSPENSÃO CAUTELAR, LIVRAMENTO CONDICIONAL, NECESSIDADE, FUNDAMENTAÇÃO) HC 105497 (2ªT). (SUSPENSÃO CAUTELAR, LIVRAMENTO CONDICIONAL, EXTINÇÃO DA PUNIBILIDADE) HC 81879 (1ªT), HC 88610 (1ªT), HC 94580 (1ªT). Número de páginas: 13. Análise: 02/07/2014, RAF. Revisão: 21/08/2014, JOS.</text:p>
          </table:table-cell>
          <table:table-cell office:value-type="string" calcext:value-type="string">
            <text:p>['HC 96539', 'HC 104855', 'HC 90902', 'HC 104167', 'HC 105501', 'HC 108778', 'HC 105497', 'HC 81879', 'HC 88610', 'HC 94580']</text:p>
          </table:table-cell>
          <table:table-cell office:value-type="float" office:value="9227" calcext:value-type="float">
            <text:p>9227</text:p>
          </table:table-cell>
          <table:table-cell/>
          <table:table-cell table:formula="of:=MATCH(&quot;.*(SÚMULA|Informativo).*&quot;;[.E156];0)" office:value-type="float" office:value="1" calcext:value-type="float">
            <text:p>1</text:p>
          </table:table-cell>
        </table:table-row>
        <table:table-row table:style-name="ro4" table:visibility="filter">
          <table:table-cell office:value-type="string" calcext:value-type="string">
            <text:p>HC 121727</text:p>
          </table:table-cell>
          <table:table-cell office:value-type="string" calcext:value-type="string">
            <text:p>PROCESSO ELETRÔNICO </text:p>
            <text:p>DJe-125  DIVULG 27-06-2014  PUBLIC 01-07-2014</text:p>
          </table:table-cell>
          <table:table-cell office:value-type="string" calcext:value-type="string">
            <text:p>[]</text:p>
          </table:table-cell>
          <table:table-cell office:value-type="string" calcext:value-type="string">
            <text:p>PACTE.(S) : M T P R </text:p>
            <text:p>IMPTE.(S) : GILBERTO ANTONIO CAMPLESI JUNIOR </text:p>
            <text:p>COATOR(A/S)(ES) : SUPERIOR TRIBUNAL DE JUSTIÇA</text:p>
          </table:table-cell>
          <table:table-cell office:value-type="string" calcext:value-type="string">
            <text:p>- Acórdão(s) citado(s): (SÚMULA 691, ABRANDAMENTO) HC 96539 (1ªT), HC 104855 (2ªT). (PENA PRIVATIVA DE LIBERDADE, EXECUÇÃO ANTES DO TRÂNSITO EM JULGADO) HC 84078 (TP). Número de páginas: 9. Análise: 01/08/2014, MAR.</text:p>
          </table:table-cell>
          <table:table-cell office:value-type="string" calcext:value-type="string">
            <text:p>['HC 96539', 'HC 104855', 'HC 84078']</text:p>
          </table:table-cell>
          <table:table-cell office:value-type="float" office:value="9207" calcext:value-type="float">
            <text:p>9207</text:p>
          </table:table-cell>
          <table:table-cell/>
          <table:table-cell table:formula="of:=MATCH(&quot;.*(SÚMULA|Informativo).*&quot;;[.E157];0)" office:value-type="float" office:value="1" calcext:value-type="float">
            <text:p>1</text:p>
          </table:table-cell>
        </table:table-row>
        <table:table-row table:style-name="ro4" table:visibility="filter">
          <table:table-cell office:value-type="string" calcext:value-type="string">
            <text:p>HC 122579</text:p>
          </table:table-cell>
          <table:table-cell office:value-type="string" calcext:value-type="string">
            <text:p>PROCESSO ELETRÔNICO </text:p>
            <text:p>DJe-176  DIVULG 10-09-2014  PUBLIC 11-09-2014</text:p>
          </table:table-cell>
          <table:table-cell office:value-type="string" calcext:value-type="string">
            <text:p>[]</text:p>
          </table:table-cell>
          <table:table-cell office:value-type="string" calcext:value-type="string">
            <text:p>PACTE.(S) : PAULO ADRIANO CURCI DE ALMEIDA </text:p>
            <text:p>IMPTE.(S) : MARCELO PINTO DUARTE </text:p>
            <text:p>COATOR(A/S)(ES) : SUPERIOR TRIBUNAL DE JUSTIÇA</text:p>
          </table:table-cell>
          <table:table-cell office:value-type="string" calcext:value-type="string">
            <text:p>- Acórdão(s) citado(s): (SUPRESSÃO DE INSTÂNCIA) HC 102865 AgR (2ªT), HC 103446 (2ªT), HC 104674 AgR (1ªT), HC 107415 (2ªT), HC 107053 AgR (1ªT). (SÚMULA 691, HIPÓTESE, RELATIVIZAÇÃO) HC 85185 (TP), HC 88229 (1ªT), HC 102668 (1ªT), HC 106160 (2ªT), HC 84014 (1ªT). Número de páginas: 14. Análise: 07/10/2014, MÁR.</text:p>
          </table:table-cell>
          <table:table-cell office:value-type="string" calcext:value-type="string">
            <text:p>['AGR HC 102865', 'HC 103446', 'AGR HC 104674', 'HC 107415', 'AGR HC 107053', 'HC 85185', 'HC 88229', 'HC 102668', 'HC 106160', 'HC 84014']</text:p>
          </table:table-cell>
          <table:table-cell office:value-type="float" office:value="10391" calcext:value-type="float">
            <text:p>10391</text:p>
          </table:table-cell>
          <table:table-cell/>
          <table:table-cell table:formula="of:=MATCH(&quot;.*(SÚMULA|Informativo).*&quot;;[.E158];0)" office:value-type="float" office:value="1" calcext:value-type="float">
            <text:p>1</text:p>
          </table:table-cell>
        </table:table-row>
        <table:table-row table:style-name="ro3">
          <table:table-cell office:value-type="string" calcext:value-type="string">
            <text:p>AGR RE 806241</text:p>
          </table:table-cell>
          <table:table-cell office:value-type="string" calcext:value-type="string">
            <text:p>PROCESSO ELETRÔNICO </text:p>
            <text:p>DJe-200  DIVULG 13-10-2014  PUBLIC 14-10-2014</text:p>
          </table:table-cell>
          <table:table-cell office:value-type="string" calcext:value-type="string">
            <text:p>[]</text:p>
          </table:table-cell>
          <table:table-cell office:value-type="string" calcext:value-type="string">
            <text:p>AGTE.(S) : JOSÉ VIEIRA DE MIRANDA FILHO </text:p>
            <text:p>ADV.(A/S) : IBANEIS ROCHA BARROS JÚNIOR E OUTRO(A/S) </text:p>
            <text:p>AGDO.(A/S) : UNIÃO </text:p>
            <text:p>PROC.(A/S)(ES) : ADVOGADO-GERAL DA UNIÃO</text:p>
          </table:table-cell>
          <table:table-cell office:value-type="string" calcext:value-type="string">
            <text:p>- Acórdão(s) citado(s): (CONCURSO PÚBLICO, ALTERAÇÃO DE CLÁUSULA DO EDITAL) RE 290346 (2ªT), AI 332312 AgR (2ªT), AI 814164 AgR (1ªT). (ARTIGO 462 DO CPC) RE 483684 AgR (1ªT), AI 542892 AgR-ED-ED (2ªT), RE 418473 ED-AgR (1ªT), AI 776225 AgR-ED (2ªT). Número de páginas: 13. Análise: 31/10/2014, MÁR.</text:p>
          </table:table-cell>
          <table:table-cell office:value-type="string" calcext:value-type="string">
            <text:p>['RE 290346', 'AGR AI 332312', 'AGR AI 814164', 'AGR RE 483684', 'ED ED AGR AI 542892', 'AGR ED RE 418473', 'ED AGR AI 776225']</text:p>
          </table:table-cell>
          <table:table-cell office:value-type="float" office:value="10540" calcext:value-type="float">
            <text:p>10540</text:p>
          </table:table-cell>
          <table:table-cell/>
          <table:table-cell table:formula="of:=MATCH(&quot;.*(SÚMULA|Informativo).*&quot;;[.E159];0)" office:value-type="string" office:string-value="" calcext:value-type="error">
            <text:p>#N/A</text:p>
          </table:table-cell>
        </table:table-row>
        <table:table-row table:style-name="ro4" table:visibility="filter">
          <table:table-cell office:value-type="string" calcext:value-type="string">
            <text:p>HC 123168</text:p>
          </table:table-cell>
          <table:table-cell office:value-type="string" calcext:value-type="string">
            <text:p>PROCESSO ELETRÔNICO </text:p>
            <text:p>DJe-224  DIVULG 13-11-2014  PUBLIC 14-11-2014</text:p>
          </table:table-cell>
          <table:table-cell office:value-type="string" calcext:value-type="string">
            <text:p>[]</text:p>
          </table:table-cell>
          <table:table-cell office:value-type="string" calcext:value-type="string">
            <text:p>PACTE.(S) : LEANDRO DA SILVA RODRIGUES </text:p>
            <text:p>IMPTE.(S) : ANDRE RICARDO DE LIMA </text:p>
            <text:p>COATOR(A/S)(ES) : RELATORA DO HC N° 295.453 DO SUPERIOR TRIBUNAL DE JUSTIÇA</text:p>
          </table:table-cell>
          <table:table-cell office:value-type="string" calcext:value-type="string">
            <text:p>- Acórdão(s) citado(s): (SÚMULA 691, MITIGAÇÃO) HC 96539 (1ªT), HC 104855 (2ªT). (DOSIMETRIA, "BIS IN IDEM") HC 112776 (TP). (DOSIMETRIA, QUANTIDADE, NATUREZA, DROGA) ARE 666334 RG. (DIMINUIÇÃO DA PENA) HC 115149 (2ªT). (PENA RESTRITIVA DE DIREITOS) HC 97256 (TP). (REGIME INICIAL FECHADO) HC 111840 (TP). (HC, REEXAME, FATO, PROVA) HC 111412 AgR (1ªT). Número de páginas: 13. Análise: 12/12/2014, BRU.</text:p>
          </table:table-cell>
          <table:table-cell office:value-type="string" calcext:value-type="string">
            <text:p>['HC 96539', 'HC 104855', 'HC 112776', 'RG ARE 666334', 'HC 115149', 'HC 97256', 'HC 111840', 'AGR HC 111412']</text:p>
          </table:table-cell>
          <table:table-cell office:value-type="float" office:value="11869" calcext:value-type="float">
            <text:p>11869</text:p>
          </table:table-cell>
          <table:table-cell/>
          <table:table-cell table:formula="of:=MATCH(&quot;.*(SÚMULA|Informativo).*&quot;;[.E160];0)" office:value-type="float" office:value="1" calcext:value-type="float">
            <text:p>1</text:p>
          </table:table-cell>
        </table:table-row>
        <table:table-row table:style-name="ro5">
          <table:table-cell office:value-type="string" calcext:value-type="string">
            <text:p>ED ARE 871250</text:p>
          </table:table-cell>
          <table:table-cell office:value-type="string" calcext:value-type="string">
            <text:p>PROCESSO ELETRÔNICO </text:p>
            <text:p>DJe-109  DIVULG 08-06-2015  PUBLIC 09-06-2015</text:p>
          </table:table-cell>
          <table:table-cell office:value-type="string" calcext:value-type="string">
            <text:p>[]</text:p>
          </table:table-cell>
          <table:table-cell office:value-type="string" calcext:value-type="string">
            <text:p>EMBTE.(S) : MARILENE DE FATIMA CLIVATTI SLOMP </text:p>
            <text:p>EMBTE.(S) : FREDERICO VALDOMIRO SLOMP </text:p>
            <text:p>ADV.(A/S) : ANTONIO CARLOS BRASIL PINTO E OUTRO(A/S) </text:p>
            <text:p>EMBDO.(A/S) : MINISTÉRIO PÚBLICO DO ESTADO DE SANTA CATARINA </text:p>
            <text:p>PROC.(A/S)(ES) : PROCURADOR-GERAL DE JUSTIÇA DO ESTADO DE SANTA CATARINA</text:p>
          </table:table-cell>
          <table:table-cell office:value-type="string" calcext:value-type="string">
            <text:p>- Acórdão(s) citado(s): (DÚMULS 279, MSTÉRIA CRIMINAL) ARE 740172 AgR-segundo (2ªT), ARE 766402 AgR (1ªT). Número de páginas: 6. Análise: 24/06/2015, MJC.</text:p>
          </table:table-cell>
          <table:table-cell office:value-type="string" calcext:value-type="string">
            <text:p>['SEGUNDO AGR ARE 740172', 'AGR ARE 766402']</text:p>
          </table:table-cell>
          <table:table-cell office:value-type="float" office:value="2208" calcext:value-type="float">
            <text:p>2208</text:p>
          </table:table-cell>
          <table:table-cell/>
          <table:table-cell table:formula="of:=MATCH(&quot;.*(SÚMULA|Informativo).*&quot;;[.E161];0)" office:value-type="string" office:string-value="" calcext:value-type="error">
            <text:p>#N/A</text:p>
          </table:table-cell>
        </table:table-row>
        <table:table-row table:style-name="ro3">
          <table:table-cell office:value-type="string" calcext:value-type="string">
            <text:p>AGR ARE 867123</text:p>
          </table:table-cell>
          <table:table-cell office:value-type="string" calcext:value-type="string">
            <text:p>PROCESSO ELETRÔNICO </text:p>
            <text:p>DJe-128  DIVULG 30-06-2015  PUBLIC 01-07-2015</text:p>
          </table:table-cell>
          <table:table-cell office:value-type="string" calcext:value-type="string">
            <text:p>[]</text:p>
          </table:table-cell>
          <table:table-cell office:value-type="string" calcext:value-type="string">
            <text:p>AGTE.(S) : MARIA LIDUÍNA RODRIGUES MAGALHÃES </text:p>
            <text:p>ADV.(A/S) : PAULO NAPOLEÃO GONÇALVES QUEZADO E OUTRO(A/S) </text:p>
            <text:p>AGDO.(A/S) : VALDILENE MARQUES NASCIMENTO </text:p>
            <text:p>ADV.(A/S) : EDSON FERNANDES TEIXEIRA E OUTRO(A/S)</text:p>
          </table:table-cell>
          <table:table-cell office:value-type="string" calcext:value-type="string">
            <text:p>- Acórdão(s) citado(s): (PREQUESTIONSMENTO) RE 607071 ED (1ªT), ARE 735586 AgR (1ªT). (INDENIZAÇÃO POR DANO MORAL) AI 555546 AgR (2ªT), ARE 687178 AgR (1ªT), ARE 794254 AgR (2ªT). (ART 462 DO CPC) RE 418473 ED-AgR (1ªT), AI 776225 AgR, RE 806241 AgR (1ªT). Número de páginas: 14. Análise: 22/07/2015, MAD.</text:p>
          </table:table-cell>
          <table:table-cell office:value-type="string" calcext:value-type="string">
            <text:p>['ED RE 607071', 'AGR ARE 735586', 'AGR AI 555546', 'AGR ARE 687178', 'AGR ARE 794254', 'AGR ED RE 418473', 'AGR AI 776225', 'AGR RE 806241']</text:p>
          </table:table-cell>
          <table:table-cell office:value-type="float" office:value="2376" calcext:value-type="float">
            <text:p>2376</text:p>
          </table:table-cell>
          <table:table-cell/>
          <table:table-cell table:formula="of:=MATCH(&quot;.*(SÚMULA|Informativo).*&quot;;[.E162];0)" office:value-type="string" office:string-value="" calcext:value-type="error">
            <text:p>#N/A</text:p>
          </table:table-cell>
        </table:table-row>
        <table:table-row table:style-name="ro4" table:visibility="filter">
          <table:table-cell office:value-type="string" calcext:value-type="string">
            <text:p>AGR HC 129654</text:p>
          </table:table-cell>
          <table:table-cell office:value-type="string" calcext:value-type="string">
            <text:p>PROCESSO ELETRÔNICO </text:p>
            <text:p>DJe-170  DIVULG 28-08-2015  PUBLIC 31-08-2015</text:p>
          </table:table-cell>
          <table:table-cell office:value-type="string" calcext:value-type="string">
            <text:p>[]</text:p>
          </table:table-cell>
          <table:table-cell office:value-type="string" calcext:value-type="string">
            <text:p>AGTE.(S) : GLEISON DA SILVA FIDELIS </text:p>
            <text:p>ADV.(A/S) : PAULO SERGIO MARANHAO E OUTRO(A/S) </text:p>
            <text:p>AGDO.(A/S) : RELATOR DO HC Nº 330.818 DO SUPERIOR TRIBUNAL DE JUSTIÇA</text:p>
          </table:table-cell>
          <table:table-cell office:value-type="string" calcext:value-type="string">
            <text:p>- Acórdão(s) citado(s): (SÚMULA 691, APLICAÇÃO) HC 79238 (1ªT), HC 79748 (1ªT), HC 79775 (1ªT), HC 79776 (1ªT), HC 76347 QO (1ªT). (SÚMULA 691, SUPERAÇÃO) HC 85185 (TP), HC 88229 (1ªT), HC 84014 AgR (1ªT). - Decisões monocráticas citadas: (SÚMULA 691, SUPERAÇÃO) HC 85826 MC, HC 86213. Número de páginas: 7. Análise: 08/09/2015, MAD.</text:p>
          </table:table-cell>
          <table:table-cell office:value-type="string" calcext:value-type="string">
            <text:p>['HC 79238', 'HC 79748', 'HC 79775', 'HC 79776', 'QO HC 76347', 'HC 85185', 'HC 88229', 'AGR HC 84014']</text:p>
          </table:table-cell>
          <table:table-cell office:value-type="float" office:value="3611" calcext:value-type="float">
            <text:p>3611</text:p>
          </table:table-cell>
          <table:table-cell/>
          <table:table-cell table:formula="of:=MATCH(&quot;.*(SÚMULA|Informativo).*&quot;;[.E163];0)" office:value-type="float" office:value="1" calcext:value-type="float">
            <text:p>1</text:p>
          </table:table-cell>
        </table:table-row>
        <table:table-row table:style-name="ro2">
          <table:table-cell office:value-type="string" calcext:value-type="string">
            <text:p>AGR RCL 19039</text:p>
          </table:table-cell>
          <table:table-cell office:value-type="string" calcext:value-type="string">
            <text:p>PROCESSO ELETRÔNICO </text:p>
            <text:p>DJe-034  DIVULG 23-02-2016  PUBLIC 24-02-2016</text:p>
          </table:table-cell>
          <table:table-cell office:value-type="string" calcext:value-type="string">
            <text:p>[]</text:p>
          </table:table-cell>
          <table:table-cell office:value-type="string" calcext:value-type="string">
            <text:p>AGTE.(S) : CAIXA DE PREVIDÊNCIA DOS FUNCIONÁRIOS DO BANCO DO BRASIL - PREVI </text:p>
            <text:p>ADV.(A/S) : DALENE FRAGA DE OLIVEIRA E OUTRO(A/S) </text:p>
            <text:p>AGDO.(A/S) : JOSÉ WILSON MARTINS E OUTRO(A/S) </text:p>
            <text:p>ADV.(A/S) : ROBINSON ROMANCINI </text:p>
            <text:p>INTDO.(A/S) : TERCEIRA VICE-PRESIDENTE DO TRIBUNAL DE JUSTIÇA DO ESTADO DO RIO DE JANEIRO </text:p>
            <text:p>ADV.(A/S) : SEM REPRESENTAÇÃO NOS AUTOS</text:p>
          </table:table-cell>
          <table:table-cell office:value-type="string" calcext:value-type="string">
            <text:p>- Acórdão(s) citado(s): (RECLAMAÇÃO, DECISÃO, APLICAÇÃO, REPERCUSSÃO GERAL) Rcl 7547 (TP), Rcl 7569 (TP), AI 760358 QO (TP). (COMPETÊNCIA, JULGAMENTO, ENTIDADE DE PREVIDÊNCIA PRIVADA) RE 586453 (TP). (TEMA 219 DA REPERCUSSÃO GERAL) RE 590005 RG. - Veja Rcl 11408 e Rcl 11427 do STF. Número de páginas: 12. Análise: 08/03/2016, IMC.</text:p>
          </table:table-cell>
          <table:table-cell office:value-type="string" calcext:value-type="string">
            <text:p>['RCL 7547', 'RCL 7569', 'QO AI 760358', 'RE 586453', 'RG RE 590005', 'STF DO RCL E 11427', 'RCL VEJA 11408']</text:p>
          </table:table-cell>
          <table:table-cell office:value-type="float" office:value="6446" calcext:value-type="float">
            <text:p>6446</text:p>
          </table:table-cell>
          <table:table-cell/>
          <table:table-cell table:formula="of:=MATCH(&quot;.*(SÚMULA|Informativo).*&quot;;[.E164];0)" office:value-type="string" office:string-value="" calcext:value-type="error">
            <text:p>#N/A</text:p>
          </table:table-cell>
        </table:table-row>
        <table:table-row table:style-name="ro3">
          <table:table-cell office:value-type="string" calcext:value-type="string">
            <text:p>ED AGR AP 641</text:p>
          </table:table-cell>
          <table:table-cell office:value-type="string" calcext:value-type="string">
            <text:p>ACÓRDÃO ELETRÔNICO</text:p>
            <text:p>DJe-092  DIVULG 06-05-2016  PUBLIC 09-05-2016</text:p>
          </table:table-cell>
          <table:table-cell office:value-type="string" calcext:value-type="string">
            <text:p>[]</text:p>
          </table:table-cell>
          <table:table-cell office:value-type="string" calcext:value-type="string">
            <text:p>EMBTE.(S) : MÁRIO FRANKLIN LEITE MUSTRANGE DE CARVALHO </text:p>
            <text:p>ADV.(A/S) : MÁRCIO DELAMBERT MIRANDA FERREIRA </text:p>
            <text:p>EMBDO.(A/S) : MINISTÉRIO PÚBLICO FEDERAL </text:p>
            <text:p>PROC.(A/S)(ES) : PROCURADOR-GERAL DA REPÚBLICA</text:p>
          </table:table-cell>
          <table:table-cell office:value-type="string" calcext:value-type="string">
            <text:p>- Acórdão(s) citado(s): (EMBARGOS DE DECLARAÇÃO, REEXAME, MÉRITO, DECISÃO EMBARGADA) HC 84909 ED (2ªT), HC 83168 ED (TP), HC 89651 ED (2ªT), HC 90893 ED (1ªT), RTJ 191/694 (AI 177313 AGR-ED). (DESMEMBRAMENTO DE PROCESSO, AÇÃO PENAL) AP 470 (TP). (EXTENSÃO, FORO PRIVILEGIADO, CORRÉU) AP 396 (TP), Inq 2601 QO (TP), AP 674 AgR (TP), Inq 3515 AgR (TP). Número de páginas: 10. Análise: 26/05/2016, IMC. Revisão: 03/08/2016, KBP.</text:p>
          </table:table-cell>
          <table:table-cell office:value-type="string" calcext:value-type="string">
            <text:p>['ED HC 84909', 'ED HC 83168', 'ED HC 89651', 'ED HC 90893', 'AP 470', 'AP 396', 'QO INQ 2601', 'AGR AP 674', 'AGR INQ 3515']</text:p>
          </table:table-cell>
          <table:table-cell office:value-type="float" office:value="7592" calcext:value-type="float">
            <text:p>7592</text:p>
          </table:table-cell>
          <table:table-cell/>
          <table:table-cell table:formula="of:=MATCH(&quot;.*(SÚMULA|Informativo).*&quot;;[.E165];0)" office:value-type="string" office:string-value="" calcext:value-type="error">
            <text:p>#N/A</text:p>
          </table:table-cell>
        </table:table-row>
        <table:table-row table:style-name="ro2">
          <table:table-cell office:value-type="string" calcext:value-type="string">
            <text:p>ED QUARTO AGR AP 640</text:p>
          </table:table-cell>
          <table:table-cell office:value-type="string" calcext:value-type="string">
            <text:p>ACÓRDÃO ELETRÔNICO</text:p>
            <text:p>DJe-068  DIVULG 12-04-2016  PUBLIC 13-04-2016</text:p>
          </table:table-cell>
          <table:table-cell office:value-type="string" calcext:value-type="string">
            <text:p>[]</text:p>
          </table:table-cell>
          <table:table-cell office:value-type="string" calcext:value-type="string">
            <text:p>EMBTE.(S) : SISSY TOLEDO DE MACEDO BULLOS LINS </text:p>
            <text:p>ADV.(A/S) : JOAO SYLLA RUDGE </text:p>
            <text:p>EMBDO.(A/S) : MINISTÉRIO PÚBLICO FEDERAL </text:p>
            <text:p>PROC.(A/S)(ES) : PROCURADOR-GERAL DA REPÚBLICA </text:p>
            <text:p>INTDO.(A/S) : ANTHONY WILLIAM GAROTINHO MATHEUS DE OLIVEIRA </text:p>
            <text:p>ADV.(A/S) : MAURO COELHO TSE</text:p>
          </table:table-cell>
          <table:table-cell office:value-type="string" calcext:value-type="string">
            <text:p>- Acórdão(s) citado(s): (INADMISSIBILIDADE, EMBARGOS DE DECLARAÇÃO,CARÁTER INFRINGENTE) RTJ 191/694 (AI 177313 AGR-ED). (EMBARGOS DE DECLARAÇÃO, REDISCUSSÃO, QUESTÃO DECIDIDA) HC 83168 (TP), HC 89651 (2ªT). (COMPETÊNCIA, STF, AÇÃO PENAL, PRERROGATIVA DE FORO, DESMEMBRAMENTO DE PROCESSO) AP 396 (TP), Inq 2601 QO (TP), AP 674 AgR (TP), Inq 3515 AgR (TP). - Decisão monocrática citada: (EMBARGOS DE DECLARAÇÃO, REDISCUSSÃO, QUESTÃO DECIDIDA) HC 84809 MC. Número de páginas: 10. Análise: 19/04/2016, JRS.</text:p>
          </table:table-cell>
          <table:table-cell office:value-type="string" calcext:value-type="string">
            <text:p>['HC 83168', 'HC 89651', 'AP 396', 'QO INQ 2601', 'AGR AP 674', 'AGR INQ 3515']</text:p>
          </table:table-cell>
          <table:table-cell office:value-type="float" office:value="7643" calcext:value-type="float">
            <text:p>7643</text:p>
          </table:table-cell>
          <table:table-cell/>
          <table:table-cell table:formula="of:=MATCH(&quot;.*(SÚMULA|Informativo).*&quot;;[.E166];0)" office:value-type="string" office:string-value="" calcext:value-type="error">
            <text:p>#N/A</text:p>
          </table:table-cell>
        </table:table-row>
        <table:table-row table:style-name="ro8" table:visibility="filter">
          <table:table-cell office:value-type="string" calcext:value-type="string">
            <text:p>AGR RCL 22864</text:p>
          </table:table-cell>
          <table:table-cell office:value-type="string" calcext:value-type="string">
            <text:p>PROCESSO ELETRÔNICO </text:p>
            <text:p>DJe-132  DIVULG 23-06-2016  PUBLIC 24-06-2016</text:p>
          </table:table-cell>
          <table:table-cell office:value-type="string" calcext:value-type="string">
            <text:p>[]</text:p>
          </table:table-cell>
          <table:table-cell office:value-type="string" calcext:value-type="string">
            <text:p>AGTE.(S) : ALOISIO FORTUNA CAMPOS E OUTRO(A/S) </text:p>
            <text:p>ADV.(A/S) : JUAREZ MAGALHÃES </text:p>
            <text:p>AGDO.(A/S) : JOAO SACRAMENTO DE JESUS </text:p>
            <text:p>ADV.(A/S) : RENATA ALVES VON RUCKERT HELENO </text:p>
            <text:p>AGDO.(A/S) : ARIZONA SERVIÇOS ESPECIAIS DE VIGILÂNCIA LTDA </text:p>
            <text:p>ADV.(A/S) : MARCOS ANTÔNIO BITENCOURT DE OLIVEIRA </text:p>
            <text:p>INTDO.(A/S) : TRIBUNAL SUPERIOR DO TRABALHO </text:p>
            <text:p>ADV.(A/S) : SEM REPRESENTAÇÃO NOS AUTOS</text:p>
          </table:table-cell>
          <table:table-cell office:value-type="string" calcext:value-type="string">
            <text:p>- Acórdão(s) citado(s): (RCL, SUCEDÂNEO RECURSAL) Rcl 7082 AgR (1ªT), Rcl 15956 ED (2ªT), Rcl 12851 AgR-segundo (1ªT), Rcl 11463 AgR (1ªT). (RCL, CONTRA APLICAÇÃO, SISTEMÁTICA DA REPERCUSSÃO GERAL) Rcl 7547 (TP), Rcl 7569 (TP), AI 760358 QO (TP). (SÚMULA 727, FLEXIBILIZAÇÃO) Rcl 9540 AgR (TP), Rcl 20654 AgR (2ªT). Número de páginas: 14. Análise: 12/07/2016, BMP.</text:p>
          </table:table-cell>
          <table:table-cell office:value-type="string" calcext:value-type="string">
            <text:p>['AGR RCL 7082', 'ED RCL 15956', 'SEGUNDO AGR RCL 12851', 'AGR RCL 11463', 'RCL 7547', 'RCL 7569', 'QO AI 760358', 'AGR RCL 9540', 'AGR RCL 20654']</text:p>
          </table:table-cell>
          <table:table-cell office:value-type="float" office:value="8377" calcext:value-type="float">
            <text:p>8377</text:p>
          </table:table-cell>
          <table:table-cell/>
          <table:table-cell table:formula="of:=MATCH(&quot;.*(SÚMULA|Informativo).*&quot;;[.E167];0)" office:value-type="float" office:value="1" calcext:value-type="float">
            <text:p>1</text:p>
          </table:table-cell>
        </table:table-row>
        <table:table-row table:style-name="ro5" table:visibility="filter">
          <table:table-cell office:value-type="string" calcext:value-type="string">
            <text:p>AGR ARE 951030</text:p>
          </table:table-cell>
          <table:table-cell office:value-type="string" calcext:value-type="string">
            <text:p>PROCESSO ELETRÔNICO </text:p>
            <text:p>DJe-199  DIVULG 16-09-2016  PUBLIC 19-09-2016</text:p>
          </table:table-cell>
          <table:table-cell office:value-type="string" calcext:value-type="string">
            <text:p>[]</text:p>
          </table:table-cell>
          <table:table-cell office:value-type="string" calcext:value-type="string">
            <text:p>AGTE.(S) : TRIANGULO DO SOL AUTO ESTRADAS S/A </text:p>
            <text:p>ADV.(A/S) : CRISTIANO AUGUSTO MACCAGNAN ROSSI </text:p>
            <text:p>AGDO.(A/S) : ITAÚ SEGUROS SOLUÇÕES CORPORATIVAS S/A </text:p>
            <text:p>ADV.(A/S) : JOSÉ ARMANDO DA GLÓRIA BATISTA </text:p>
            <text:p>ADV.(A/S) : DANIELA BENES SENHORA HIRSCHFELD</text:p>
          </table:table-cell>
          <table:table-cell office:value-type="string" calcext:value-type="string">
            <text:p>- Acórdão(s) citado(s): (PRINCÍPIOS DO DEVIDO PROCESSO LEGAL, DO CONTRADITÓRIO, DA AMPLA DEFESA) ARE 748371 RG. (SÚMULA 279, COISA JULGADA) ARE 896048 AgR (1ªT), RE 929996 AgR (2ªT). Número de páginas: 6. Análise: 22/09/2016, MJC.</text:p>
          </table:table-cell>
          <table:table-cell office:value-type="string" calcext:value-type="string">
            <text:p>['RG ARE 748371', 'AGR ARE 896048', 'AGR RE 929996']</text:p>
          </table:table-cell>
          <table:table-cell office:value-type="float" office:value="9527" calcext:value-type="float">
            <text:p>9527</text:p>
          </table:table-cell>
          <table:table-cell/>
          <table:table-cell table:formula="of:=MATCH(&quot;.*(SÚMULA|Informativo).*&quot;;[.E168];0)" office:value-type="float" office:value="1" calcext:value-type="float">
            <text:p>1</text:p>
          </table:table-cell>
        </table:table-row>
        <table:table-row table:style-name="ro2">
          <table:table-cell office:value-type="string" calcext:value-type="string">
            <text:p>AGR RCL 24071</text:p>
          </table:table-cell>
          <table:table-cell office:value-type="string" calcext:value-type="string">
            <text:p>PROCESSO ELETRÔNICO </text:p>
            <text:p>DJe-227  DIVULG 24-10-2016  PUBLIC 25-10-2016</text:p>
          </table:table-cell>
          <table:table-cell office:value-type="string" calcext:value-type="string">
            <text:p>[]</text:p>
          </table:table-cell>
          <table:table-cell office:value-type="string" calcext:value-type="string">
            <text:p>AGTE.(S) : MUNICÍPIO DE QUEIMADOS </text:p>
            <text:p>ADV.(A/S) : PROCURADOR-GERAL DO MUNICÍPIO DE QUEIMADOS </text:p>
            <text:p>AGDO.(A/S) : ELISÂNGELA AZEVEDO DE SOUZA AYRES </text:p>
            <text:p>ADV.(A/S) : ISAIAS ALVES DOS SANTOS </text:p>
            <text:p>INTDO.(A/S) : TRIBUNAL REGIONAL DO TRABALHO DA 1ª REGIÃO </text:p>
            <text:p>ADV.(A/S) : SEM REPRESENTAÇÃO NOS AUTOS</text:p>
          </table:table-cell>
          <table:table-cell office:value-type="string" calcext:value-type="string">
            <text:p>- Acórdão(s) citado(s): (RECLAMAÇÃO, PERTINÊNCIA TEMÁTICA, SUCEDÂNEO, RECURSO) Rcl 7082 AgR (1ªT), Rcl 15956 ED (2ªT), Rcl 12851 AgR-segundo (1ªT), Rcl 11463 AgR (1ªT). (ADC 16, CULPA IN ELIGENDO, CULPA IN VIGILANDO) Rcl 10829 AgR (TP), Rcl 13204 AgR (1ªT), Rcl 14048 AgR (1ªT), Rcl 12623 AgR-segundo (1ªT), Rcl 16999 ED (1ªT), Rcl 16094 AgR (TP), Rcl 17618 AgR (2ªT), Rcl 19281 AgR (2ªT), Rcl 19865 AgR (1ªT). - Decisões monocráticas citadas: (ADC 16, CULPA IN ELIGENDO, CULPA IN VIGILANDO) Rcl 14623, Rcl 17867, Rcl 19766, Rcl 20026. - Veja ADC 16 do STF. Número de páginas: 14. Análise: 27/10/2016, IMC.</text:p>
          </table:table-cell>
          <table:table-cell office:value-type="string" calcext:value-type="string">
            <text:p>['AGR RCL 7082', 'ED RCL 15956', 'SEGUNDO AGR RCL 12851', 'AGR RCL 11463', 'AGR RCL 10829', 'AGR RCL 13204', 'AGR RCL 14048', 'SEGUNDO AGR RCL 12623', 'ED RCL 16999', 'AGR RCL 16094', 'AGR RCL 17618', 'AGR RCL 19281', 'AGR RCL 19865']</text:p>
          </table:table-cell>
          <table:table-cell office:value-type="float" office:value="10319" calcext:value-type="float">
            <text:p>10319</text:p>
          </table:table-cell>
          <table:table-cell/>
          <table:table-cell table:formula="of:=MATCH(&quot;.*(SÚMULA|Informativo).*&quot;;[.E169];0)" office:value-type="string" office:string-value="" calcext:value-type="error">
            <text:p>#N/A</text:p>
          </table:table-cell>
        </table:table-row>
        <table:table-row table:style-name="ro4">
          <table:table-cell office:value-type="string" calcext:value-type="string">
            <text:p>AGR HC 138981</text:p>
          </table:table-cell>
          <table:table-cell office:value-type="string" calcext:value-type="string">
            <text:p>PROCESSO ELETRÔNICO </text:p>
            <text:p>DJe-247  DIVULG 26-10-2017  PUBLIC 27-10-2017</text:p>
          </table:table-cell>
          <table:table-cell office:value-type="string" calcext:value-type="string">
            <text:p>[]</text:p>
          </table:table-cell>
          <table:table-cell office:value-type="string" calcext:value-type="string">
            <text:p>AGTE.(S) : BILION TOMAZ </text:p>
            <text:p>PROC.(A/S)(ES) : DEFENSOR PÚBLICO-GERAL FEDERAL </text:p>
            <text:p>AGDO.(A/S) : SUPERIOR TRIBUNAL DE JUSTIÇA</text:p>
          </table:table-cell>
          <table:table-cell office:value-type="string" calcext:value-type="string">
            <text:p>- Acórdão(s) citado(s): (HC, SUBSTITUIÇÃO, RHC) HC 112836 (2ªT), HC 116437 (2ªT), HC 122268 (2ªT). (ARTIGO 44 DO CÓDIGO PENAL) HC 94874 (1ªT). (SUBSTITUIÇÃO, PENA PRIVATIVA DE LIBERDADE, PENA RESTRITIVA DE DIREITO) HC 85041 (1ªT), HC 117719 (2ªT). Número de páginas: 12. Análise: 27/11/2017, MAD.</text:p>
          </table:table-cell>
          <table:table-cell office:value-type="string" calcext:value-type="string">
            <text:p>['HC 112836', 'HC 116437', 'HC 122268', 'HC 94874', 'HC 85041', 'HC 117719']</text:p>
          </table:table-cell>
          <table:table-cell office:value-type="float" office:value="4770" calcext:value-type="float">
            <text:p>4770</text:p>
          </table:table-cell>
          <table:table-cell/>
          <table:table-cell table:formula="of:=MATCH(&quot;.*(SÚMULA|Informativo).*&quot;;[.E170];0)" office:value-type="string" office:string-value="" calcext:value-type="error">
            <text:p>#N/A</text:p>
          </table:table-cell>
        </table:table-row>
        <table:table-row table:style-name="ro3" table:visibility="filter">
          <table:table-cell office:value-type="string" calcext:value-type="string">
            <text:p>SEGUNDO AGR AGR ARE 1037103</text:p>
          </table:table-cell>
          <table:table-cell office:value-type="string" calcext:value-type="string">
            <text:p>PROCESSO ELETRÔNICO </text:p>
            <text:p>DJe-262  DIVULG 17-11-2017  PUBLIC 20-11-2017</text:p>
          </table:table-cell>
          <table:table-cell office:value-type="string" calcext:value-type="string">
            <text:p>[]</text:p>
          </table:table-cell>
          <table:table-cell office:value-type="string" calcext:value-type="string">
            <text:p>AGTE.(S) : ESTADO DE SÃO PAULO </text:p>
            <text:p>PROC.(A/S)(ES) : PROCURADOR-GERAL DO ESTADO DE SÃO PAULO </text:p>
            <text:p>AGDO.(A/S) : FLEURY S.A. </text:p>
            <text:p>ADV.(A/S) : CIRO CESAR SORIANO DE OLIVEIRA</text:p>
          </table:table-cell>
          <table:table-cell office:value-type="string" calcext:value-type="string">
            <text:p>- Acórdão(s) citado(s): (SÚMULA 343, STF, AFASTAMENTO) AI 370275 AgR-ED-ED (2ªT), RE 567765 AgR (1ªT). Número de páginas: 11. Análise: 07/12/2017, BMP.</text:p>
          </table:table-cell>
          <table:table-cell office:value-type="string" calcext:value-type="string">
            <text:p>['ED ED AGR AI 370275', 'AGR RE 567765']</text:p>
          </table:table-cell>
          <table:table-cell office:value-type="float" office:value="4971" calcext:value-type="float">
            <text:p>4971</text:p>
          </table:table-cell>
          <table:table-cell/>
          <table:table-cell table:formula="of:=MATCH(&quot;.*(SÚMULA|Informativo).*&quot;;[.E171];0)" office:value-type="float" office:value="1" calcext:value-type="float">
            <text:p>1</text:p>
          </table:table-cell>
        </table:table-row>
        <table:table-row table:style-name="ro3" table:visibility="filter">
          <table:table-cell office:value-type="string" calcext:value-type="string">
            <text:p>AGR ARE 1152695</text:p>
          </table:table-cell>
          <table:table-cell office:value-type="string" calcext:value-type="string">
            <text:p>PROCESSO ELETRÔNICO </text:p>
            <text:p>DJe-224  DIVULG 19-10-2018  PUBLIC 22-10-2018</text:p>
          </table:table-cell>
          <table:table-cell office:value-type="string" calcext:value-type="string">
            <text:p>[]</text:p>
          </table:table-cell>
          <table:table-cell office:value-type="string" calcext:value-type="string">
            <text:p>AGTE.(S) : TANIA MARIA PEREIRA DA SILVA </text:p>
            <text:p>ADV.(A/S) : SIMONE PEREIRA NASSER </text:p>
            <text:p>AGDO.(A/S) : INSTITUTO NACIONAL DO SEGURO SOCIAL - INSS </text:p>
            <text:p>PROC.(A/S)(ES) : PROCURADOR-GERAL FEDERAL</text:p>
          </table:table-cell>
          <table:table-cell office:value-type="string" calcext:value-type="string">
            <text:p>- Acórdão(s) citado(s): (SÚMULA 279, REEXAME, FATO, PROVA) RE 455331 AgR (2ªT), RE 911580 AgR (2ªT). (RESTITUIÇÃO, BENEFICIÁRIO DE BOA-FÉ) AI 841473 RG . (PRINCÍPIOS DO DEVIDO PROCESSO LEGAL, DO CONTRADITÓRIO, DA AMPLA DEFESA) ARE 748371 RG , ARE 756177 AgR (2ªT), ARE 756912 AgR (2ªT). (APLICAÇÃO DE MULTA) AI 552492 AgR (1ªT), ARE 827024 AgR (1ªT), ARE 878103 AgR (1ªT). Número de páginas: 12. Análise: 27/11/2018, AMS.</text:p>
          </table:table-cell>
          <table:table-cell office:value-type="string" calcext:value-type="string">
            <text:p>['AGR RE 455331', 'AGR RE 911580', 'RG AI 841473', 'RG ARE 748371', 'AGR ARE 756177', 'AGR ARE 756912', 'AGR AI 552492', 'AGR ARE 827024', 'AGR ARE 878103']</text:p>
          </table:table-cell>
          <table:table-cell office:value-type="float" office:value="10841" calcext:value-type="float">
            <text:p>10841</text:p>
          </table:table-cell>
          <table:table-cell/>
          <table:table-cell table:formula="of:=MATCH(&quot;.*(SÚMULA|Informativo).*&quot;;[.E172];0)" office:value-type="float" office:value="1" calcext:value-type="float">
            <text:p>1</text:p>
          </table:table-cell>
        </table:table-row>
        <table:table-row table:style-name="ro2" table:visibility="filter">
          <table:table-cell office:value-type="string" calcext:value-type="string">
            <text:p>AGR ARE 1180604</text:p>
          </table:table-cell>
          <table:table-cell office:value-type="string" calcext:value-type="string">
            <text:p>PROCESSO ELETRÔNICO </text:p>
            <text:p>DJe-075  DIVULG 10-04-2019  PUBLIC 11-04-2019</text:p>
          </table:table-cell>
          <table:table-cell office:value-type="string" calcext:value-type="string">
            <text:p>[]</text:p>
          </table:table-cell>
          <table:table-cell office:value-type="string" calcext:value-type="string">
            <text:p>AGTE.(S) : JULIO AVELINO DE OLIVEIRA FILHO </text:p>
            <text:p>ADV.(A/S) : CLOVIS MURILO SAHIONE DE ARAUJO </text:p>
            <text:p>ADV.(A/S) : DANILO SARAMAGO SAHIONE DE ARAUJO </text:p>
            <text:p>ADV.(A/S) : DANIELL HAGGE RORIZ DA COSTA </text:p>
            <text:p>AGDO.(A/S) : MINISTÉRIO PÚBLICO DO ESTADO DO RIO DE JANEIRO </text:p>
            <text:p>PROC.(A/S)(ES) : PROCURADOR-GERAL DE JUSTIÇA DO ESTADO DO RIO DE JANEIRO</text:p>
          </table:table-cell>
          <table:table-cell office:value-type="string" calcext:value-type="string">
            <text:p>- Acórdão(s) citado(s): (FUNDAMENTAÇÃO, DECISÃO JUDICIAL) RE 140370 (1ªT) - RTJ 150/269. (SÚMULA 279$STF) ARE 956494 AgR (2ªT). (INDIVIDUALIZAÇÃO DA PENA, MATÉRIA INFRACONSTITUCIONAL) ARE 1129798 AgR (1ªT), ARE 1135872 AgR (1ªT), ARE 1164244 AgR (1ªT). Número de páginas: 10. Análise: 06/05/2019, AMS.</text:p>
          </table:table-cell>
          <table:table-cell office:value-type="string" calcext:value-type="string">
            <text:p>['RE 140370', 'AGR ARE 956494', 'AGR ARE 1129798', 'AGR ARE 1135872', 'AGR ARE 1164244']</text:p>
          </table:table-cell>
          <table:table-cell office:value-type="float" office:value="13765" calcext:value-type="float">
            <text:p>13765</text:p>
          </table:table-cell>
          <table:table-cell/>
          <table:table-cell table:formula="of:=MATCH(&quot;.*(SÚMULA|Informativo).*&quot;;[.E173];0)" office:value-type="float" office:value="1" calcext:value-type="float">
            <text:p>1</text:p>
          </table:table-cell>
        </table:table-row>
        <table:table-row table:style-name="ro2" table:visibility="filter">
          <table:table-cell office:value-type="string" calcext:value-type="string">
            <text:p>AGR ARE 1180604</text:p>
          </table:table-cell>
          <table:table-cell office:value-type="string" calcext:value-type="string">
            <text:p>PROCESSO ELETRÔNICO </text:p>
            <text:p>DJe-075  DIVULG 10-04-2019  PUBLIC 11-04-2019</text:p>
          </table:table-cell>
          <table:table-cell office:value-type="string" calcext:value-type="string">
            <text:p>[]</text:p>
          </table:table-cell>
          <table:table-cell office:value-type="string" calcext:value-type="string">
            <text:p>AGTE.(S) : JULIO AVELINO DE OLIVEIRA FILHO </text:p>
            <text:p>ADV.(A/S) : CLOVIS MURILO SAHIONE DE ARAUJO </text:p>
            <text:p>ADV.(A/S) : DANILO SARAMAGO SAHIONE DE ARAUJO </text:p>
            <text:p>ADV.(A/S) : DANIELL HAGGE RORIZ DA COSTA </text:p>
            <text:p>AGDO.(A/S) : MINISTÉRIO PÚBLICO DO ESTADO DO RIO DE JANEIRO </text:p>
            <text:p>PROC.(A/S)(ES) : PROCURADOR-GERAL DE JUSTIÇA DO ESTADO DO RIO DE JANEIRO</text:p>
          </table:table-cell>
          <table:table-cell office:value-type="string" calcext:value-type="string">
            <text:p>- Acórdão(s) citado(s): (FUNDAMENTAÇÃO, DECISÃO JUDICIAL) RE 140370 (1ªT) - RTJ 150/269. (SÚMULA 279$STF) ARE 956494 AgR (2ªT). (INDIVIDUALIZAÇÃO DA PENA, MATÉRIA INFRACONSTITUCIONAL) ARE 1129798 AgR (1ªT), ARE 1135872 AgR (1ªT), ARE 1164244 AgR (1ªT). Número de páginas: 10. Análise: 06/05/2019, AMS.</text:p>
          </table:table-cell>
          <table:table-cell office:value-type="string" calcext:value-type="string">
            <text:p>['RE 140370', 'AGR ARE 956494', 'AGR ARE 1129798', 'AGR ARE 1135872', 'AGR ARE 1164244']</text:p>
          </table:table-cell>
          <table:table-cell office:value-type="float" office:value="1188" calcext:value-type="float">
            <text:p>1188</text:p>
          </table:table-cell>
          <table:table-cell/>
          <table:table-cell table:formula="of:=MATCH(&quot;.*(SÚMULA|Informativo).*&quot;;[.E174];0)" office:value-type="float" office:value="1" calcext:value-type="float">
            <text:p>1</text:p>
          </table:table-cell>
        </table:table-row>
      </table:table>
      <table:named-expressions/>
      <table:database-ranges>
        <table:database-range table:name="__Anonymous_Sheet_DB__0" table:target-range-address="decision_ids_between_parenthesis.A1:decision_ids_between_parenthesis.I174" table:display-filter-buttons="true">
          <table:filter>
            <table:filter-and>
              <table:filter-condition table:field-number="8" table:value="#N/A" table:operator="="/>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1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2-16T15:10:58.390437604</dc:date>
    <meta:editing-duration>PT1H8M38S</meta:editing-duration>
    <meta:editing-cycles>2</meta:editing-cycles>
    <meta:generator>LibreOffice/5.2.7.2$Linux_X86_64 LibreOffice_project/20m0$Build-2</meta:generator>
    <meta:document-statistic meta:table-count="1" meta:cell-count="1397" meta:object-count="0"/>
  </office:meta>
</office:document-meta>
</file>